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5291in"/>
    </style:style>
    <style:style style:name="co2" style:family="table-column">
      <style:table-column-properties fo:break-before="auto" style:column-width="4.3953in"/>
    </style:style>
    <style:style style:name="co3" style:family="table-column">
      <style:table-column-properties fo:break-before="auto" style:column-width="3.9654in"/>
    </style:style>
    <style:style style:name="co4" style:family="table-column">
      <style:table-column-properties fo:break-before="auto" style:column-width="1.5071in"/>
    </style:style>
    <style:style style:name="co5" style:family="table-column">
      <style:table-column-properties fo:break-before="auto" style:column-width="0.889in"/>
    </style:style>
    <style:style style:name="ro1" style:family="table-row">
      <style:table-row-properties style:row-height="0.1862in" fo:break-before="auto" style:use-optimal-row-height="true"/>
    </style:style>
    <style:style style:name="ro2" style:family="table-row">
      <style:table-row-properties style:row-height="0.4929in" fo:break-before="auto" style:use-optimal-row-height="true"/>
    </style:style>
    <style:style style:name="ro3" style:family="table-row">
      <style:table-row-properties style:row-height="3.2043in" fo:break-before="auto" style:use-optimal-row-height="true"/>
    </style:style>
    <style:style style:name="ro4" style:family="table-row">
      <style:table-row-properties style:row-height="1.4472in" fo:break-before="auto" style:use-optimal-row-height="true"/>
    </style:style>
    <style:style style:name="ro5" style:family="table-row">
      <style:table-row-properties style:row-height="0.811in" fo:break-before="auto" style:use-optimal-row-height="true"/>
    </style:style>
    <style:style style:name="ro6" style:family="table-row">
      <style:table-row-properties style:row-height="1.9244in" fo:break-before="auto" style:use-optimal-row-height="true"/>
    </style:style>
    <style:style style:name="ro7" style:family="table-row">
      <style:table-row-properties style:row-height="0.652in" fo:break-before="auto" style:use-optimal-row-height="true"/>
    </style:style>
    <style:style style:name="ro8" style:family="table-row">
      <style:table-row-properties style:row-height="1.1291in" fo:break-before="auto" style:use-optimal-row-height="true"/>
    </style:style>
    <style:style style:name="ro9" style:family="table-row">
      <style:table-row-properties style:row-height="1.2882in" fo:break-before="auto" style:use-optimal-row-height="true"/>
    </style:style>
    <style:style style:name="ro10" style:family="table-row">
      <style:table-row-properties style:row-height="2.4091in" fo:break-before="auto" style:use-optimal-row-height="true"/>
    </style:style>
    <style:style style:name="ro11" style:family="table-row">
      <style:table-row-properties style:row-height="0.543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1.8154in" fo:break-before="auto" style:use-optimal-row-height="true"/>
    </style:style>
    <style:style style:name="ro14" style:family="table-row">
      <style:table-row-properties style:row-height="1.0201in" fo:break-before="auto" style:use-optimal-row-height="true"/>
    </style:style>
    <style:style style:name="ro15" style:family="table-row">
      <style:table-row-properties style:row-height="0.9701in" fo:break-before="auto" style:use-optimal-row-height="true"/>
    </style:style>
    <style:style style:name="ro16" style:family="table-row">
      <style:table-row-properties style:row-height="1.4972in" fo:break-before="auto" style:use-optimal-row-height="true"/>
    </style:style>
    <style:style style:name="ro17" style:family="table-row">
      <style:table-row-properties style:row-height="1.6063in" fo:break-before="auto" style:use-optimal-row-height="true"/>
    </style:style>
    <style:style style:name="ro18" style:family="table-row">
      <style:table-row-properties style:row-height="0.3339in" fo:break-before="auto" style:use-optimal-row-height="true"/>
    </style:style>
    <style:style style:name="ro19" style:family="table-row">
      <style:table-row-properties style:row-height="1.3382in" fo:break-before="auto" style:use-optimal-row-height="true"/>
    </style:style>
    <style:style style:name="ro20" style:family="table-row">
      <style:table-row-properties style:row-height="7.028in" fo:break-before="auto" style:use-optimal-row-height="true"/>
    </style:style>
    <style:style style:name="ro21" style:family="table-row">
      <style:table-row-properties style:row-height="0.7028in" fo:break-before="auto" style:use-optimal-row-height="true"/>
    </style:style>
    <style:style style:name="ro22" style:family="table-row">
      <style:table-row-properties style:row-height="1.7654in" fo:break-before="auto" style:use-optimal-row-height="true"/>
    </style:style>
    <style:style style:name="ro23" style:family="table-row">
      <style:table-row-properties style:row-height="4.1575in" fo:break-before="auto" style:use-optimal-row-height="true"/>
    </style:style>
    <style:style style:name="ro24" style:family="table-row">
      <style:table-row-properties style:row-height="2.25in" fo:break-before="auto" style:use-optimal-row-height="true"/>
    </style:style>
    <style:style style:name="ro25" style:family="table-row">
      <style:table-row-properties style:row-height="0.3846in" fo:break-before="auto" style:use-optimal-row-height="true"/>
    </style:style>
    <style:style style:name="ro26" style:family="table-row">
      <style:table-row-properties style:row-height="4.4756in" fo:break-before="auto" style:use-optimal-row-height="true"/>
    </style:style>
    <style:style style:name="ro27" style:family="table-row">
      <style:table-row-properties style:row-height="2.7272in" fo:break-before="auto" style:use-optimal-row-height="true"/>
    </style:style>
    <style:style style:name="ro28" style:family="table-row">
      <style:table-row-properties style:row-height="7.3457in" fo:break-before="auto" style:use-optimal-row-height="true"/>
    </style:style>
    <style:style style:name="ro29" style:family="table-row">
      <style:table-row-properties style:row-height="4.9528in" fo:break-before="auto" style:use-optimal-row-height="true"/>
    </style:style>
    <style:style style:name="ro30" style:family="table-row">
      <style:table-row-properties style:row-height="3.0453in" fo:break-before="auto" style:use-optimal-row-height="true"/>
    </style:style>
    <style:style style:name="ro31" style:family="table-row">
      <style:table-row-properties style:row-height="11.6465in" fo:break-before="auto" style:use-optimal-row-height="true"/>
    </style:style>
    <style:style style:name="ro32" style:family="table-row">
      <style:table-row-properties style:row-height="3.3634in" fo:break-before="auto" style:use-optimal-row-height="true"/>
    </style:style>
    <style:style style:name="ro33" style:family="table-row">
      <style:table-row-properties style:row-height="0.861in" fo:break-before="auto" style:use-optimal-row-height="true"/>
    </style:style>
    <style:style style:name="ro34" style:family="table-row">
      <style:table-row-properties style:row-height="1.1791in" fo:break-before="auto" style:use-optimal-row-height="true"/>
    </style:style>
    <style:style style:name="ro35" style:family="table-row">
      <style:table-row-properties style:row-height="2.8862in" fo:break-before="auto" style:use-optimal-row-height="true"/>
    </style:style>
    <style:style style:name="ro36" style:family="table-row">
      <style:table-row-properties style:row-height="2.5681in" fo:break-before="auto" style:use-optimal-row-height="true"/>
    </style:style>
    <style:style style:name="ro37" style:family="table-row">
      <style:table-row-properties style:row-height="2.6189in" fo:break-before="auto" style:use-optimal-row-height="true"/>
    </style:style>
    <style:style style:name="ro38" style:family="table-row">
      <style:table-row-properties style:row-height="5.1118in" fo:break-before="auto" style:use-optimal-row-height="true"/>
    </style:style>
    <style:style style:name="ro39" style:family="table-row">
      <style:table-row-properties style:row-height="2.9362in" fo:break-before="auto" style:use-optimal-row-height="true"/>
    </style:style>
    <style:style style:name="ro40" style:family="table-row">
      <style:table-row-properties style:row-height="6.2327in" fo:break-before="auto" style:use-optimal-row-height="true"/>
    </style:style>
    <style:style style:name="ro41" style:family="table-row">
      <style:table-row-properties style:row-height="2.4598in" fo:break-before="auto" style:use-optimal-row-height="true"/>
    </style:style>
    <style:style style:name="ro42" style:family="table-row">
      <style:table-row-properties style:row-height="12.7591in" fo:break-before="auto" style:use-optimal-row-height="true"/>
    </style:style>
    <style:style style:name="ro43" style:family="table-row">
      <style:table-row-properties style:row-height="4.6346in" fo:break-before="auto" style:use-optimal-row-height="true"/>
    </style:style>
    <style:style style:name="ro44" style:family="table-row">
      <style:table-row-properties style:row-height="2.0917in" fo:break-before="auto" style:use-optimal-row-height="true"/>
    </style:style>
    <style:style style:name="ro45" style:family="table-row">
      <style:table-row-properties style:row-height="6.0654in" fo:break-before="auto" style:use-optimal-row-height="true"/>
    </style:style>
    <style:style style:name="ro46" style:family="table-row">
      <style:table-row-properties style:row-height="3.6811in" fo:break-before="auto" style:use-optimal-row-height="true"/>
    </style:style>
    <style:style style:name="ro47" style:family="table-row">
      <style:table-row-properties style:row-height="3.4134in" fo:break-before="auto" style:use-optimal-row-height="true"/>
    </style:style>
    <style:style style:name="ro48" style:family="table-row">
      <style:table-row-properties style:row-height="4.3165in" fo:break-before="auto" style:use-optimal-row-height="true"/>
    </style:style>
    <style:style style:name="ro49" style:family="table-row">
      <style:table-row-properties style:row-height="9.0945in" fo:break-before="auto" style:use-optimal-row-height="true"/>
    </style:style>
    <style:style style:name="ro50" style:family="table-row">
      <style:table-row-properties style:row-height="3.522in" fo:break-before="auto" style:use-optimal-row-height="true"/>
    </style:style>
    <style:style style:name="ro51" style:family="table-row">
      <style:table-row-properties style:row-height="5.589in" fo:break-before="auto" style:use-optimal-row-height="true"/>
    </style:style>
    <style:style style:name="ro52" style:family="table-row">
      <style:table-row-properties style:row-height="6.3917in" fo:break-before="auto" style:use-optimal-row-height="true"/>
    </style:style>
    <style:style style:name="ro53" style:family="table-row">
      <style:table-row-properties style:row-height="1.9744in" fo:break-before="auto" style:use-optimal-row-height="true"/>
    </style:style>
    <style:style style:name="ro54" style:family="table-row">
      <style:table-row-properties style:row-height="7.1866in" fo:break-before="auto" style:use-optimal-row-height="true"/>
    </style:style>
    <style:style style:name="ro55" style:family="table-row">
      <style:table-row-properties style:row-height="3.8402in" fo:break-before="auto" style:use-optimal-row-height="true"/>
    </style:style>
    <style:style style:name="ro56" style:family="table-row">
      <style:table-row-properties style:row-height="3.9992in" fo:break-before="auto" style:use-optimal-row-height="true"/>
    </style:style>
    <style:style style:name="ro57" style:family="table-row">
      <style:table-row-properties style:row-height="9.4126in" fo:break-before="auto" style:use-optimal-row-height="true"/>
    </style:style>
    <style:style style:name="ro58" style:family="table-row">
      <style:table-row-properties style:row-height="12.4409in" fo:break-before="auto" style:use-optimal-row-height="true"/>
    </style:style>
    <style:style style:name="ro59" style:family="table-row">
      <style:table-row-properties style:row-height="5.748in" fo:break-before="auto" style:use-optimal-row-height="true"/>
    </style:style>
    <style:style style:name="ro60" style:family="table-row">
      <style:table-row-properties style:row-height="5.4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vertical-align="top"/>
      <style:text-properties fo:font-weight="bold" style:font-weight-asian="bold" style:font-weight-complex="bold"/>
    </style:style>
    <style:style style:name="ce3" style:family="table-cell" style:parent-style-name="Default">
      <style:table-cell-properties fo:wrap-option="wrap" style:vertical-align="top"/>
    </style:style>
    <style:style style:name="ce4" style:family="table-cell" style:parent-style-name="Default">
      <style:table-cell-properties style:vertical-align="top"/>
      <style:text-properties fo:font-weight="bold" style:font-weight-asian="bold" style:font-weight-complex="bold"/>
    </style:style>
    <style:style style:name="ce5" style:family="table-cell" style:parent-style-name="Default">
      <style:table-cell-properties style:vertical-align="top"/>
    </style:style>
  </office:automatic-styles>
  <office:body>
    <office:spreadsheet>
      <table:calculation-settings table:automatic-find-labels="false" table:use-regular-expressions="false" table:use-wildcards="true"/>
      <table:table table:name="review_pred" table:style-name="ta1">
        <table:table-column table:style-name="co1" table:default-cell-style-name="Default"/>
        <table:table-column table:style-name="co2" table:default-cell-style-name="ce3"/>
        <table:table-column table:style-name="co3" table:default-cell-style-name="ce3"/>
        <table:table-column table:style-name="co4" table:default-cell-style-name="ce5"/>
        <table:table-column table:style-name="co5" table:number-columns-repeated="16380" table:default-cell-style-name="Default"/>
        <table:table-row table:style-name="ro1">
          <table:table-cell table:style-name="ce1" office:value-type="string" calcext:value-type="string">
            <text:p>text_id</text:p>
          </table:table-cell>
          <table:table-cell table:style-name="ce2" office:value-type="string" calcext:value-type="string">
            <text:p>text</text:p>
          </table:table-cell>
          <table:table-cell table:style-name="ce2" office:value-type="string" calcext:value-type="string">
            <text:p>locations_multibert</text:p>
          </table:table-cell>
          <table:table-cell table:style-name="ce4" office:value-type="string" calcext:value-type="string">
            <text:p>lang_pred_lingua_mod</text:p>
          </table:table-cell>
          <table:table-cell table:style-name="ce1" table:number-columns-repeated="16380"/>
        </table:table-row>
        <table:table-row table:style-name="ro2" table:visibility="filter">
          <table:table-cell office:value-type="float" office:value="0" calcext:value-type="float">
            <text:p>0</text:p>
          </table:table-cell>
          <table:table-cell office:value-type="string" calcext:value-type="string">
            <text:p>❗️Кількість поранених зросла до трьох, – Кличко</text:p>
            <text:p/>
            <text:p>Київ — пряма трансляція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 table:visibility="filter">
          <table:table-cell office:value-type="float" office:value="1" calcext:value-type="float">
            <text:p>1</text:p>
          </table:table-cell>
          <table:table-cell office:value-type="string" calcext:value-type="string">
            <text:p>🥤В Києві за 91,13 млн гривень починаються роботи зі знесення будівлі цеху №5 заводу “Більшовик”, які необхідні для продовження реконструкції “Шулявського шляхопроводу”.</text:p>
            <text:p/>
            <text:p>🤝Договір на проведення цих робіт КП "Дирекція будівництва шляхово-транспортних споруд Києва" уклало з ТОВ “Мостицький-2”, відхиливши вигіднішу пропозицію в тендері.</text:p>
            <text:p/>
            <text:p>🧐“Мостицький-2” відоме як постійний генпідрядник будівництва скандальних житлових комплексів Edelburg Development, яке пов'язують з сином екс-мера столиці Леоніда Черновецького Степаном👤. </text:p>
            <text:p/>
            <text:p>Ці компанії тісно сплетені бізнесовими та навіть родинними нитями👨‍👩‍👧‍👦.</text:p>
            <text:p>🧶Водночас зв'язки обраного для знесення цеху підрядника ведуть до ще однієї одіозної фігури - сумнозвісного столичного забудовника Максима Микитася, компанія з орбіти якого майже за 1,5 млрд гривень власне займається всією реконструкцією Шулявського шляхопроводу🏗</text:p>
          </table:table-cell>
          <table:table-cell office:value-type="string" calcext:value-type="string">
            <text:p>['Києві', 'Шулявського шляхопроводу', 'Шулявського']</text:p>
          </table:table-cell>
          <table:table-cell office:value-type="string" calcext:value-type="string">
            <text:p>uk</text:p>
          </table:table-cell>
          <table:table-cell table:number-columns-repeated="16380"/>
        </table:table-row>
        <table:table-row table:style-name="ro4" table:visibility="filter">
          <table:table-cell office:value-type="float" office:value="2" calcext:value-type="float">
            <text:p>2</text:p>
          </table:table-cell>
          <table:table-cell office:value-type="string" calcext:value-type="string">
            <text:p>▪️Сьогодні вночі росіяни завдали ракетного удару по селищу Гоголеве, Миргородського району Полтавської області - Офіс Президента. </text:p>
            <text:p/>
            <text:p>▪️Загинуло двоє людей</text:p>
            <text:p/>
            <text:p>💬"Унаслідок вибуху виникло загоряння приміщення олійниці. Наразі відомо про загибель двох людей та 5 постраждалих. Люди працювали в нічну зміну", - повідомив Андрій Єрмак.</text:p>
          </table:table-cell>
          <table:table-cell office:value-type="string" calcext:value-type="string">
            <text:p>['Гоголеве', 'Миргородського району', 'Полтавської області']</text:p>
          </table:table-cell>
          <table:table-cell office:value-type="string" calcext:value-type="string">
            <text:p>uk</text:p>
          </table:table-cell>
          <table:table-cell table:number-columns-repeated="16380"/>
        </table:table-row>
        <table:table-row table:style-name="ro5" table:visibility="filter">
          <table:table-cell office:value-type="float" office:value="3" calcext:value-type="float">
            <text:p>3</text:p>
          </table:table-cell>
          <table:table-cell office:value-type="string" calcext:value-type="string">
            <text:p>Наразі у запасах росіян найбільше балістичних "Іскандерів" й крилатих "Калібрів".❗️</text:p>
            <text:p/>
            <text:p>У ГУР розповіли, скільки загалом ракет залишилось в країни-окупант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4" calcext:value-type="float">
            <text:p>4</text:p>
          </table:table-cell>
          <table:table-cell office:value-type="string" calcext:value-type="string">
            <text:p>⛸В один день, 29 серпня, ДП "Центральна учбово-тренувальна база по ковзанярському спорту "Льодовий стадіон" оголосило та одразу ж відмінило тендер вартістю 307 млн гривень на добудову Національного тенісного центру на проспекті Академіка Глушкова, 9. </text:p>
            <text:p/>
            <text:p>❕Цікаво, що тендер відмінили буквально через 1,5 години після публікації оголошення.</text:p>
            <text:p/>
            <text:p>☝🏻 Однак остаточна крапка щодо цього тендеру буде поставлена тільки 9 вересня - до цього дня потенційні учасники можуть оскаржити рішення про відміну.</text:p>
          </table:table-cell>
          <table:table-cell office:value-type="string" calcext:value-type="string">
            <text:p>['проспекті Академіка Глушкова, 9']</text:p>
          </table:table-cell>
          <table:table-cell office:value-type="string" calcext:value-type="string">
            <text:p>uk</text:p>
          </table:table-cell>
          <table:table-cell table:number-columns-repeated="16380"/>
        </table:table-row>
        <table:table-row table:style-name="ro7" table:visibility="filter">
          <table:table-cell office:value-type="float" office:value="5" calcext:value-type="float">
            <text:p>5</text:p>
          </table:table-cell>
          <table:table-cell office:value-type="string" calcext:value-type="string">
            <text:p>🏭У Броварах планують створити індустріальний парк.</text:p>
            <text:p/>
            <text:p>На території 16 га розмістять будівлі підприємств переробної, машинобудівної та іншої промисловості.</text:p>
          </table:table-cell>
          <table:table-cell office:value-type="string" calcext:value-type="string">
            <text:p>['Броварах']</text:p>
          </table:table-cell>
          <table:table-cell office:value-type="string" calcext:value-type="string">
            <text:p>uk</text:p>
          </table:table-cell>
          <table:table-cell table:number-columns-repeated="16380"/>
        </table:table-row>
        <table:table-row table:style-name="ro8" table:visibility="filter">
          <table:table-cell office:value-type="float" office:value="6" calcext:value-type="float">
            <text:p>6</text:p>
          </table:table-cell>
          <table:table-cell office:value-type="string" calcext:value-type="string">
            <text:p>👀</text:p>
            <text:p/>
            <text:p>Можемо БПЛА прислати 😀</text:p>
            <text:p/>
            <text:p>Псков бомбить Брянськ 🍿</text:p>
            <text:p/>
            <text:p>@lossolomas_kyiv</text:p>
          </table:table-cell>
          <table:table-cell office:value-type="string" calcext:value-type="string">
            <text:p>['Псков', 'Брянськ']</text:p>
          </table:table-cell>
          <table:table-cell office:value-type="string" calcext:value-type="string">
            <text:p>uk</text:p>
          </table:table-cell>
          <table:table-cell table:number-columns-repeated="16380"/>
        </table:table-row>
        <table:table-row table:style-name="ro9" table:visibility="filter">
          <table:table-cell office:value-type="float" office:value="7" calcext:value-type="float">
            <text:p>7</text:p>
          </table:table-cell>
          <table:table-cell office:value-type="string" calcext:value-type="string">
            <text:p>🧑‍🚒Ліквідовано загорання трав'яного настилу на площі 5 га</text:p>
            <text:p/>
            <text:p>По прибуттю рятувальників було встановлено, що на полі в селі Забуччя горить трав`яний настил.</text:p>
            <text:p/>
            <text:p>Причина пожежі встановлюється.</text:p>
            <text:p/>
            <text:p>Хуйовий Київ | Надіслати новину</text:p>
          </table:table-cell>
          <table:table-cell office:value-type="string" calcext:value-type="string">
            <text:p>['Забуччя']</text:p>
          </table:table-cell>
          <table:table-cell office:value-type="string" calcext:value-type="string">
            <text:p>uk</text:p>
          </table:table-cell>
          <table:table-cell table:number-columns-repeated="16380"/>
        </table:table-row>
        <table:table-row table:style-name="ro10" table:visibility="filter">
          <table:table-cell office:value-type="float" office:value="8" calcext:value-type="float">
            <text:p>8</text:p>
          </table:table-cell>
          <table:table-cell office:value-type="string" calcext:value-type="string">
            <text:p>🔔240 тисяч столичних школярів будуть навчатись офлайн, — КМДА</text:p>
            <text:p/>
            <text:p>Це в 2,5 рази більше, ніж минулого року, коли лише 94 тисячі батьків вирішили відправити дітей на офлайн-навчання.</text:p>
            <text:p/>
            <text:p>На сьогоднішній день 417 шкіл із 420 мають укриття, у яких нам вдалось забезпечити майже 190 тисяч місць. Тобто в тих школах, де охочих навчатися більше, ніж місць в укритті, буде діяти змішана система навчання, – наголосив заступник голови КМДА Валентин Мондриївський.</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9" calcext:value-type="float">
            <text:p>9</text:p>
          </table:table-cell>
          <table:table-cell office:value-type="string" calcext:value-type="string">
            <text:p>⛔️ Відзавтра у Солом’янському районі столиці на кілька місяців обмежать рух вулицею</text:p>
            <text:p/>
            <text:p>Із 30 серпня на вулиці Новій у Солом’янському районі обмежать рух через ремонт.</text:p>
          </table:table-cell>
          <table:table-cell office:value-type="string" calcext:value-type="string">
            <text:p>['Солом’янському районі столиці', 'вулиці Новій', 'Солом’янському районі']</text:p>
          </table:table-cell>
          <table:table-cell office:value-type="string" calcext:value-type="string">
            <text:p>uk</text:p>
          </table:table-cell>
          <table:table-cell table:number-columns-repeated="16380"/>
        </table:table-row>
        <table:table-row table:style-name="ro7" table:visibility="filter">
          <table:table-cell office:value-type="float" office:value="10" calcext:value-type="float">
            <text:p>10</text:p>
          </table:table-cell>
          <table:table-cell office:value-type="string" calcext:value-type="string">
            <text:p>Пожежні швидко відреагували. Вже працюють на Левка Лукʼяненка, 3. В квартирі, де сталася пожежа, міг бути чоловік.</text:p>
            <text:p/>
            <text:p>Життя🫶Оболонь</text:p>
          </table:table-cell>
          <table:table-cell office:value-type="string" calcext:value-type="string">
            <text:p>['Левка Лукʼяненка, 3']</text:p>
          </table:table-cell>
          <table:table-cell office:value-type="string" calcext:value-type="string">
            <text:p>uk</text:p>
          </table:table-cell>
          <table:table-cell table:number-columns-repeated="16380"/>
        </table:table-row>
        <table:table-row table:style-name="ro7" table:visibility="filter">
          <table:table-cell office:value-type="float" office:value="11" calcext:value-type="float">
            <text:p>11</text:p>
          </table:table-cell>
          <table:table-cell office:value-type="string" calcext:value-type="string">
            <text:p>🚇Метрополітен Києва отримав ще шість вагонів із Варшави</text:p>
            <text:p/>
            <text:p>Київ — пряма трансляція 👈</text:p>
            <text:p>Надіслати новину</text:p>
          </table:table-cell>
          <table:table-cell office:value-type="string" calcext:value-type="string">
            <text:p>['Києва', 'Варшави']</text:p>
          </table:table-cell>
          <table:table-cell office:value-type="string" calcext:value-type="string">
            <text:p>uk</text:p>
          </table:table-cell>
          <table:table-cell table:number-columns-repeated="16380"/>
        </table:table-row>
        <table:table-row table:style-name="ro7" table:visibility="filter">
          <table:table-cell office:value-type="float" office:value="12" calcext:value-type="float">
            <text:p>12</text:p>
          </table:table-cell>
          <table:table-cell office:value-type="string" calcext:value-type="string">
            <text:p>З 28 серпня у Білоцерківській громаді алкоголь продаватимуть з 9 до 22 години</text:p>
            <text:p/>
            <text:p> Хуйовий Київ | Надіслати новину</text:p>
          </table:table-cell>
          <table:table-cell office:value-type="string" calcext:value-type="string">
            <text:p>['Білоцерківській громаді']</text:p>
          </table:table-cell>
          <table:table-cell office:value-type="string" calcext:value-type="string">
            <text:p>uk</text:p>
          </table:table-cell>
          <table:table-cell table:number-columns-repeated="16380"/>
        </table:table-row>
        <table:table-row table:style-name="ro8" table:visibility="filter">
          <table:table-cell office:value-type="float" office:value="13" calcext:value-type="float">
            <text:p>13</text:p>
          </table:table-cell>
          <table:table-cell office:value-type="string" calcext:value-type="string">
            <text:p>О 20:30 виліт щонайменше 4 Ту-95МС з аеродрому "Оленья". Напрямок на південь.</text:p>
            <text:p/>
            <text:p>Поки що вони загрози не несуть, якщо зміниться обстановка — ми повідомимо.</text:p>
            <text:p/>
            <text:p>За обстановкою стежимо - t.me/radar</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1" table:visibility="filter">
          <table:table-cell office:value-type="float" office:value="14" calcext:value-type="float">
            <text:p>14</text:p>
          </table:table-cell>
          <table:table-cell office:value-type="string" calcext:value-type="string">
            <text:p>Вже майже вечір у Києві, а температура й не думає знижуватися 🫠</text:p>
            <text:p>ㅤ</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12">
          <table:table-cell office:value-type="float" office:value="15" calcext:value-type="float">
            <text:p>15</text:p>
          </table:table-cell>
          <table:table-cell office:value-type="string" calcext:value-type="string">
            <text:p>Ще летить</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13" table:visibility="filter">
          <table:table-cell office:value-type="float" office:value="16" calcext:value-type="float">
            <text:p>16</text:p>
          </table:table-cell>
          <table:table-cell office:value-type="string" calcext:value-type="string">
            <text:p>🕯У Києві відбувається церемонія прощання із загиблим військовим пілотом "Джусом"</text:p>
            <text:p/>
            <text:p>Прощання відбувається у Патріаршому соборі Воскресіння Христового УГКЦ.</text:p>
            <text:p/>
            <text:p>25 серпня на Житомирщині зіткнулися навчально-бойові літаки Л-39, троє пілотів загинули. Військовий пілот Андрій Пільщиков від початку повномасштабного вторгнення РФ здійснив десятки бойових вильотів.</text:p>
            <text:p>ㅤ</text:p>
          </table:table-cell>
          <table:table-cell office:value-type="string" calcext:value-type="string">
            <text:p>['Києві', 'Житомирщині', 'РФ']</text:p>
          </table:table-cell>
          <table:table-cell office:value-type="string" calcext:value-type="string">
            <text:p>uk</text:p>
          </table:table-cell>
          <table:table-cell table:number-columns-repeated="16380"/>
        </table:table-row>
        <table:table-row table:style-name="ro4" table:visibility="filter">
          <table:table-cell office:value-type="float" office:value="17" calcext:value-type="float">
            <text:p>17</text:p>
          </table:table-cell>
          <table:table-cell office:value-type="string" calcext:value-type="string">
            <text:p>Нам пишуть:</text:p>
            <text:p/>
            <text:p>Територія 69 школи каналізаційний люк закрили 2 листами тонкого металу( до цього взагалі було деревʼяна палка втиснута) благо хочаб ці листи зафіксували. </text:p>
            <text:p/>
            <text:p>Але люка вже там як два роки немає.</text:p>
            <text:p/>
            <text:p>Нанотехнології?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4" table:visibility="filter">
          <table:table-cell office:value-type="float" office:value="18" calcext:value-type="float">
            <text:p>18</text:p>
          </table:table-cell>
          <table:table-cell office:value-type="string" calcext:value-type="string">
            <text:p>Нажаль це не РЕБ</text:p>
            <text:p/>
            <text:p>Ракети в напрямку західних регіонів.</text:p>
            <text:p/>
            <text:p>У нас чисто.</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5" table:visibility="filter">
          <table:table-cell office:value-type="float" office:value="19" calcext:value-type="float">
            <text:p>19</text:p>
          </table:table-cell>
          <table:table-cell office:value-type="string" calcext:value-type="string">
            <text:p>В Києві вже другий день поспіль фіксують температурні рекорди.</text:p>
            <text:p>Вночі 28 серпня у столиці температура повітря не опустилася нижче 21,3 градуса. Попереднє рекордне значення 1943 та 2022 років перевищено на 1,4 градуса.</text:p>
            <text:p/>
            <text:p>Життя🫶Оболонь</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 table:visibility="filter">
          <table:table-cell office:value-type="float" office:value="20" calcext:value-type="float">
            <text:p>20</text:p>
          </table:table-cell>
          <table:table-cell office:value-type="string" calcext:value-type="string">
            <text:p>Оболонські лагуни.</text:p>
            <text:p/>
            <text:p>Життя🫶Оболо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0" table:visibility="filter">
          <table:table-cell office:value-type="float" office:value="21" calcext:value-type="float">
            <text:p>21</text:p>
          </table:table-cell>
          <table:table-cell office:value-type="string" calcext:value-type="string">
            <text:p>Відео та фото з місця падіння уламків у Дарницькому районі столиці</text:p>
            <text:p/>
            <text:p>Попередньо без постраждалих. Уламки спричинили пожежу на даху ТЦ, рятувальники швидко приборкали вогонь. </text:p>
            <text:p/>
            <text:p>«Уламки у Дарницькому районі влучили у будівлю торговельного центру Ашан. Негайно на місце події прибула чергова бригада вогнеборців і ліквідувала наслідки пожежі. Постраждалі особи попередньо відсутні. Зруйновано дах, рештки ракети у внутрішньому приміщенні, працює слідчо-оперативна група», - написав тимчасовий виконувач обов’язків голови Дарницької райдержадміністрації Микола Калашник.</text:p>
            <text:p/>
            <text:p>🇺🇦 Украина Сейчас / Подписаться</text:p>
          </table:table-cell>
          <table:table-cell office:value-type="string" calcext:value-type="string">
            <text:p>['Дарницькому районі столиці', 'Дарницькому районі', 'Ашан']</text:p>
          </table:table-cell>
          <table:table-cell office:value-type="string" calcext:value-type="string">
            <text:p>uk</text:p>
          </table:table-cell>
          <table:table-cell table:number-columns-repeated="16380"/>
        </table:table-row>
        <table:table-row table:style-name="ro9" table:visibility="filter">
          <table:table-cell office:value-type="float" office:value="22" calcext:value-type="float">
            <text:p>22</text:p>
          </table:table-cell>
          <table:table-cell office:value-type="string" calcext:value-type="string">
            <text:p>Доброго вечора. Знайдено мобільний телефон у районі Лісовий проспект 6-14</text:p>
            <text:p/>
            <text:p>Поверну власнику який підтвердить, що це його телефон.</text:p>
            <text:p/>
            <text:p>Звертайтеся: 0673158715</text:p>
            <text:p/>
            <text:p>Підписатися    |    Запропонувати новину</text:p>
          </table:table-cell>
          <table:table-cell office:value-type="string" calcext:value-type="string">
            <text:p>['Лісовий проспект 6-14']</text:p>
          </table:table-cell>
          <table:table-cell office:value-type="string" calcext:value-type="string">
            <text:p>uk</text:p>
          </table:table-cell>
          <table:table-cell table:number-columns-repeated="16380"/>
        </table:table-row>
        <table:table-row table:style-name="ro5" table:visibility="filter">
          <table:table-cell office:value-type="float" office:value="23" calcext:value-type="float">
            <text:p>23</text:p>
          </table:table-cell>
          <table:table-cell office:value-type="string" calcext:value-type="string">
            <text:p>✍️ У Києві пропонують перейменувати вулицю на честь загиблого пілота «Джуса»</text:p>
            <text:p/>
            <text:p>На сайті Київради зареєстрували відповідну петицію. Пропонують перейменувати вулицю Нову в Солом’янському районі.</text:p>
          </table:table-cell>
          <table:table-cell office:value-type="string" calcext:value-type="string">
            <text:p>['Києві', 'вулицю Нову', 'Солом’янському районі']</text:p>
          </table:table-cell>
          <table:table-cell office:value-type="string" calcext:value-type="string">
            <text:p>uk</text:p>
          </table:table-cell>
          <table:table-cell table:number-columns-repeated="16380"/>
        </table:table-row>
        <table:table-row table:style-name="ro3" table:visibility="filter">
          <table:table-cell office:value-type="float" office:value="24" calcext:value-type="float">
            <text:p>24</text:p>
          </table:table-cell>
          <table:table-cell office:value-type="string" calcext:value-type="string">
            <text:p>❗️На телебаченні показали кадри спецоперації ГУР "Синиця", внаслідок якої російський пілот здався в полон Україні разом із бойовим вертольотом Mі-8</text:p>
            <text:p/>
            <text:p>У цьому відео 28-річний російський пілот Максим Кузьмінов розповів цікаві деталі його вербування представникам української розвідки. Також він закликав переходити інших російських пілотів "на правильний бік".</text:p>
            <text:p/>
            <text:p>"Основа мого вчинку – не сприяти цим військовим злочинам. Я прекрасно знаю, чим це закінчиться. Україна однозначно переможе у цій війні", – сказав пілот. </text:p>
            <text:p/>
            <text:p>Операцію провели 9 серпня 2023 року на території Харківщини, готувалися до неї кілька місяців. Максим Кузьмінов сам звʼязався з представником української розвідки, розповів, що перебуває біля кордону і передав своє місцезнаходження представникам розвідки. Згодом було прийняти рішення перетнути кордон на малій висоті в режимі радіотиші. Він отримав незначне поранення під кінець операції.</text:p>
          </table:table-cell>
          <table:table-cell office:value-type="string" calcext:value-type="string">
            <text:p>['Україні', 'Україна', 'Харківщини']</text:p>
          </table:table-cell>
          <table:table-cell office:value-type="string" calcext:value-type="string">
            <text:p>uk</text:p>
          </table:table-cell>
          <table:table-cell table:number-columns-repeated="16380"/>
        </table:table-row>
        <table:table-row table:style-name="ro16" table:visibility="filter">
          <table:table-cell office:value-type="float" office:value="25" calcext:value-type="float">
            <text:p>25</text:p>
          </table:table-cell>
          <table:table-cell office:value-type="string" calcext:value-type="string">
            <text:p>❗️У Шевченківському районі Києва сталася пожежа</text:p>
            <text:p/>
            <text:p>Загоряння виникло на вул. Димитрівська, 4 в одноповерховій не діючій будівлі о 15:14. Його локалізували на площі 150 кв. м. о 15:37.</text:p>
            <text:p/>
            <text:p>Наразі на місці продовжують працювати рятувальники, ліквідація пожежі триває. Попередньо потерпілих немає.</text:p>
            <text:p>ㅤ</text:p>
          </table:table-cell>
          <table:table-cell office:value-type="string" calcext:value-type="string">
            <text:p>['Шевченківському районі Києва', 'вул. Димитрівська, 4']</text:p>
          </table:table-cell>
          <table:table-cell office:value-type="string" calcext:value-type="string">
            <text:p>uk</text:p>
          </table:table-cell>
          <table:table-cell table:number-columns-repeated="16380"/>
        </table:table-row>
        <table:table-row table:style-name="ro17" table:visibility="filter">
          <table:table-cell office:value-type="float" office:value="26" calcext:value-type="float">
            <text:p>26</text:p>
          </table:table-cell>
          <table:table-cell office:value-type="string" calcext:value-type="string">
            <text:p>Так люди самостійно ремонтують дороги в дворі будинку по вудиці Героїв Дніпра, 43. Це нормальна практика до речі. Але з відео ми бачимо розриття, яке робили Київводоканал чи Київтеплоенерго, а тому саме вони і повинні відновити благоустрій території з асфальтуванням!!! Також, ми переконані, що місто також повернеться до практики ремонту міжкварталки, але це можливо вже з нового року, у разі передбачення відповідного рядку в бюджеті на 2024 рік. Такий собі натяк🤗</text:p>
            <text:p/>
            <text:p>Життя🫶Оболонь</text:p>
          </table:table-cell>
          <table:table-cell office:value-type="string" calcext:value-type="string">
            <text:p>['Героїв Дніпра, 43']</text:p>
          </table:table-cell>
          <table:table-cell office:value-type="string" calcext:value-type="string">
            <text:p>uk</text:p>
          </table:table-cell>
          <table:table-cell table:number-columns-repeated="16380"/>
        </table:table-row>
        <table:table-row table:style-name="ro12">
          <table:table-cell office:value-type="float" office:value="27" calcext:value-type="float">
            <text:p>27</text:p>
          </table:table-cell>
          <table:table-cell office:value-type="string" calcext:value-type="string">
            <text:p>👂Хотим тестить экофлоу и старлинк.</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15" table:visibility="filter">
          <table:table-cell office:value-type="float" office:value="28" calcext:value-type="float">
            <text:p>28</text:p>
          </table:table-cell>
          <table:table-cell office:value-type="string" calcext:value-type="string">
            <text:p>Ми можемо знищувати все російське в Криму, — Подоляк.</text:p>
            <text:p/>
            <text:p>Країни-партнери дали добро Україні на удари по півострову, є абсолютний консенсус з цього питання. </text:p>
            <text:p/>
            <text:p>Хуйовий Київ | Надіслати новину</text:p>
          </table:table-cell>
          <table:table-cell office:value-type="string" calcext:value-type="string">
            <text:p>['Криму', 'Подоляк', 'Україні']</text:p>
          </table:table-cell>
          <table:table-cell office:value-type="string" calcext:value-type="string">
            <text:p>uk</text:p>
          </table:table-cell>
          <table:table-cell table:number-columns-repeated="16380"/>
        </table:table-row>
        <table:table-row table:style-name="ro8">
          <table:table-cell office:value-type="float" office:value="29" calcext:value-type="float">
            <text:p>29</text:p>
          </table:table-cell>
          <table:table-cell office:value-type="string" calcext:value-type="string">
            <text:p>👂На Дмитровской по старой схеме ликвидировали историческое здание.</text:p>
            <text:p/>
            <text:p>👂Сначала доводят его до состояния заброшки, потом «бомжи» устраивают пожар и все - высотка.</text:p>
            <text:p/>
            <text:p>👂Спасибо Виталию Кличко.</text:p>
          </table:table-cell>
          <table:table-cell office:value-type="string" calcext:value-type="string">
            <text:p>['Дмитровской']</text:p>
          </table:table-cell>
          <table:table-cell office:value-type="string" calcext:value-type="string">
            <text:p>ru</text:p>
          </table:table-cell>
          <table:table-cell table:number-columns-repeated="16380"/>
        </table:table-row>
        <table:table-row table:style-name="ro15" table:visibility="filter">
          <table:table-cell office:value-type="float" office:value="30" calcext:value-type="float">
            <text:p>30</text:p>
          </table:table-cell>
          <table:table-cell office:value-type="string" calcext:value-type="string">
            <text:p>☀️А ви знали, що біля Києво-Могилянської академії є сонячний годинник? </text:p>
            <text:p>Прийти та подивитися як він працює на нього краще у сонячну погоду.  Цей незвичайний пам’ятник науки кінця XVIII століття розташований у внутрішньому дворі колишнього Братського Богоявленського монастиря.</text:p>
          </table:table-cell>
          <table:table-cell office:value-type="string" calcext:value-type="string">
            <text:p>['Братського Богоявленського монастиря']</text:p>
          </table:table-cell>
          <table:table-cell office:value-type="string" calcext:value-type="string">
            <text:p>uk</text:p>
          </table:table-cell>
          <table:table-cell table:number-columns-repeated="16380"/>
        </table:table-row>
        <table:table-row table:style-name="ro7">
          <table:table-cell office:value-type="float" office:value="31" calcext:value-type="float">
            <text:p>31</text:p>
          </table:table-cell>
          <table:table-cell office:value-type="string" calcext:value-type="string">
            <text:p>Горит заброшенный полуразвалившийся дом</text:p>
            <text:p/>
            <text:p>Сообщается, что пожар уже локализирован, а ул. Дмитриевская перекрыта.</text:p>
          </table:table-cell>
          <table:table-cell office:value-type="string" calcext:value-type="string">
            <text:p>['Дмитриевская']</text:p>
          </table:table-cell>
          <table:table-cell office:value-type="string" calcext:value-type="string">
            <text:p>ru</text:p>
          </table:table-cell>
          <table:table-cell table:number-columns-repeated="16380"/>
        </table:table-row>
        <table:table-row table:style-name="ro9" table:visibility="filter">
          <table:table-cell office:value-type="float" office:value="32" calcext:value-type="float">
            <text:p>32</text:p>
          </table:table-cell>
          <table:table-cell office:value-type="string" calcext:value-type="string">
            <text:p>Свобода Сало ЗСУ </text:p>
            <text:p/>
            <text:p/>
            <text:p>Підтримати нас можна і потрібно тут:</text:p>
            <text:p>❤️ Стати патроном на PATREON - https://otmb.link/blogp17 </text:p>
            <text:p>🫙 Банка ОФІСУ ТРАНСФОРМАЦІЇ МАКСИМА БАХМАТОВА - https://send.monobank.ua/jar/7JH9ZHWKJ6 </text:p>
            <text:p>🍩 Задонейтити з банківської картки - https://otmb.link/blogw17</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8" table:visibility="filter">
          <table:table-cell office:value-type="float" office:value="33" calcext:value-type="float">
            <text:p>33</text:p>
          </table:table-cell>
          <table:table-cell office:value-type="string" calcext:value-type="string">
            <text:p>Медики виїхали на виклики за двома адресами у Шевченківський район. Подробиці згодом. - Кличко</text:p>
          </table:table-cell>
          <table:table-cell office:value-type="string" calcext:value-type="string">
            <text:p>['Шевченківський район']</text:p>
          </table:table-cell>
          <table:table-cell office:value-type="string" calcext:value-type="string">
            <text:p>uk</text:p>
          </table:table-cell>
          <table:table-cell table:number-columns-repeated="16380"/>
        </table:table-row>
        <table:table-row table:style-name="ro9" table:visibility="filter">
          <table:table-cell office:value-type="float" office:value="34" calcext:value-type="float">
            <text:p>34</text:p>
          </table:table-cell>
          <table:table-cell office:value-type="string" calcext:value-type="string">
            <text:p>Вчора у  21:00 в Новій Каховці було підірвано передвиборчий регіональний штаб “Єдиної Росії”, - повідомив радник мера Маріуполя</text:p>
            <text:p/>
            <text:p>Нажаль, жоден зрадник не постраджав, але демонстративна акція неприйняття виборів пройшла вдало. </text:p>
            <text:p>Росіяни намагаються “замвочати інцедент”, - добавив Андрющенко</text:p>
          </table:table-cell>
          <table:table-cell office:value-type="string" calcext:value-type="string">
            <text:p>['Новій Каховці']</text:p>
          </table:table-cell>
          <table:table-cell office:value-type="string" calcext:value-type="string">
            <text:p>uk</text:p>
          </table:table-cell>
          <table:table-cell table:number-columns-repeated="16380"/>
        </table:table-row>
        <table:table-row table:style-name="ro14" table:visibility="filter">
          <table:table-cell office:value-type="float" office:value="35" calcext:value-type="float">
            <text:p>35</text:p>
          </table:table-cell>
          <table:table-cell office:value-type="string" calcext:value-type="string">
            <text:p>Пожежно-рятувальні служби продовжують працювати на місцях падіння уламків. Зокрема, в Дарницькому районі. Та в чотирьох місцях у Шевченківському районі столиці. </text:p>
            <text:p>В результаті ракетної атаки ворога в Києві, наразі, загинуло 2 людини. 2 - отримали поранення і госпіталізовані. – мер</text:p>
            <text:p>ㅤ</text:p>
          </table:table-cell>
          <table:table-cell office:value-type="string" calcext:value-type="string">
            <text:p>['Дарницькому районі', 'Шевченківському районі столиці', 'Києві']</text:p>
          </table:table-cell>
          <table:table-cell office:value-type="string" calcext:value-type="string">
            <text:p>uk</text:p>
          </table:table-cell>
          <table:table-cell table:number-columns-repeated="16380"/>
        </table:table-row>
        <table:table-row table:style-name="ro18" table:visibility="filter">
          <table:table-cell office:value-type="float" office:value="36" calcext:value-type="float">
            <text:p>36</text:p>
          </table:table-cell>
          <table:table-cell office:value-type="string" calcext:value-type="string">
            <text:p>📌У столиці зареєстрували петицію про перейменування вулиці Гоголівська на вулицю Шевченківська.</text:p>
          </table:table-cell>
          <table:table-cell office:value-type="string" calcext:value-type="string">
            <text:p>['вулиці Гоголівська', 'вулицю Шевченківська']</text:p>
          </table:table-cell>
          <table:table-cell office:value-type="string" calcext:value-type="string">
            <text:p>uk</text:p>
          </table:table-cell>
          <table:table-cell table:number-columns-repeated="16380"/>
        </table:table-row>
        <table:table-row table:style-name="ro15" table:visibility="filter">
          <table:table-cell office:value-type="float" office:value="37" calcext:value-type="float">
            <text:p>37</text:p>
          </table:table-cell>
          <table:table-cell office:value-type="string" calcext:value-type="string">
            <text:p>☀️Цього тижня на киян чекає спекотна та сонячна погода </text:p>
            <text:p/>
            <text:p>Насолоджуємось останніми днями літа 🫶</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38" calcext:value-type="float">
            <text:p>38</text:p>
          </table:table-cell>
          <table:table-cell office:value-type="string" calcext:value-type="string">
            <text:p>🥰 Нічого милішого ви сьогодні не побачите: капібара з київського зоопарку насолоджується своїм обідом</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9" table:visibility="filter">
          <table:table-cell office:value-type="float" office:value="39" calcext:value-type="float">
            <text:p>39</text:p>
          </table:table-cell>
          <table:table-cell office:value-type="string" calcext:value-type="string">
            <text:p>На Київщині та околицях столиці буде чутно вибухи</text:p>
            <text:p/>
            <text:p>У Білоцерківському районі сьогодні впродовж дня проводитимуть знищення вибухонебезпечних предметів.</text:p>
            <text:p/>
            <text:p>Так, може бути гучно, але вибухи планові, тому не хвилюйтесь.</text:p>
            <text:p>ㅤ</text:p>
            <text:p>  Хуйовий Київ | Надіслати новину</text:p>
          </table:table-cell>
          <table:table-cell office:value-type="string" calcext:value-type="string">
            <text:p>['Київщині', 'Білоцерківському районі']</text:p>
          </table:table-cell>
          <table:table-cell office:value-type="string" calcext:value-type="string">
            <text:p>uk</text:p>
          </table:table-cell>
          <table:table-cell table:number-columns-repeated="16380"/>
        </table:table-row>
        <table:table-row table:style-name="ro4" table:visibility="filter">
          <table:table-cell office:value-type="float" office:value="40" calcext:value-type="float">
            <text:p>40</text:p>
          </table:table-cell>
          <table:table-cell office:value-type="string" calcext:value-type="string">
            <text:p>📌Інформуємо про найближчі зміни в організації дорожнього руху та роботі громадського транспорту</text:p>
            <text:p/>
            <text:p>🚍🚎Із початку осені на вул. Князів Острозьких відбудуться зміни в роботі наземного громадського транспорту. </text:p>
            <text:p/>
            <text:p>Зокрема зміни стосуватимуться автобусних маршрутів №25, 62, тролейбуса №38, тимчасового автобусного маршруту № 38-ТР та маршрутних таксі №470, 520.</text:p>
          </table:table-cell>
          <table:table-cell office:value-type="string" calcext:value-type="string">
            <text:p>['вул. Князів Острозьких']</text:p>
          </table:table-cell>
          <table:table-cell office:value-type="string" calcext:value-type="string">
            <text:p>uk</text:p>
          </table:table-cell>
          <table:table-cell table:number-columns-repeated="16380"/>
        </table:table-row>
        <table:table-row table:style-name="ro20" table:visibility="filter">
          <table:table-cell office:value-type="float" office:value="41" calcext:value-type="float">
            <text:p>41</text:p>
          </table:table-cell>
          <table:table-cell office:value-type="string" calcext:value-type="string">
            <text:p>Наш командир отримав спеціальне звання — генерал поліції третього рангу</text:p>
            <text:p/>
            <text:p>Відповідно до указу Президента України Володимира Зеленського №536/2023 від 24 серпня, начальникові Департаменту патрульної поліції полковнику поліції Євгенію Олександровичу Жукову присвоєно спеціальне звання генерала поліції третього рангу.</text:p>
            <text:p/>
            <text:p>Хочемо вам трохи розповісти про нашого командира. Євгеній Жуков почав свій життєвий шлях як фаховий військовий - для навчання обрав Одеський інститут сухопутних військ, а після навчання — з 2007 до 2015 роках служив у 79-й окремій аеромобільній бригаді, керуючи бойовими підрозділами.</text:p>
            <text:p/>
            <text:p>З початком війни в України 2014 року, підрозділ Євгенія Олександровича виконував різноманітні бойові завдання у найгарячіших точках. </text:p>
            <text:p/>
            <text:p>Під керівництвом Євгенія Жукова у 2014 році зведений підрозділ утримував аеропорт "Донецьк" та попри численні атаки терористів, постійні обстріли території аеропорту ворожою артилерією та танками, групі вдалося утримати позиції та завдати відчутних втрат живій силі противника. </text:p>
            <text:p/>
            <text:p>За особисту мужність і героїзм, виявлені у захисті державного суверенітету та територіальної цілісності України, вірність військовій присязі, високий професіоналізм у 2014 році Євгеній Жуков отримав Орден Богдана Хмельницького III ступеня, а у 2015 — Орден "Народний Герой України".</text:p>
            <text:p/>
            <text:p>У листопаді 2015 року досвідченого військового Євгенія Жукова, відомого за позивним "Маршал", героїчного десантника та одного з "кіборгів" захисників Донецького аеропорту, призначено начальником Департаменту патрульної поліції. </text:p>
            <text:p/>
            <text:p>Особистий жетон під номером 00079 — на знак шани 79 ОАЕМБр.</text:p>
            <text:p/>
            <text:p>Вже майже 8 років Євгеній Жуков успішно керує потужним колективом патрульної поліції у 16 тисяч співробітників. Ми як ніхто, знаємо, що патрульна поліція для Вас не просто посада, робота, а величезна родина та стиль життя! </text:p>
            <text:p/>
            <text:p>Людина-легенда, "Кіборг", позивний "Маршал" щиро вітаємо Вас, командире, з новим спеціальним званням!</text:p>
          </table:table-cell>
          <table:table-cell office:value-type="string" calcext:value-type="string">
            <text:p>['України', 'України', 'Донецького аеропорту']</text:p>
          </table:table-cell>
          <table:table-cell office:value-type="string" calcext:value-type="string">
            <text:p>uk</text:p>
          </table:table-cell>
          <table:table-cell table:number-columns-repeated="16380"/>
        </table:table-row>
        <table:table-row table:style-name="ro9" table:visibility="filter">
          <table:table-cell office:value-type="float" office:value="42" calcext:value-type="float">
            <text:p>42</text:p>
          </table:table-cell>
          <table:table-cell office:value-type="string" calcext:value-type="string">
            <text:p>У Києві люди біля муралу Привида Києва зробили меморіал «Джуса»</text:p>
            <text:p/>
            <text:p>Під фото загиблого пілота приносять квіти та іграшки.</text:p>
            <text:p/>
            <text:p>👉👉Запропонувати новину👈👈</text:p>
            <text:p/>
            <text:p>Підписатись на Дарниця Livе</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1" table:visibility="filter">
          <table:table-cell office:value-type="float" office:value="43" calcext:value-type="float">
            <text:p>43</text:p>
          </table:table-cell>
          <table:table-cell office:value-type="string" calcext:value-type="string">
            <text:p>У Дарницькому районі падіння уламків на дах торгового приміщення. У Шевченківському - теж падіння уламків. Всі служби слідують на місце. — мер</text:p>
            <text:p>ㅤ</text:p>
          </table:table-cell>
          <table:table-cell office:value-type="string" calcext:value-type="string">
            <text:p>['Дарницькому районі', 'Шевченківському']</text:p>
          </table:table-cell>
          <table:table-cell office:value-type="string" calcext:value-type="string">
            <text:p>uk</text:p>
          </table:table-cell>
          <table:table-cell table:number-columns-repeated="16380"/>
        </table:table-row>
        <table:table-row table:style-name="ro9" table:visibility="filter">
          <table:table-cell office:value-type="float" office:value="44" calcext:value-type="float">
            <text:p>44</text:p>
          </table:table-cell>
          <table:table-cell office:value-type="string" calcext:value-type="string">
            <text:p>Сьогодні у перший рейс відправився новий міжнародний поїзд Київ – Хелм</text:p>
            <text:p/>
            <text:p>До Хелма він прибуде о 17:27, якраз під пересадку до Варшави на польський IC21100 (18:12 —21:02). </text:p>
            <text:p/>
            <text:p>Зворотно з Хелма о 10:23 (пересадка з поїзда IC12100 Варшава Всходня 06:05 — Хелм 08:42), прибуття до Києва о 22:45.</text:p>
          </table:table-cell>
          <table:table-cell office:value-type="string" calcext:value-type="string">
            <text:p>['Київ', 'Хелм', 'Хелма', 'Варшави', 'Хелма', 'Варшава Всходня', 'Хелм', 'Києва']</text:p>
          </table:table-cell>
          <table:table-cell office:value-type="string" calcext:value-type="string">
            <text:p>uk</text:p>
          </table:table-cell>
          <table:table-cell table:number-columns-repeated="16380"/>
        </table:table-row>
        <table:table-row table:style-name="ro8" table:visibility="filter">
          <table:table-cell office:value-type="float" office:value="45" calcext:value-type="float">
            <text:p>45</text:p>
          </table:table-cell>
          <table:table-cell office:value-type="string" calcext:value-type="string">
            <text:p>☕️На ВДНГ запрацював матча-бар DOT 2.0. Офіційне відкриття відбулося вчора.</text:p>
            <text:p/>
            <text:p>Заклад розташований у восьмикутній альтанці в центрі Експоцентру.</text:p>
            <text:p/>
            <text:p>Меню та цін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2" table:visibility="filter">
          <table:table-cell office:value-type="float" office:value="46" calcext:value-type="float">
            <text:p>46</text:p>
          </table:table-cell>
          <table:table-cell office:value-type="string" calcext:value-type="string">
            <text:p>22-річний доброволець із Великобританії загинув в Україні</text:p>
            <text:p/>
            <text:p>Загибель Семюеля Ньюї у боях на сході України підтвердило Міністерство закордонних справ Великої Британії.</text:p>
            <text:p/>
            <text:p>Першим про смерть добровольця повідомив його брат Деніел, який написав у соцмережах, що хлопець вирушив до України, «щоб дати відсіч російському імперіалізму».</text:p>
            <text:p/>
            <text:p>Як зазначає The Telegraph, Ньюі раніше не мав військового досвіду та служив у підрозділі «Темні ангели».</text:p>
          </table:table-cell>
          <table:table-cell office:value-type="string" calcext:value-type="string">
            <text:p>['Великобританії', 'Україні', 'України', 'України']</text:p>
          </table:table-cell>
          <table:table-cell office:value-type="string" calcext:value-type="string">
            <text:p>uk</text:p>
          </table:table-cell>
          <table:table-cell table:number-columns-repeated="16380"/>
        </table:table-row>
        <table:table-row table:style-name="ro4" table:visibility="filter">
          <table:table-cell office:value-type="float" office:value="47" calcext:value-type="float">
            <text:p>47</text:p>
          </table:table-cell>
          <table:table-cell office:value-type="string" calcext:value-type="string">
            <text:p>В останню ніч серпня люди могли спостерігати за Суперблакитним місяцем.</text:p>
            <text:p/>
            <text:p>Це – рідкісна подія. Повний місяць також особливий тим, що це об’єднання Супермісяця та блакитного місяця (термін не має нічого спільного з кольором), пише Space.</text:p>
            <text:p/>
            <text:p>Так місяць виглядав в Мексиці, Каліфорнії, Бразилії, Туреччині та Греції.</text:p>
          </table:table-cell>
          <table:table-cell office:value-type="string" calcext:value-type="string">
            <text:p>['Суперблакитним місяцем', 'Супермісяця', 'Мексиці', 'Каліфорнії', 'Бразилії', 'Туреччині', 'Греції']</text:p>
          </table:table-cell>
          <table:table-cell office:value-type="string" calcext:value-type="string">
            <text:p>uk</text:p>
          </table:table-cell>
          <table:table-cell table:number-columns-repeated="16380"/>
        </table:table-row>
        <table:table-row table:style-name="ro5" table:visibility="filter">
          <table:table-cell office:value-type="float" office:value="48" calcext:value-type="float">
            <text:p>48</text:p>
          </table:table-cell>
          <table:table-cell office:value-type="string" calcext:value-type="string">
            <text:p>Школа №76 на Борщагівці отримала сучасний смарт клас. </text:p>
            <text:p/>
            <text:p>Це сталось завдяки міжнародній підтримці. Школі вже передали 16 ноутбуків з програмним забезпеченням, комп’ютерні мишки та килимки, а також навушники, — повідомили у Київраді.</text:p>
          </table:table-cell>
          <table:table-cell office:value-type="string" calcext:value-type="string">
            <text:p>['Борщагівці', 'Київраді']</text:p>
          </table:table-cell>
          <table:table-cell office:value-type="string" calcext:value-type="string">
            <text:p>uk</text:p>
          </table:table-cell>
          <table:table-cell table:number-columns-repeated="16380"/>
        </table:table-row>
        <table:table-row table:style-name="ro3" table:visibility="filter">
          <table:table-cell office:value-type="float" office:value="49" calcext:value-type="float">
            <text:p>49</text:p>
          </table:table-cell>
          <table:table-cell office:value-type="string" calcext:value-type="string">
            <text:p>❗З 25-го вересня в Києві вводяться перепустки нового формату на авто для пересування містом під час комендантської години.</text:p>
            <text:p/>
            <text:p>Заявки на отримання перепусток можна подавати з 4-го вересня до Центрального управління Військової служби правопорядку.</text:p>
            <text:p/>
            <text:p>“Система перепусток повинна систематично оновлюватися аби ними користувалися лише ті, хто відноситься до підрозділів сектору безпеки та оборони України,  критичної інфраструктури  міста  та органів державної влади. Нагадую, що ці перепустки заборонено розміщувати під склом авто або на іншому видному місці. Вони виключно пред’являються за вимогою правоохоронців чи військових. Згідно процедури, старі перепустки мають бути повернуті до Центрального управління Військової служби правопорядку. Мешканцям та гостям міста Києва нагадую - комендантська година є обов’язковою нормою в умовах воєнного стану. Тож будьте свідомими і не порушуйте правила. ”, - Сергій Попко, начальник КМВА.</text:p>
            <text:p/>
            <text:p>Підписатися    |    Запропонувати новину</text:p>
          </table:table-cell>
          <table:table-cell office:value-type="string" calcext:value-type="string">
            <text:p>['Києві', 'Києва']</text:p>
          </table:table-cell>
          <table:table-cell office:value-type="string" calcext:value-type="string">
            <text:p>uk</text:p>
          </table:table-cell>
          <table:table-cell table:number-columns-repeated="16380"/>
        </table:table-row>
        <table:table-row table:style-name="ro7" table:visibility="filter">
          <table:table-cell office:value-type="float" office:value="50" calcext:value-type="float">
            <text:p>50</text:p>
          </table:table-cell>
          <table:table-cell office:value-type="string" calcext:value-type="string">
            <text:p>Блєдіни :</text:p>
            <text:p/>
            <text:p>Напрямок  руху ракет через Сумщину у напрямку Чернігівщини, вектор може змінюватися.</text:p>
          </table:table-cell>
          <table:table-cell office:value-type="string" calcext:value-type="string">
            <text:p>['Сумщину', 'Чернігівщини']</text:p>
          </table:table-cell>
          <table:table-cell office:value-type="string" calcext:value-type="string">
            <text:p>uk</text:p>
          </table:table-cell>
          <table:table-cell table:number-columns-repeated="16380"/>
        </table:table-row>
        <table:table-row table:style-name="ro4" table:visibility="filter">
          <table:table-cell office:value-type="float" office:value="51" calcext:value-type="float">
            <text:p>51</text:p>
          </table:table-cell>
          <table:table-cell office:value-type="string" calcext:value-type="string">
            <text:p>Інститут МЗС витратить 1,8 млн гривень на міжнародну інфомкампанію про Голодомор.</text:p>
            <text:p/>
            <text:p>⚡️Українські дипломати оголосили тендер на просвітницьку кампанію про Голодомор. </text:p>
            <text:p/>
            <text:p>📆До кінця року переможець торгів має розписати Українському Інституту, що підпорядковується Міністерству закордонних справ, медійну активність з цього приводу.</text:p>
          </table:table-cell>
          <table:table-cell office:value-type="string" calcext:value-type="string">
            <text:p>['Голодомор', 'Голодомор']</text:p>
          </table:table-cell>
          <table:table-cell office:value-type="string" calcext:value-type="string">
            <text:p>uk</text:p>
          </table:table-cell>
          <table:table-cell table:number-columns-repeated="16380"/>
        </table:table-row>
        <table:table-row table:style-name="ro7" table:visibility="filter">
          <table:table-cell office:value-type="float" office:value="52" calcext:value-type="float">
            <text:p>52</text:p>
          </table:table-cell>
          <table:table-cell office:value-type="string" calcext:value-type="string">
            <text:p>"Київ Цифровий" відзначили на престижній американській премії Globee Business Awards. 🏆</text:p>
            <text:p/>
            <text:p>Застосунок отримав нагороду в номінації Achievement of the Year.</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table-cell office:value-type="float" office:value="53" calcext:value-type="float">
            <text:p>53</text:p>
          </table:table-cell>
          <table:table-cell office:value-type="string" calcext:value-type="string">
            <text:p>С 28 августа в Белоцерковской общине алкоголь будут продавать с 9 до 22 часов</text:p>
            <text:p/>
            <text:p>"С 28 августа алкогольные напитки и вещества, произведенные на спиртовой основе будут продавать с 9 до 22 часов в торговых сетях (магазинах) и в общепитах, имеющих лицензию на розничную торговлю алкогольными напитками", - говорится в сообщении.</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12" table:visibility="filter">
          <table:table-cell office:value-type="float" office:value="54" calcext:value-type="float">
            <text:p>54</text:p>
          </table:table-cell>
          <table:table-cell office:value-type="string" calcext:value-type="string">
            <text:p>В Лаврі обирають нового Папу, чи настоятеля?</text:p>
          </table:table-cell>
          <table:table-cell office:value-type="string" calcext:value-type="string">
            <text:p>['Лаврі']</text:p>
          </table:table-cell>
          <table:table-cell office:value-type="string" calcext:value-type="string">
            <text:p>uk</text:p>
          </table:table-cell>
          <table:table-cell table:number-columns-repeated="16380"/>
        </table:table-row>
        <table:table-row table:style-name="ro19" table:visibility="filter">
          <table:table-cell office:value-type="float" office:value="55" calcext:value-type="float">
            <text:p>55</text:p>
          </table:table-cell>
          <table:table-cell office:value-type="string" calcext:value-type="string">
            <text:p>Коломойський прибув в Шевченківський райсуд Києва</text:p>
            <text:p/>
            <text:p>Олігарху сьогодні мають обрати запобіжний захід у справі про шахрайські схеми.</text:p>
            <text:p/>
            <text:p>UPD 18:48 Коломойський каже, що не знає в чому його обвинувачують, а з тим, що встиг прочитати, "не погоджується".</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3" table:visibility="filter">
          <table:table-cell office:value-type="float" office:value="56" calcext:value-type="float">
            <text:p>56</text:p>
          </table:table-cell>
          <table:table-cell office:value-type="string" calcext:value-type="string">
            <text:p>Оболонський суд присудив від 35 тис євро до 350 тисяч євро на кожного потерпілого внаслідок міжнародного злочину російської агресії! Вперше рішення суду прийнятне не тільки проти рф, але й проти її пособника Януковича Віктора Федоровича.</text:p>
            <text:p/>
            <text:p>30 серпня суддя Оболонського районного суду міста Києва Жук М.В. виніс знакове рішення про відшкодування моральної шкоди військовим-добровольцям та ВПО з Луганських та Донецьких областей.</text:p>
            <text:p/>
            <text:p>"Дане судове рішення є прикладом захисту свої прав для всіх потерпілих внаслідок міжнародного злочину російської агресії" - прокоментувала нашому каналу адвокатка позивачів Наталія Целовальніченко</text:p>
            <text:p/>
            <text:p>За словами адвокатки, звернутись з подібним позовом до росії та її пособників може кожен, чиї права порушені внаслідок російської агресії".</text:p>
            <text:p/>
            <text:p>В подальшому планується виконання подібних рішень судів в Україні та закордоном за рахунок російського майна та майна пособників рф.</text:p>
            <text:p/>
            <text:p>👉👉Запропонувати новину👈👈</text:p>
            <text:p/>
            <text:p>Підписатись на Дарниця Livе</text:p>
          </table:table-cell>
          <table:table-cell office:value-type="string" calcext:value-type="string">
            <text:p>['Луганських та Донецьких областей', 'Україні']</text:p>
          </table:table-cell>
          <table:table-cell office:value-type="string" calcext:value-type="string">
            <text:p>uk</text:p>
          </table:table-cell>
          <table:table-cell table:number-columns-repeated="16380"/>
        </table:table-row>
        <table:table-row table:style-name="ro2">
          <table:table-cell office:value-type="float" office:value="57" calcext:value-type="float">
            <text:p>57</text:p>
          </table:table-cell>
          <table:table-cell office:value-type="string" calcext:value-type="string">
            <text:p>Найдена собака &lt;корге&gt; забежала в маршрутку на остановке НАУ. Забрали домой, может кто ищет или узнает. Номер для связи 0631566606</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15" table:visibility="filter">
          <table:table-cell office:value-type="float" office:value="58" calcext:value-type="float">
            <text:p>58</text:p>
          </table:table-cell>
          <table:table-cell office:value-type="string" calcext:value-type="string">
            <text:p>Суд по запобіжному заходу для Коломойського: поки суддя пішов до нарадчої кімнати, журналісти намагаються отримати коментар в олігарха</text:p>
            <text:p/>
            <text:p>Сам Коломойський каже, що коментарів до оголошення рішення давати не буд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4" table:visibility="filter">
          <table:table-cell office:value-type="float" office:value="59" calcext:value-type="float">
            <text:p>59</text:p>
          </table:table-cell>
          <table:table-cell office:value-type="string" calcext:value-type="string">
            <text:p>Кайф!</text:p>
            <text:p/>
            <text:p>Ще б того дурачка який за кермом знімав військового затримали щоб вони один одного на зоні «розважали»</text:p>
            <text:p/>
            <text:p>Момент затримання фітнес качка Роми Заволоки та його розбита морда. </text:p>
            <text:p/>
            <text:p>На полтавського дурачка Романа Заволоку відкрили кримінальне провадження за ознаками частини 2 статті 296 (Хуліганство) ККУ. Наразі вирішується питання щодо повідомлення йому про підозру. Тривають слідчі дії.</text:p>
            <text:p/>
            <text:p>@lossolomas_kyiv</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60" calcext:value-type="float">
            <text:p>60</text:p>
          </table:table-cell>
          <table:table-cell office:value-type="string" calcext:value-type="string">
            <text:p>‼️Київський регіон отримав найскромнішу в країні допомогу від ЄІБ - фінансування на 1 проект. </text:p>
            <text:p/>
            <text:p>Найбільше коштів передадуть до прифронтових Донецької та Херсонської областей, а також Чернігівської.</text:p>
          </table:table-cell>
          <table:table-cell office:value-type="string" calcext:value-type="string">
            <text:p>['Донецької та Херсонської областей', 'Чернігівської.']</text:p>
          </table:table-cell>
          <table:table-cell office:value-type="string" calcext:value-type="string">
            <text:p>uk</text:p>
          </table:table-cell>
          <table:table-cell table:number-columns-repeated="16380"/>
        </table:table-row>
        <table:table-row table:style-name="ro25" table:visibility="filter">
          <table:table-cell office:value-type="float" office:value="61" calcext:value-type="float">
            <text:p>61</text:p>
          </table:table-cell>
          <table:table-cell office:value-type="string" calcext:value-type="string">
            <text:p>Захід сонця в Києві сьогодні неймовірний 😍</text:p>
            <text:p>ㅤ</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6" table:visibility="filter">
          <table:table-cell office:value-type="float" office:value="62" calcext:value-type="float">
            <text:p>62</text:p>
          </table:table-cell>
          <table:table-cell office:value-type="string" calcext:value-type="string">
            <text:p>Ще дві небезпечні знахідки виявили мешканці столиці</text:p>
            <text:p/>
            <text:p>Перша подія сталася на вулиці Академіка Білецького, де патрульних зупинив чоловік та вказав на предмет, схожий на гранату. </text:p>
            <text:p/>
            <text:p>Інша подія відбулася на проспекті Відрадному. Там громадянин побачив підозрілий предмет на звалищі.</text:p>
            <text:p/>
            <text:p>Інспектори одразу ж забезпечили охорону місць події та викликали вибухотехніків.</text:p>
            <text:p/>
            <text:p>Шановні громадяни, ми вкотре нагадуємо, як діяти в таких випадках:</text:p>
            <text:p/>
            <text:p>🔹 у разі виявлення невідомих речей й предметів, у жодному разі не торкайтеся їх. Вони можуть бути вибухонебезпечними;</text:p>
            <text:p>🔸повідомте про знахідку на гарячу лінію 112;</text:p>
            <text:p>🔹 до приїзду поліції не допускайте інших осіб до місця виявлення підозрілих предметів;</text:p>
            <text:p>🔸 негайно припиніть будь-які роботи в районі виявлення вибухонебезпечних предметів.</text:p>
            <text:p/>
            <text:p>Пам’ятайте, що знахідки, схожі на боєприпаси або інші вибухонебезпечні предмети повинні бути знешкоджені лише спеціалістами.</text:p>
            <text:p/>
            <text:p>#ПорядокЦеТи #Kyivpatrol #поліціякиєва</text:p>
          </table:table-cell>
          <table:table-cell office:value-type="string" calcext:value-type="string">
            <text:p>['вулиці Академіка Білецького', 'проспекті Відрадному']</text:p>
          </table:table-cell>
          <table:table-cell office:value-type="string" calcext:value-type="string">
            <text:p>uk</text:p>
          </table:table-cell>
          <table:table-cell table:number-columns-repeated="16380"/>
        </table:table-row>
        <table:table-row table:style-name="ro2" table:visibility="filter">
          <table:table-cell office:value-type="float" office:value="63" calcext:value-type="float">
            <text:p>63</text:p>
          </table:table-cell>
          <table:table-cell office:value-type="string" calcext:value-type="string">
            <text:p>На сонці вже 52 градуси</text:p>
            <text:p/>
            <text:p>Хуйовий Київ | 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7" table:visibility="filter">
          <table:table-cell office:value-type="float" office:value="64" calcext:value-type="float">
            <text:p>64</text:p>
          </table:table-cell>
          <table:table-cell office:value-type="string" calcext:value-type="string">
            <text:p>💥🚚На в’їзді до Києва з боку Житомира вантажівка протаранила блокпост.</text:p>
            <text:p/>
            <text:p>У Святошинському районі Києва сьогодні, 2 вересня, на Житомирському шосе водій вантажівки не впорався з керуванням та протаранив блокпост.</text:p>
            <text:p/>
            <text:p>🧱 Бетонні блоки споруди розкидало по проїжджій частині, що ускладнило рух. Наслідки ДТП ліквідували рятувальники КАРС “Київська служба порятунку”.</text:p>
          </table:table-cell>
          <table:table-cell office:value-type="string" calcext:value-type="string">
            <text:p>['Києва', 'Житомира', 'Святошинському районі Києва', 'Житомирському шосе']</text:p>
          </table:table-cell>
          <table:table-cell office:value-type="string" calcext:value-type="string">
            <text:p>uk</text:p>
          </table:table-cell>
          <table:table-cell table:number-columns-repeated="16380"/>
        </table:table-row>
        <table:table-row table:style-name="ro7" table:visibility="filter">
          <table:table-cell office:value-type="float" office:value="65" calcext:value-type="float">
            <text:p>65</text:p>
          </table:table-cell>
          <table:table-cell office:value-type="string" calcext:value-type="string">
            <text:p>Завтра перше вересня! Батьки тримайтесь 😅 </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7" table:visibility="filter">
          <table:table-cell office:value-type="float" office:value="66" calcext:value-type="float">
            <text:p>66</text:p>
          </table:table-cell>
          <table:table-cell office:value-type="string" calcext:value-type="string">
            <text:p>Протягом минулої доби на фронті відбулось 30 бойових зіткнень, – Генштаб ЗСУ.</text:p>
            <text:p/>
            <text:p>▪️Розпочався 557-й день широкомасштабної збройної агресії російської федерації. </text:p>
            <text:p/>
            <text:p>▪️Протягом доби відбулось 30 бойових зіткнень, противник вів безуспішні наступальні на Лиманському, Авдіївському та Мар’їнському напрямках. </text:p>
            <text:p/>
            <text:p>▪️Продовжується наступ українських військ на Мелітопольському напрямку. </text:p>
            <text:p/>
            <text:p>▪️Наша авіація за добу завдала 10 ударів по районам зосередження ворога та 3 – по ЗРК противника. Артилеристи уразили 6 районів зосередження окупантів, 12 артзасобів, 2 склади боєприпасів, 2 пункти управління та 1 ЗРК противника.</text:p>
          </table:table-cell>
          <table:table-cell office:value-type="string" calcext:value-type="string">
            <text:p>['Лиманському', 'Авдіївському', 'Мелітопольському напрямку']</text:p>
          </table:table-cell>
          <table:table-cell office:value-type="string" calcext:value-type="string">
            <text:p>uk</text:p>
          </table:table-cell>
          <table:table-cell table:number-columns-repeated="16380"/>
        </table:table-row>
        <table:table-row table:style-name="ro2" table:visibility="filter">
          <table:table-cell office:value-type="float" office:value="67" calcext:value-type="float">
            <text:p>67</text:p>
          </table:table-cell>
          <table:table-cell office:value-type="string" calcext:value-type="string">
            <text:p>русня ниє 😀</text:p>
            <text:p/>
            <text:p>@lossolomas_kyiv</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8" table:visibility="filter">
          <table:table-cell office:value-type="float" office:value="68" calcext:value-type="float">
            <text:p>68</text:p>
          </table:table-cell>
          <table:table-cell office:value-type="string" calcext:value-type="string">
            <text:p>​​Вимагали гроші з підприємців та підпалювали їхнє майно - перед судом постануть 6 учасників злочинної організації</text:p>
            <text:p> </text:p>
            <text:p>За процесуального керівництва Київської міської прокуратури завершено досудове розслідування та скеровано на розгляд суду обвинувальний акт у кримінальному провадженні щодо організатора та 5 членів злочинної організації «Лєшего» (ч. 5 ст. 255, ч. 2 ст. 255, ч. 4 ст. 28 ч. 4 ст. 189, ч. 4 ст. 28 ч. 2 ст. 194, ч. 3 ст. 362 КК України).</text:p>
            <text:p> </text:p>
            <text:p>Згідно з матеріалами слідства, учасники злочинної організації вимагали гроші з місцевих підприємців, а в разі відмови застосовували психологічний тиск, насилля, знищували майно та погрожували фізичною розправою.</text:p>
            <text:p> </text:p>
            <text:p>Організатор угруповання на прізвисько «Лєший» перебуває у статусі суб’єкта підвищеного злочинного впливу. </text:p>
            <text:p> </text:p>
            <text:p>Також до складу злочинної організації входило двоє російських громадян, один з яких перебуває під санкціями РНБО, та ще троє активних учасників. </text:p>
            <text:p> </text:p>
            <text:p>З метою вимагання у підприємця 70 тис доларів США учасники злочинної організації упродовж серпня – вересня 2021 року вчинили три підпали майна, що належить родині потерпілого, зокрема, автомобіля «Toyota Land Cruiser 200», ресторану та приміщення магазину, що здавалося в оренду.</text:p>
            <text:p> </text:p>
            <text:p>Організатору злочинної організації загрожує покарання до 15 років позбавлення волі з конфіскацією майна, членам злочинної організації – до 12 років позбавлення волі з конфіскацією майна.</text:p>
            <text:p> </text:p>
            <text:p>Викриття протиправної діяльності здійснювалося прокурорами спільно зі слідчими слідчого управління ГУ НП у місті Києві за оперативного супроводження СБ України.</text:p>
            <text:p> </text:p>
            <text:p>Примітка: відповідно до ч.1 ст. 62 Конституції України особа вважається невинуватою у вчиненні злочину і не може бути піддана кримінальному покаранню, доки її вину не буде доведено в законному порядку і встановлено обвинувальним вироком суду.</text:p>
            <text:p> </text:p>
            <text:p>Пресслужба Київської міської прокуратури</text:p>
            <text:p/>
            <text:p>👉👉Запропонувати новину👈👈</text:p>
            <text:p/>
            <text:p>Підписатись на Дарниця Livе</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6" table:visibility="filter">
          <table:table-cell office:value-type="float" office:value="69" calcext:value-type="float">
            <text:p>69</text:p>
          </table:table-cell>
          <table:table-cell office:value-type="string" calcext:value-type="string">
            <text:p>Навіть супергероям потрібна допомога🦇 </text:p>
            <text:p/>
            <text:p>Київські правоохоронці врятували «Бетмена», який намагався переплисти Дніпро. Чоловік вирішив дістатися іншого берега, для антуражу навіть одягнув маску. Втім течія виявилася все одно йому не під силу. </text:p>
            <text:p/>
            <text:p>На щастя, потерпілого помітив очевидець та звернувся по допомогу. Особу «Бетмена» викрили, коли дістали з води. Ним виявився 28-річний іноземець.</text:p>
            <text:p/>
            <text:p>🔷 Підписатися на Telegram | Instagram | Facebook | TikTok</text:p>
          </table:table-cell>
          <table:table-cell office:value-type="string" calcext:value-type="string">
            <text:p>['Дніпро']</text:p>
          </table:table-cell>
          <table:table-cell office:value-type="string" calcext:value-type="string">
            <text:p>uk</text:p>
          </table:table-cell>
          <table:table-cell table:number-columns-repeated="16380"/>
        </table:table-row>
        <table:table-row table:style-name="ro29" table:visibility="filter">
          <table:table-cell office:value-type="float" office:value="70" calcext:value-type="float">
            <text:p>70</text:p>
          </table:table-cell>
          <table:table-cell office:value-type="string" calcext:value-type="string">
            <text:p>⚡️Сьогодні день народження у КРЕЩАТИК 36 🎉</text:p>
            <text:p/>
            <text:p>Нам сьогодні, 31.08.2023, виповнюється рівно 3 роки🍾🎊</text:p>
            <text:p/>
            <text:p>Кожен день наша команда робить так, щоб вам було цікаво і корисно прожити цей день, розказує хто насправді керує Києвом, хто і як заробляє на міському бюджеті, даруємо аналітику комісій, сесій, розповідаємо про земельний дерибан, про смотрящих, еліту і бюджет, розкриваємо схеми і таємне життя посадовців в імʼя правди і справедливості.</text:p>
            <text:p/>
            <text:p>Ми любимо наш Київ, знаємо кожен закуток на Хрещатику 36 та говоримо те, про що всі мовчать.</text:p>
            <text:p/>
            <text:p>Шановні кияни, прихильники, будемо вдячні в честь подарунку до нашого дня народження зробити репост, чи написати про нас відзив-привітання у своєму пості в Фейсбук, Інстаграм, Тік Ток, або Телеграм - поставивши тег #телеграмканалкрещатик36 та посилання https://t.me/khreschatyk36. Потім кидайте посилання на свій пост, або його скріншот нам на пошту khreschatyk36@protonmail.com і ми опублікуємо Ваші добрі чи не дуже слова, а також через надійного та кмітливого посередника передамо символічний презент🥳</text:p>
            <text:p/>
            <text:p>P.S. Запропоновані листівки можете використовувати для своїх постів, чи робіть свої, бажано смішніші😅</text:p>
            <text:p/>
            <text:p>І цей, можете задонатити для ЗСУ на того, кому довіряєте🇺🇦</text:p>
            <text:p/>
            <text:p>І підписуйтесь, хто ще цього не зробив:</text:p>
            <text:p>@khreschatyk36</text:p>
          </table:table-cell>
          <table:table-cell office:value-type="string" calcext:value-type="string">
            <text:p>['Києвом', 'Київ', 'Хрещатику 36']</text:p>
          </table:table-cell>
          <table:table-cell office:value-type="string" calcext:value-type="string">
            <text:p>uk</text:p>
          </table:table-cell>
          <table:table-cell table:number-columns-repeated="16380"/>
        </table:table-row>
        <table:table-row table:style-name="ro22" table:visibility="filter">
          <table:table-cell office:value-type="float" office:value="71" calcext:value-type="float">
            <text:p>71</text:p>
          </table:table-cell>
          <table:table-cell office:value-type="string" calcext:value-type="string">
            <text:p>Суд обрав запобіжний захід Коломойському, захист вносити заставу не планує, - ЗМІ.</text:p>
            <text:p/>
            <text:p>⚖У Києві вчора, 2 вересня, Шевченківський районний суд обрав запобіжний захід Ігорю Коломойському, якого звинувачують у шахрайстві та відмиванні грошей. </text:p>
            <text:p/>
            <text:p>💥Олігарху визначено тримання під вартою з можливістю внесення застави в розмірі понад 500 млн гривень. Захист заявив, що Коломойський не буде вносити заставу та подаватиме апеляцію.</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15" table:visibility="filter">
          <table:table-cell office:value-type="float" office:value="72" calcext:value-type="float">
            <text:p>72</text:p>
          </table:table-cell>
          <table:table-cell office:value-type="string" calcext:value-type="string">
            <text:p>🚗За дрифт хочуть штрафувати на 8500 грн</text:p>
            <text:p/>
            <text:p>Законопроєкт № 9642, який оприлюднили на сайті Верховної Ради, передбачає, що за перше порушення  штраф - 8 500 грн, за повторне - 17 000 грн, також позбавлять права керувати автівкою строком до одного рок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0" table:visibility="filter">
          <table:table-cell office:value-type="float" office:value="73" calcext:value-type="float">
            <text:p>73</text:p>
          </table:table-cell>
          <table:table-cell office:value-type="string" calcext:value-type="string">
            <text:p>☢️Радіаційний фон (мкР/год) по Київщині станом на 9 год 30 серпня:</text:p>
            <text:p/>
            <text:p>Чорнобиль - 19</text:p>
            <text:p>Київ - 12</text:p>
            <text:p>Тетерів - 8</text:p>
            <text:p>Фастів - 12</text:p>
            <text:p>Біла Церква - 14</text:p>
            <text:p>Миронівка - 12</text:p>
            <text:p>Бориспіль - 12</text:p>
            <text:p>Яготин - 9</text:p>
            <text:p>Баришівка – 9</text:p>
            <text:p/>
            <text:p>Всі показники у межах норми ✅</text:p>
            <text:p/>
            <text:p>ℹ️ Нагадуємо, що допустиме значення рівня радіаційного фону до 25 мкР/год</text:p>
            <text:p/>
            <text:p>Сайт💧Instagram💧Facebook💧YouTube</text:p>
          </table:table-cell>
          <table:table-cell office:value-type="string" calcext:value-type="string">
            <text:p>['Київщині', 'Чорнобиль', 'Київ', 'Тетерів', 'Фастів', 'Біла Церква', 'Миронівка', 'Бориспіль', 'Яготин', 'Баришівка']</text:p>
          </table:table-cell>
          <table:table-cell office:value-type="string" calcext:value-type="string">
            <text:p>uk</text:p>
          </table:table-cell>
          <table:table-cell table:number-columns-repeated="16380"/>
        </table:table-row>
        <table:table-row table:style-name="ro25" table:visibility="filter">
          <table:table-cell office:value-type="float" office:value="74" calcext:value-type="float">
            <text:p>74</text:p>
          </table:table-cell>
          <table:table-cell office:value-type="string" calcext:value-type="string">
            <text:p>Триває ліквідація наслідків атаки ракет у Києві</text:p>
            <text:p>ㅤ</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5" table:visibility="filter">
          <table:table-cell office:value-type="float" office:value="75" calcext:value-type="float">
            <text:p>75</text:p>
          </table:table-cell>
          <table:table-cell office:value-type="string" calcext:value-type="string">
            <text:p>На Подолі підприємці намагалися надбудувати два поверхи до садиби-памʼятки архітектури 19 століття. ⚒</text:p>
            <text:p/>
            <text:p>Наразі роботи вдалося призупинити. Активісти вже підготували звернення до правоохоронців.</text:p>
          </table:table-cell>
          <table:table-cell office:value-type="string" calcext:value-type="string">
            <text:p>['Подолі']</text:p>
          </table:table-cell>
          <table:table-cell office:value-type="string" calcext:value-type="string">
            <text:p>uk</text:p>
          </table:table-cell>
          <table:table-cell table:number-columns-repeated="16380"/>
        </table:table-row>
        <table:table-row table:style-name="ro5" table:visibility="filter">
          <table:table-cell office:value-type="float" office:value="76" calcext:value-type="float">
            <text:p>76</text:p>
          </table:table-cell>
          <table:table-cell office:value-type="string" calcext:value-type="string">
            <text:p>📍Феодосія. </text:p>
            <text:p/>
            <text:p>Кажуть, що пролетіли 3 ракети, аксьонов каже про одну збиту.</text:p>
            <text:p/>
            <text:p>Тоді де ж ще 2?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77" calcext:value-type="float">
            <text:p>77</text:p>
          </table:table-cell>
          <table:table-cell office:value-type="string" calcext:value-type="string">
            <text:p>Нарешті!</text:p>
            <text:p>Коли пішло похолодання хтось схаменувся і дав команду поливати кущі і дерева. Це між будинками №16, 18, 20 по проспекту Володимира Івасюка.</text:p>
            <text:p/>
            <text:p>Також нас доповнюють оболонці, що поливають і по вул. Л.Лукʼяненка, 13. Поливають парк у внутрішньому дворі вже протягом трьох днів. Приїжджає цистерна прицепом.</text:p>
            <text:p/>
            <text:p>Це все добрі справи заради екології і збереження благоустрою👏</text:p>
            <text:p/>
            <text:p>Життя🫶Оболонь</text:p>
          </table:table-cell>
          <table:table-cell office:value-type="string" calcext:value-type="string">
            <text:p>['проспекту Володимира Івасюка', 'вул. Л.Лукʼяненка, 13']</text:p>
          </table:table-cell>
          <table:table-cell office:value-type="string" calcext:value-type="string">
            <text:p>uk</text:p>
          </table:table-cell>
          <table:table-cell table:number-columns-repeated="16380"/>
        </table:table-row>
        <table:table-row table:style-name="ro27" table:visibility="filter">
          <table:table-cell office:value-type="float" office:value="78" calcext:value-type="float">
            <text:p>78</text:p>
          </table:table-cell>
          <table:table-cell office:value-type="string" calcext:value-type="string">
            <text:p>Дівчинку зі складним онкологічним захворюванням кісток врятували в Охматдиті</text:p>
            <text:p/>
            <text:p>9 річна Стася — надзвичайно смілива та сильна пацієнтка Охматдиту. У неї остеосаркома — злоякісна пухлина, що походить з кісткової тканини. Почалося все з того, що дитина скаржилась на біль у плечовій кістці. Родина звернулася до спеціалістів. Стасі провели 7-годинну операцію, під час якої замінили уражену кістку здоровою та відновили кровопостачання. Дівчинку вже перевели у відділення, де вона знаходиться поряд із мамою і грається улюбленими іграшками.</text:p>
            <text:p/>
            <text:p>У відділенні мікрохірургії НДСЛ Охматдит провели вже 19 подібних операцій, та наші спеціалісти не планують на цьому зупинятися.</text:p>
            <text:p/>
            <text:p>🔷 Підписатися на Telegram | Instagram | Facebook | TikTok</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 table:visibility="filter">
          <table:table-cell office:value-type="float" office:value="79" calcext:value-type="float">
            <text:p>79</text:p>
          </table:table-cell>
          <table:table-cell office:value-type="string" calcext:value-type="string">
            <text:p>На в’їздах у Велику Димерку змонтують систему відеоспостереження.</text:p>
            <text:p/>
            <text:p>📹КЗ “Муніципальний центр безпеки” планує до кінця листопада встановити системи відеоспостереження на в’їздах та окремих вулицях на території селища міського типу Велика Димерка, що на Броварщині.</text:p>
            <text:p/>
            <text:p>💰На камери хочуть витратити майже 2,1 млн гривень.</text:p>
          </table:table-cell>
          <table:table-cell office:value-type="string" calcext:value-type="string">
            <text:p>['Велику Димерку', 'Велика Димерка', 'Броварщині']</text:p>
          </table:table-cell>
          <table:table-cell office:value-type="string" calcext:value-type="string">
            <text:p>uk</text:p>
          </table:table-cell>
          <table:table-cell table:number-columns-repeated="16380"/>
        </table:table-row>
        <table:table-row table:style-name="ro24" table:visibility="filter">
          <table:table-cell office:value-type="float" office:value="80" calcext:value-type="float">
            <text:p>80</text:p>
          </table:table-cell>
          <table:table-cell office:value-type="string" calcext:value-type="string">
            <text:p>Сьогодні в Україні - День пам'яті захисників, які загинули в боротьбі за незалежність, суверенітет і територіальну цілісність нашої країни💔💔💔</text:p>
            <text:p/>
            <text:p>Напевне вже у кожного є родич, друг, знайомий або сусід, який загинув під час оборони нашої держави... </text:p>
            <text:p/>
            <text:p>Пам'ятаємо і дякуємо, що віддали найдорожче!</text:p>
            <text:p/>
            <text:p>Герої не вмирають 🇺🇦</text:p>
            <text:p/>
            <text:p>👉👉Запропонувати новину👈👈</text:p>
            <text:p/>
            <text:p>Підписатись на Дарниця Livе</text:p>
          </table:table-cell>
          <table:table-cell office:value-type="string" calcext:value-type="string">
            <text:p>['Україні']</text:p>
          </table:table-cell>
          <table:table-cell office:value-type="string" calcext:value-type="string">
            <text:p>uk</text:p>
          </table:table-cell>
          <table:table-cell table:number-columns-repeated="16380"/>
        </table:table-row>
        <table:table-row table:style-name="ro4" table:visibility="filter">
          <table:table-cell office:value-type="float" office:value="81" calcext:value-type="float">
            <text:p>81</text:p>
          </table:table-cell>
          <table:table-cell office:value-type="string" calcext:value-type="string">
            <text:p>🥵Спека побила темпертурний рекорд у Києві</text:p>
            <text:p/>
            <text:p>Вчора денний максимум сягнув +35,9°. Сьогодні в столиці очікується +31°, а вже з четверга температура піде на спад.</text:p>
            <text:p/>
            <text:p>Ви як рятуєтесь від спеки?</text:p>
            <text:p/>
            <text:p>Київ — пряма трансляція 👈</text:p>
            <text:p>Надіслати новину</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4" table:visibility="filter">
          <table:table-cell office:value-type="float" office:value="82" calcext:value-type="float">
            <text:p>82</text:p>
          </table:table-cell>
          <table:table-cell office:value-type="string" calcext:value-type="string">
            <text:p>Друзі, щодня цікавимося та знайомимо вас з актуальними цінами на пальне серед національних мереж АЗК. Сьогодні ціни на пальне такі.</text:p>
            <text:p>  </text:p>
            <text:p>Станом на зараз найкраща ціна:</text:p>
            <text:p>UPG: ГАЗ — 23.10грн, ДП — 51.60грн, А-95 — 52.70грн, А-95+ — 55.00грн, A-100 — 60.90грн</text:p>
            <text:p/>
            <text:p>Пошук по каналу: #ціниАЗК</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83" calcext:value-type="float">
            <text:p>83</text:p>
          </table:table-cell>
          <table:table-cell office:value-type="string" calcext:value-type="string">
            <text:p>На відео не видно, але під час мого питання про Жилянську Непоп галопом втік із зали) дуже кумедно було </text:p>
            <text:p/>
            <text:p>@semenovatut</text:p>
          </table:table-cell>
          <table:table-cell office:value-type="string" calcext:value-type="string">
            <text:p>['Жилянську Непоп']</text:p>
          </table:table-cell>
          <table:table-cell office:value-type="string" calcext:value-type="string">
            <text:p>uk</text:p>
          </table:table-cell>
          <table:table-cell table:number-columns-repeated="16380"/>
        </table:table-row>
        <table:table-row table:style-name="ro4">
          <table:table-cell office:value-type="float" office:value="84" calcext:value-type="float">
            <text:p>84</text:p>
          </table:table-cell>
          <table:table-cell office:value-type="string" calcext:value-type="string">
            <text:p>Так подготовили укрытие к 1 сентября в Национальном авиационном университете </text:p>
            <text:p/>
            <text:p>По словам депутата Киевсовета Семеновой, там живут бездомные, а вчера там случился пожар.</text:p>
            <text:p/>
            <text:p>В комментариях, отвечая на вопросы читателей, депутат также отметила, что у НАУ есть охрана, которая могла бы следить за использованием укрытия по назначению.</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6" table:visibility="filter">
          <table:table-cell office:value-type="float" office:value="85" calcext:value-type="float">
            <text:p>85</text:p>
          </table:table-cell>
          <table:table-cell office:value-type="string" calcext:value-type="string">
            <text:p>На Андріївському узвозі зупинили розбір історичного будинку</text:p>
            <text:p/>
            <text:p>Вчора там почали розбирати старовинний будинок Всеволода Тарнавського. Щоб зупинити ці роботи, заступник голови Департаменту охорони культурної спадщини КМДА склав відповідні звернення до Нацполіції. </text:p>
            <text:p/>
            <text:p>Керівництво департаменту врешті-решт видало припис щодо зупинення незаконних робіт на Андріївському узвозі, 26.</text:p>
            <text:p/>
            <text:p>Нагадаємо, що це вже не перша спроба розібрати будинок Тарнавського. Першу вдалося зупинити ще у вересні 2022 року.</text:p>
          </table:table-cell>
          <table:table-cell office:value-type="string" calcext:value-type="string">
            <text:p>['Андріївському узвозі', 'Андріївському узвозі, 26']</text:p>
          </table:table-cell>
          <table:table-cell office:value-type="string" calcext:value-type="string">
            <text:p>uk</text:p>
          </table:table-cell>
          <table:table-cell table:number-columns-repeated="16380"/>
        </table:table-row>
        <table:table-row table:style-name="ro9" table:visibility="filter">
          <table:table-cell office:value-type="float" office:value="86" calcext:value-type="float">
            <text:p>86</text:p>
          </table:table-cell>
          <table:table-cell office:value-type="string" calcext:value-type="string">
            <text:p>⚡️Пожежно-рятувальні служби гасять  пожежу в Дарницькому районі, де палає після падіння уламків на дах торгового приміщення. </text:p>
            <text:p>Та в Шевченківському районі, де виникло загоряння в адмінбудівлі. - Віталій Кличко. </text:p>
            <text:p/>
            <text:p/>
            <text:p>  Надіслати новину</text:p>
          </table:table-cell>
          <table:table-cell office:value-type="string" calcext:value-type="string">
            <text:p>['Дарницькому районі', 'Шевченківському районі']</text:p>
          </table:table-cell>
          <table:table-cell office:value-type="string" calcext:value-type="string">
            <text:p>uk</text:p>
          </table:table-cell>
          <table:table-cell table:number-columns-repeated="16380"/>
        </table:table-row>
        <table:table-row table:style-name="ro15" table:visibility="filter">
          <table:table-cell office:value-type="float" office:value="87" calcext:value-type="float">
            <text:p>87</text:p>
          </table:table-cell>
          <table:table-cell office:value-type="string" calcext:value-type="string">
            <text:p>Це вже другий підпал будівлі. Перший трапився ще восени 2021 р. Тоді міська рада пропонувала розірвати договір оренди із недобросовісним орендарем. Однак, далі проекту рішення ця ідея, на жаль, так і не зайшла. Як наслідок - сьогодні історичний будинок палає вже вдруге. На його місці планую спорудити ЖК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0" table:visibility="filter">
          <table:table-cell office:value-type="float" office:value="88" calcext:value-type="float">
            <text:p>88</text:p>
          </table:table-cell>
          <table:table-cell office:value-type="string" calcext:value-type="string">
            <text:p>Переяславський центр зв’язку ДСНС витратить 55,5 млн гривень на планшети.</text:p>
            <text:p/>
            <text:p>📱Центр зв’язку та управління Державної служби з надзвичайних ситуацій (ДСНС) планує до кінця вересня придбати 2 тис. планшетів, на які хочуть витратити 55,5 млн гривень. </text:p>
            <text:p/>
            <text:p>🗣Однак, громадяни звернулися до Держаудитслужби з вимогою припинити дану закупівлю, аргументуючи це тим, що “кошти повинні йти на обороноздатність країни”. </text:p>
            <text:p/>
            <text:p>💬“Вимагаю зупинити цей кримінал під час війни. Кошти повинні йти на обороноздатність країни. Це гроші платників податків, зокрема мої. Вимагаю зупинити процедуру та перенаправити на військові цілі, закупівлю засобів захисту, медичних засобів для потреб ЗСУ. Витрата недоцільна, нелогічна, некритична, нераціональна, неліквідна, та антидержавницька і протиукраїнська. Неприпустимі витрати під час війни”, – йдеться в повідомленні.</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89" calcext:value-type="float">
            <text:p>89</text:p>
          </table:table-cell>
          <table:table-cell office:value-type="string" calcext:value-type="string">
            <text:p>Нас теж цікавить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0" table:visibility="filter">
          <table:table-cell office:value-type="float" office:value="90" calcext:value-type="float">
            <text:p>90</text:p>
          </table:table-cell>
          <table:table-cell office:value-type="string" calcext:value-type="string">
            <text:p>Друзі!</text:p>
            <text:p/>
            <text:p>Нагадуємо, що сьогодні о 14:00 у Київському апеляційному суді відбудеться розгляд апеляційної скарги адвокатів трьох обвинувачених у вбивстві Олексія Щербини - добровольця та батька двох дітей, якого застрелили у дворі власного будинку.</text:p>
            <text:p/>
            <text:p>Минулий раз Голосіївський суд за допомогою Голосіївської прокуратури випустив двох співучасників вбивства під заставу у 20 тисяч доларів США.</text:p>
            <text:p/>
            <text:p>Саме так суд і прокуратура оцінила вартість життя наших Захисників.</text:p>
            <text:p/>
            <text:p>За інформацією від ЗМІ, щонайменше один з обвинувачених вже на свободі.</text:p>
            <text:p/>
            <text:p>Очікуємо сьогодні справедливого та адекватного рішення від апеляційного суд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 table:visibility="filter">
          <table:table-cell office:value-type="float" office:value="91" calcext:value-type="float">
            <text:p>91</text:p>
          </table:table-cell>
          <table:table-cell office:value-type="string" calcext:value-type="string">
            <text:p>В Ірпені через капремонт дороги перекриють частину Гостомельського шосе.</text:p>
            <text:p/>
            <text:p>Починаючи з наступного тижня в Ірпені на Київщині розпочнуть капремонт дороги від перехрестя вулиць Котляревського та Северинівської до Гостомеля.</text:p>
            <text:p/>
            <text:p>🚨У зв’язку з цим 6 вересня на ділянці, де вестимуться роботи, повністю перекриють Гостомельське шосе.</text:p>
          </table:table-cell>
          <table:table-cell office:value-type="string" calcext:value-type="string">
            <text:p>['Ірпені', 'Гостомельського шосе', 'Ірпені', 'Київщині', 'Котляревського', 'Гостомеля', 'Гостомельське шосе']</text:p>
          </table:table-cell>
          <table:table-cell office:value-type="string" calcext:value-type="string">
            <text:p>uk</text:p>
          </table:table-cell>
          <table:table-cell table:number-columns-repeated="16380"/>
        </table:table-row>
        <table:table-row table:style-name="ro15" table:visibility="filter">
          <table:table-cell office:value-type="float" office:value="92" calcext:value-type="float">
            <text:p>92</text:p>
          </table:table-cell>
          <table:table-cell office:value-type="string" calcext:value-type="string">
            <text:p>🚀Україна модифікувала протикорабельні ракети «Нептун» для ураження наземних цілей</text:p>
            <text:p/>
            <text:p>Вони зможуть долітати до москви та інших віддалених точок рф, повідомляють у The War Zone з посиланням на представника Міноборони Україн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 table:visibility="filter">
          <table:table-cell office:value-type="float" office:value="93" calcext:value-type="float">
            <text:p>93</text:p>
          </table:table-cell>
          <table:table-cell office:value-type="string" calcext:value-type="string">
            <text:p>До Києва з усієї України приїхали діти з рідкісним захворюванням</text:p>
            <text:p/>
            <text:p>Вона зустрічається 1 на 10 000 населення й належить до орфанних захворювань. Призводить до проблем із диханням, що викликає гіпоксію головного мозку. Усе це м’язова дистрофія Дюшена. </text:p>
            <text:p/>
            <text:p>На днях 13 дітей із цією підступною хворобою приїхали до Охматдиту, де пройшли повне обстеження й навчились користуватись апаратами вентиляції легень у домашніх умовах. Застосування технології неінвазивної вентиляції відбувається в період нічного сну пацієнта та забезпечує безперервний потік повітря дитині. </text:p>
            <text:p/>
            <text:p>В Охматдиті лікарі поділились знаннями й досвідом використання НІВЛ з іншими спеціалістами українських лікарень. На заході було заплановано придбати 100 апаратів. Вони можуть продовжити життя пацієнта на 15 років. </text:p>
            <text:p/>
            <text:p>🔷 Підписатися на Telegram | Instagram | Facebook | TikTok</text:p>
          </table:table-cell>
          <table:table-cell office:value-type="string" calcext:value-type="string">
            <text:p>['Києва', 'України', 'Охматдиту', 'Охматдиті']</text:p>
          </table:table-cell>
          <table:table-cell office:value-type="string" calcext:value-type="string">
            <text:p>uk</text:p>
          </table:table-cell>
          <table:table-cell table:number-columns-repeated="16380"/>
        </table:table-row>
        <table:table-row table:style-name="ro18">
          <table:table-cell office:value-type="float" office:value="94" calcext:value-type="float">
            <text:p>94</text:p>
          </table:table-cell>
          <table:table-cell office:value-type="string" calcext:value-type="string">
            <text:p>На днях наши бойцы из ЗРК "Стингер" сбили крылатую ракету на Киевщине</text:p>
          </table:table-cell>
          <table:table-cell office:value-type="string" calcext:value-type="string">
            <text:p>['Киевщине']</text:p>
          </table:table-cell>
          <table:table-cell office:value-type="string" calcext:value-type="string">
            <text:p>ru</text:p>
          </table:table-cell>
          <table:table-cell table:number-columns-repeated="16380"/>
        </table:table-row>
        <table:table-row table:style-name="ro31" table:visibility="filter">
          <table:table-cell office:value-type="float" office:value="95" calcext:value-type="float">
            <text:p>95</text:p>
          </table:table-cell>
          <table:table-cell office:value-type="string" calcext:value-type="string">
            <text:p>​➡️ ДРУГА ХВИЛЯ ВСТУПУ! </text:p>
            <text:p/>
            <text:p>Київський університет культури продовжує набір!</text:p>
            <text:p/>
            <text:p>Вступ за 2 години!</text:p>
            <text:p/>
            <text:p>✅ Є вступ - БЕЗ ІСПИТІВ, НМТ і ЗНО!</text:p>
            <text:p>✅ ДЕННА, заочна та ДИСТАНЦІЙНА форми навчання!</text:p>
            <text:p>✅ Є вступ в АСПІРАНТУРУ </text:p>
            <text:p>✅ МОЖЛИВІСТЬ ВСТУПИТИ НА ОСНОВІ ДИПЛОМІВ БАКАЛАВРА/МАГІСТРА/СПЕЦІАЛІСТА БЕЗ іспитів</text:p>
            <text:p>✅ Навчатись на денній формі можна в онлайн-форматі </text:p>
            <text:p>✅ Диплом європейського зразка </text:p>
            <text:p>✅ Стажування і практика з 1 курсу</text:p>
            <text:p>✅ Перший семестр - БЕЗКОШТОВНИЙ!</text:p>
            <text:p>✅ Помісячна оплата  </text:p>
            <text:p>✅ Перша та друга вища освіта!</text:p>
            <text:p>✅ Переведення та поновлення з інших ЗВО</text:p>
            <text:p>✅ Дистанційний вступ і подача документів з будь-якої точки світу!  </text:p>
            <text:p/>
            <text:p>⚡️ НАВЧАЙСЯ І ПРАЦЮЙ ОДНОЧАСНО!</text:p>
            <text:p/>
            <text:p>ПРОФЕСІЇ МАЙБУТНЬОГО, ЯКІ НЕ ЗАМІНИТЬ ШТУЧНИЙ ІНТЕЛЕКТ!</text:p>
            <text:p/>
            <text:p>⭐️ Вступ БЕЗ НМТ і ЗНО:</text:p>
            <text:p/>
            <text:p>🔹 Режисер естради та шоу   </text:p>
            <text:p>🔸 Актор театру та кіно </text:p>
            <text:p>🔹 Режисер театру та кіно </text:p>
            <text:p>🔸 Режисер event – проєктів, сценарист </text:p>
            <text:p>🔹 Режисер фешн і шоу-бізнесу </text:p>
            <text:p>🔸 Дизайнер одягу, імідж-стиліст </text:p>
            <text:p>🔹 Тележурналістика та новітні медіакомунікації </text:p>
            <text:p>🔸 Графічний дизайн і реклама </text:p>
            <text:p>🔹 Дизайн інтерʼєру (середовища)</text:p>
            <text:p>🔸 Теле-, радіожурналіст, диктор та ведучий телерадіопрограм  </text:p>
            <text:p>🔹 Режисер кіно і телебачення, медіа-продюсер  </text:p>
            <text:p>🔸 Звукорежисер, саундпродюсер, бітмейкер та аранжувальник </text:p>
            <text:p>🔹 Оператор кіно і телебачення, оператор екшн-зйомок  </text:p>
            <text:p>🔸 Актор кіно, телебачення та телемюзиклів  </text:p>
            <text:p>🔹 Фотохудожник-рекламіст  </text:p>
            <text:p>🔸 Балетмейстер сучасної хореографії </text:p>
            <text:p>🔹 Артист-вокаліст естрадного співу </text:p>
            <text:p/>
            <text:p>⭐️ Вступ за результатами НМТ і ЗНО:</text:p>
            <text:p/>
            <text:p>🔹 Журналістика, зв’язки з громадськістю та реклама</text:p>
            <text:p>🔸 Інтернет-журналістика та блогінг</text:p>
            <text:p>🔹 Медіакомунікації та Digital-Production</text:p>
            <text:p>🔸 SMM-менеджмент та інтернет-маркетинг</text:p>
            <text:p>🔹 Інформаційні технології та менеджмент веб-проєктів (комп’ютерні науки)</text:p>
            <text:p>🔸 Міжнародні відносини</text:p>
            <text:p>🔹 Івент-менеджер </text:p>
            <text:p>🔸 Менеджер шоу-бізнесу, продюсер</text:p>
            <text:p>🔹 Менеджер фешн-бізнесу</text:p>
            <text:p>🔸 Менеджер індустрії моди</text:p>
            <text:p>🔹 Дизайнер стилю та аксесуарів</text:p>
            <text:p>🔸 Дизайнер зачісок</text:p>
            <text:p>🔹 Готельно-ресторанна справа</text:p>
            <text:p>🔸 Міжнародний туризм</text:p>
            <text:p>🔹 Менеджмент готельно-ресторанного і туристичного бізнесу</text:p>
            <text:p/>
            <text:p>Зареєструйся і отримай детальну консультацію ⬇⬇⬇</text:p>
            <text:p>РЕЄСТРАЦІЯ </text:p>
            <text:p>РЕЄСТРАЦІЯ</text:p>
            <text:p/>
            <text:p>📞 Консультація 24/7 БЕЗ ВИХІДНИХ за тел.:</text:p>
            <text:p>(063) 258 63 27</text:p>
            <text:p>(098) 597 34 13 </text:p>
            <text:p>(095) 753 67 34</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8">
          <table:table-cell office:value-type="float" office:value="96" calcext:value-type="float">
            <text:p>96</text:p>
          </table:table-cell>
          <table:table-cell office:value-type="string" calcext:value-type="string">
            <text:p>👂Блогерша Даша Квиткова впиндюрилась на Лексусе. Блондинка жива, не пострадала, Уши готовы приласкать кошечку.</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2" table:visibility="filter">
          <table:table-cell office:value-type="float" office:value="97" calcext:value-type="float">
            <text:p>97</text:p>
          </table:table-cell>
          <table:table-cell office:value-type="string" calcext:value-type="string">
            <text:p>Пендельтюрі. Саме так називаються двері у метро. Це виходить «чарівний Пендель» від Кличка, це коли він голову своїх жертв тримає між цими дверим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5">
          <table:table-cell office:value-type="float" office:value="98" calcext:value-type="float">
            <text:p>98</text:p>
          </table:table-cell>
          <table:table-cell office:value-type="string" calcext:value-type="string">
            <text:p>#нампишут на Троещине маньяк забрал жизни уже 7 человек</text:p>
            <text:p/>
            <text:p>Как орудие убийства он использует нож и молоток.</text:p>
            <text:p/>
            <text:p>Есть сведенья, что происшествия случались уже на Драйзера, Червоной Калины и Цветаевой.</text:p>
          </table:table-cell>
          <table:table-cell office:value-type="string" calcext:value-type="string">
            <text:p>['Троещине', 'Драйзера', 'Червоной Калины', 'Цветаевой']</text:p>
          </table:table-cell>
          <table:table-cell office:value-type="string" calcext:value-type="string">
            <text:p>ru</text:p>
          </table:table-cell>
          <table:table-cell table:number-columns-repeated="16380"/>
        </table:table-row>
        <table:table-row table:style-name="ro32" table:visibility="filter">
          <table:table-cell office:value-type="float" office:value="99" calcext:value-type="float">
            <text:p>99</text:p>
          </table:table-cell>
          <table:table-cell office:value-type="string" calcext:value-type="string">
            <text:p>«Лети, Соколе…»: у Києві попрощались із загиблим на війні депутатом Київради Сергієм Ільницьким</text:p>
            <text:p/>
            <text:p>Життя 53-річного захисника з позивним «Сокіл» обірвалось минулого тижня на Донбасі, під селищем Курдюмівка.</text:p>
            <text:p/>
            <text:p>У лавах військових Сергій Ільницький був 23 роки. А від квітня цього року він поєднував захист Батьківщини з депутатством у Київраді. </text:p>
            <text:p/>
            <text:p>Після прощання у Михайлівському соборі, Герою віддали честь в центрі міста. Люди пройшли ходою від Михайлівського собору до Майдану Незалежності, де і пройшла церемонія прощання з Ільницьким. Кортеж з труною супроводжували під вигуки «Герою тричі Слава!». Хтось вигукував: «Лети, Соколе…».</text:p>
            <text:p/>
            <text:p>Більше читайте на сайті "Вечірнього Києва"</text:p>
            <text:p/>
            <text:p>📷 Олексій Самсонов</text:p>
            <text:p/>
            <text:p>🔷 Підписатися на Telegram | Instagram | Facebook | TikTok</text:p>
          </table:table-cell>
          <table:table-cell office:value-type="string" calcext:value-type="string">
            <text:p>['Києві', 'Донбасі', 'Курдюмівка', 'Київраді', 'Михайлівському соборі', 'Михайлівського собору', 'Майдану Незалежності']</text:p>
          </table:table-cell>
          <table:table-cell office:value-type="string" calcext:value-type="string">
            <text:p>uk</text:p>
          </table:table-cell>
          <table:table-cell table:number-columns-repeated="16380"/>
        </table:table-row>
        <table:table-row table:style-name="ro2" table:visibility="filter">
          <table:table-cell office:value-type="float" office:value="100" calcext:value-type="float">
            <text:p>100</text:p>
          </table:table-cell>
          <table:table-cell office:value-type="string" calcext:value-type="string">
            <text:p>Тендер на ремонт парковки службових авто і будівлі КП «Автотранспортне підприємство КМДА» на 10 млн гривень. Чарівно.</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3">
          <table:table-cell office:value-type="float" office:value="101" calcext:value-type="float">
            <text:p>101</text:p>
          </table:table-cell>
          <table:table-cell office:value-type="string" calcext:value-type="string">
            <text:p>В ближайшее время и до конца суток, а также ночью в Киеве и области ожидаются грозы</text:p>
            <text:p/>
            <text:p>Объявлен I уровень опасности, желтый.</text:p>
            <text:p>ㅤ</text:p>
          </table:table-cell>
          <table:table-cell office:value-type="string" calcext:value-type="string">
            <text:p>['Киеве']</text:p>
          </table:table-cell>
          <table:table-cell office:value-type="string" calcext:value-type="string">
            <text:p>ru</text:p>
          </table:table-cell>
          <table:table-cell table:number-columns-repeated="16380"/>
        </table:table-row>
        <table:table-row table:style-name="ro24" table:visibility="filter">
          <table:table-cell office:value-type="float" office:value="102" calcext:value-type="float">
            <text:p>102</text:p>
          </table:table-cell>
          <table:table-cell office:value-type="string" calcext:value-type="string">
            <text:p>На території столиці введений тепловий режим ☀️</text:p>
            <text:p/>
            <text:p>Тимчасове обмеження дорожнього руху поширюються на великоваговий транспорт загальною вагою понад 24 тони й навантаженням на вісь понад 7 тонн та стосуються як в'їзду в Київ, так і пересування містом ❗️</text:p>
            <text:p/>
            <text:p>Час дії обмеження може змінюватись відповідно до температурного режиму. Тож слідкуйте за оперативною інформацією на нашому телеграм-каналі.</text:p>
            <text:p/>
            <text:p>Друзі, нагадуємо, що головна мета цих заходів — збереження дорожнього покриття, яке руйнується у наслідок інтенсивного руху великовагового транспорту у спекотну погоду 🚚</text:p>
          </table:table-cell>
          <table:table-cell office:value-type="string" calcext:value-type="string">
            <text:p>['Київ']</text:p>
          </table:table-cell>
          <table:table-cell office:value-type="string" calcext:value-type="string">
            <text:p>uk</text:p>
          </table:table-cell>
          <table:table-cell table:number-columns-repeated="16380"/>
        </table:table-row>
        <table:table-row table:style-name="ro34" table:visibility="filter">
          <table:table-cell office:value-type="float" office:value="103" calcext:value-type="float">
            <text:p>103</text:p>
          </table:table-cell>
          <table:table-cell office:value-type="string" calcext:value-type="string">
            <text:p>Не маємо жодної інформації про ворожі Ту-95мс, про які пишуть в мережі</text:p>
            <text:p/>
            <text:p>Повітряні сили також подібне не підтверджували.</text:p>
            <text:p/>
            <text:p>Фільтруйте інформацію.</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5" table:visibility="filter">
          <table:table-cell office:value-type="float" office:value="104" calcext:value-type="float">
            <text:p>104</text:p>
          </table:table-cell>
          <table:table-cell office:value-type="string" calcext:value-type="string">
            <text:p>«Джус» буде завжди з командою в строю та допомагатиме закінчити війну на нашу користь, упевнені побратими пілота-легенди. І це не зайвий пафос!</text:p>
            <text:p/>
            <text:p>Майстерність «Джуса» була високою, він міг уражати такі невеликі цілі як розвідувальний ворожий дрон «Орлан», який на фоні МіГ-29 здається мікроскопічним.</text:p>
            <text:p/>
            <text:p>У Києві попрощалися із майором Андрієм Пільщиковим. Це звання йому присвоїли посмартно сьогодні. </text:p>
            <text:p/>
            <text:p>Як справа Андрія наближала передачу літаків F-16 Україні та чим ділилися присутні на прощанні друзі й родина про «Джуса» читайте у матеріалі "Вечірнього Києва"</text:p>
            <text:p/>
            <text:p>Герої не вмирають!</text:p>
            <text:p/>
            <text:p>🔷 Підписатися на Telegram | Instagram | Facebook | TikTok</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2" table:visibility="filter">
          <table:table-cell office:value-type="float" office:value="105" calcext:value-type="float">
            <text:p>105</text:p>
          </table:table-cell>
          <table:table-cell office:value-type="string" calcext:value-type="string">
            <text:p>🏥Департамент регіонального розвитку Київської облдержадміністрації замовив реконструкції Іванківської центральної райлікарні.</text:p>
            <text:p/>
            <text:p>🫣Вказана реконструкція почалася майже два роки тому та вже обійшлася в понад 3 млн гривень.</text:p>
            <text:p/>
            <text:p>🖌Новий договір в облдержадміністрації підписали з дніпровським ТОВ “СК “Стройінвест”, яке до кінця наступного року повинно буде добудувати в медзакладі ліфтову шахту та облаштувати протирадіаційне укриття.</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106" calcext:value-type="float">
            <text:p>106</text:p>
          </table:table-cell>
          <table:table-cell office:value-type="string" calcext:value-type="string">
            <text:p>💫Неймовірна ідея та втілення! У Литві та Польщі створили «відеопортал», що з'єднує Вільнюс та Люблін</text:p>
            <text:p/>
            <text:p>Люди можуть побачити одне одного у реальному часі 🪞✨</text:p>
            <text:p/>
            <text:p>Чи хотіли б побачити такий портал у столиці і з яким містом? </text:p>
            <text:p/>
            <text:p>📷 Фото: Architecture &amp; Design</text:p>
          </table:table-cell>
          <table:table-cell office:value-type="string" calcext:value-type="string">
            <text:p>['Литві', 'Польщі', 'Вільнюс', 'Люблін']</text:p>
          </table:table-cell>
          <table:table-cell office:value-type="string" calcext:value-type="string">
            <text:p>uk</text:p>
          </table:table-cell>
          <table:table-cell table:number-columns-repeated="16380"/>
        </table:table-row>
        <table:table-row table:style-name="ro24" table:visibility="filter">
          <table:table-cell office:value-type="float" office:value="107" calcext:value-type="float">
            <text:p>107</text:p>
          </table:table-cell>
          <table:table-cell office:value-type="string" calcext:value-type="string">
            <text:p>🤩 У столиці 6 вересня відкриють першу в Україні бібліотеку настільних ігор</text:p>
            <text:p/>
            <text:p>Спочатку планується проводити ігрові зустрічі. Також усі охочі можуть брати настілки у читальній залі, а згодом ігри зможуть давати додому, як книги.</text:p>
            <text:p/>
            <text:p>Ігровий фонд Бібліотеки налічує понад 125 ігор. Щоб скористатися ігровим фондом, потрібно стати читачем Центральної бібліотеки ім. Т. Г. Шевченка для дітей (просп. Берестейський, 25-А).</text:p>
            <text:p/>
            <text:p>Київ — пряма трансляція 👈</text:p>
            <text:p>Надіслати новину</text:p>
          </table:table-cell>
          <table:table-cell office:value-type="string" calcext:value-type="string">
            <text:p>['Україні', 'просп. Берестейський, 25-А']</text:p>
          </table:table-cell>
          <table:table-cell office:value-type="string" calcext:value-type="string">
            <text:p>uk</text:p>
          </table:table-cell>
          <table:table-cell table:number-columns-repeated="16380"/>
        </table:table-row>
        <table:table-row table:style-name="ro6" table:visibility="filter">
          <table:table-cell office:value-type="float" office:value="108" calcext:value-type="float">
            <text:p>108</text:p>
          </table:table-cell>
          <table:table-cell office:value-type="string" calcext:value-type="string">
            <text:p>🙏У Києві висадили дерева в пам'ять про загиблих Захисників.</text:p>
            <text:p/>
            <text:p>🌳У День пам’яті загиблих Захисників України в парку “Прибережний”, що в затоці Берковщина, висадили 16 дубів на честь Дмитра Пясецького з позивним “Тяж”. </text:p>
            <text:p/>
            <text:p>▪️Військовий загинув рівно рік тому, 29 серпня 2022 року, під час звільнення населеного пункту на Запорізькому напрямку. </text:p>
            <text:p/>
            <text:p>▪️Також у сквері на розі просп. Леся Курбаса та вул. Героїв Космосу в пам’ять про полеглих Героїв і Героїнь України з’явилася алея з 20 в’язів.</text:p>
          </table:table-cell>
          <table:table-cell office:value-type="string" calcext:value-type="string">
            <text:p>['Києві', 'парку “Прибережний”', 'Берковщина', 'Запорізькому напрямку', 'просп. Леся Курбаса', 'вул. Героїв Космосу']</text:p>
          </table:table-cell>
          <table:table-cell office:value-type="string" calcext:value-type="string">
            <text:p>uk</text:p>
          </table:table-cell>
          <table:table-cell table:number-columns-repeated="16380"/>
        </table:table-row>
        <table:table-row table:style-name="ro22" table:visibility="filter">
          <table:table-cell office:value-type="float" office:value="109" calcext:value-type="float">
            <text:p>109</text:p>
          </table:table-cell>
          <table:table-cell office:value-type="string" calcext:value-type="string">
            <text:p>Київ Цифровий отримав відзнаку престижної американської премії Globee Business Awards 📲</text:p>
            <text:p/>
            <text:p>Міський застосунок здобув золото в номінації Startup Achievement of the Year за розвиток е-демократії та цифрових сервісів.</text:p>
            <text:p/>
            <text:p>Globee Business Awards — щорічна американська нагорода, яка відзначає кращі світові бізнеси та їхні досягнення в одинадцяти програмах і конкурсах.</text:p>
            <text:p/>
            <text:p>🔷 Підписатися на Telegram | Instagram | Facebook | TikTok</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110" calcext:value-type="float">
            <text:p>110</text:p>
          </table:table-cell>
          <table:table-cell office:value-type="string" calcext:value-type="string">
            <text:p>Ми продовжуємо знайомити вас із цікавими гастролокаціями Києва😋</text:p>
            <text:p/>
            <text:p>Цього разу розповідаємо про заклади, що розташовані в районі Золотих Воріт, Рейтарської та Пейзажної алеї 🍽️</text:p>
            <text:p/>
            <text:p>Тут вам і модні хіптерські кав’ярні, і вишукані ресторани, й різноманітні кафе та бари з відповідністю ціни та якості.</text:p>
          </table:table-cell>
          <table:table-cell office:value-type="string" calcext:value-type="string">
            <text:p>['Золотих Воріт', 'Рейтарської та Пейзажної алеї']</text:p>
          </table:table-cell>
          <table:table-cell office:value-type="string" calcext:value-type="string">
            <text:p>uk</text:p>
          </table:table-cell>
          <table:table-cell table:number-columns-repeated="16380"/>
        </table:table-row>
        <table:table-row table:style-name="ro15" table:visibility="filter">
          <table:table-cell office:value-type="float" office:value="111" calcext:value-type="float">
            <text:p>111</text:p>
          </table:table-cell>
          <table:table-cell office:value-type="string" calcext:value-type="string">
            <text:p>У Петербурзі горить нафтобаза🔥</text:p>
            <text:p/>
            <text:p/>
            <text:p>👉👉Запропонувати новину👈👈</text:p>
            <text:p/>
            <text:p>Підписатись на Дарниця Livе</text:p>
          </table:table-cell>
          <table:table-cell office:value-type="string" calcext:value-type="string">
            <text:p>['Петербурзі']</text:p>
          </table:table-cell>
          <table:table-cell office:value-type="string" calcext:value-type="string">
            <text:p>uk</text:p>
          </table:table-cell>
          <table:table-cell table:number-columns-repeated="16380"/>
        </table:table-row>
        <table:table-row table:style-name="ro27" table:visibility="filter">
          <table:table-cell office:value-type="float" office:value="112" calcext:value-type="float">
            <text:p>112</text:p>
          </table:table-cell>
          <table:table-cell office:value-type="string" calcext:value-type="string">
            <text:p>Вечірнє звернення Володимира Зеленського:</text:p>
            <text:p/>
            <text:p>Бути достойними шляху, яким іде Україна, – це обовʼязок. Давати Україні більше сили, більше можливостей – обовʼязок. Бути небайдужими до кожного й кожної, хто поруч із тобою. Підтримувати. Дбати про людей. І завжди наближати результат – головний результат для України. Україна має перемогти: для всіх це головне. Щоб не відводити очей від поглядів на фотографіях воїнів на Стіні Памʼяті, на інших меморіалах. І я дякую всім, хто працює заради України, хто бʼється заради України саме так: достойно, сміливо, міцно. </text:p>
            <text:p> </text:p>
            <text:p>Слава всім нашим воїнам! Слава нашому народу – народу України! Вічна памʼять усім, хто віддав своє життя заради України. Слава Україні!</text:p>
            <text:p/>
            <text:p>🇺🇦 Украина Сейчас / Подписаться</text:p>
          </table:table-cell>
          <table:table-cell office:value-type="string" calcext:value-type="string">
            <text:p>['Україна', 'Україні', 'України', 'Україна', 'Стіні Памʼяті', 'України', 'України', 'України', 'України', 'Україні']</text:p>
          </table:table-cell>
          <table:table-cell office:value-type="string" calcext:value-type="string">
            <text:p>uk</text:p>
          </table:table-cell>
          <table:table-cell table:number-columns-repeated="16380"/>
        </table:table-row>
        <table:table-row table:style-name="ro7" table:visibility="filter">
          <table:table-cell office:value-type="float" office:value="113" calcext:value-type="float">
            <text:p>113</text:p>
          </table:table-cell>
          <table:table-cell office:value-type="string" calcext:value-type="string">
            <text:p>Я вирішив провести заміну міністра оборони України — Зеленський.</text:p>
            <text:p/>
            <text:p>Очолити Міністерство має Рустем Умєров</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114" calcext:value-type="float">
            <text:p>114</text:p>
          </table:table-cell>
          <table:table-cell office:value-type="string" calcext:value-type="string">
            <text:p>Нардеп Рома Грищук - майбутній ректор КПІ. Віримо у цю мрію!</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7" table:visibility="filter">
          <table:table-cell office:value-type="float" office:value="115" calcext:value-type="float">
            <text:p>115</text:p>
          </table:table-cell>
          <table:table-cell office:value-type="string" calcext:value-type="string">
            <text:p>Якщо у навчальних закладах немає генераторів, то вони незабаром можуть перейти на дистанційку</text:p>
            <text:p/>
            <text:p>У Міносвіти не виключають, що школярам все ж доведеться перейти на дистанційну форму навчання, про це розповів заступник міністра освіти і науки Андрій Сташків.</text:p>
            <text:p/>
            <text:p>«Ми очікуємо, як і попереджає уряд та Міноборони, на можливі обстріли енергетичної інфраструктури, у зв'язку з чим можуть бути вимкнення електроенергії», – заявив Сташків.</text:p>
            <text:p/>
            <text:p>За його словами, школи на сьогодні активно готуються до таких ситуацій. Зокрема, у навчальних закладах купують генератори.</text:p>
            <text:p/>
            <text:p>«Якщо школи не матимуть генераторів, то будуть змушені перейти на дистанційну форму, аби учні мали доступ до освіти», – наголосив Сташків.</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1" table:visibility="filter">
          <table:table-cell office:value-type="float" office:value="116" calcext:value-type="float">
            <text:p>116</text:p>
          </table:table-cell>
          <table:table-cell office:value-type="string" calcext:value-type="string">
            <text:p>Ще ракети на підльоті до Києва</text:p>
            <text:p/>
            <text:p>Вся область — 2 стіни від вікна!</text:p>
            <text:p>ㅤ</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5" table:visibility="filter">
          <table:table-cell office:value-type="float" office:value="117" calcext:value-type="float">
            <text:p>117</text:p>
          </table:table-cell>
          <table:table-cell office:value-type="string" calcext:value-type="string">
            <text:p>У Києво-Печерській лаврі почали оцифровувати Успенський собор💒</text:p>
            <text:p/>
            <text:p>3D-сканування архітектурних пам’яток проводять для їх захисту під час війни.</text:p>
          </table:table-cell>
          <table:table-cell office:value-type="string" calcext:value-type="string">
            <text:p>['Києво-Печерській лаврі']</text:p>
          </table:table-cell>
          <table:table-cell office:value-type="string" calcext:value-type="string">
            <text:p>uk</text:p>
          </table:table-cell>
          <table:table-cell table:number-columns-repeated="16380"/>
        </table:table-row>
        <table:table-row table:style-name="ro36">
          <table:table-cell office:value-type="float" office:value="118" calcext:value-type="float">
            <text:p>118</text:p>
          </table:table-cell>
          <table:table-cell office:value-type="string" calcext:value-type="string">
            <text:p>«УЗ» назначила дополнительные пригородные поезда между Васильковом и Киевом</text:p>
            <text:p/>
            <text:p>Они будут курсировать каждый день до 30 сентября.</text:p>
            <text:p/>
            <text:p>Отправление с Пригородного вокзала Киев-Пассажирский и прибытие на станцию ​​Васильков-Центр:</text:p>
            <text:p>▪️08:34-09:31 (поезд №6049);</text:p>
            <text:p>▪️16:36-17:26 (поезд №6051);</text:p>
            <text:p>▪️18:37-19:27 (поезд №6053).</text:p>
            <text:p/>
            <text:p>Отправление со станции Васильков-Центр и прибытие на Пригородный вокзал станции Киев-Пассажирский:</text:p>
            <text:p>▪️07:28-08:24 (поезд №6050);</text:p>
            <text:p>▪️09:41-10:32 (поезд №6052);</text:p>
            <text:p>▪️17:36-18:26 (поезд №6054).</text:p>
          </table:table-cell>
          <table:table-cell office:value-type="string" calcext:value-type="string">
            <text:p>['Васильковом', 'Киевом', 'Киев-Пассажирский', 'Васильков-Центр', 'Васильков-Центр', 'Киев-Пассажирский']</text:p>
          </table:table-cell>
          <table:table-cell office:value-type="string" calcext:value-type="string">
            <text:p>ru</text:p>
          </table:table-cell>
          <table:table-cell table:number-columns-repeated="16380"/>
        </table:table-row>
        <table:table-row table:style-name="ro32" table:visibility="filter">
          <table:table-cell office:value-type="float" office:value="119" calcext:value-type="float">
            <text:p>119</text:p>
          </table:table-cell>
          <table:table-cell office:value-type="string" calcext:value-type="string">
            <text:p>Повага — суб'єктивна позиція однієї людини щодо іншої, визнання гідності особистості, почуття пошани до будь-кого.</text:p>
            <text:p/>
            <text:p>Повага є однією з найважливіших вимог моральності, що має на увазі таке ставлення до людей, у якому практично визнається гідність особистості.</text:p>
            <text:p/>
            <text:p>Взаємна повага це дуже важливо для співіснування з іншими людьми (батьки, брати та сестри, партнер), і ми повинні чесно практикувати це все життя, щоб мати гармонійне життя в суспільстві.</text:p>
            <text:p/>
            <text:p>Повага — це цінність, яку вивчають вдома, під час батьківства та впродовж усього навчального етапу. Характеристиками поваги є уважність, вдячність, визнання, чесність і ввічливість щодо іншої людини.</text:p>
            <text:p/>
            <text:p>Взаємна повага є фундаментальною цінністю в сучасному суспільстві, особливо в суспільстві, заснованому на таких суттєвих цінностях, як демократія та свобода: воно передбачає повагу різноманітності ідей, думок, ідеологій, вірувань тощо.</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table-cell office:value-type="float" office:value="120" calcext:value-type="float">
            <text:p>120</text:p>
          </table:table-cell>
          <table:table-cell office:value-type="string" calcext:value-type="string">
            <text:p>Юго-Западная Ж/Д с 1 по 30 сентября назначит дополнительные пригородные поезда Киев-Васильков-Киев</text:p>
            <text:p/>
            <text:p>Расписание можете увидеть на фото.</text:p>
          </table:table-cell>
          <table:table-cell office:value-type="string" calcext:value-type="string">
            <text:p>['Юго-Западная', 'Киев-Васильков-Киев']</text:p>
          </table:table-cell>
          <table:table-cell office:value-type="string" calcext:value-type="string">
            <text:p>ru</text:p>
          </table:table-cell>
          <table:table-cell table:number-columns-repeated="16380"/>
        </table:table-row>
        <table:table-row table:style-name="ro12" table:visibility="filter">
          <table:table-cell office:value-type="float" office:value="121" calcext:value-type="float">
            <text:p>121</text:p>
          </table:table-cell>
          <table:table-cell office:value-type="string" calcext:value-type="string">
            <text:p>На Печерську відбудували зруйнований готель</text:p>
          </table:table-cell>
          <table:table-cell office:value-type="string" calcext:value-type="string">
            <text:p>['Печерську']</text:p>
          </table:table-cell>
          <table:table-cell office:value-type="string" calcext:value-type="string">
            <text:p>uk</text:p>
          </table:table-cell>
          <table:table-cell table:number-columns-repeated="16380"/>
        </table:table-row>
        <table:table-row table:style-name="ro24" table:visibility="filter">
          <table:table-cell office:value-type="float" office:value="122" calcext:value-type="float">
            <text:p>122</text:p>
          </table:table-cell>
          <table:table-cell office:value-type="string" calcext:value-type="string">
            <text:p>Стрілянина в Дніпрі. «Схеми» отримали розширене відео з нагрудних камер поліцейських </text:p>
            <text:p> </text:p>
            <text:p>«Схеми» (Радіо Свобода) публікують розширене відео з двох нагрудних камер патрульних Дніпра, на якому зафіксований інцидент з моменту зупинки автомобіля, з подальшим розвитком конфлікту та застосуванням поліцейським зброї.  </text:p>
            <text:p> </text:p>
            <text:p>Це відео загальним хронометражем вісім з половиною хвилин. Раніше Патрульна поліція офіційно оприлюднила коротше відео на три хвилини.  </text:p>
            <text:p> </text:p>
            <text:p>Оскільки камер було декілька, відео отримане «Схемами» доповнює загальну картину інциденту.</text:p>
          </table:table-cell>
          <table:table-cell office:value-type="string" calcext:value-type="string">
            <text:p>['Дніпрі', 'Дніпра']</text:p>
          </table:table-cell>
          <table:table-cell office:value-type="string" calcext:value-type="string">
            <text:p>uk</text:p>
          </table:table-cell>
          <table:table-cell table:number-columns-repeated="16380"/>
        </table:table-row>
        <table:table-row table:style-name="ro24" table:visibility="filter">
          <table:table-cell office:value-type="float" office:value="123" calcext:value-type="float">
            <text:p>123</text:p>
          </table:table-cell>
          <table:table-cell office:value-type="string" calcext:value-type="string">
            <text:p>👮‍♀ Київська поліція знову каже, що не дозволяла перехід до «Університету»</text:p>
            <text:p/>
            <text:p>Місяць тому біля станції метро «Університет» почали готувати довгоочікуваний наземний перехід. Але Патрульна поліція Києва наполягає, що не давала дозвіл на його облаштування. </text:p>
            <text:p/>
            <text:p>💬 Про це повідомляє киянин Павло Постоєнко, публікуючи відповідний лист від Патрульної поліції.</text:p>
            <text:p/>
            <text:p>Наразі на місці очікуваного наземного переходу облаштували пониження.</text:p>
            <text:p/>
            <text:p>Читайте далі за посиланням</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124" calcext:value-type="float">
            <text:p>124</text:p>
          </table:table-cell>
          <table:table-cell office:value-type="string" calcext:value-type="string">
            <text:p>Походу на друге коло заходимо сьогодні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0" table:visibility="filter">
          <table:table-cell office:value-type="float" office:value="125" calcext:value-type="float">
            <text:p>125</text:p>
          </table:table-cell>
          <table:table-cell office:value-type="string" calcext:value-type="string">
            <text:p>Температурні рекорди у Києві</text:p>
            <text:p/>
            <text:p>За даними спостережень метеостанції Центральної геофізичної обсерваторії імені Бориса Срезневського 30 серпня у Києві в черговий раз були зафіксовані два температурних рекорди.</text:p>
            <text:p/>
            <text:p>Ніч на середу у столиці виявилась найтеплішою, адже температура не опустилася нижче +21,4°С. Попереднє рекордне значення 1956 року перевищено на 2,0°С. </text:p>
            <text:p/>
            <text:p>Середньодобова температура повітря виявилась найвищою за час проведення спостережень для цього дня і склала +26,4°С, що перевищило попередній рекордний показник 1992 року на 0,6°С, а кліматичну норму – на 8,4°С. </text:p>
            <text:p/>
            <text:p>Це вже 11 температурних рекордів у столиці за чотири дні поспіль.</text:p>
            <text:p/>
            <text:p>Підписатися    |    Запропонувати новину</text:p>
          </table:table-cell>
          <table:table-cell office:value-type="string" calcext:value-type="string">
            <text:p>['Києві', 'Києві']</text:p>
          </table:table-cell>
          <table:table-cell office:value-type="string" calcext:value-type="string">
            <text:p>uk</text:p>
          </table:table-cell>
          <table:table-cell table:number-columns-repeated="16380"/>
        </table:table-row>
        <table:table-row table:style-name="ro24" table:visibility="filter">
          <table:table-cell office:value-type="float" office:value="126" calcext:value-type="float">
            <text:p>126</text:p>
          </table:table-cell>
          <table:table-cell office:value-type="string" calcext:value-type="string">
            <text:p>В Україну завітало перше бабине літо — синоптик Наталка Діденко</text:p>
            <text:p/>
            <text:p>"Хто цікавиться - якраз зараз період першого бабиного літа (окрім місцин із дощами), триватиме орієнтовно до 11 вересня", - написала вона.</text:p>
            <text:p/>
            <text:p>За її словами У Києві сьогодні без істотних опадів. Дощ у столиці буде в ніч на понеділок. </text:p>
            <text:p/>
            <text:p>Впродовж найближчих днів температура в Україні суттєво не зміниться, але опадів ставатиме дедалі більше.</text:p>
            <text:p/>
            <text:p>Підписатися    |    Запропонувати новину</text:p>
          </table:table-cell>
          <table:table-cell office:value-type="string" calcext:value-type="string">
            <text:p>['Україну', 'Києві', 'Україні']</text:p>
          </table:table-cell>
          <table:table-cell office:value-type="string" calcext:value-type="string">
            <text:p>uk</text:p>
          </table:table-cell>
          <table:table-cell table:number-columns-repeated="16380"/>
        </table:table-row>
        <table:table-row table:style-name="ro2" table:visibility="filter">
          <table:table-cell office:value-type="float" office:value="127" calcext:value-type="float">
            <text:p>127</text:p>
          </table:table-cell>
          <table:table-cell office:value-type="string" calcext:value-type="string">
            <text:p>✈️Молодшому лейтенанту, аеророзвіднику просять присвоїти звання Героя України за те, що він за допомогою дронів зупиняє ворожі штурм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128" calcext:value-type="float">
            <text:p>128</text:p>
          </table:table-cell>
          <table:table-cell office:value-type="string" calcext:value-type="string">
            <text:p>Дрони атакували Росію і Крим понад 190 разів цього року, — BBC News.</text:p>
            <text:p/>
            <text:p>👀</text:p>
          </table:table-cell>
          <table:table-cell office:value-type="string" calcext:value-type="string">
            <text:p>['Росію', 'Крим']</text:p>
          </table:table-cell>
          <table:table-cell office:value-type="string" calcext:value-type="string">
            <text:p>uk</text:p>
          </table:table-cell>
          <table:table-cell table:number-columns-repeated="16380"/>
        </table:table-row>
        <table:table-row table:style-name="ro8" table:visibility="filter">
          <table:table-cell office:value-type="float" office:value="129" calcext:value-type="float">
            <text:p>129</text:p>
          </table:table-cell>
          <table:table-cell office:value-type="string" calcext:value-type="string">
            <text:p>паблік Брянську просив надсилати їм фото та відео.</text:p>
            <text:p/>
            <text:p>А їм прислали «мопед» </text:p>
            <text:p/>
            <text:p>😀</text:p>
            <text:p/>
            <text:p>@lossolomas_kyiv</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8" table:visibility="filter">
          <table:table-cell office:value-type="float" office:value="130" calcext:value-type="float">
            <text:p>130</text:p>
          </table:table-cell>
          <table:table-cell office:value-type="string" calcext:value-type="string">
            <text:p>⚡️⚡️⚡️ Бомбардувальник Ту-22 знищено в Пскові крім транспортних ІЛ-76, - росЗМІ</text:p>
            <text:p/>
            <text:p/>
            <text:p>чекаємо на підтвердження інформації та супутникові знімки :)</text:p>
            <text:p/>
            <text:p>Дуже сильно їх розвалили 💪</text:p>
          </table:table-cell>
          <table:table-cell office:value-type="string" calcext:value-type="string">
            <text:p>['Пскові']</text:p>
          </table:table-cell>
          <table:table-cell office:value-type="string" calcext:value-type="string">
            <text:p>uk</text:p>
          </table:table-cell>
          <table:table-cell table:number-columns-repeated="16380"/>
        </table:table-row>
        <table:table-row table:style-name="ro27">
          <table:table-cell office:value-type="float" office:value="131" calcext:value-type="float">
            <text:p>131</text:p>
          </table:table-cell>
          <table:table-cell office:value-type="string" calcext:value-type="string">
            <text:p>С 1 сентября по конец июня общественный транспорт в Киеве для учащихся снова бесплатный </text:p>
            <text:p/>
            <text:p>Для этого школьникам необходимо только валидировать свой учащийся билет в транспорте.</text:p>
            <text:p/>
            <text:p>Чтобы заказать электронный ученический родителям нужно:</text:p>
            <text:p>▪️зарегистрироваться в системе https://scard.kyivcity.gov.ua/;</text:p>
            <text:p>▪️найти данные о своем ребенке и присоединить его карту к своей учетной записи;</text:p>
            <text:p>▪️добавить/заменить фото ребенка;</text:p>
            <text:p>▪️ сформировать заказ электронного носителя учащегося билета и получить счет на оплату;</text:p>
            <text:p>▪️оплатить заказ (онлайн или через банковское учреждение).</text:p>
            <text:p/>
            <text:p>Вам не нужно никуда ехать – когда учащийся будет готов, его доставят в заведение, где учится ребенок.</text:p>
          </table:table-cell>
          <table:table-cell office:value-type="string" calcext:value-type="string">
            <text:p>['Киеве']</text:p>
          </table:table-cell>
          <table:table-cell office:value-type="string" calcext:value-type="string">
            <text:p>ru</text:p>
          </table:table-cell>
          <table:table-cell table:number-columns-repeated="16380"/>
        </table:table-row>
        <table:table-row table:style-name="ro5" table:visibility="filter">
          <table:table-cell office:value-type="float" office:value="132" calcext:value-type="float">
            <text:p>132</text:p>
          </table:table-cell>
          <table:table-cell office:value-type="string" calcext:value-type="string">
            <text:p>Вночі русня влучила у промисловий обʼєкт на Полтавщині, — ОВА.</text:p>
            <text:p/>
            <text:p>Наразі відомо про двох загиблих та п’ятьох поранених. Повністю зруйновано виробничий цех.</text:p>
          </table:table-cell>
          <table:table-cell office:value-type="string" calcext:value-type="string">
            <text:p>['Полтавщині']</text:p>
          </table:table-cell>
          <table:table-cell office:value-type="string" calcext:value-type="string">
            <text:p>uk</text:p>
          </table:table-cell>
          <table:table-cell table:number-columns-repeated="16380"/>
        </table:table-row>
        <table:table-row table:style-name="ro13" table:visibility="filter">
          <table:table-cell office:value-type="float" office:value="133" calcext:value-type="float">
            <text:p>133</text:p>
          </table:table-cell>
          <table:table-cell office:value-type="string" calcext:value-type="string">
            <text:p>🕯Ніколи не забудемо тих, хто бореться за Україну та віддав за неї своє життя</text:p>
            <text:p/>
            <text:p>29 серпня – День пам’яті захисників України, які загинули в боротьбі за незалежність, суверенітет і територіальну цілісність України.</text:p>
            <text:p/>
            <text:p>У цей день згадуємо полеглих захисників і захисниць України. </text:p>
            <text:p/>
            <text:p>Світла пам’ять Героям🙏</text:p>
            <text:p>ㅤ</text:p>
          </table:table-cell>
          <table:table-cell office:value-type="string" calcext:value-type="string">
            <text:p>['Україну', 'України', 'України', 'України']</text:p>
          </table:table-cell>
          <table:table-cell office:value-type="string" calcext:value-type="string">
            <text:p>uk</text:p>
          </table:table-cell>
          <table:table-cell table:number-columns-repeated="16380"/>
        </table:table-row>
        <table:table-row table:style-name="ro7">
          <table:table-cell office:value-type="float" office:value="134" calcext:value-type="float">
            <text:p>134</text:p>
          </table:table-cell>
          <table:table-cell office:value-type="string" calcext:value-type="string">
            <text:p>👂Пашинная рулит. Сладкий голос, острый язык. Мы знаем, о чем говорим. </text:p>
            <text:p/>
            <text:p>👂Киця.</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7" table:visibility="filter">
          <table:table-cell office:value-type="float" office:value="135" calcext:value-type="float">
            <text:p>135</text:p>
          </table:table-cell>
          <table:table-cell office:value-type="string" calcext:value-type="string">
            <text:p>⚡️Також в області пошкоджено кладовище </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136" calcext:value-type="float">
            <text:p>136</text:p>
          </table:table-cell>
          <table:table-cell office:value-type="string" calcext:value-type="string">
            <text:p>Незвичайно ми зустрілись на метро Почайна ✌️</text:p>
          </table:table-cell>
          <table:table-cell office:value-type="string" calcext:value-type="string">
            <text:p>['Почайна']</text:p>
          </table:table-cell>
          <table:table-cell office:value-type="string" calcext:value-type="string">
            <text:p>uk</text:p>
          </table:table-cell>
          <table:table-cell table:number-columns-repeated="16380"/>
        </table:table-row>
        <table:table-row table:style-name="ro18" table:visibility="filter">
          <table:table-cell office:value-type="float" office:value="137" calcext:value-type="float">
            <text:p>137</text:p>
          </table:table-cell>
          <table:table-cell office:value-type="string" calcext:value-type="string">
            <text:p>🙏🏻 Рятувальники ліквідували наслідки ворожих обстрілів на Київщині</text:p>
          </table:table-cell>
          <table:table-cell office:value-type="string" calcext:value-type="string">
            <text:p>['Київщині']</text:p>
          </table:table-cell>
          <table:table-cell office:value-type="string" calcext:value-type="string">
            <text:p>uk</text:p>
          </table:table-cell>
          <table:table-cell table:number-columns-repeated="16380"/>
        </table:table-row>
        <table:table-row table:style-name="ro5" table:visibility="filter">
          <table:table-cell office:value-type="float" office:value="138" calcext:value-type="float">
            <text:p>138</text:p>
          </table:table-cell>
          <table:table-cell office:value-type="string" calcext:value-type="string">
            <text:p>Атака в Пскові також йде по Черехінській військовій базі. Там дислокується 104 гвардійський десантно-штурмовий полк — місцеві жителі</text:p>
            <text:p/>
            <text:p>Хуйовий Київ | Надіслати новину</text:p>
          </table:table-cell>
          <table:table-cell office:value-type="string" calcext:value-type="string">
            <text:p>['Пскові', 'Черехінській військовій базі']</text:p>
          </table:table-cell>
          <table:table-cell office:value-type="string" calcext:value-type="string">
            <text:p>uk</text:p>
          </table:table-cell>
          <table:table-cell table:number-columns-repeated="16380"/>
        </table:table-row>
        <table:table-row table:style-name="ro18" table:visibility="filter">
          <table:table-cell office:value-type="float" office:value="139" calcext:value-type="float">
            <text:p>139</text:p>
          </table:table-cell>
          <table:table-cell office:value-type="string" calcext:value-type="string">
            <text:p>⚡️Сьогодні засідання Ради оборони Києва, де рівнозначними співголовами є Попко та Кличко.</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140" calcext:value-type="float">
            <text:p>140</text:p>
          </table:table-cell>
          <table:table-cell office:value-type="string" calcext:value-type="string">
            <text:p>На Дніпровській набережній висадили дерева в пам'ять про загиблих Захисників та Захисниць України. 🌳</text:p>
            <text:p/>
            <text:p>До висадження долучилися рідні загиблих воїнів та військові.</text:p>
          </table:table-cell>
          <table:table-cell office:value-type="string" calcext:value-type="string">
            <text:p>['Дніпровській набережній']</text:p>
          </table:table-cell>
          <table:table-cell office:value-type="string" calcext:value-type="string">
            <text:p>uk</text:p>
          </table:table-cell>
          <table:table-cell table:number-columns-repeated="16380"/>
        </table:table-row>
        <table:table-row table:style-name="ro17" table:visibility="filter">
          <table:table-cell office:value-type="float" office:value="141" calcext:value-type="float">
            <text:p>141</text:p>
          </table:table-cell>
          <table:table-cell office:value-type="string" calcext:value-type="string">
            <text:p>Київська міська прокуратура розпочала розслідування загибелі двох чоловіків внаслідок нічної атаки росіян</text:p>
            <text:p/>
            <text:p>Розслідування розпочали за фактом порушення законів та звичаїв війни, поєднаного з умисним вбивством. На місцях подій правоохоронці проводять огляди та документують чергові воєнні злочини рф. Досудове розслідування проводить ГУ СБУ в м. Києві та Київській області.</text:p>
            <text:p/>
            <text:p>🔷 Підписатися на Telegram | Instagram | Facebook | TikTok</text:p>
          </table:table-cell>
          <table:table-cell office:value-type="string" calcext:value-type="string">
            <text:p>['Києві', 'Київській області']</text:p>
          </table:table-cell>
          <table:table-cell office:value-type="string" calcext:value-type="string">
            <text:p>uk</text:p>
          </table:table-cell>
          <table:table-cell table:number-columns-repeated="16380"/>
        </table:table-row>
        <table:table-row table:style-name="ro5" table:visibility="filter">
          <table:table-cell office:value-type="float" office:value="142" calcext:value-type="float">
            <text:p>142</text:p>
          </table:table-cell>
          <table:table-cell office:value-type="string" calcext:value-type="string">
            <text:p>📣🚎 Комунальний транспорт Івано-Франківська «заговорить» голосом Андруховича</text:p>
            <text:p/>
            <text:p>Востаннє зупинки на маршрутах озвучували кілька років тому, але відтоді назви багатьох вулиць та зупинок змінилися.</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table-cell office:value-type="float" office:value="143" calcext:value-type="float">
            <text:p>143</text:p>
          </table:table-cell>
          <table:table-cell office:value-type="string" calcext:value-type="string">
            <text:p>❗️В Раде зарегистрировали законопроект об отмене права на отсрочку от мобилизации для студентов, получающих второе/третье образование, - Вениславский</text:p>
            <text:p/>
            <text:p>Это будет касаться только тех, кто старше 30 лет. По словам нардепа, если законопроект примут - его действие распространится и на мужчин, воспользовавшихся учебой для уклонения от мобилизации в 2022 году.</text:p>
          </table:table-cell>
          <table:table-cell office:value-type="string" calcext:value-type="string">
            <text:p>['Вениславский']</text:p>
          </table:table-cell>
          <table:table-cell office:value-type="string" calcext:value-type="string">
            <text:p>ru</text:p>
          </table:table-cell>
          <table:table-cell table:number-columns-repeated="16380"/>
        </table:table-row>
        <table:table-row table:style-name="ro8">
          <table:table-cell office:value-type="float" office:value="144" calcext:value-type="float">
            <text:p>144</text:p>
          </table:table-cell>
          <table:table-cell office:value-type="string" calcext:value-type="string">
            <text:p>👂Виталик, люди с Сырца устали ждать горячую воду. Что по трубам? </text:p>
            <text:p/>
            <text:p>👂Канализация к возможным блекаутам готова? А отопление? Солнечные панели и генераторы есть? </text:p>
            <text:p/>
            <text:p>👂Господарнык ты наш родной.</text:p>
          </table:table-cell>
          <table:table-cell office:value-type="string" calcext:value-type="string">
            <text:p>['Сырца']</text:p>
          </table:table-cell>
          <table:table-cell office:value-type="string" calcext:value-type="string">
            <text:p>ru</text:p>
          </table:table-cell>
          <table:table-cell table:number-columns-repeated="16380"/>
        </table:table-row>
        <table:table-row table:style-name="ro19" table:visibility="filter">
          <table:table-cell office:value-type="float" office:value="145" calcext:value-type="float">
            <text:p>145</text:p>
          </table:table-cell>
          <table:table-cell office:value-type="string" calcext:value-type="string">
            <text:p>На Київщині та околицях столиці буде чутно вибухи 💥 </text:p>
            <text:p/>
            <text:p>У Білоцерківському районі сьогодні впродовж дня проводитимуть знищення вибухонебезпечних предметів.</text:p>
            <text:p/>
            <text:p>Так, може бути гучно, але вибухи планові, тому не хвилюйтесь 🙏🏻</text:p>
            <text:p>ㅤ</text:p>
          </table:table-cell>
          <table:table-cell office:value-type="string" calcext:value-type="string">
            <text:p>['Київщині', 'Білоцерківському районі']</text:p>
          </table:table-cell>
          <table:table-cell office:value-type="string" calcext:value-type="string">
            <text:p>uk</text:p>
          </table:table-cell>
          <table:table-cell table:number-columns-repeated="16380"/>
        </table:table-row>
        <table:table-row table:style-name="ro5" table:visibility="filter">
          <table:table-cell office:value-type="float" office:value="146" calcext:value-type="float">
            <text:p>146</text:p>
          </table:table-cell>
          <table:table-cell office:value-type="string" calcext:value-type="string">
            <text:p>На Софійській площі відкрили фотовиставку "Воїни світла", присвячену загиблим військовим. 😔</text:p>
            <text:p/>
            <text:p>Експозиція складається із планшетів з фотографіями та життєписами захисників, які віддали життя в боях.</text:p>
          </table:table-cell>
          <table:table-cell office:value-type="string" calcext:value-type="string">
            <text:p>['Софійській площі']</text:p>
          </table:table-cell>
          <table:table-cell office:value-type="string" calcext:value-type="string">
            <text:p>uk</text:p>
          </table:table-cell>
          <table:table-cell table:number-columns-repeated="16380"/>
        </table:table-row>
        <table:table-row table:style-name="ro4" table:visibility="filter">
          <table:table-cell office:value-type="float" office:value="147" calcext:value-type="float">
            <text:p>147</text:p>
          </table:table-cell>
          <table:table-cell office:value-type="string" calcext:value-type="string">
            <text:p>📌Інформуємо про найближчі зміни в організації дорожнього руху та роботі громадського транспорту</text:p>
            <text:p/>
            <text:p>🚌Із суботи тимчасово внесуть зміни у шлях слідування автобусного маршруту №41д.</text:p>
            <text:p/>
            <text:p>❕Зміни у схемі руху відбуваються з метою вивчення пасажиропотоку і прийняття подальших рішень щодо реорганізації маршрутної мережі.</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148" calcext:value-type="float">
            <text:p>148</text:p>
          </table:table-cell>
          <table:table-cell office:value-type="string" calcext:value-type="string">
            <text:p>Досвідчений педагог пропонує:</text:p>
            <text:p>- підготовку дітей 5-6 років до школи;</text:p>
            <text:p>- репетиторство для учнів початкової школи;</text:p>
            <text:p>- додаткові заняття з математики та української мови для учнів 5-6 класів.</text:p>
            <text:p>Індивідуальна програма.</text:p>
            <text:p>Особистісний підхід.</text:p>
            <text:p>Звертатись за номером: 0963036372</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7" table:visibility="filter">
          <table:table-cell office:value-type="float" office:value="149" calcext:value-type="float">
            <text:p>149</text:p>
          </table:table-cell>
          <table:table-cell office:value-type="string" calcext:value-type="string">
            <text:p>У Києві поліція затримала 58-річного чоловіка, який перебував у розшуку</text:p>
            <text:p/>
            <text:p>31-го серпня за вчинення тяжкого злочину місцевий мешканець потрапив в розшук. </text:p>
            <text:p/>
            <text:p>Близько 12:00 поліцейським надійшло повідомлення про чоловіка, який неадекватно себе поводив, чіплявся до перехожих та погрожував іншим.</text:p>
            <text:p/>
            <text:p>При затриманні було зрозуміло, що цей чоловік є тим, хто вже перебував у розшуку за вчинення тяжкого злочину. </text:p>
            <text:p/>
            <text:p>Наразі його передано слідчим, триває перевірка.</text:p>
            <text:p>ㅤ</text:p>
            <text:p> Хуйовий Київ | Надіслати новину</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12">
          <table:table-cell office:value-type="float" office:value="150" calcext:value-type="float">
            <text:p>150</text:p>
          </table:table-cell>
          <table:table-cell office:value-type="string" calcext:value-type="string">
            <text:p>👂Достало лето, хотим зиму.</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22" table:visibility="filter">
          <table:table-cell office:value-type="float" office:value="151" calcext:value-type="float">
            <text:p>151</text:p>
          </table:table-cell>
          <table:table-cell office:value-type="string" calcext:value-type="string">
            <text:p>🥷🏻Столичні копи врятували «Бетмена», який намагався переплисти Дніпро </text:p>
            <text:p/>
            <text:p>Чоловік вирішив дістатися до іншого берега та ледь не втопився. На щастя, потерпілого помітив очевидець та звернувся по допомогу до співробітників річкової поліції. </text:p>
            <text:p> </text:p>
            <text:p>Інцидент трапився вчора ввечері. </text:p>
            <text:p>Діставши «Бетмена» з води на катер, правоохоронці встановили його особу. Це - іноземець, 1995 року народження, який хотів переплисти річку.</text:p>
          </table:table-cell>
          <table:table-cell office:value-type="string" calcext:value-type="string">
            <text:p>['Дніпро']</text:p>
          </table:table-cell>
          <table:table-cell office:value-type="string" calcext:value-type="string">
            <text:p>uk</text:p>
          </table:table-cell>
          <table:table-cell table:number-columns-repeated="16380"/>
        </table:table-row>
        <table:table-row table:style-name="ro12" table:visibility="filter">
          <table:table-cell office:value-type="float" office:value="152" calcext:value-type="float">
            <text:p>152</text:p>
          </table:table-cell>
          <table:table-cell office:value-type="string" calcext:value-type="string">
            <text:p>Нічний БПЛА під москвою.</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8" table:visibility="filter">
          <table:table-cell office:value-type="float" office:value="153" calcext:value-type="float">
            <text:p>153</text:p>
          </table:table-cell>
          <table:table-cell office:value-type="string" calcext:value-type="string">
            <text:p>🍎🛒 12 найнезвичніших тематичних «Сільпо» з усієї України</text:p>
            <text:p/>
            <text:p>Підвішені дирижабль чи кабріолет над відділом овочів, стіни з рецептами вишневих страв, чи світ ігор S.T.A.L.K.E.R. посеред продуктових полиць. Ми зібрали найцікавіші супермаркети мережі. </text:p>
            <text:p/>
            <text:p>Неопластицизм</text:p>
            <text:p>📍м. Калуш, майд. Шептицького,7</text:p>
            <text:p/>
            <text:p>Дизайн «Сільпо» використовує прості фігури, прямі лінії та виключно п’ять кольорів. На вході відвідувачі побачать портрети Піта Мондріана та Ів Сен-Лорана. Тут також впровадили електронні цінники.</text:p>
            <text:p/>
            <text:p>Назад у стімпанк майбутнє</text:p>
            <text:p>📍м. Вишгород, вул. Набережна,11</text:p>
            <text:p/>
            <text:p>Головним арт-об’єктом є дирижабль над відділом овочів. </text:p>
            <text:p/>
            <text:p>2019 року цей «Сільпо» потрапив до переліку кращих супермаркетів Європи за версією European Supermarket Magazine. </text:p>
            <text:p/>
            <text:p>Вишеньки на вишеньці</text:p>
            <text:p>📍м. Вінниця, вул. Келецька,121</text:p>
            <text:p/>
            <text:p>Відвідувачів «Сільпо» зустрічає бог Вішну – статуя з багатьма руками, що тримають вишні. Над відділом овочів та фруктів підвішений кабріолет вишневого кольору та Остап Вишня.</text:p>
            <text:p/>
            <text:p>Читайте далі за посиланням</text:p>
          </table:table-cell>
          <table:table-cell office:value-type="string" calcext:value-type="string">
            <text:p>['України', 'Вишгород', 'вул. Набережна,11', 'Європи', 'Вінниця', 'вул. Келецька,121']</text:p>
          </table:table-cell>
          <table:table-cell office:value-type="string" calcext:value-type="string">
            <text:p>uk</text:p>
          </table:table-cell>
          <table:table-cell table:number-columns-repeated="16380"/>
        </table:table-row>
        <table:table-row table:style-name="ro17" table:visibility="filter">
          <table:table-cell office:value-type="float" office:value="154" calcext:value-type="float">
            <text:p>154</text:p>
          </table:table-cell>
          <table:table-cell office:value-type="string" calcext:value-type="string">
            <text:p>Загальні бойові втрати противника з 24.02.22 по 02.09.23 (орієнтовно)</text:p>
            <text:p/>
            <text:p>#NOMERCY #stoprussia</text:p>
            <text:p>#stopruSSiZm #stoprussicism</text:p>
            <text:p>#ВІРЮвЗСУ</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8" table:visibility="filter">
          <table:table-cell office:value-type="float" office:value="155" calcext:value-type="float">
            <text:p>155</text:p>
          </table:table-cell>
          <table:table-cell office:value-type="string" calcext:value-type="string">
            <text:p>Протягом тижня КиївВлада проводила донат-марафон, приєднавшись до семи різних зборів. </text:p>
            <text:p/>
            <text:p>🤗 Редактор видання Антон Подлуцький підбив результати  важливої для видання події. Про самоорганізацію українців, реальну роль влади, і які вони –  контури майбутньої України, що вже виринають на горизонті - дивіться у відео КВ.</text:p>
          </table:table-cell>
          <table:table-cell office:value-type="string" calcext:value-type="string">
            <text:p>['України']</text:p>
          </table:table-cell>
          <table:table-cell office:value-type="string" calcext:value-type="string">
            <text:p>uk</text:p>
          </table:table-cell>
          <table:table-cell table:number-columns-repeated="16380"/>
        </table:table-row>
        <table:table-row table:style-name="ro12" table:visibility="filter">
          <table:table-cell office:value-type="float" office:value="156" calcext:value-type="float">
            <text:p>156</text:p>
          </table:table-cell>
          <table:table-cell office:value-type="string" calcext:value-type="string">
            <text:p>Загроза для Житомирщини, Київщини.</text:p>
          </table:table-cell>
          <table:table-cell office:value-type="string" calcext:value-type="string">
            <text:p>['Житомирщини', 'Київщини']</text:p>
          </table:table-cell>
          <table:table-cell office:value-type="string" calcext:value-type="string">
            <text:p>uk</text:p>
          </table:table-cell>
          <table:table-cell table:number-columns-repeated="16380"/>
        </table:table-row>
        <table:table-row table:style-name="ro24" table:visibility="filter">
          <table:table-cell office:value-type="float" office:value="157" calcext:value-type="float">
            <text:p>157</text:p>
          </table:table-cell>
          <table:table-cell office:value-type="string" calcext:value-type="string">
            <text:p>Віталій Кличко: Сьогодні, у День пам’яті загиблих Захисників України, ми згадуємо тих, хто віддав життя за незалежність і свободу нашої держави</text:p>
            <text:p/>
            <text:p>Ми вшановуємо пам’ять кожного воїна, медика, волонтера, які за нашу можливість мирно жити на своїй землі віддали найцінніше – своє життя.</text:p>
            <text:p/>
            <text:p>Ціна, яку платить за своє вільне європейське майбутнє український народ, – надто висока. І кожен Захисник та Захисниця – наші Герої, подвиг яких ми повинні памʼятати завжди і про сімʼї яких маємо піклуватися.</text:p>
            <text:p/>
            <text:p>Вічна пам’ять і слава загиблим воїнам України!</text:p>
          </table:table-cell>
          <table:table-cell office:value-type="string" calcext:value-type="string">
            <text:p>['України']</text:p>
          </table:table-cell>
          <table:table-cell office:value-type="string" calcext:value-type="string">
            <text:p>uk</text:p>
          </table:table-cell>
          <table:table-cell table:number-columns-repeated="16380"/>
        </table:table-row>
        <table:table-row table:style-name="ro7" table:visibility="filter">
          <table:table-cell office:value-type="float" office:value="158" calcext:value-type="float">
            <text:p>158</text:p>
          </table:table-cell>
          <table:table-cell office:value-type="string" calcext:value-type="string">
            <text:p>✈️Перший літак українського виробництва піднявся у небо у 1910 році із Сирецького іподрому. Біплан важив 320 кілограмів та був оснащений французьким двигуном Anzani потужністю 35 кінських сил.</text:p>
          </table:table-cell>
          <table:table-cell office:value-type="string" calcext:value-type="string">
            <text:p>['Сирецького іподрому']</text:p>
          </table:table-cell>
          <table:table-cell office:value-type="string" calcext:value-type="string">
            <text:p>uk</text:p>
          </table:table-cell>
          <table:table-cell table:number-columns-repeated="16380"/>
        </table:table-row>
        <table:table-row table:style-name="ro34" table:visibility="filter">
          <table:table-cell office:value-type="float" office:value="159" calcext:value-type="float">
            <text:p>159</text:p>
          </table:table-cell>
          <table:table-cell office:value-type="string" calcext:value-type="string">
            <text:p>Пожежно-рятувальні служби гасять  пожежу в Дарницькому районі, де палає після падіння уламків на дах торгового приміщення. </text:p>
            <text:p/>
            <text:p>Та в Шевченківському районі, де виникло загоряння в адмінбудівлі.</text:p>
            <text:p>ㅤ</text:p>
          </table:table-cell>
          <table:table-cell office:value-type="string" calcext:value-type="string">
            <text:p>['Дарницькому районі', 'Шевченківському районі']</text:p>
          </table:table-cell>
          <table:table-cell office:value-type="string" calcext:value-type="string">
            <text:p>uk</text:p>
          </table:table-cell>
          <table:table-cell table:number-columns-repeated="16380"/>
        </table:table-row>
        <table:table-row table:style-name="ro7" table:visibility="filter">
          <table:table-cell office:value-type="float" office:value="160" calcext:value-type="float">
            <text:p>160</text:p>
          </table:table-cell>
          <table:table-cell office:value-type="string" calcext:value-type="string">
            <text:p>⚡️З 1 вересня заклади громадського харчування зможуть працювати до 23:00, — Кличко</text:p>
            <text:p/>
            <text:p>Таке рішення ухвалила Рада оборони Києв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161" calcext:value-type="float">
            <text:p>161</text:p>
          </table:table-cell>
          <table:table-cell office:value-type="string" calcext:value-type="string">
            <text:p>‼️ Ворог збільшив кількість ракетоносіїв у Чорному морі. Загальний залп "Калібрів" - до 24 - ОК "Південь"</text:p>
            <text:p/>
            <text:p>⚠️ Рівень ракетної загрози підвищено.</text:p>
            <text:p/>
            <text:p>👉👉Запропонувати новину👈👈</text:p>
            <text:p/>
            <text:p>Підписатись на Дарниця Livе</text:p>
          </table:table-cell>
          <table:table-cell office:value-type="string" calcext:value-type="string">
            <text:p>['Чорному морі']</text:p>
          </table:table-cell>
          <table:table-cell office:value-type="string" calcext:value-type="string">
            <text:p>uk</text:p>
          </table:table-cell>
          <table:table-cell table:number-columns-repeated="16380"/>
        </table:table-row>
        <table:table-row table:style-name="ro5" table:visibility="filter">
          <table:table-cell office:value-type="float" office:value="162" calcext:value-type="float">
            <text:p>162</text:p>
          </table:table-cell>
          <table:table-cell office:value-type="string" calcext:value-type="string">
            <text:p>🚧Із 1 вересня перекриють дорогу вулицею Князів Острозьких на ділянці від вул. Омеляновича-Павленка до вул. Івана Мазепи в напрямку ст. м. “Арсенальна”.</text:p>
            <text:p/>
            <text:p>Як змінять маршрут тролейбуси.</text:p>
          </table:table-cell>
          <table:table-cell office:value-type="string" calcext:value-type="string">
            <text:p>['Князів Острозьких', 'вул. Омеляновича-Павленка', 'вул. Івана Мазепи']</text:p>
          </table:table-cell>
          <table:table-cell office:value-type="string" calcext:value-type="string">
            <text:p>uk</text:p>
          </table:table-cell>
          <table:table-cell table:number-columns-repeated="16380"/>
        </table:table-row>
        <table:table-row table:style-name="ro6" table:visibility="filter">
          <table:table-cell office:value-type="float" office:value="163" calcext:value-type="float">
            <text:p>163</text:p>
          </table:table-cell>
          <table:table-cell office:value-type="string" calcext:value-type="string">
            <text:p>Розбита окупантами амбулаторія вже працює</text:p>
            <text:p/>
            <text:p>У селі Загальці, що на Київщині, відбудували амбулаторію загальної практики сімейної медицини, зруйновану рік тому під час окупації російськими військовими. Ворожий снаряд, влучивши у будівлю, пошкодив опорні стіни, дах, вікна.</text:p>
            <text:p/>
            <text:p>Відбудувати приміщення та техніку вдалося в рамках співпраці МОЗ із міжнародними партнерами. Нині 4000 жителів села мають доступ до елементарних медичних послуг.</text:p>
            <text:p/>
            <text:p>🔷 Підписатися на Telegram | Instagram | Facebook | TikTok</text:p>
          </table:table-cell>
          <table:table-cell office:value-type="string" calcext:value-type="string">
            <text:p>['Загальці', 'Київщині']</text:p>
          </table:table-cell>
          <table:table-cell office:value-type="string" calcext:value-type="string">
            <text:p>uk</text:p>
          </table:table-cell>
          <table:table-cell table:number-columns-repeated="16380"/>
        </table:table-row>
        <table:table-row table:style-name="ro2" table:visibility="filter">
          <table:table-cell office:value-type="float" office:value="164" calcext:value-type="float">
            <text:p>164</text:p>
          </table:table-cell>
          <table:table-cell office:value-type="string" calcext:value-type="string">
            <text:p>А ви знали для чого потрібні ці двері на станціях метро? </text:p>
            <text:p/>
            <text:p>Відео: з мережі</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165" calcext:value-type="float">
            <text:p>165</text:p>
          </table:table-cell>
          <table:table-cell office:value-type="string" calcext:value-type="string">
            <text:p>⚡️З вересня столичні заклади харчування працюватимуть на годину довше.</text:p>
            <text:p/>
            <text:p>Відповідне рішення ухвалила Рада оборони міста Києв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visibility="filter">
          <table:table-cell office:value-type="float" office:value="166" calcext:value-type="float">
            <text:p>166</text:p>
          </table:table-cell>
          <table:table-cell office:value-type="string" calcext:value-type="string">
            <text:p>На Площі Українських Героїв спалахнуло авто</text:p>
            <text:p/>
            <text:p>Пожежники вже працюють.</text:p>
          </table:table-cell>
          <table:table-cell office:value-type="string" calcext:value-type="string">
            <text:p>['Площі Українських Героїв']</text:p>
          </table:table-cell>
          <table:table-cell office:value-type="string" calcext:value-type="string">
            <text:p>uk</text:p>
          </table:table-cell>
          <table:table-cell table:number-columns-repeated="16380"/>
        </table:table-row>
        <table:table-row table:style-name="ro15" table:visibility="filter">
          <table:table-cell office:value-type="float" office:value="167" calcext:value-type="float">
            <text:p>167</text:p>
          </table:table-cell>
          <table:table-cell office:value-type="string" calcext:value-type="string">
            <text:p>😎Сьогодні – Всесвітній день нарциса</text:p>
            <text:p/>
            <text:p>Репост самозакоханому другові чи колишньому😂</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6" table:visibility="filter">
          <table:table-cell office:value-type="float" office:value="168" calcext:value-type="float">
            <text:p>168</text:p>
          </table:table-cell>
          <table:table-cell office:value-type="string" calcext:value-type="string">
            <text:p>Пішла пізно увечері в магазин і не повернулася: на Київщині зникла 16-річна дівчинка</text:p>
            <text:p/>
            <text:p>Мама повідомила, що родина приїхала до Бучі в гості до знайомих.</text:p>
            <text:p>На пошуки неповнолітньої оперативно були залучені підрозділи поліції Київщини.</text:p>
            <text:p/>
            <text:p>Анастасія Кононенко на вигляд має 16 років, її зріст —приблизно 150 сантиметрів, вона середньої статури, у дівчинки овальне обличчя та темні очі. З одягу на ній була біла сорочка та штани в клітинку.</text:p>
            <text:p/>
            <text:p>При отриманні будь-якої інформації про місцезнаходження розшукуваної, просять повідомити за телефоном — 063-574-50-98 або на спецлінінію.</text:p>
          </table:table-cell>
          <table:table-cell office:value-type="string" calcext:value-type="string">
            <text:p>['Київщині', 'Бучі', 'Київщини']</text:p>
          </table:table-cell>
          <table:table-cell office:value-type="string" calcext:value-type="string">
            <text:p>uk</text:p>
          </table:table-cell>
          <table:table-cell table:number-columns-repeated="16380"/>
        </table:table-row>
        <table:table-row table:style-name="ro2" table:visibility="filter">
          <table:table-cell office:value-type="float" office:value="169" calcext:value-type="float">
            <text:p>169</text:p>
          </table:table-cell>
          <table:table-cell office:value-type="string" calcext:value-type="string">
            <text:p>Оболонь без купюр.</text:p>
            <text:p/>
            <text:p>Життя🫶Оболо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visibility="filter">
          <table:table-cell office:value-type="float" office:value="170" calcext:value-type="float">
            <text:p>170</text:p>
          </table:table-cell>
          <table:table-cell office:value-type="string" calcext:value-type="string">
            <text:p>Ваш вибір?</text:p>
            <text:p/>
            <text:p>https://vm.tiktok.com/ZMj8etTtY</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visibility="filter">
          <table:table-cell office:value-type="float" office:value="171" calcext:value-type="float">
            <text:p>171</text:p>
          </table:table-cell>
          <table:table-cell office:value-type="string" calcext:value-type="string">
            <text:p>Найцікавіше із засідання бюджетної комісії Київради при розгляді питання збільшення у шість разів депутатського фонду для видачі матдопомог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4" table:visibility="filter">
          <table:table-cell office:value-type="float" office:value="172" calcext:value-type="float">
            <text:p>172</text:p>
          </table:table-cell>
          <table:table-cell office:value-type="string" calcext:value-type="string">
            <text:p>КМДА вирішила вкласти 1,6 млн гривень у новини, інтерв’ю, пресконференції та інформкампанії.</text:p>
            <text:p/>
            <text:p>❕Департамент суспільних комунікацій Київської міської держадміністрації (КМДА) оголосив тендери на послуги зі створення та розміщення інтерв’ю, новин, відеороликів, організацію та проведення пресконференцій та круглих столів. </text:p>
            <text:p/>
            <text:p>🔱Одна з тем інформаційних кампаній, які збирається розгорнути КМДА, стосується підтримки ветеранів у суспільстві та необхідності розвитку Києва як міста їх реабілітації та відновлення. </text:p>
            <text:p/>
            <text:p>💠Ця медіаактивність розрахована до кінця 2023 року.</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5" table:visibility="filter">
          <table:table-cell office:value-type="float" office:value="173" calcext:value-type="float">
            <text:p>173</text:p>
          </table:table-cell>
          <table:table-cell office:value-type="string" calcext:value-type="string">
            <text:p>У Голосіївському районі Києва хочуть побудувати тенісний центр за 300 млн. грн. 🎾</text:p>
            <text:p/>
            <text:p>Окрім будівництва, частину коштів збираються витратити на закупівлю необхідного обладнання.</text:p>
          </table:table-cell>
          <table:table-cell office:value-type="string" calcext:value-type="string">
            <text:p>['Голосіївському районі Києва']</text:p>
          </table:table-cell>
          <table:table-cell office:value-type="string" calcext:value-type="string">
            <text:p>uk</text:p>
          </table:table-cell>
          <table:table-cell table:number-columns-repeated="16380"/>
        </table:table-row>
        <table:table-row table:style-name="ro30" table:visibility="filter">
          <table:table-cell office:value-type="float" office:value="174" calcext:value-type="float">
            <text:p>174</text:p>
          </table:table-cell>
          <table:table-cell office:value-type="string" calcext:value-type="string">
            <text:p>Таких температур ще не було: у Києві за один день спека побила одразу три рекорди, — за даними спостережень метеостанції Центральної геофізичної обсерваторії імені Бориса Срезневського </text:p>
            <text:p/>
            <text:p>27 серпня у Києві були зафіксовані три температурних рекорди. Ніч на неділю у столиці виявилась найтеплішою, адже температура не опустилася нижче +21,3°С. Попереднє рекордне значення 2022 року перевищено на 0,8°С. </text:p>
            <text:p/>
            <text:p>Максимальна температура повітря після полудня досягла +33,3°С і повторила попередній рекордний показник 1943 року.</text:p>
            <text:p/>
            <text:p>Середньодобова температура повітря виявилась найвищою за час проведення спостережень і склала +26,9°С, що перевищило попередній рекордний показник минулого року відразу на 2,3°С, а кліматичну норму – на 8,0°С.</text:p>
            <text:p/>
            <text:p>Підписатися    |    Запропонувати новину</text:p>
          </table:table-cell>
          <table:table-cell office:value-type="string" calcext:value-type="string">
            <text:p>['Києві', 'Києві']</text:p>
          </table:table-cell>
          <table:table-cell office:value-type="string" calcext:value-type="string">
            <text:p>uk</text:p>
          </table:table-cell>
          <table:table-cell table:number-columns-repeated="16380"/>
        </table:table-row>
        <table:table-row table:style-name="ro27" table:visibility="filter">
          <table:table-cell office:value-type="float" office:value="175" calcext:value-type="float">
            <text:p>175</text:p>
          </table:table-cell>
          <table:table-cell office:value-type="string" calcext:value-type="string">
            <text:p>Заклади громадського харчування Києва продовжать час роботи на одну годину – до 23:00.</text:p>
            <text:p>Таке рішення ухвалила Рада оборони міста Києва. В силу воно вступить з 1 вересня. </text:p>
            <text:p/>
            <text:p>Нагадаю, з таким проханням до міської влади звернулися представники Національної ресторанної асоціації України. Адже рішення про обмеження роботи закладів до 22:00 було ухвалене, коли комендантська година в столиці розпочиналася о 23:00. Зараз же вона – з 00:00.</text:p>
            <text:p/>
            <text:p>Підприємці під час зустрічі з міською владою, де обгрунтовували доцільність такого рішення, наголошували, що подовження часу роботи закладів сприятиме поліпшенню економічної ситуації у столиці, створенню додаткових робочих місць, збільшенню надходжень від податків, зборів і платежів до бюджетів усіх рівнів.</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17" table:visibility="filter">
          <table:table-cell office:value-type="float" office:value="176" calcext:value-type="float">
            <text:p>176</text:p>
          </table:table-cell>
          <table:table-cell office:value-type="string" calcext:value-type="string">
            <text:p>Хочемо подякувати всьому освітянському колективу Оболонського району за чудовий початок учбового та дошкільного процесу. Неймовірні лінійки, перші дзвоники, професійні навчальні програми, патріотичне виховання та уважне відношення до усіх процесів, до кожної дитини, до батьків. Наші директора навчальних закладів, педколективи, вихователі та вся загалом освітянська родина надзвичайно круті💪📚🇺🇦 Шана Вам, щира подяка і наснаги побільше! Слава Україні💙💛</text:p>
            <text:p/>
            <text:p>Життя🫶Оболонь</text:p>
          </table:table-cell>
          <table:table-cell office:value-type="string" calcext:value-type="string">
            <text:p>['Оболонського району']</text:p>
          </table:table-cell>
          <table:table-cell office:value-type="string" calcext:value-type="string">
            <text:p>uk</text:p>
          </table:table-cell>
          <table:table-cell table:number-columns-repeated="16380"/>
        </table:table-row>
        <table:table-row table:style-name="ro19" table:visibility="filter">
          <table:table-cell office:value-type="float" office:value="177" calcext:value-type="float">
            <text:p>177</text:p>
          </table:table-cell>
          <table:table-cell office:value-type="string" calcext:value-type="string">
            <text:p>В нашому напрямку наразі ракет немає</text:p>
            <text:p/>
            <text:p>Всі цілі активно маневрують над Вінниччиною постійно змінюючи курс, але потенційно можуть піти на захід.</text:p>
            <text:p/>
            <text:p>Прохання підписатись на наш резервний канал, щоб не загубити з нами зв'язок — https://t.me/+Np32veDC_0RkNmIy</text:p>
            <text:p>ㅤ</text:p>
          </table:table-cell>
          <table:table-cell office:value-type="string" calcext:value-type="string">
            <text:p>['Вінниччиною']</text:p>
          </table:table-cell>
          <table:table-cell office:value-type="string" calcext:value-type="string">
            <text:p>uk</text:p>
          </table:table-cell>
          <table:table-cell table:number-columns-repeated="16380"/>
        </table:table-row>
        <table:table-row table:style-name="ro7" table:visibility="filter">
          <table:table-cell office:value-type="float" office:value="178" calcext:value-type="float">
            <text:p>178</text:p>
          </table:table-cell>
          <table:table-cell office:value-type="string" calcext:value-type="string">
            <text:p>Залишилися без газу! </text:p>
            <text:p>Вибухова хвиля пошкодила газопровід у Шевченківському районі. Наразі аварійники проводять роботи із заміни пошкодженої.</text:p>
            <text:p>Постраждалі розказали про наслідки нічної атаки.</text:p>
          </table:table-cell>
          <table:table-cell office:value-type="string" calcext:value-type="string">
            <text:p>['Шевченківському районі']</text:p>
          </table:table-cell>
          <table:table-cell office:value-type="string" calcext:value-type="string">
            <text:p>uk</text:p>
          </table:table-cell>
          <table:table-cell table:number-columns-repeated="16380"/>
        </table:table-row>
        <table:table-row table:style-name="ro18" table:visibility="filter">
          <table:table-cell office:value-type="float" office:value="179" calcext:value-type="float">
            <text:p>179</text:p>
          </table:table-cell>
          <table:table-cell office:value-type="string" calcext:value-type="string">
            <text:p>За однією з адрес у Шевченківському районі, в нежитловій забудові, виявили двох загиблих чоловіків.</text:p>
          </table:table-cell>
          <table:table-cell office:value-type="string" calcext:value-type="string">
            <text:p>['Шевченківському районі']</text:p>
          </table:table-cell>
          <table:table-cell office:value-type="string" calcext:value-type="string">
            <text:p>uk</text:p>
          </table:table-cell>
          <table:table-cell table:number-columns-repeated="16380"/>
        </table:table-row>
        <table:table-row table:style-name="ro39" table:visibility="filter">
          <table:table-cell office:value-type="float" office:value="180" calcext:value-type="float">
            <text:p>180</text:p>
          </table:table-cell>
          <table:table-cell office:value-type="string" calcext:value-type="string">
            <text:p>Ще трохи про наказ Міноборони , який дозволяє мобілізувати обмежено придатних до служби чоловіків</text:p>
            <text:p/>
            <text:p> Тепер:</text:p>
            <text:p/>
            <text:p>▪️ ВЛК будуть запитувати інформацію про наявність діагнозів у військовозобов'язаних у сімейних лікарів. Запити ТЦК будуть робити щорічно перед проведенням приписки до призовних ділянок;</text:p>
            <text:p>▪В соцслужбах та органах соцзахисту буде запитуватись інформація про інвалідність;</text:p>
            <text:p>▪ Медзаклади будуть передавати в ТЦК дані осіб, які за останні півроку хворіли на вірусний гепатит, черевний тиф, паратиф, дизентерію, інші інфекційні захворювання.</text:p>
            <text:p/>
            <text:p>Це робиться, щоб уникнути постановки "липових" діагнозів, що дозволяють зняти військовозобов'язаного з військового обліку.</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0" table:visibility="filter">
          <table:table-cell office:value-type="float" office:value="181" calcext:value-type="float">
            <text:p>181</text:p>
          </table:table-cell>
          <table:table-cell office:value-type="string" calcext:value-type="string">
            <text:p>⚡️"Київтеплоенерго" спростовує звинувачення прокуратури: закупівля насосного обладнання здійснена за найнижчою ціною в Prozorro, і втручання посадовців підприємства в цей процес технічно неможливе</text:p>
            <text:p/>
            <text:p>Щодо справи про закупівлі обладнання для тепломереж за нібито завищеними цінами, з якою 30 серпня до "Київтеплоенерго" прийшли працівники Київської міської прокуратури. </text:p>
            <text:p/>
            <text:p>Підприємство у 2020 році проводило закупівлю критично важливого обладнання для роботи системи теплопостачання міста, зокрема, насосів.</text:p>
            <text:p/>
            <text:p>▫️Процедура проводилась у відповідності до Закону України "Про публічні закупівлі" серед 3-х учасників, які виявили намір продати підприємству насосне обладнання. За встановленою законом процедурою редукціону в автоматичному режимі було визначено учасника з найнижчою ціною.</text:p>
            <text:p/>
            <text:p>❕Отже, участь посадових осіб комунального підприємства в обранні постачальника була неможливою через принципи роботи системи Prozorro. Відповідно до ст. 29 ЗУ "Про публічні закупівлі" підприємство не могло обрати іншого продавця, окрім визначеного електронною системою Prozorro.</text:p>
            <text:p/>
            <text:p>▫️Державна аудиторська служба України (ДАСУ), яка є єдиним уповноваженим органом для проведення перевірок закупівель, провела перевірку здійснення підприємством зазначеної закупівлі. За результатами моніторингу було підтверджено відповідність закупівлі законодавству та правомірність визначення продавця.</text:p>
            <text:p/>
            <text:p>❗️КП "Київтеплоенерго" вважає необґрунтованими звинувачення Київської міської прокуратури: всі процедури здійснення закупівель проведені відповідно до вимог чинного законодавства та перевірені державними аудиторами. Підприємство готове надати правоохоронним органам усю необхідну документацію, щоб вони могли переконатись у прозорості та законності проведених закупівел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 table:visibility="filter">
          <table:table-cell office:value-type="float" office:value="182" calcext:value-type="float">
            <text:p>182</text:p>
          </table:table-cell>
          <table:table-cell office:value-type="string" calcext:value-type="string">
            <text:p>⚡️Заклади громадського харчування Києва продовжать час роботи на одну годину – до 23:00.</text:p>
            <text:p/>
            <text:p>Таке рішення ухвалила Рада оборони міста Києва. В силу воно вступить з 1 вересня. </text:p>
            <text:p/>
            <text:p>Мер Києва Віталій Кличко нагадав, що з таким проханням до міської влади звернулися представники Національної ресторанної асоціації України. Адже рішення про обмеження роботи закладів до 22:00 було ухвалене, коли комендантська година в столиці розпочиналася о 23:00. Зараз же вона – з 00:00.</text:p>
            <text:p/>
            <text:p>Підприємці під час зустрічі з міською владою, де обгрунтовували доцільність такого рішення, наголошували, що подовження часу роботи закладів сприятиме поліпшенню економічної ситуації у столиці, створенню додаткових робочих місць, збільшенню надходжень від податків, зборів і платежів до бюджетів усіх рівнів.</text:p>
            <text:p/>
            <text:p>Життя🫶Оболонь</text:p>
          </table:table-cell>
          <table:table-cell office:value-type="string" calcext:value-type="string">
            <text:p>['Києва', 'Києва']</text:p>
          </table:table-cell>
          <table:table-cell office:value-type="string" calcext:value-type="string">
            <text:p>uk</text:p>
          </table:table-cell>
          <table:table-cell table:number-columns-repeated="16380"/>
        </table:table-row>
        <table:table-row table:style-name="ro9" table:visibility="filter">
          <table:table-cell office:value-type="float" office:value="183" calcext:value-type="float">
            <text:p>183</text:p>
          </table:table-cell>
          <table:table-cell office:value-type="string" calcext:value-type="string">
            <text:p>😱 Київ. Момент влучання в «Ашан» внаслідок нічної атаки, – публікує видання The Guardian</text:p>
            <text:p/>
            <text:p>Цікаво хто їм дозволив фільмувати вибухи? Чи буде відповідальність?</text:p>
            <text:p/>
            <text:p>Київ — пряма трансляція 👈</text:p>
            <text:p>Надіслати новину</text:p>
          </table:table-cell>
          <table:table-cell office:value-type="string" calcext:value-type="string">
            <text:p>['Київ']</text:p>
          </table:table-cell>
          <table:table-cell office:value-type="string" calcext:value-type="string">
            <text:p>uk</text:p>
          </table:table-cell>
          <table:table-cell table:number-columns-repeated="16380"/>
        </table:table-row>
        <table:table-row table:style-name="ro41" table:visibility="filter">
          <table:table-cell office:value-type="float" office:value="184" calcext:value-type="float">
            <text:p>184</text:p>
          </table:table-cell>
          <table:table-cell office:value-type="string" calcext:value-type="string">
            <text:p>😍У Добропарку можна створити свій авторський міксбордер та представити його всій Україні</text:p>
            <text:p/>
            <text:p>Добропарк надасть локацію розміром 1,80 х 10-15 метрів для презентації міксбордера злакових та багаторічників.</text:p>
            <text:p/>
            <text:p>Також забезпечать і певною сумою, як для підтримки на закупку посадкових матеріалів.</text:p>
            <text:p/>
            <text:p>Гарантованих 3 роки демонстрації локації на території Добропарку, де обов’язково будуть таблички з QR-кодом, щоб дізнатись більше інформації про авторів.</text:p>
            <text:p/>
            <text:p>Для реєстрації можна писати на пошту dobropark.ua@gmail.com</text:p>
            <text:p>ㅤ</text:p>
          </table:table-cell>
          <table:table-cell office:value-type="string" calcext:value-type="string">
            <text:p>['Україні', 'Добропарку']</text:p>
          </table:table-cell>
          <table:table-cell office:value-type="string" calcext:value-type="string">
            <text:p>uk</text:p>
          </table:table-cell>
          <table:table-cell table:number-columns-repeated="16380"/>
        </table:table-row>
        <table:table-row table:style-name="ro5" table:visibility="filter">
          <table:table-cell office:value-type="float" office:value="185" calcext:value-type="float">
            <text:p>185</text:p>
          </table:table-cell>
          <table:table-cell office:value-type="string" calcext:value-type="string">
            <text:p>Льоня Ємець викликає Іру Чечотку з доповіддю про стан укриттів на наступну сесію у звʼязку з її ігнором його ТКК щодо укриттів в столиці. Звичайно, ми ще памʼятаємо ганьбу Паши Бабія з цього самого питання, але Іра і не таке проходила, і не таких лускала як горішки в суді та на допитах. Віримо у неї!</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186" calcext:value-type="float">
            <text:p>186</text:p>
          </table:table-cell>
          <table:table-cell office:value-type="string" calcext:value-type="string">
            <text:p>У столичному парку «Відрадний» облаштували затишну фотозону із символами України.</text:p>
            <text:p/>
            <text:p>Млин, криниця, соняшник, тин, стіг соломи — такі прості і водночас важливі знаки України. </text:p>
            <text:p/>
            <text:p>Вони живуть у кожному українському серці і відображають рідний дім, Батьківщину</text:p>
            <text:p/>
            <text:p>👉👉Запропонувати новину👈👈</text:p>
            <text:p/>
            <text:p>Підписатись на Дарниця Livе</text:p>
          </table:table-cell>
          <table:table-cell office:value-type="string" calcext:value-type="string">
            <text:p>['парку «Відрадний»', 'України', 'України']</text:p>
          </table:table-cell>
          <table:table-cell office:value-type="string" calcext:value-type="string">
            <text:p>uk</text:p>
          </table:table-cell>
          <table:table-cell table:number-columns-repeated="16380"/>
        </table:table-row>
        <table:table-row table:style-name="ro12" table:visibility="filter">
          <table:table-cell office:value-type="float" office:value="187" calcext:value-type="float">
            <text:p>187</text:p>
          </table:table-cell>
          <table:table-cell office:value-type="string" calcext:value-type="string">
            <text:p>Осокорки, Лос Соломас дякує🫂💪🏼</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visibility="filter">
          <table:table-cell office:value-type="float" office:value="188" calcext:value-type="float">
            <text:p>188</text:p>
          </table:table-cell>
          <table:table-cell office:value-type="string" calcext:value-type="string">
            <text:p>Біля цирку горить відселена будівля.</text:p>
            <text:p/>
            <text:p>На місці вже працюють рятувальник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 table:visibility="filter">
          <table:table-cell office:value-type="float" office:value="189" calcext:value-type="float">
            <text:p>189</text:p>
          </table:table-cell>
          <table:table-cell office:value-type="string" calcext:value-type="string">
            <text:p>За матеріалами СБУ підозру отримав Ігор Коломойський</text:p>
            <text:p/>
            <text:p>За матеріалами Служби безпеки України та Бюро економічної безпеки повідомлення про підозру у вчиненні злочинів отримав фактичний власник великої фінансово-промислової групи Ігор Коломойський. </text:p>
            <text:p/>
            <text:p>Підозра оголошена за двома статтями Кримінального кодексу України: </text:p>
            <text:p>▪  ст. 190 (шахрайство);</text:p>
            <text:p>▪  ст. 209 (легалізація (відмивання) майна, одержаного злочинним шляхом). </text:p>
            <text:p/>
            <text:p>Встановлено, що протягом 2013-2020 років Ігор Коломойський легалізував понад півмільярда грн шляхом їх виводу за кордон, використовуючи при цьому інфраструктуру підконтрольних банківських установ.</text:p>
            <text:p/>
            <text:p>Досудове розслідування за процесуального керівництва Офісу Генерального прокурора триває.</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190" calcext:value-type="float">
            <text:p>190</text:p>
          </table:table-cell>
          <table:table-cell office:value-type="string" calcext:value-type="string">
            <text:p>«Першотравень» на пл. Калiнiна (Майдан), 1970-тi</text:p>
          </table:table-cell>
          <table:table-cell office:value-type="string" calcext:value-type="string">
            <text:p>['Майдан']</text:p>
          </table:table-cell>
          <table:table-cell office:value-type="string" calcext:value-type="string">
            <text:p>uk</text:p>
          </table:table-cell>
          <table:table-cell table:number-columns-repeated="16380"/>
        </table:table-row>
        <table:table-row table:style-name="ro42" table:visibility="filter">
          <table:table-cell office:value-type="float" office:value="191" calcext:value-type="float">
            <text:p>191</text:p>
          </table:table-cell>
          <table:table-cell office:value-type="string" calcext:value-type="string">
            <text:p>​​Крюківський вагонобудівний завод виграв тендер на поставку потягів метро для Києва, у Парижі заборонили роботу шерінгових сервісів електросамокатів, а в Сан-Франциско компанія безпілотних таксі була змушена зменшити випуск автопарку на вулиці після нещасних випадків з її машинами. Детальніше - в дайджесті цікавих новин за минулий тиждень від Про Мобільності. </text:p>
            <text:p/>
            <text:p>🚇 ПАТ "Крюківський вагонобудівний завод" оголошений переможцем тендеру на 79 мільйонів євро на поставку потягів та комплектуючих для КП "Київський метрополітен". </text:p>
            <text:p/>
            <text:p>Як повідомляє Бізнес Цензор, пропозиція вітчизняного виробника відповідала вимогам ЄБРР, а також виявилась на 37% дешевшою за пропозицію іншого учасника - компанії Skoda. КВБЗ пропонує метропоїзди довжиною 97 метрів, конструкційною швидкістю 90 км/год, загальною місткістю в 1650 людей та потенційно - 50 роками служби. </text:p>
            <text:p/>
            <text:p>Потяг складатиметься з 3 моторних та 2 причіпних вагонів, що матимуть герметичні переходи (потяг-"труба"), тобто в них можна буде переміщуватись всередині між вагонами. Також у вагонах передбачено два місця, спеціально обладнаних під пасажирів у кріслі колісному. Наступний крок процесу - робота з укладанням контракту, після якої запуститься процес виготовлення та відповідно передачі замовнику вагонів (а також запчастин, витратних матеріалів, устаткування та інструментів для обслуговування). </text:p>
            <text:p/>
            <text:p>🛴 У Парижі з 1 вересня з вулиць зникнуть сервіси шерінгу електросамокатів.</text:p>
            <text:p/>
            <text:p>В місті ухвалили рішення не продовжувати контракти з трьома приватними операторами, що надавали такі послуги. До 31 серпня вони мусять забрати з вулиць свої електросамокати (за даними Олексія Кушки, це близько 15 тисяч засобів). Іронічно, що при цьому Париж був одним з перших міст де такі сервіси почали діяльність.</text:p>
            <text:p/>
            <text:p>Рішення прийняте за результатами референдума серед містян. Близько 90% учасників референдума проголосували за заборону діяльності цих сервісів на вулицях міста. Але є нюанс за який критикують таке рішення - з 1,38 мільйонів людей в електронному реєстрі міста, в референдумі взяло участь близько 103 тисяч. Тобто проти висловилось 91,3 тисячі парижан, тож фактично це рішення 6% містян. </text:p>
            <text:p/>
            <text:p>🚕 У Сан-Франциско один з сервісів безпілотних таксі змушений вдвічі зменшити кількість машин на вулицях після двох нещодавніх аварій за участю таксі.</text:p>
            <text:p/>
            <text:p>Цьому передувало те, що на другому тижні серпня двом конкуруючим сервісам безпілотних таксі - Cruise та Waymo - дозволили працювати в місті. В свою чергу, перед цим сервіси пройшли випробувальний період, і пережили велику дискусію між прихильниками та противниками рішення. Попри низку переваг, про які говорять оператори - надійність, зручність, дешевизна, уникнення ризиків від сумнівної поведінки водія - основним занепокоєнням опонентів було питання безпеки. Зокрема начальник пожежної служби зазначав що у роботаксі є відчутний недолік заважати роботі екстрених служб (55 випадків за тестовий період). </text:p>
            <text:p/>
            <text:p>І вже за півтора тижні після підтвердження дозволу у роботаксі перевізника Cruise сталось дві аварії поспіль саме через неврахування траєкторій руху машин екстрених служб. Відповідно Cruise погодився вдвічі зменшити парк що працює на вулицях на час розслідування і спроб усунути причини таких випадків. Попередньо експерти вважають що попри закладені механізми вирізнення машин екстрених служб, сирену не одразу відрізнили від загального міського шуму, і за рахунок того що машина екстреної служби об'їжджала по зустрічній - автопілот не встиг коректно спрогнозувати траєкторію руху і надто пізно ідентифікував ризик зіткнення. </text:p>
            <text:p/>
            <text:p>Слідкуємо за безпілотним експериментом в Сан-Франциско і далі, підозрюємо це не остання новина на цю тему... </text:p>
            <text:p/>
            <text:p>#про_тиждень </text:p>
            <text:p>Ілюстрація: безпілотне таксі Cruise.</text:p>
          </table:table-cell>
          <table:table-cell office:value-type="string" calcext:value-type="string">
            <text:p>['Києва', 'Парижі', 'Сан-Франциско', 'Парижі']</text:p>
          </table:table-cell>
          <table:table-cell office:value-type="string" calcext:value-type="string">
            <text:p>uk</text:p>
          </table:table-cell>
          <table:table-cell table:number-columns-repeated="16380"/>
        </table:table-row>
        <table:table-row table:style-name="ro14" table:visibility="filter">
          <table:table-cell office:value-type="float" office:value="192" calcext:value-type="float">
            <text:p>192</text:p>
          </table:table-cell>
          <table:table-cell office:value-type="string" calcext:value-type="string">
            <text:p>#нампишуть В ТРЦ Проспект повідомили про замінування Ашану. Магазин закрили, відвідувачів попросили залишити приміщення</text:p>
            <text:p/>
            <text:p>Перевіряємо інформацію</text:p>
            <text:p>ㅤ</text:p>
            <text:p>Хто на місці - пишіть нам  @novosti_kieva_bot</text:p>
          </table:table-cell>
          <table:table-cell office:value-type="string" calcext:value-type="string">
            <text:p>['ТРЦ Проспект', 'Ашану']</text:p>
          </table:table-cell>
          <table:table-cell office:value-type="string" calcext:value-type="string">
            <text:p>uk</text:p>
          </table:table-cell>
          <table:table-cell table:number-columns-repeated="16380"/>
        </table:table-row>
        <table:table-row table:style-name="ro10" table:visibility="filter">
          <table:table-cell office:value-type="float" office:value="193" calcext:value-type="float">
            <text:p>193</text:p>
          </table:table-cell>
          <table:table-cell office:value-type="string" calcext:value-type="string">
            <text:p>До Дня пам’яті захисників і захисниць, який відзначають 29 серпня, українські ресторани й кав’ярні провели акцію «Стіл пам’яті». Так, у Києві за ініціативи Благодійного фонду імені Іллі Грабара зарезервували та прикрасили столики в пам’ять про загиблих героїв та героїнь. Таким чином організатори висловили свою шану бійцям, що пожертвували життям заради Батьківщини. </text:p>
            <text:p/>
            <text:p>До акції долучилася низка столичних ресторанів та кав’ярень: «ЖЧЛ», «Італійська редакція», «Улюблений Дядя», «044», «Satori», «UnderWu Vinyl Bar», «2 mali», «На підвіконні», «Supra», «Публіцист», «Saudade Coffee», «N3 Coffee», «Etre Sofie», «Dill cafe» та інші.</text:p>
            <text:p/>
            <text:p>🔷 Підписатися на Telegram | Instagram | Facebook | TikTok</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36" table:visibility="filter">
          <table:table-cell office:value-type="float" office:value="194" calcext:value-type="float">
            <text:p>194</text:p>
          </table:table-cell>
          <table:table-cell office:value-type="string" calcext:value-type="string">
            <text:p>Відбулося передвідкриття нової книгарні Readeat, однієї з найбільших книжкових крамниць Києва та всієї України. Тож маємо нагоду поділитися цікавими фактами про цей простір:</text:p>
            <text:p/>
            <text:p>🐈 Логотип Readeat містить зображення кота, що пірнає. Ця ідея належить синові власника книгарні Дмитра Феліксова;</text:p>
            <text:p> 💿 Інтер’єри Readeat мають чимало антикварних речей, рояль для музичних та поетичних вечорів і скляний міст. На окремому стелажу є вінілові платівки;</text:p>
            <text:p>✨ Один із залів називається «Вітальня Грифіндора», бо родина Дмитра фанати «Гаррі Поттера»;</text:p>
            <text:p/>
            <text:p>Через відео можна перейняти атмосферу закладу і почути від засновника книгарні - чому ж варто відвідати Readeat👀</text:p>
            <text:p/>
            <text:p>🔷 Підписатися на Telegram | Instagram | Facebook | TikTok</text:p>
          </table:table-cell>
          <table:table-cell office:value-type="string" calcext:value-type="string">
            <text:p>['Києва', 'України']</text:p>
          </table:table-cell>
          <table:table-cell office:value-type="string" calcext:value-type="string">
            <text:p>uk</text:p>
          </table:table-cell>
          <table:table-cell table:number-columns-repeated="16380"/>
        </table:table-row>
        <table:table-row table:style-name="ro7">
          <table:table-cell office:value-type="float" office:value="195" calcext:value-type="float">
            <text:p>195</text:p>
          </table:table-cell>
          <table:table-cell office:value-type="string" calcext:value-type="string">
            <text:p>Возгорание возникло на ул. Димитровская, 4 в одноэтажном здании </text:p>
            <text:p/>
            <text:p>Сотрудники ГСЧС продолжают тушить пожар.</text:p>
          </table:table-cell>
          <table:table-cell office:value-type="string" calcext:value-type="string">
            <text:p>['Димитровская']</text:p>
          </table:table-cell>
          <table:table-cell office:value-type="string" calcext:value-type="string">
            <text:p>ru</text:p>
          </table:table-cell>
          <table:table-cell table:number-columns-repeated="16380"/>
        </table:table-row>
        <table:table-row table:style-name="ro15" table:visibility="filter">
          <table:table-cell office:value-type="float" office:value="196" calcext:value-type="float">
            <text:p>196</text:p>
          </table:table-cell>
          <table:table-cell office:value-type="string" calcext:value-type="string">
            <text:p>⚡️ Бійці ЗСУ прорвали зміцнення "лінії Суровікіна" на Запорізькому напрямку та наближаються до села Вербове. "Зуби дракона" стримували українських солдатів лише близько доби, — Bild</text:p>
            <text:p/>
            <text:p>Хуйовий Київ | Надіслати новину</text:p>
          </table:table-cell>
          <table:table-cell office:value-type="string" calcext:value-type="string">
            <text:p>['Суровікіна', 'Запорізькому напрямку', 'Вербове']</text:p>
          </table:table-cell>
          <table:table-cell office:value-type="string" calcext:value-type="string">
            <text:p>uk</text:p>
          </table:table-cell>
          <table:table-cell table:number-columns-repeated="16380"/>
        </table:table-row>
        <table:table-row table:style-name="ro15" table:visibility="filter">
          <table:table-cell office:value-type="float" office:value="197" calcext:value-type="float">
            <text:p>197</text:p>
          </table:table-cell>
          <table:table-cell office:value-type="string" calcext:value-type="string">
            <text:p>👂Заклади громадського харчування Києва продовжать час роботи на одну годину – до 23:00.</text:p>
            <text:p>Таке рішення ухвалила Рада оборони міста Києва. В силу воно вступить з 1 вересня.</text:p>
            <text:p/>
            <text:p>👂Стратегічне рішення.</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12" table:visibility="filter">
          <table:table-cell office:value-type="float" office:value="198" calcext:value-type="float">
            <text:p>198</text:p>
          </table:table-cell>
          <table:table-cell office:value-type="string" calcext:value-type="string">
            <text:p>Оновлено: Рух відновлено!</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199" calcext:value-type="float">
            <text:p>199</text:p>
          </table:table-cell>
          <table:table-cell office:value-type="string" calcext:value-type="string">
            <text:p>Кінчена русня вирішила типу замінувати школи.</text:p>
            <text:p/>
            <text:p>Трошки завтикали, що у нас різниця в часі. Школота радісно відбувши лінійки, вже висить в Маках району)</text:p>
            <text:p/>
            <text:p>Розкажіть, як ваше перше вересня?</text:p>
            <text:p/>
            <text:p>@semenovatut</text:p>
          </table:table-cell>
          <table:table-cell office:value-type="string" calcext:value-type="string">
            <text:p>['Маках району']</text:p>
          </table:table-cell>
          <table:table-cell office:value-type="string" calcext:value-type="string">
            <text:p>uk</text:p>
          </table:table-cell>
          <table:table-cell table:number-columns-repeated="16380"/>
        </table:table-row>
        <table:table-row table:style-name="ro5" table:visibility="filter">
          <table:table-cell office:value-type="float" office:value="200" calcext:value-type="float">
            <text:p>200</text:p>
          </table:table-cell>
          <table:table-cell office:value-type="string" calcext:value-type="string">
            <text:p>Понад 5 тисяч безробітних доєдналися до відбудови Київщини у рамках державної програми "Армія відновлення"🧱🏚️</text:p>
            <text:p/>
            <text:p>Регіон входить до лідерів за кількістю безробітних, залучених до проєкту.</text:p>
          </table:table-cell>
          <table:table-cell office:value-type="string" calcext:value-type="string">
            <text:p>['Київщини']</text:p>
          </table:table-cell>
          <table:table-cell office:value-type="string" calcext:value-type="string">
            <text:p>uk</text:p>
          </table:table-cell>
          <table:table-cell table:number-columns-repeated="16380"/>
        </table:table-row>
        <table:table-row table:style-name="ro12" table:visibility="filter">
          <table:table-cell office:value-type="float" office:value="201" calcext:value-type="float">
            <text:p>201</text:p>
          </table:table-cell>
          <table:table-cell office:value-type="string" calcext:value-type="string">
            <text:p>Гол на території рф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202" calcext:value-type="float">
            <text:p>202</text:p>
          </table:table-cell>
          <table:table-cell office:value-type="string" calcext:value-type="string">
            <text:p>‼️ На Київщині нетверезий водій ВАЗу виїхав на зустрічну смугу і зіткнувся з автівкою "Seat", повідомляє поліція.</text:p>
            <text:p/>
            <text:p>🚑В результаті аварії, шпиталізували пасажира легковика з попереднім діагнозом - перелом ребер.</text:p>
          </table:table-cell>
          <table:table-cell office:value-type="string" calcext:value-type="string">
            <text:p>['Київщині']</text:p>
          </table:table-cell>
          <table:table-cell office:value-type="string" calcext:value-type="string">
            <text:p>uk</text:p>
          </table:table-cell>
          <table:table-cell table:number-columns-repeated="16380"/>
        </table:table-row>
        <table:table-row table:style-name="ro12" table:visibility="filter">
          <table:table-cell office:value-type="float" office:value="203" calcext:value-type="float">
            <text:p>203</text:p>
          </table:table-cell>
          <table:table-cell office:value-type="string" calcext:value-type="string">
            <text:p>❗️Вибухи в місті. Перебувайте в укриттях, — Кличко.</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0" table:visibility="filter">
          <table:table-cell office:value-type="float" office:value="204" calcext:value-type="float">
            <text:p>204</text:p>
          </table:table-cell>
          <table:table-cell office:value-type="string" calcext:value-type="string">
            <text:p>«Війна зовсім поруч. Туди можна добігти», – із таким гаслом нідерландець Боас Крагтвейк розпочав пробіг із Амстердама до Києва</text:p>
            <text:p/>
            <text:p>Позаду Німеччина та Польща, сьогодні Боас на Львівщині. Під час нашої зустрічі бігун розповів, що своєю акцією хоче привернути увагу світу до війни, яка триває в Україні, і збирає кошти на карети швидкої медичної допомоги для наших оборонців. Уже вдалось акумулювати майже 45 тисяч євро. Ціль – 100 тисяч, щоб купити й повністю укомплектувати три «швидкі».</text:p>
            <text:p/>
            <text:p>Пробіг із Амстердама до Києва триватиме 50 днів. Щодоби Боас долає 50 кілометрів. Через спеку це іноді дуже важко, але, каже спортсмен, в такі моменти мотивує думка, що його 50 днів страждань дозволять забрати страждання для наших воїнів та цивільних, яких врятують у «швидких», придбаних за зібрані під час пробігу кошти.</text:p>
            <text:p/>
            <text:p>Хуйовий Київ | Надіслати новину</text:p>
          </table:table-cell>
          <table:table-cell office:value-type="string" calcext:value-type="string">
            <text:p>['Амстердама', 'Києва', 'Німеччина', 'Польща', 'Львівщині', 'Україні', 'Амстердама', 'Києва']</text:p>
          </table:table-cell>
          <table:table-cell office:value-type="string" calcext:value-type="string">
            <text:p>uk</text:p>
          </table:table-cell>
          <table:table-cell table:number-columns-repeated="16380"/>
        </table:table-row>
        <table:table-row table:style-name="ro6" table:visibility="filter">
          <table:table-cell office:value-type="float" office:value="205" calcext:value-type="float">
            <text:p>205</text:p>
          </table:table-cell>
          <table:table-cell office:value-type="string" calcext:value-type="string">
            <text:p>У Святошинському районі хочуть створити реабілітаційний центр.</text:p>
            <text:p/>
            <text:p>На місці однієї з закинутих будівель у Святошинському районі хочуть створити реабілітаційний центр для наших військових.</text:p>
            <text:p/>
            <text:p>“Є бажання створити реабілітаційний центр для військових. У РДА таких потужностей нема, але якщо на рівні міста дадуть добро, можна разом шукати донати. Там має бути і психологічна реабілітація, і центр дозвілля. Де військові зможуть поспілкуватись з побратимами, отримати розраду та кваліфіковану медичну допомогу. Місце знайдемо…”, – розповів КВ очільник Святошинської РДА Василь Григоренко.</text:p>
          </table:table-cell>
          <table:table-cell office:value-type="string" calcext:value-type="string">
            <text:p>['Святошинському районі', 'Святошинському районі']</text:p>
          </table:table-cell>
          <table:table-cell office:value-type="string" calcext:value-type="string">
            <text:p>uk</text:p>
          </table:table-cell>
          <table:table-cell table:number-columns-repeated="16380"/>
        </table:table-row>
        <table:table-row table:style-name="ro7">
          <table:table-cell office:value-type="float" office:value="206" calcext:value-type="float">
            <text:p>206</text:p>
          </table:table-cell>
          <table:table-cell office:value-type="string" calcext:value-type="string">
            <text:p>👂Русня минирует школы в Киеве звонками.</text:p>
            <text:p/>
            <text:p>👂Тупые животные. Убить бы их всех, чтобы не рождалась эта нечесть больше. А баб их в рабство в Габон.</text:p>
          </table:table-cell>
          <table:table-cell office:value-type="string" calcext:value-type="string">
            <text:p>['Киеве', 'Габон']</text:p>
          </table:table-cell>
          <table:table-cell office:value-type="string" calcext:value-type="string">
            <text:p>ru</text:p>
          </table:table-cell>
          <table:table-cell table:number-columns-repeated="16380"/>
        </table:table-row>
        <table:table-row table:style-name="ro4">
          <table:table-cell office:value-type="float" office:value="207" calcext:value-type="float">
            <text:p>207</text:p>
          </table:table-cell>
          <table:table-cell office:value-type="string" calcext:value-type="string">
            <text:p>Вчера в Киеве спасли "Бэтмена", пытавшегося переплыть Днепр</text:p>
            <text:p/>
            <text:p>По данным полиции, прохожий сообщил правоохранителям, что посреди реки Днепр из последних сил на воде держится мужчина.</text:p>
            <text:p/>
            <text:p>Достав "Бэтмена" из воды на катер, полицейские установили его личность. Это – иностранец, 1995 года рождения, который хотел переплыть реку. Для антуража мужчина надел маску супергероя, впрочем течение оказалось всё равно ему не по силам.</text:p>
          </table:table-cell>
          <table:table-cell office:value-type="string" calcext:value-type="string">
            <text:p>['Киеве', 'Днепр', 'Днепр']</text:p>
          </table:table-cell>
          <table:table-cell office:value-type="string" calcext:value-type="string">
            <text:p>ru</text:p>
          </table:table-cell>
          <table:table-cell table:number-columns-repeated="16380"/>
        </table:table-row>
        <table:table-row table:style-name="ro5" table:visibility="filter">
          <table:table-cell office:value-type="float" office:value="208" calcext:value-type="float">
            <text:p>208</text:p>
          </table:table-cell>
          <table:table-cell office:value-type="string" calcext:value-type="string">
            <text:p>ПАПАДАНІЄ 😀</text:p>
            <text:p/>
            <text:p>ЄСТЬ ПРОБІТІЄ 😀</text:p>
            <text:p/>
            <text:p>@lossolomas_kyiv</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3" table:visibility="filter">
          <table:table-cell office:value-type="float" office:value="209" calcext:value-type="float">
            <text:p>209</text:p>
          </table:table-cell>
          <table:table-cell office:value-type="string" calcext:value-type="string">
            <text:p>У Києві на Печерську відкрилася перша клініка антистаріння та покращення якості життя «Медеус», яка використовує передові технології. Побувавши в цьому неймовірно крутому центрі, Ви зануритеся в медицину нового покоління.</text:p>
            <text:p/>
            <text:p>Нещодавно в Києві відкрився медичний центр "Медеус"! В ньому вперше в Україні представлене новітнє обладнання з США, Великобританії, Німеччини, Китаю, Південної Кореї та інших провідних столиць медицини. В арсеналі використовуються нові методи дослідження та лікування всього організму. Тепер вони використовують секрети лікування фахівців з передових країн.</text:p>
            <text:p/>
            <text:p>У медичному центрі можна пройти повну діагностику організма з використанням інструментальних та лабораторних методів, яким немає аналогів в Україні, відразу зручно сдати аналізи та швидко отримати результати. І багато інших послуг, з якими Ви можете ознайомитися на сайті центру. Також в "Медеус" є оновлені схеми лікування та профілактики хронічних хвороб, нейродегенеративних захворювань, аутоімунних розладів з використанням електромагнітних хвиль та полів, біорегуляторної медицини, лікування газами, пептидної та клітинної терапії. Тепер традиційна медицина в Україні зручніша, швидша та точніша! Без черг, очікування та сумнівів у діагнозах.</text:p>
            <text:p/>
            <text:p>Медичний центр знаходиться за адресою: Київ, вул. Товарна 1 Н, перший поверх бізнес центру "Трініті". Ознайомитися з цінами, послугами та дізнатися більше про дослідження нового обладнання можна на сайті або в Instagram центру, або в телеграм каналi</text:p>
          </table:table-cell>
          <table:table-cell office:value-type="string" calcext:value-type="string">
            <text:p>['Києві', 'Печерську', 'Києві', 'Україні', 'США', 'Великобританії', 'Німеччини', 'Китаю', 'Південної Кореї', 'Україні', 'Україні', 'Київ', 'вул. Товарна 1 Н']</text:p>
          </table:table-cell>
          <table:table-cell office:value-type="string" calcext:value-type="string">
            <text:p>uk</text:p>
          </table:table-cell>
          <table:table-cell table:number-columns-repeated="16380"/>
        </table:table-row>
        <table:table-row table:style-name="ro18" table:visibility="filter">
          <table:table-cell office:value-type="float" office:value="210" calcext:value-type="float">
            <text:p>210</text:p>
          </table:table-cell>
          <table:table-cell office:value-type="string" calcext:value-type="string">
            <text:p>‼️Сьогодні через проведення ярмарків змінять маршрути автобусів №№ 6, 34-ТР, 44, 49, 61, 87, 95 та тролейбусів № 37-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7" table:visibility="filter">
          <table:table-cell office:value-type="float" office:value="211" calcext:value-type="float">
            <text:p>211</text:p>
          </table:table-cell>
          <table:table-cell office:value-type="string" calcext:value-type="string">
            <text:p>Вечірнє звернення Володимира Зеленського:</text:p>
            <text:p/>
            <text:p>Безумовно, ми захистимо Україну і повернемо свободу всій нашій землі. І кожен із нас відчуває, що це буде Україна інших правил. Кордони – ті самі. Демократія – напевно, така ж бурхлива. Свобода – одна з найбільших у Європі, як і завжди.</text:p>
            <text:p/>
            <text:p>Але точно без багатолітнього «як завжди» щодо тих, хто грабував Україну та ставив себе вище, ніж закон та будь-які правила. І я дякую українським правоохоронцям за рішучість довести до справедливого результату кожну – кожну зі справ, які десятиліттями гальмувались. </text:p>
            <text:p/>
            <text:p>Закон повинен працювати. Так є. Так буде.</text:p>
            <text:p>Слава Україні!</text:p>
            <text:p/>
            <text:p>🇺🇦 Украина Сейчас / Подписаться</text:p>
          </table:table-cell>
          <table:table-cell office:value-type="string" calcext:value-type="string">
            <text:p>['Україну', 'Україна', 'Європі', 'Україну']</text:p>
          </table:table-cell>
          <table:table-cell office:value-type="string" calcext:value-type="string">
            <text:p>uk</text:p>
          </table:table-cell>
          <table:table-cell table:number-columns-repeated="16380"/>
        </table:table-row>
        <table:table-row table:style-name="ro18" table:visibility="filter">
          <table:table-cell office:value-type="float" office:value="212" calcext:value-type="float">
            <text:p>212</text:p>
          </table:table-cell>
          <table:table-cell office:value-type="string" calcext:value-type="string">
            <text:p>На вул. Дмитрівській, 23 цими хвилинами палають старі крамарні Євбазу.</text:p>
          </table:table-cell>
          <table:table-cell office:value-type="string" calcext:value-type="string">
            <text:p>['вул. Дмитрівській, 23']</text:p>
          </table:table-cell>
          <table:table-cell office:value-type="string" calcext:value-type="string">
            <text:p>uk</text:p>
          </table:table-cell>
          <table:table-cell table:number-columns-repeated="16380"/>
        </table:table-row>
        <table:table-row table:style-name="ro35" table:visibility="filter">
          <table:table-cell office:value-type="float" office:value="213" calcext:value-type="float">
            <text:p>213</text:p>
          </table:table-cell>
          <table:table-cell office:value-type="string" calcext:value-type="string">
            <text:p>У столиці другий день поспіль тривають температурні рекорди 🥵</text:p>
            <text:p/>
            <text:p>Синоптик назвала точну дату, коли в Україні впаде температура</text:p>
            <text:p/>
            <text:p>Сьогодні Україна буде практично епіцентром європейської спеки. Зниження температури очікується на початку вересня</text:p>
            <text:p/>
            <text:p>У Києві, за словами Наталки Діденко, сьогодні пік спеки, +35...+37 градусів. Без опадів.</text:p>
            <text:p>"Ще гризтиме 30 і 31 серпня, а ось вже 1 вересня буде суттєве зниження температури повітря...", - спрогнозувала фахівець.</text:p>
            <text:p/>
            <text:p>З середи, 30 серпня, на заході України завдяки дощам та грозам очікується зниження температури. До кінця тижня сильна спека поступово покине Україну. До +30°...+33° температура підніматиметься лише на півдні та сході країни. </text:p>
            <text:p/>
            <text:p>Ще трошки, любенькі, і жара спаде. Тримаємось 🫠</text:p>
          </table:table-cell>
          <table:table-cell office:value-type="string" calcext:value-type="string">
            <text:p>['Україні', 'Україна', 'Києві', 'України', 'Україну']</text:p>
          </table:table-cell>
          <table:table-cell office:value-type="string" calcext:value-type="string">
            <text:p>uk</text:p>
          </table:table-cell>
          <table:table-cell table:number-columns-repeated="16380"/>
        </table:table-row>
        <table:table-row table:style-name="ro9" table:visibility="filter">
          <table:table-cell office:value-type="float" office:value="214" calcext:value-type="float">
            <text:p>214</text:p>
          </table:table-cell>
          <table:table-cell office:value-type="string" calcext:value-type="string">
            <text:p>На Відрадному з багатоповерхівки зняли бетонну плиту</text:p>
            <text:p/>
            <text:p>На вулиці Героїв Севастополя прибрали плиту на даху 16-поверхового житлового будинку, яка зависла над прибудинковою територією і могла впасти.</text:p>
            <text:p/>
            <text:p>Рятувальники, встановили плиту на місце та зробили тимчасове кріплення, щоб уникнути лиха.</text:p>
          </table:table-cell>
          <table:table-cell office:value-type="string" calcext:value-type="string">
            <text:p>['Відрадному', 'вулиці Героїв Севастополя']</text:p>
          </table:table-cell>
          <table:table-cell office:value-type="string" calcext:value-type="string">
            <text:p>uk</text:p>
          </table:table-cell>
          <table:table-cell table:number-columns-repeated="16380"/>
        </table:table-row>
        <table:table-row table:style-name="ro24">
          <table:table-cell office:value-type="float" office:value="215" calcext:value-type="float">
            <text:p>215</text:p>
          </table:table-cell>
          <table:table-cell office:value-type="string" calcext:value-type="string">
            <text:p>СБУ сообщила о подозрении киевскому бизнесмену, который в 2022 году перечислил в бюджет РФ более 50 млн рублей</text:p>
            <text:p/>
            <text:p>Речь идет о бизнес-структуре, импортирующей и продающей в Украине климатическую технику из Восточной Азии.</text:p>
            <text:p/>
            <text:p>По данным следствия, владелец этого предприятия является основателем еще 2 торговых компаний в Москве и не смотря на вторжение РФ в Украину он продолжил руководить бизнесом и платить налоги в РФ.</text:p>
            <text:p/>
            <text:p>На данный момент фигурант находится заграницей и ему угрожает до 12 лет лишения свободы с конфискацией имущества.</text:p>
          </table:table-cell>
          <table:table-cell office:value-type="string" calcext:value-type="string">
            <text:p>['РФ', 'Украине', 'Восточной Азии', 'Москве', 'РФ', 'Украину', 'РФ']</text:p>
          </table:table-cell>
          <table:table-cell office:value-type="string" calcext:value-type="string">
            <text:p>ru</text:p>
          </table:table-cell>
          <table:table-cell table:number-columns-repeated="16380"/>
        </table:table-row>
        <table:table-row table:style-name="ro5" table:visibility="filter">
          <table:table-cell office:value-type="float" office:value="216" calcext:value-type="float">
            <text:p>216</text:p>
          </table:table-cell>
          <table:table-cell office:value-type="string" calcext:value-type="string">
            <text:p>LOS SOLOMAS, красунчики!!!</text:p>
            <text:p>Більше ніж район!</text:p>
            <text:p>5 днів = + авто</text:p>
            <text:p/>
            <text:p>Звіт згодом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217" calcext:value-type="float">
            <text:p>217</text:p>
          </table:table-cell>
          <table:table-cell office:value-type="string" calcext:value-type="string">
            <text:p>💥У Курській області, у місті Курчатов безпілотник влучив у дах адміністративної будівлі</text:p>
            <text:p/>
            <text:p>Відстань від населеного пункту до Курської АЕС близько 4 км.</text:p>
          </table:table-cell>
          <table:table-cell office:value-type="string" calcext:value-type="string">
            <text:p>['Курській області', 'Курчатов', 'Курської АЕС']</text:p>
          </table:table-cell>
          <table:table-cell office:value-type="string" calcext:value-type="string">
            <text:p>uk</text:p>
          </table:table-cell>
          <table:table-cell table:number-columns-repeated="16380"/>
        </table:table-row>
        <table:table-row table:style-name="ro43" table:visibility="filter">
          <table:table-cell office:value-type="float" office:value="218" calcext:value-type="float">
            <text:p>218</text:p>
          </table:table-cell>
          <table:table-cell office:value-type="string" calcext:value-type="string">
            <text:p>Івано-Франківськ купив ще 3 вживаних тролейбуси та 8 автобусів</text:p>
            <text:p/>
            <text:p>В липні КП “ЕАТ” підписало договір на постачання трьох низькопідлогових тролейбусів Volvo 7000 AT, що були у використанні. </text:p>
            <text:p/>
            <text:p>Вартість одного тролейбуса склала 2 млн. гривень. Ці машини раніше експлуатувались в австрійському місті Лінц, де їх замінили триланкові тролейбуси Van Hool Exqui.City 24Т, а весь парк Volvo опинився в Івано-Франківську та поступово викуповується місцевим перевізником.</text:p>
            <text:p/>
            <text:p>Наразі місто вже експлуатує 4 подібних тролейбуса.</text:p>
            <text:p/>
            <text:p>Окрім тролейбусів, Івано-Франківськ придбав 8 вживаних низькопідлогових дизельних автобусів Solaris Urbino 12 IV з Польщі, які вчора презентував мер міста.</text:p>
            <text:p/>
            <text:p>Ці автобуси побудовані у 2016 році та до 2019 року експлуатувались в місті Jastrzębie-Zdrój, після чого були на зберіганні. Завдяки цьому, машини досі в хорошому стані та мають невеликий пробіг, як на свій вік. </text:p>
            <text:p/>
            <text:p>Вартість одного автобуса склала 7 860 000 грн. По прибуттю в Івано-Франківськ, автобусам провели зовнішній косметичний ремонт та перефарбували в альтернативний варіант міської лівреї.</text:p>
            <text:p/>
            <text:p>Джерело: Alltransua</text:p>
          </table:table-cell>
          <table:table-cell office:value-type="string" calcext:value-type="string">
            <text:p>['Івано-Франківськ', 'Лінц', 'Івано-Франківську', 'Івано-Франківськ', 'Польщі', 'Івано-Франківськ']</text:p>
          </table:table-cell>
          <table:table-cell office:value-type="string" calcext:value-type="string">
            <text:p>uk</text:p>
          </table:table-cell>
          <table:table-cell table:number-columns-repeated="16380"/>
        </table:table-row>
        <table:table-row table:style-name="ro27" table:visibility="filter">
          <table:table-cell office:value-type="float" office:value="219" calcext:value-type="float">
            <text:p>219</text:p>
          </table:table-cell>
          <table:table-cell office:value-type="string" calcext:value-type="string">
            <text:p>На будівництво й ремонт укриттів освітніх закладів столиці виділили ще 133 мільйони гривень</text:p>
            <text:p/>
            <text:p>На проєктування будівництва споруд цивільного захисту населення спрямують 91 млн грн. </text:p>
            <text:p>На капітальні ремонти існуючих укриттів, що розташовані у школах, дитячих садках, гуртожитках та закладах професійно-технічної освіти, буде виділено 41,6 млн грн. Окрім того, Київрада збільшила фінансування міської програми «Захисник Києва» на 2022-2024 роки на 100 млн грн. </text:p>
            <text:p/>
            <text:p>❓До чого тут я? </text:p>
            <text:p/>
            <text:p>Усе це дозволить посилити обороноздатність та безпеку в нашій столиці.</text:p>
            <text:p/>
            <text:p>🔷 Підписатися на Telegram | Instagram | Facebook | TikTok</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7" table:visibility="filter">
          <table:table-cell office:value-type="float" office:value="220" calcext:value-type="float">
            <text:p>220</text:p>
          </table:table-cell>
          <table:table-cell office:value-type="string" calcext:value-type="string">
            <text:p>😡Торгував гуманітарною допомогою: Нацполіція викрила псевдоволонтера.</text:p>
            <text:p/>
            <text:p>Чоловік продавав медичні засоби, ковдри, матраци та інші речі першої необхідності, які у 2022 році надіслали з-за кордону. </text:p>
            <text:p/>
            <text:p>Ця допомога призначалася мешканцям Ірпеня, які постраждали під час окупації міста російськими військами.</text:p>
            <text:p/>
            <text:p>Зловмиснику загрожує до 7 років в’язниці.</text:p>
          </table:table-cell>
          <table:table-cell office:value-type="string" calcext:value-type="string">
            <text:p>['Ірпеня']</text:p>
          </table:table-cell>
          <table:table-cell office:value-type="string" calcext:value-type="string">
            <text:p>uk</text:p>
          </table:table-cell>
          <table:table-cell table:number-columns-repeated="16380"/>
        </table:table-row>
        <table:table-row table:style-name="ro44" table:visibility="filter">
          <table:table-cell office:value-type="float" office:value="221" calcext:value-type="float">
            <text:p>221</text:p>
          </table:table-cell>
          <table:table-cell office:value-type="string" calcext:value-type="string">
            <text:p>⚖️ Вища рада правосуддя тимчасово відсторонила суддю Олексія Тандира, який збив нацгвардійця на блокпосту, від судової діяльності.</text:p>
            <text:p/>
            <text:p>Сьогодні Вища рада правосуддя вирішила тимчасово відсторонити від здійснення правосуддя суддю Макарівського районного суду Київської області Олексія Тандира. Рішення прийнято за результатом розгляду відповідного клопотання заступника Генерального прокурора.</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5" table:visibility="filter">
          <table:table-cell office:value-type="float" office:value="222" calcext:value-type="float">
            <text:p>222</text:p>
          </table:table-cell>
          <table:table-cell office:value-type="string" calcext:value-type="string">
            <text:p>Тепер у КПІ нова Наглядова Рада. Яка ніби має допомагати розвивати університет та ніби має контролювати діяльність керівництва.</text:p>
            <text:p/>
            <text:p>1. Кучма Леонід. Хтось з поважних людей мав очолити цей список. Має давні дружні стосунки зі Згуровським.</text:p>
            <text:p/>
            <text:p>2. Оліфер Дарка. Прес-секретар Леоніда Кучми. Давайте може покличемо ще Медведчука в Наглядову Раду? Він був головую адміністрації президента Кучми.</text:p>
            <text:p/>
            <text:p>3. Андрієвський Дмитро. Два десятиліття князював у Солом'янському районі, але у 2019 році програв парламентські вибори. Боєць відомого батальйону «Відень».</text:p>
            <text:p>Має вплив на Згуровського.</text:p>
            <text:p/>
            <text:p>4. Андрійцев Богдан. Президент Наукового парку «Київська політехніка». Це такий черговий особистий бізнес Згуровського, за рахунок КПІ. Не дуже вдалий.</text:p>
            <text:p/>
            <text:p>5. Гришина Юлія. Народний депутат фракції Слуга Народу, член комітету з питань освіти, науки та інновацій. Трохи менш зашкварна, ніж Микола Тищенко.</text:p>
            <text:p/>
            <text:p>6. Конотопський Олександр. Засновник компанії Ajax Systems. Компанія має намір залучати більше студентів КПІ.  Just business, а Згуровський це любить. </text:p>
            <text:p>Критику в бік керівництва університету можна не очікувати.</text:p>
            <text:p/>
            <text:p>Інші люди в цьому списку є поважними науковцями, мабуть з нагородами. Проте, всі вони є давні знайомі ректора Згуровського по НАН, Інституту кібернетики, Інститут електрозварювання і тд.</text:p>
            <text:p/>
            <text:p>Ректор в черговий раз набрав собі теплу ванну і запросив туди своїх знайомих. Нічого нового.</text:p>
            <text:p/>
            <text:p>Новий міністр освіти Лісовий схвалив цей список. Більше питань до нового міністра немає.</text:p>
          </table:table-cell>
          <table:table-cell office:value-type="string" calcext:value-type="string">
            <text:p>["Солом'янському районі"]</text:p>
          </table:table-cell>
          <table:table-cell office:value-type="string" calcext:value-type="string">
            <text:p>uk</text:p>
          </table:table-cell>
          <table:table-cell table:number-columns-repeated="16380"/>
        </table:table-row>
        <table:table-row table:style-name="ro2" table:visibility="filter">
          <table:table-cell office:value-type="float" office:value="223" calcext:value-type="float">
            <text:p>223</text:p>
          </table:table-cell>
          <table:table-cell office:value-type="string" calcext:value-type="string">
            <text:p>Більше машинок місту машинок! 😆</text:p>
            <text:p/>
            <text:p>(с) Олександр Рак</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5" table:visibility="filter">
          <table:table-cell office:value-type="float" office:value="224" calcext:value-type="float">
            <text:p>224</text:p>
          </table:table-cell>
          <table:table-cell office:value-type="string" calcext:value-type="string">
            <text:p>​Наєв попередив про можливе збільшення російських військ у Білорусі під приводом навчань</text:p>
            <text:p/>
            <text:p>Росія вивела усі свої війська з Білорусі та перекинула на Куп’янський напрямок. </text:p>
            <text:p/>
            <text:p>Водночас у вересні заплановані навчання, що може стати приводом для нарощування військової присутності.</text:p>
            <text:p/>
            <text:p>"Обстановка на кордоні з Білоруссю повністю нами контролюється. Різких змін не передбачається. На даний час російський наземний компонент у повному складі виведений з Білорусі та перебуває у складі резерву об’єднаного угруповання військ РФ, частини якого ведуть наступ на Куп’янському/Лиманському напрямку", - зазначив він.</text:p>
            <text:p/>
            <text:p>В той же час, у вересні ц.р. на території Білорусі заплановано проведення ряду спільних навчань ОДКБ ("Ешелон", "Поиск", "Взаимодействие"), які можуть бути використані як легітимізація нарощування військової присутності, повідомив Наєв.</text:p>
            <text:p/>
            <text:p>"Враховуючи, що Росія так і не досягла стратегічних цілей, в подальшому не виключається пошук нових приводів поновлення активних дій з північного напрямку. Отже організація провокацій та проведення диверсій на українсько-білоруському кордоні - не виключається", - додав генерал.</text:p>
            <text:p/>
            <text:p>Разом з тим, на теперішній час ознак формування ударних угруповань в смузі ОСУВ "Північ" не викрито. Наявний комплект військ прикриття збройних сил Білорусі та угруповання прикриття ДК зі складу угруповання "Запад" готовий переважно до ведення стримуючих та оборонних дій на власній території, повідомив Наєв.</text:p>
            <text:p/>
            <text:p>"Проте ризик загрози застосування диверсійно-розвідувальних сил з території Білорусі не виключається, тому вже зараз ми вживаємо заходів щодо підвищення наших контрдиверсійних та оборонних спроможностей", - зазначив він.</text:p>
          </table:table-cell>
          <table:table-cell office:value-type="string" calcext:value-type="string">
            <text:p>['Білорусі', 'Росія', 'Білорусі', 'Куп’янський напрямок', 'Білоруссю', 'Білорусі', 'РФ', 'Лиманському напрямку', 'Білорусі', 'Росія', 'Білорусі', 'Білорусі']</text:p>
          </table:table-cell>
          <table:table-cell office:value-type="string" calcext:value-type="string">
            <text:p>uk</text:p>
          </table:table-cell>
          <table:table-cell table:number-columns-repeated="16380"/>
        </table:table-row>
        <table:table-row table:style-name="ro4" table:visibility="filter">
          <table:table-cell office:value-type="float" office:value="225" calcext:value-type="float">
            <text:p>225</text:p>
          </table:table-cell>
          <table:table-cell office:value-type="string" calcext:value-type="string">
            <text:p>Імена всіх ухилянтів, які виїхали за підробленими справками, будуть відомі через 2-3 тижні, – Данілов</text:p>
            <text:p/>
            <text:p>Зараз почалася перевірка ВЛК, і за кілька тижнів її завершать. Стануть відомі імена ухилянтів та лікарів, які ці справки робили. Раніше Арахамія зазначив, що таких чоловіків можуть повернути назад.</text:p>
            <text:p/>
            <text:p>  Хуйовий Київ | 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6" table:visibility="filter">
          <table:table-cell office:value-type="float" office:value="226" calcext:value-type="float">
            <text:p>226</text:p>
          </table:table-cell>
          <table:table-cell office:value-type="string" calcext:value-type="string">
            <text:p>«Ці рани не мають терміну давності»💔</text:p>
            <text:p> </text:p>
            <text:p>У День пам’яті захисників України на Михайлівській площі вшанували загиблих героїв, які захищали суверенітет та незалежність держави у 2014-2023 роках. Пом’янути героїв прийшли рідні й близькі їм люди, побратими, представники ЗСУ та керівництва міста. Заступниця голови КМДА Марина Хонда наголосила, що сьогодні — день болю й скорботи.</text:p>
            <text:p/>
            <text:p>Прийшла провідати свого сина до Стіни пам’яті і Вікторія Кравчук. Її син 21-річний Володимир був офіцером Національної Гвардії України. Він — військовослужбовець АТО. У 2014 році хлопця вбила куля снайпера.</text:p>
            <text:p/>
            <text:p>Аби вшанувати пам’ять про свого чоловіка Марія Данів разом із донькою Вікторією приїхали з Івано-Франківської області. Її чоловік Іван Данів загинув 13 червня 2023 року поблизу села Берестове Донецької області.</text:p>
            <text:p/>
            <text:p>«Війна забирає найкращих», - кажуть мами, дружини, рідні люди полеглих Героїв, які приїхали відвідати Стіну пам’яті.</text:p>
            <text:p/>
            <text:p>🔷 Підписатися на Telegram | Instagram | Facebook | TikTok</text:p>
          </table:table-cell>
          <table:table-cell office:value-type="string" calcext:value-type="string">
            <text:p>['Михайлівській площі', 'Стіни пам’яті', 'Івано-Франківської області', 'Берестове Донецької області', 'Героїв', 'Стіну пам’яті']</text:p>
          </table:table-cell>
          <table:table-cell office:value-type="string" calcext:value-type="string">
            <text:p>uk</text:p>
          </table:table-cell>
          <table:table-cell table:number-columns-repeated="16380"/>
        </table:table-row>
        <table:table-row table:style-name="ro27" table:visibility="filter">
          <table:table-cell office:value-type="float" office:value="227" calcext:value-type="float">
            <text:p>227</text:p>
          </table:table-cell>
          <table:table-cell office:value-type="string" calcext:value-type="string">
            <text:p>Всі помітили, що останнім часом дуже сильно змінилась ситуація з обстрілами ? </text:p>
            <text:p/>
            <text:p>На початку війни обстрілювали активно Україну. Зараз навпаки активно обстрілюють рф. Це важливо, адже це демонструє, що чаші вагів у цій війні активно почали перехилятись на сторону України ❤️</text:p>
            <text:p/>
            <text:p>З кожним вибухом, кожним прильотом - росня відчуває на собі те, що у телевізорі їм годують лайно. Годують активно відрами про "вторую армію міра", про "знищений ВПК та Армію України" і так далі. </text:p>
            <text:p/>
            <text:p>Одного ранку росня прокинеться і почне шукати можливості відділити себе від "відповідальності". І варіант для цього один - розподіл росії на менші демілітаризовані республіки. Значно менші. Штук 30-40 з усієї росії.</text:p>
          </table:table-cell>
          <table:table-cell office:value-type="string" calcext:value-type="string">
            <text:p>['Україну', 'України']</text:p>
          </table:table-cell>
          <table:table-cell office:value-type="string" calcext:value-type="string">
            <text:p>uk</text:p>
          </table:table-cell>
          <table:table-cell table:number-columns-repeated="16380"/>
        </table:table-row>
        <table:table-row table:style-name="ro47" table:visibility="filter">
          <table:table-cell office:value-type="float" office:value="228" calcext:value-type="float">
            <text:p>228</text:p>
          </table:table-cell>
          <table:table-cell office:value-type="string" calcext:value-type="string">
            <text:p>🥷🏻Столичні копи врятували «Бетмена», який намагався переплисти Дніпро </text:p>
            <text:p/>
            <text:p>Чоловік вирішив дібратися до іншого берега та ледь не втопився. На щастя, потерпілого помітив очевидець та звернувся по допомогу до співробітників річкової поліції.</text:p>
            <text:p/>
            <text:p>Інцидент трапився вчора ввечері. На спецлінію 102 звернувся громадянин, який повідомив, що посеред річки Дніпро з останніх сил на воді тримається чоловік. На порятунок плавця відразу вирушили поліцейські відділу поліції в річковому порту «Київ».</text:p>
            <text:p/>
            <text:p>Діставши «Бетмена» з води на катер, правоохоронці встановили його особу. </text:p>
            <text:p/>
            <text:p>Це - іноземець, 1995 року народження, який хотів переплисти річку. Для антуражу чоловік надягнув маску супергероя, втім течія виявилася все одно йому не під силу. </text:p>
            <text:p/>
            <text:p>На щастя, ця пригода завершилась для чоловіка добре 😀</text:p>
            <text:p>ㅤ</text:p>
          </table:table-cell>
          <table:table-cell office:value-type="string" calcext:value-type="string">
            <text:p>['Дніпро', 'Дніпро']</text:p>
          </table:table-cell>
          <table:table-cell office:value-type="string" calcext:value-type="string">
            <text:p>uk</text:p>
          </table:table-cell>
          <table:table-cell table:number-columns-repeated="16380"/>
        </table:table-row>
        <table:table-row table:style-name="ro5" table:visibility="filter">
          <table:table-cell office:value-type="float" office:value="229" calcext:value-type="float">
            <text:p>229</text:p>
          </table:table-cell>
          <table:table-cell office:value-type="string" calcext:value-type="string">
            <text:p>На фестивалі Burning Man у США представили дві інсталяції від України — "Українського Фенікса" та "Храм їжака".🔥</text:p>
            <text:p/>
            <text:p>Скульптуру у вигляді птаха приховували до останнього, огородивши її дерев'яними дошками.</text:p>
          </table:table-cell>
          <table:table-cell office:value-type="string" calcext:value-type="string">
            <text:p>['США', 'України']</text:p>
          </table:table-cell>
          <table:table-cell office:value-type="string" calcext:value-type="string">
            <text:p>uk</text:p>
          </table:table-cell>
          <table:table-cell table:number-columns-repeated="16380"/>
        </table:table-row>
        <table:table-row table:style-name="ro15" table:visibility="filter">
          <table:table-cell office:value-type="float" office:value="230" calcext:value-type="float">
            <text:p>230</text:p>
          </table:table-cell>
          <table:table-cell office:value-type="string" calcext:value-type="string">
            <text:p>На трасі під Києвом загорівся BMW 😱</text:p>
            <text:p/>
            <text:p>На місце події прибули рятувальники з Броварів. За декілька хвилин вони ліквідували пожежу.</text:p>
            <text:p/>
            <text:p>Причину займання наразі встановлюють.</text:p>
          </table:table-cell>
          <table:table-cell office:value-type="string" calcext:value-type="string">
            <text:p>['Києвом', 'Броварів']</text:p>
          </table:table-cell>
          <table:table-cell office:value-type="string" calcext:value-type="string">
            <text:p>uk</text:p>
          </table:table-cell>
          <table:table-cell table:number-columns-repeated="16380"/>
        </table:table-row>
        <table:table-row table:style-name="ro44" table:visibility="filter">
          <table:table-cell office:value-type="float" office:value="231" calcext:value-type="float">
            <text:p>231</text:p>
          </table:table-cell>
          <table:table-cell office:value-type="string" calcext:value-type="string">
            <text:p>Цього тижня парламенту буде запропоновано ухвалити й кадрове рішення. Хочу окреслити це зараз. Я вирішив провести заміну міністра оборони України. Олексій Резніков пройшов ці більш ніж 550 днів повномасштабної війни. Вважаю, що Міністерство потребує нових підходів та інших форматів взаємодії як із військовими, так і з суспільством в цілому. Зараз очолити Міністерство має Рустем Умєров. Верховна Рада України добре знає цю людину, і пан Умєров не потребує додаткових представлень. Очікую від парламенту підтримки цієї кандидатури. </text:p>
            <text:p> </text:p>
            <text:p>Осінь – час для посилення. </text:p>
            <text:p>Слава Україні!</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visibility="filter">
          <table:table-cell office:value-type="float" office:value="232" calcext:value-type="float">
            <text:p>232</text:p>
          </table:table-cell>
          <table:table-cell office:value-type="string" calcext:value-type="string">
            <text:p>Дякуємо за підтримку 🫡</text:p>
            <text:p/>
            <text:p>5375411406638903 монобанк</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4" table:visibility="filter">
          <table:table-cell office:value-type="float" office:value="233" calcext:value-type="float">
            <text:p>233</text:p>
          </table:table-cell>
          <table:table-cell office:value-type="string" calcext:value-type="string">
            <text:p>У Білогородці втопився 4-річний хлопчик</text:p>
            <text:p/>
            <text:p>2 вересня, близько 17:30, до поліції надійшло повідомлення про зникнення малолітнього сина.</text:p>
            <text:p/>
            <text:p>Понад 110 осіб були задіяні до пошуків хлопчика, по сліду йшли службові собаки, поліцейські обстежували місцевість за допомогою дрона. </text:p>
            <text:p/>
            <text:p>Поліція Київщини встановлює обставин інциденту.</text:p>
            <text:p/>
            <text:p>👉👉Запропонувати новину👈👈</text:p>
            <text:p/>
            <text:p>Підписатись на Дарниця Livе</text:p>
          </table:table-cell>
          <table:table-cell office:value-type="string" calcext:value-type="string">
            <text:p>['Білогородці', 'Київщини']</text:p>
          </table:table-cell>
          <table:table-cell office:value-type="string" calcext:value-type="string">
            <text:p>uk</text:p>
          </table:table-cell>
          <table:table-cell table:number-columns-repeated="16380"/>
        </table:table-row>
        <table:table-row table:style-name="ro8" table:visibility="filter">
          <table:table-cell office:value-type="float" office:value="234" calcext:value-type="float">
            <text:p>234</text:p>
          </table:table-cell>
          <table:table-cell office:value-type="string" calcext:value-type="string">
            <text:p>🥲🥲🥲</text:p>
            <text:p/>
            <text:p>Тимчасові проблеми з основним акаунтом в Інстаграмі </text:p>
            <text:p/>
            <text:p>Підпишіться поки на резервний👇</text:p>
            <text:p/>
            <text:p>https://instagram.com/lossolomas.kyiv</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7" table:visibility="filter">
          <table:table-cell office:value-type="float" office:value="235" calcext:value-type="float">
            <text:p>235</text:p>
          </table:table-cell>
          <table:table-cell office:value-type="string" calcext:value-type="string">
            <text:p>У Дмитрівці, що на Київщині, відкрили меморіал на честь пам'яті загиблих військових.</text:p>
            <text:p/>
            <text:p>▪️У селі Дмитрівка, що в Бородянській громаді на Київщині, відкрили меморіал на честь пам’яті загиблих військових. </text:p>
            <text:p/>
            <text:p>▪️Стелу з іменами героїв встановили поруч з місцем, де в березні 2022 року військові 14 Окремої Механізованої Бригади (ОМБр) імені князя Романа Великого вступили в бій із російськими військами.</text:p>
          </table:table-cell>
          <table:table-cell office:value-type="string" calcext:value-type="string">
            <text:p>['Дмитрівці', 'Київщині', 'Дмитрівка', 'Бородянській громаді', 'Київщині']</text:p>
          </table:table-cell>
          <table:table-cell office:value-type="string" calcext:value-type="string">
            <text:p>uk</text:p>
          </table:table-cell>
          <table:table-cell table:number-columns-repeated="16380"/>
        </table:table-row>
        <table:table-row table:style-name="ro9">
          <table:table-cell office:value-type="float" office:value="236" calcext:value-type="float">
            <text:p>236</text:p>
          </table:table-cell>
          <table:table-cell office:value-type="string" calcext:value-type="string">
            <text:p>В Киевской области погиб 4-летний мальчик: его искали более сотни человек</text:p>
            <text:p/>
            <text:p>По данным следствия, вчера вечером в полицию поступило сообщению об исчезновении мальчика. К поискам подключилось около 110 человек.</text:p>
            <text:p/>
            <text:p>Мальчика нашли утонувшим в Белогородке Киевской области.</text:p>
          </table:table-cell>
          <table:table-cell office:value-type="string" calcext:value-type="string">
            <text:p>['Киевской области', 'Белогородке', 'Киевской области']</text:p>
          </table:table-cell>
          <table:table-cell office:value-type="string" calcext:value-type="string">
            <text:p>ru</text:p>
          </table:table-cell>
          <table:table-cell table:number-columns-repeated="16380"/>
        </table:table-row>
        <table:table-row table:style-name="ro41" table:visibility="filter">
          <table:table-cell office:value-type="float" office:value="237" calcext:value-type="float">
            <text:p>237</text:p>
          </table:table-cell>
          <table:table-cell office:value-type="string" calcext:value-type="string">
            <text:p>🤯В Києві «замінували» усі середні школи</text:p>
            <text:p/>
            <text:p>Повідомлення з такою інформацією надійшли до столичної поліції.</text:p>
            <text:p/>
            <text:p>Зараз поліцейські відпрацьовують власними силами, рятувальників залучать лише у разі необхідності. </text:p>
            <text:p/>
            <text:p>Щодо евакуації дітей та вчителів з приміщень, рішення буде прийматися додатково адміністрацією навчальних закладів та поліцією. </text:p>
            <text:p/>
            <text:p>Зберігайте спокій, будемо оновлювати інформацію з цього приводу.</text:p>
            <text:p>ㅤ</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7" table:visibility="filter">
          <table:table-cell office:value-type="float" office:value="238" calcext:value-type="float">
            <text:p>238</text:p>
          </table:table-cell>
          <table:table-cell office:value-type="string" calcext:value-type="string">
            <text:p>💔Сьогодні в цьому класі могли б зібратися дітки, якби не російські "визволителі"...</text:p>
            <text:p/>
            <text:p> Хуйовий Київ | 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5" table:visibility="filter">
          <table:table-cell office:value-type="float" office:value="239" calcext:value-type="float">
            <text:p>239</text:p>
          </table:table-cell>
          <table:table-cell office:value-type="string" calcext:value-type="string">
            <text:p>❗️В Україні мобілізуватимуть обмежено придатних чоловіків</text:p>
            <text:p/>
            <text:p>Оновлено перелік хвороб для оцінки придатності військовослужбовців. Згідно з наказом №490 Міноборони:</text:p>
            <text:p/>
            <text:p>▪️Тепер за "спірними" статтями придатними будуть всі (йдеться про статті 2-в, 4-в, 5-в, 12-в, 13-в, 14-в, 17-в, 21-в, 22-в) ;</text:p>
            <text:p/>
            <text:p>▪️Обмежено придатні будуть придатні за конкретним військовим фахом. Постанову прийматиме ВЛК;</text:p>
            <text:p/>
            <text:p>▪️Вимоги до здоров'я для десантників та морпіхів спростили: частина військових, які раніше визнавалися непридатними до служби у десанті, тепер будуть придатними до такої служби.</text:p>
            <text:p/>
            <text:p>👉👉Запропонувати новину👈👈</text:p>
            <text:p/>
            <text:p>Підписатись на Дарниця Livе</text:p>
          </table:table-cell>
          <table:table-cell office:value-type="string" calcext:value-type="string">
            <text:p>['Україні']</text:p>
          </table:table-cell>
          <table:table-cell office:value-type="string" calcext:value-type="string">
            <text:p>uk</text:p>
          </table:table-cell>
          <table:table-cell table:number-columns-repeated="16380"/>
        </table:table-row>
        <table:table-row table:style-name="ro10" table:visibility="filter">
          <table:table-cell office:value-type="float" office:value="240" calcext:value-type="float">
            <text:p>240</text:p>
          </table:table-cell>
          <table:table-cell office:value-type="string" calcext:value-type="string">
            <text:p>❗️У Києві полковник СБУ застрелився у своєму робочому кабінеті, — ЗМІ</text:p>
            <text:p/>
            <text:p>У своєму робочому кабінеті з вогнепальним пораненням голови було виявлено заступника начальника управління спецзв'язку СБУ Дмитра Бакаєва.</text:p>
            <text:p/>
            <text:p>ЗМІ також стверджують, що в кабінеті поряд з тілом було знайдено передсмертну записку у вигляді рапорту, адресовану голові СБУ. У ній зазначено, що у своїй смерті Бакаєв звинувачує своє керівництво за упереджене ставлення та постійне приниження честі та гідності.</text:p>
            <text:p/>
            <text:p>Київ — пряма трансляція 👈</text:p>
            <text:p>Надіслати новину</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 table:visibility="filter">
          <table:table-cell office:value-type="float" office:value="241" calcext:value-type="float">
            <text:p>241</text:p>
          </table:table-cell>
          <table:table-cell office:value-type="string" calcext:value-type="string">
            <text:p>Фото поліцейської, на яку напав водій у Дніпрі</text:p>
            <text:p/>
            <text:p>Хуйовий Київ | Надіслати новину</text:p>
          </table:table-cell>
          <table:table-cell office:value-type="string" calcext:value-type="string">
            <text:p>['Дніпрі']</text:p>
          </table:table-cell>
          <table:table-cell office:value-type="string" calcext:value-type="string">
            <text:p>uk</text:p>
          </table:table-cell>
          <table:table-cell table:number-columns-repeated="16380"/>
        </table:table-row>
        <table:table-row table:style-name="ro15" table:visibility="filter">
          <table:table-cell office:value-type="float" office:value="242" calcext:value-type="float">
            <text:p>242</text:p>
          </table:table-cell>
          <table:table-cell office:value-type="string" calcext:value-type="string">
            <text:p>У парку «Центральний» з’явилося в’язане «Волонтерське дерево»</text:p>
            <text:p/>
            <text:p>В’язали частини цього графіті майстри та майстрині з 17 регіонів України. А також з Норвегії, Литви, Польщі та США. Воно присвячене усім волонтерам, які вже десятий рік поспіль допомагають військовим.</text:p>
          </table:table-cell>
          <table:table-cell office:value-type="string" calcext:value-type="string">
            <text:p>['парку «Центральний»', 'України', 'Норвегії', 'Литви', 'Польщі', 'США']</text:p>
          </table:table-cell>
          <table:table-cell office:value-type="string" calcext:value-type="string">
            <text:p>uk</text:p>
          </table:table-cell>
          <table:table-cell table:number-columns-repeated="16380"/>
        </table:table-row>
        <table:table-row table:style-name="ro22" table:visibility="filter">
          <table:table-cell office:value-type="float" office:value="243" calcext:value-type="float">
            <text:p>243</text:p>
          </table:table-cell>
          <table:table-cell office:value-type="string" calcext:value-type="string">
            <text:p>🏗️ На Подолі пам’ятку архітектури надбудовують з двох сторін</text:p>
            <text:p/>
            <text:p>Пам’ятку на вулиці Сагайдачного, 35 намагаються незаконно надбудувати. </text:p>
            <text:p/>
            <text:p>Садиба купчині Клавдії Дроннікової на вулиці Сагайдачного, 35 була споруджена у 70-х роках ХІХ століття. Будівля є характерним зразком купецького будинку, що відображає характер епохи.</text:p>
            <text:p/>
            <text:p>Читайте більше за посиланням</text:p>
          </table:table-cell>
          <table:table-cell office:value-type="string" calcext:value-type="string">
            <text:p>['Подолі', 'Пам’ятку', 'вулиці Сагайдачного, 35', 'вулиці Сагайдачного, 35']</text:p>
          </table:table-cell>
          <table:table-cell office:value-type="string" calcext:value-type="string">
            <text:p>uk</text:p>
          </table:table-cell>
          <table:table-cell table:number-columns-repeated="16380"/>
        </table:table-row>
        <table:table-row table:style-name="ro22" table:visibility="filter">
          <table:table-cell office:value-type="float" office:value="244" calcext:value-type="float">
            <text:p>244</text:p>
          </table:table-cell>
          <table:table-cell office:value-type="string" calcext:value-type="string">
            <text:p>🇨🇿 Прага планує стягувати платню за в’їзд у центр міста</text:p>
            <text:p/>
            <text:p>Рішення має покращити роботу громадського транспорту.</text:p>
            <text:p/>
            <text:p>Муніципалітет і адміністрація міста хочуть реалізувати проєкт, незважаючи на несхвалення деяких інших районів міста. </text:p>
            <text:p/>
            <text:p>🚙 Поки невідомо з кого саме стягуватимуть плату, але планується, що в’їзд заборонять в січні або лютому 2024 року. </text:p>
            <text:p/>
            <text:p>Читайте далі за посиланням</text:p>
          </table:table-cell>
          <table:table-cell office:value-type="string" calcext:value-type="string">
            <text:p>['Прага']</text:p>
          </table:table-cell>
          <table:table-cell office:value-type="string" calcext:value-type="string">
            <text:p>uk</text:p>
          </table:table-cell>
          <table:table-cell table:number-columns-repeated="16380"/>
        </table:table-row>
        <table:table-row table:style-name="ro29" table:visibility="filter">
          <table:table-cell office:value-type="float" office:value="245" calcext:value-type="float">
            <text:p>245</text:p>
          </table:table-cell>
          <table:table-cell office:value-type="string" calcext:value-type="string">
            <text:p>❗️UPD. Нова дата проведення - 3 вересня.</text:p>
            <text:p/>
            <text:p>Київ. Великий благодійний захід на підтримку Третьої штурмової на День незалежності</text:p>
            <text:p/>
            <text:p>3 вересня у столиці на ВДНГ у арт-просторі UYAVA відбудеться благодійний івент на підтримку бійців Третьої штурмової бригади, які зараз нищать ворога на Бахмутському напрямку.</text:p>
            <text:p/>
            <text:p>Програма заходу:</text:p>
            <text:p/>
            <text:p>- Тренінг з домедичної допомоги від представників Support AZOV;</text:p>
            <text:p>- Показ документального фільму «Воїни» від MEGOGO;</text:p>
            <text:p>- Благодійний концерт за участі українських виконавців, а саме: ROXOLANA , Юля Юріна , PROBASS &amp; HARDI , SOFIA SHANTI , Уляна Ройс , Настя Балог, Люся Кава, Kazaxoslav, Dayton, Neba &amp; Galetsky, Klimtsov.</text:p>
            <text:p/>
            <text:p>Квитки на івент за посиланням: https://kiev.ticketsbox.com/ua/event/azov-love-na-uyava.html</text:p>
            <text:p/>
            <text:p>На зібрані кошти бійцям буде придбано Багі - авто високої прохідності з відкритими колесами, для їзди по бездоріжжю. </text:p>
            <text:p/>
            <text:p>Початок о 15.00. Адреса: UYAVA на ВДНГ, проспект Академіка Глушкова 1 (Сад Бажань, від головного входу праворуч до оранжереї).</text:p>
            <text:p/>
            <text:p>👉👉Запропонувати новину👈👈</text:p>
            <text:p/>
            <text:p>Підписатись на Дарниця Livе</text:p>
          </table:table-cell>
          <table:table-cell office:value-type="string" calcext:value-type="string">
            <text:p>['Київ', 'Бахмутському напрямку', 'проспект Академіка Глушкова 1', 'Сад Бажань']</text:p>
          </table:table-cell>
          <table:table-cell office:value-type="string" calcext:value-type="string">
            <text:p>uk</text:p>
          </table:table-cell>
          <table:table-cell table:number-columns-repeated="16380"/>
        </table:table-row>
        <table:table-row table:style-name="ro7" table:visibility="filter">
          <table:table-cell office:value-type="float" office:value="246" calcext:value-type="float">
            <text:p>246</text:p>
          </table:table-cell>
          <table:table-cell office:value-type="string" calcext:value-type="string">
            <text:p>Це крута новина, дуже крута новина. Сертифікація = гарантія якості. </text:p>
            <text:p/>
            <text:p>Турнікети – CAT. Тренінги – SOLOMA CAT</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6" table:visibility="filter">
          <table:table-cell office:value-type="float" office:value="247" calcext:value-type="float">
            <text:p>247</text:p>
          </table:table-cell>
          <table:table-cell office:value-type="string" calcext:value-type="string">
            <text:p>Нам пишуть.</text:p>
            <text:p/>
            <text:p>Прошу звернути увагу на скандальний відрізок вулиці Приозерної. Там знаходиться тротуарна площа, біля АТБ. Яка завжди запаркована автомобілями. Проблема не тільки в тому, що це пішохідна територія, а й в тому, що, щоб туди доїхати, треба проїхати метрів 200 по тротуару. Також біля цієї «тротуарної площі» знаходиться будинок по проспекту Володимира Івасюка, 1, його мешканці підʼїжджають прямо під під'їзд (який знаходиться в глибині тротуару), що теж складає проїзд десь на 200м по тротуару, і паркуються там же на тротуарі. Нормальний під'їзд знаходиться позаду будинку, але мешканцям хочеться під'їжджати саме до передньої частини. Небайдужі мешканці неодноразово звертались з цією проблемою до служби 1551, все що там змогли, це встановити стовбчики при в'їзді, які одразу бидловодії зрізали (наступні заявки відхиляють). На цій ділянці були і збиття пішоходів, і побиття пішоходів... Прошу небайдужих, свідомих Українців, Киян, Оболонців, допомогти назавжди вирішити це проблемне місце.</text:p>
            <text:p/>
            <text:p>Альтернативна думка сусіда:</text:p>
            <text:p>З приводу цієї новини. То взагалі не проблема. Я як водій, і як пішохід говорю. Просто має бути культура у обох представників. Для водія не зручно з покупками йти так далеко від авто. Це факт. Часто там буваю ввечері, немає там чого так істерити. Нічого страшного.</text:p>
            <text:p/>
            <text:p>Життя🫶Оболонь</text:p>
          </table:table-cell>
          <table:table-cell office:value-type="string" calcext:value-type="string">
            <text:p>['вулиці Приозерної', 'проспекту Володимира Івасюка, 1']</text:p>
          </table:table-cell>
          <table:table-cell office:value-type="string" calcext:value-type="string">
            <text:p>uk</text:p>
          </table:table-cell>
          <table:table-cell table:number-columns-repeated="16380"/>
        </table:table-row>
        <table:table-row table:style-name="ro2" table:visibility="filter">
          <table:table-cell office:value-type="float" office:value="248" calcext:value-type="float">
            <text:p>248</text:p>
          </table:table-cell>
          <table:table-cell office:value-type="string" calcext:value-type="string">
            <text:p>Перший вечір осені минає.</text:p>
            <text:p/>
            <text:p>Життя🫶Оболо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table-cell office:value-type="float" office:value="249" calcext:value-type="float">
            <text:p>249</text:p>
          </table:table-cell>
          <table:table-cell office:value-type="string" calcext:value-type="string">
            <text:p>Сегодня поговорим об ударной коррупции. Много поговорим.</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2" table:visibility="filter">
          <table:table-cell office:value-type="float" office:value="250" calcext:value-type="float">
            <text:p>250</text:p>
          </table:table-cell>
          <table:table-cell office:value-type="string" calcext:value-type="string">
            <text:p>Дивовижна Оболонь в останній вечір літа 2023😍⚡️❤️</text:p>
            <text:p/>
            <text:p>Життя🫶Оболо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4" table:visibility="filter">
          <table:table-cell office:value-type="float" office:value="251" calcext:value-type="float">
            <text:p>251</text:p>
          </table:table-cell>
          <table:table-cell office:value-type="string" calcext:value-type="string">
            <text:p>Щороку 29 серпня ми вшановуємо памʼять українців і українок, які віддали свої життя, захищаючи нашу державу. Захищаючи незалежність України. Свободу для всіх наших людей. Цілісність України. Право України бути серед вільних націй.</text:p>
            <text:p>Слова завжди менші, ніж те, що ми відчуваємо. І хай сльози, які будуть сьогодні, хай мовчання, яке сьогодні звучатиме гучніше, ніж будь-які слова, хай наша шана, яка є абсолютно щирою, скаже всім, що ми відчуваємо насправді та наскільки ми вдячні всім нашим захисникам і захисницям, чиє життя стало життям України. </text:p>
            <text:p>Хай буде світлою памʼять усіх наших воїнів! </text:p>
            <text:p>Слава Україні!</text:p>
            <text:p/>
            <text:p>Життя🫶Оболонь</text:p>
          </table:table-cell>
          <table:table-cell office:value-type="string" calcext:value-type="string">
            <text:p>['України', 'України', 'України', 'України']</text:p>
          </table:table-cell>
          <table:table-cell office:value-type="string" calcext:value-type="string">
            <text:p>uk</text:p>
          </table:table-cell>
          <table:table-cell table:number-columns-repeated="16380"/>
        </table:table-row>
        <table:table-row table:style-name="ro23" table:visibility="filter">
          <table:table-cell office:value-type="float" office:value="252" calcext:value-type="float">
            <text:p>252</text:p>
          </table:table-cell>
          <table:table-cell office:value-type="string" calcext:value-type="string">
            <text:p>❗️Омана людей, як і штучне завищення ціни під час війни на життєво необхідні товари - однаково, що мародерство!</text:p>
            <text:p>  </text:p>
            <text:p>Оболонською окружною прокуратурою міста Києва скеровано до суду обвинувальний акт відносно двох раніше судимих чоловіків за фактом заволодіння чужим майном шляхом обману (шахрайство), вчиненому повторно, шляхом незаконних операцій з використанням електронно-обчислюваної техніки, за попередньою змовою групою осіб.</text:p>
            <text:p> </text:p>
            <text:p>Слідством встановлено, що восени 2022 року під час блекаутів, викликаних масштабними ракетними обстрілами по енергетичній інфраструктурі столиці, двоє зловмисників розробили схему ошукування людей.</text:p>
            <text:p> </text:p>
            <text:p>Чоловіки розміщували в інтернеті неправдиві оголошення про продаж генераторів та інших супутніх товарів без наміру їх продавати. Отримавши від громадян передоплату у розмірі від 1, 5 до 4 тис. грн зловмисники зникали. </text:p>
            <text:p> </text:p>
            <text:p>Органом досудового розслідування встановлено 19 потерпілих, яким завдано збитків на загальну суму майже 60 тис. гривень.</text:p>
            <text:p> </text:p>
            <text:p>За вчинене чоловікам загрожує до 8 років позбавлення волі.</text:p>
            <text:p> </text:p>
            <text:p>Життя🫶Оболо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7" table:visibility="filter">
          <table:table-cell office:value-type="float" office:value="253" calcext:value-type="float">
            <text:p>253</text:p>
          </table:table-cell>
          <table:table-cell office:value-type="string" calcext:value-type="string">
            <text:p>Дитячу музичну школу №39 в Пущі-Водиці відремонтують за 5 млн гривень. Про це повідомив Портал «Моя Оболонь».</text:p>
            <text:p/>
            <text:p>18 серпня було оголошено тендер через електронну систему публічних закупівель Prozorro на капітальний ремонт будівель та прибудинкової території дитячої музичної школи №39 (1 корпус) на вулиці Федора Максименка, 18 (Пуща-Водиця), включно з виготовленням проектно-кошторисної документації. На це планується витратити 5 млн гривень. Роботи мають розпочатися 4 вересня і завершитися до 25 грудня.</text:p>
            <text:p/>
            <text:p>Даний тендер може виграти ТОВ «Інтеграл буд-стандарт». Сподіваємося роботи будуть виконані цим підрядником краще, ніж ремонт кінотеатру «Краків», або ремонт укриття в Печерському районі.</text:p>
            <text:p/>
            <text:p>Життя🫶Оболонь</text:p>
          </table:table-cell>
          <table:table-cell office:value-type="string" calcext:value-type="string">
            <text:p>['Пущі-Водиці', 'вулиці Федора Максименка, 18', 'Пуща-Водиця', 'Печерському районі']</text:p>
          </table:table-cell>
          <table:table-cell office:value-type="string" calcext:value-type="string">
            <text:p>uk</text:p>
          </table:table-cell>
          <table:table-cell table:number-columns-repeated="16380"/>
        </table:table-row>
        <table:table-row table:style-name="ro35" table:visibility="filter">
          <table:table-cell office:value-type="float" office:value="254" calcext:value-type="float">
            <text:p>254</text:p>
          </table:table-cell>
          <table:table-cell office:value-type="string" calcext:value-type="string">
            <text:p>Це ремонт парковки службових авто і будівлі КП «Автотранспортне підприємство КМДА»</text:p>
            <text:p/>
            <text:p>10 мільйонів — така сума була виділена на асвальтування на весь район, наприклад.</text:p>
            <text:p/>
            <text:p>10 мільйонів — це вартість ремонту укриттів у двох школах.</text:p>
            <text:p/>
            <text:p>10 мільйонів — це десь 5 понижень на тротуарах.</text:p>
            <text:p/>
            <text:p>Точно ремонт КПшки, яка обслуговує службові авто, це пріоритет?</text:p>
            <text:p/>
            <text:p>Це типу гроші від некуплених тойот лишились?</text:p>
            <text:p/>
            <text:p>https://prozorro.gov.ua/tender/UA-2023-08-28-012395-a</text:p>
            <text:p/>
            <text:p>@semenovatut</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5" table:visibility="filter">
          <table:table-cell office:value-type="float" office:value="255" calcext:value-type="float">
            <text:p>255</text:p>
          </table:table-cell>
          <table:table-cell office:value-type="string" calcext:value-type="string">
            <text:p>У Михайлівському соборі Києва попрощалися з воїном Максимом Нікітенком🕯💔</text:p>
            <text:p/>
            <text:p>Герой загинув при штурмі села Роботине, що на Запоріжжі. Чоловік воював разом із дружиною – Марусею Звіробій, яка у грудні 2020 приєдналася до партії «Європейська солідарність».</text:p>
            <text:p/>
            <text:p>💬 «Не віриться. Тільки три тижні тому бачилися в лікарні, коли провідували Марусю Звіробій. Вона з такою гордістю хвалилася: це мій Максимка, він сьогодні вирвався з фронту, щоб підтримати мене після поранення. Гірко усвідомлювати, що герої гинуть», — написав лідер фракції «Європейська Солідарність» у Верховній Раді та пʼятий президент України Петро Порошенко.</text:p>
            <text:p/>
            <text:p>Вічна пам’ять!</text:p>
            <text:p>Герої не вмирають…💙💛</text:p>
            <text:p/>
            <text:p>🔷 Підписатися на Telegram | Instagram | Facebook | TikTok</text:p>
          </table:table-cell>
          <table:table-cell office:value-type="string" calcext:value-type="string">
            <text:p>['Михайлівському соборі Києва', 'Роботине', 'Запоріжжі', 'України']</text:p>
          </table:table-cell>
          <table:table-cell office:value-type="string" calcext:value-type="string">
            <text:p>uk</text:p>
          </table:table-cell>
          <table:table-cell table:number-columns-repeated="16380"/>
        </table:table-row>
        <table:table-row table:style-name="ro2">
          <table:table-cell office:value-type="float" office:value="256" calcext:value-type="float">
            <text:p>256</text:p>
          </table:table-cell>
          <table:table-cell office:value-type="string" calcext:value-type="string">
            <text:p>⚡️Суд избрал меру пресечения Игорю Коломойскому в виде содержания под стражей на 2 месяца с альтернативой в виде залога более 509 млн грн.</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15" table:visibility="filter">
          <table:table-cell office:value-type="float" office:value="257" calcext:value-type="float">
            <text:p>257</text:p>
          </table:table-cell>
          <table:table-cell office:value-type="string" calcext:value-type="string">
            <text:p>Спікер Повітряних Сил ЗСУ Юрій Ігнат також прийшов попрощатися з пілотом Джусом</text:p>
            <text:p/>
            <text:p>Він стоїть поряд з мамою загиблого та виказує свою підтримку.</text:p>
            <text:p/>
            <text:p>🇺🇦 Украина Сейчас / Подписаться</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6" table:visibility="filter">
          <table:table-cell office:value-type="float" office:value="258" calcext:value-type="float">
            <text:p>258</text:p>
          </table:table-cell>
          <table:table-cell office:value-type="string" calcext:value-type="string">
            <text:p>Сьогодні був насичений день.  </text:p>
            <text:p>Селектор із військовими та урядовцями. Фронт. Наші наступальні дії. Результати нашої зброї, нової української зброї, – 700 кілометрів. Завдання – більше.  </text:p>
            <text:p> </text:p>
            <text:p>Важлива новина для передової: домовлено про постачання в Україну броньованих «медеваків», великої партії. Те, про що мені говорили воїни, коли ми відвідували бойові бригади. Міністерство оборони сьогодні відзвітувало.  </text:p>
            <text:p> </text:p>
            <text:p>Як і завжди на селекторах, були звіти розвідки – ГУР та зовнішньої розвідки – щодо планів окупантів. Безнадійні в них плани. </text:p>
            <text:p> </text:p>
            <text:p>Провів нараду щодо наступного тижня – наших міжнародних заходів. Будуть вагомі речі. Вагомі перемовини для України.  </text:p>
            <text:p> </text:p>
            <text:p>Іще одна нарада – щодо завтрашнього дня. Вже буде 1 вересня, початок нового навчального року. Віце-прем’єр-міністр Федоров і міністр Лісовий разом зі своїми командами готують дуже позитивну новацію для наших школярів, для батьків, для вчителів. Те, що дійсно допомагатиме. Завтра представимо перші деталі. </text:p>
            <text:p> </text:p>
            <text:p>Дякую кожному і кожній, хто воює й працює заради України! Особливо відзначу: 47-ма окрема механізована бригада – дякую, хлопці, за ваше просування вперед; воїни нашої 44-ї артилерійської бригади – дякую за влучність!</text:p>
          </table:table-cell>
          <table:table-cell office:value-type="string" calcext:value-type="string">
            <text:p>['Україну', 'України', 'України']</text:p>
          </table:table-cell>
          <table:table-cell office:value-type="string" calcext:value-type="string">
            <text:p>uk</text:p>
          </table:table-cell>
          <table:table-cell table:number-columns-repeated="16380"/>
        </table:table-row>
        <table:table-row table:style-name="ro2">
          <table:table-cell office:value-type="float" office:value="259" calcext:value-type="float">
            <text:p>259</text:p>
          </table:table-cell>
          <table:table-cell office:value-type="string" calcext:value-type="string">
            <text:p>😀😀😀</text:p>
            <text:p/>
            <text:p>@lossolomas_kyiv</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4" table:visibility="filter">
          <table:table-cell office:value-type="float" office:value="260" calcext:value-type="float">
            <text:p>260</text:p>
          </table:table-cell>
          <table:table-cell office:value-type="string" calcext:value-type="string">
            <text:p>На Подолі поліція викрила шахрайський колл-центр</text:p>
            <text:p/>
            <text:p>Під час санкціонованого обшуку правоохоронці виявили близько 25 робочих місць, обладнаних комп’ютерною технікою та 20 осіб, які там перебували.</text:p>
            <text:p/>
            <text:p>Зараз триває досудове розслідування, в рамках якого правоохоронці встановлюють усіх осіб, причетних до вчинення шахрайських дій.</text:p>
          </table:table-cell>
          <table:table-cell office:value-type="string" calcext:value-type="string">
            <text:p>['Подолі']</text:p>
          </table:table-cell>
          <table:table-cell office:value-type="string" calcext:value-type="string">
            <text:p>uk</text:p>
          </table:table-cell>
          <table:table-cell table:number-columns-repeated="16380"/>
        </table:table-row>
        <table:table-row table:style-name="ro47" table:visibility="filter">
          <table:table-cell office:value-type="float" office:value="261" calcext:value-type="float">
            <text:p>261</text:p>
          </table:table-cell>
          <table:table-cell office:value-type="string" calcext:value-type="string">
            <text:p>😱 Сьогодні у Києві повітря більш забруднене, ніж зазвичай</text:p>
            <text:p/>
            <text:p>На Харківському масиві шостий день поспіль спостерігається перевищення гранично допустимої концентрації сірководню.</text:p>
            <text:p/>
            <text:p>Про це повідомляє Департамент захисту довкілля та адаптації до зміни клімату Київської міської державної адміністрації.</text:p>
            <text:p/>
            <text:p>На лівому березі моніторинг на Харківському шосе показав індекс 55, а на вулиці Архітектора Вербицького – 52.  </text:p>
            <text:p/>
            <text:p>Як зазначається, середній рівень забруднення повітря, який локально зафіксований у місті, спричинений незначним збільшенням концентрації пилу фракцій 2,5 та 10 мкм.</text:p>
            <text:p/>
            <text:p>На правому березі пункт моніторингу на вулиці Турівській зафіксував позначку – 34, на Щусєва – 33, на проспекті Правди – 31, а на вулиці Китаївській – 37.</text:p>
            <text:p/>
            <text:p>Радіаційний фон у всьому місті – в нормі.</text:p>
            <text:p>ㅤ</text:p>
          </table:table-cell>
          <table:table-cell office:value-type="string" calcext:value-type="string">
            <text:p>['Києві', 'Харківському масиві', 'Харківському шосе', 'вулиці Архітектора Вербицького', 'вулиці\xa0Турівській', 'Щусєва –\xa033', 'проспекті\xa0Правди –\xa031', 'вулиці\xa0Китаївській –\xa037']</text:p>
          </table:table-cell>
          <table:table-cell office:value-type="string" calcext:value-type="string">
            <text:p>uk</text:p>
          </table:table-cell>
          <table:table-cell table:number-columns-repeated="16380"/>
        </table:table-row>
        <table:table-row table:style-name="ro48" table:visibility="filter">
          <table:table-cell office:value-type="float" office:value="262" calcext:value-type="float">
            <text:p>262</text:p>
          </table:table-cell>
          <table:table-cell office:value-type="string" calcext:value-type="string">
            <text:p>❗️UPD. Нова дата проведення - 3 вересня.</text:p>
            <text:p/>
            <text:p>Київ. Великий благодійний захід на підтримку Третьої штурмової на День незалежності</text:p>
            <text:p/>
            <text:p>3 вересня у столиці на ВДНГ у арт-просторі UYAVA відбудеться благодійний івент на підтримку бійців Третьої штурмової бригади, які зараз нищать ворога на Бахмутському напрямку.</text:p>
            <text:p/>
            <text:p>Програма заходу:</text:p>
            <text:p/>
            <text:p>- Тренінг з домедичної допомоги від представників Support AZOV;</text:p>
            <text:p>- Показ документального фільму «Воїни» від MEGOGO;</text:p>
            <text:p>- Благодійний концерт за участі українських виконавців, а саме: ROXOLANA , Юля Юріна , PROBASS &amp; HARDI , SOFIA SHANTI , Уляна Ройс , Настя Балог, Люся Кава, Kazaxoslav, Dayton, Neba &amp; Galetsky, Klimtsov.</text:p>
            <text:p/>
            <text:p>Квитки на івент за посиланням: https://kiev.ticketsbox.com/ua/event/azov-love-na-uyava.html</text:p>
            <text:p/>
            <text:p>На зібрані кошти бійцям буде придбано Багі - авто високої прохідності з відкритими колесами, для їзди по бездоріжжю. </text:p>
            <text:p/>
            <text:p>Початок о 15.00. Адреса: UYAVA на ВДНГ, проспект Академіка Глушкова 1 (Сад Бажань, від головного входу праворуч до оранжереї).</text:p>
          </table:table-cell>
          <table:table-cell office:value-type="string" calcext:value-type="string">
            <text:p>['Київ', 'Бахмутському напрямку', 'проспект Академіка Глушкова 1', 'Сад Бажань']</text:p>
          </table:table-cell>
          <table:table-cell office:value-type="string" calcext:value-type="string">
            <text:p>uk</text:p>
          </table:table-cell>
          <table:table-cell table:number-columns-repeated="16380"/>
        </table:table-row>
        <table:table-row table:style-name="ro24" table:visibility="filter">
          <table:table-cell office:value-type="float" office:value="263" calcext:value-type="float">
            <text:p>263</text:p>
          </table:table-cell>
          <table:table-cell office:value-type="string" calcext:value-type="string">
            <text:p>Товар тижня та щасливі години від ТМ «Вареничок»</text:p>
            <text:p>Наші магазини чекають на Вас:🤗</text:p>
            <text:p>🥟проспект Миколи Бажана, 8, м-н NOVUS</text:p>
            <text:p>🥟вул . Чорнобильська 13 (Академмістечко)</text:p>
            <text:p>🥟вул.Святошинська 1,(біля м-ну NOVUS</text:p>
            <text:p>🥟пр. Відрадний, 69/1, Відрадний</text:p>
            <text:p>🥟бульв. Вацлава Гавела, 50, Відрадний</text:p>
            <text:p>🥟смт. Козин , вул. А.Солов‘яненка 85А</text:p>
            <text:p>🥟с. Хотянівка, вул.Валова 2В(м-нФора)</text:p>
            <text:p>🥟вул. Хорива, 1-А, Поділ </text:p>
            <text:p>🥟вул. Кирилівська, 127, Куренівка</text:p>
            <text:p>Наш сайт: https://varenychok.com.ua/</text:p>
            <text:p>Интернет магазин: https://varenychok.ps.me/</text:p>
            <text:p>ТК https://t.me/varenichok_ok</text:p>
          </table:table-cell>
          <table:table-cell office:value-type="string" calcext:value-type="string">
            <text:p>['вул. А.Солов‘яненка 85А', 'вул.Валова 2В', 'Куренівка']</text:p>
          </table:table-cell>
          <table:table-cell office:value-type="string" calcext:value-type="string">
            <text:p>uk</text:p>
          </table:table-cell>
          <table:table-cell table:number-columns-repeated="16380"/>
        </table:table-row>
        <table:table-row table:style-name="ro12">
          <table:table-cell office:value-type="float" office:value="264" calcext:value-type="float">
            <text:p>264</text:p>
          </table:table-cell>
          <table:table-cell office:value-type="string" calcext:value-type="string">
            <text:p>Брянск, шо ти?</text:p>
          </table:table-cell>
          <table:table-cell office:value-type="string" calcext:value-type="string">
            <text:p>['Брянск']</text:p>
          </table:table-cell>
          <table:table-cell office:value-type="string" calcext:value-type="string">
            <text:p>ru</text:p>
          </table:table-cell>
          <table:table-cell table:number-columns-repeated="16380"/>
        </table:table-row>
        <table:table-row table:style-name="ro44" table:visibility="filter">
          <table:table-cell office:value-type="float" office:value="265" calcext:value-type="float">
            <text:p>265</text:p>
          </table:table-cell>
          <table:table-cell office:value-type="string" calcext:value-type="string">
            <text:p>У Києві готуватимуть психологів за європейськими стандартами </text:p>
            <text:p/>
            <text:p>Студенти приватного закладу вищої освіти Зігмунд Фройд Університету навчатимуться за австрійською моделлю. Освітньо-навчальна програма закладу включає теоретичні та практичні заняття, а також стажування за професією.</text:p>
            <text:p/>
            <text:p>❓До чого тут я?</text:p>
            <text:p/>
            <text:p>Майбутні спеціалісти допомагатимуть українцям у психологічній реабілітації.</text:p>
            <text:p/>
            <text:p>🔷 Підписатися на Telegram | Instagram | Facebook | TikTok</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8" table:visibility="filter">
          <table:table-cell office:value-type="float" office:value="266" calcext:value-type="float">
            <text:p>266</text:p>
          </table:table-cell>
          <table:table-cell office:value-type="string" calcext:value-type="string">
            <text:p>❗️❗️ Представте, яку лялю можна було б зробити із житлового будинку на вул. Мілютенка, 23а за 725 (648?) млн грн!!! Але, Зубко і КП «Спецжитлофонд» придумали схемарь з новобудовою фактично за бюджетні гроші. А потім вони відселять за кошти з бюджету мешканців цього будинку в новобудову, демонтують цей будинок на Мілютенка і вфігачать там чергову комерційну свічку! Шикарна афера!</text:p>
          </table:table-cell>
          <table:table-cell office:value-type="string" calcext:value-type="string">
            <text:p>['вул. Мілютенка, 23а', 'Мілютенка']</text:p>
          </table:table-cell>
          <table:table-cell office:value-type="string" calcext:value-type="string">
            <text:p>uk</text:p>
          </table:table-cell>
          <table:table-cell table:number-columns-repeated="16380"/>
        </table:table-row>
        <table:table-row table:style-name="ro10" table:visibility="filter">
          <table:table-cell office:value-type="float" office:value="267" calcext:value-type="float">
            <text:p>267</text:p>
          </table:table-cell>
          <table:table-cell office:value-type="string" calcext:value-type="string">
            <text:p>Не витрачайте гроші у Києві</text:p>
            <text:p/>
            <text:p>Сумно, але це правда: за останній рік ціни у столиці зросли на 163%. І якщо раніше сходити у кіно можна було за 50-100 гривень, то зараз за ці гроші вас навіть на касу не пустять.</text:p>
            <text:p/>
            <text:p>Тому зберігайте крутий канал, де знаходять способи БЕЗКОШТОВНО провести час:</text:p>
            <text:p/>
            <text:p>- Київська перепічка</text:p>
            <text:p/>
            <text:p>Всередені: Як безкоштовно кататися на таксі, де можна пообідати за копійки і чому не треба розважатися в центрі.</text:p>
            <text:p/>
            <text:p>Підписуйтесь, потім самі собі спасибі скажете.</text:p>
          </table:table-cell>
          <table:table-cell office:value-type="string" calcext:value-type="string">
            <text:p>['Києві\nСумно']</text:p>
          </table:table-cell>
          <table:table-cell office:value-type="string" calcext:value-type="string">
            <text:p>uk</text:p>
          </table:table-cell>
          <table:table-cell table:number-columns-repeated="16380"/>
        </table:table-row>
        <table:table-row table:style-name="ro8">
          <table:table-cell office:value-type="float" office:value="268" calcext:value-type="float">
            <text:p>268</text:p>
          </table:table-cell>
          <table:table-cell office:value-type="string" calcext:value-type="string">
            <text:p>Уничтожены все 28 крылатых ракет и 15 из 16 ударных БПЛА</text:p>
            <text:p/>
            <text:p>28 ракет типа Х-101/Х-555/Х-55 были выпущены из 11 самолетов Ту-95мс из Каспия и района Энгельса.</text:p>
            <text:p/>
            <text:p>16 ударных БпЛА типа Shahed-136/131 были выпущены с южного и северного направлений (Приморско-Ахтарск, Курск).</text:p>
          </table:table-cell>
          <table:table-cell office:value-type="string" calcext:value-type="string">
            <text:p>['Каспия', 'Энгельса', 'Приморско-Ахтарск', 'Курск']</text:p>
          </table:table-cell>
          <table:table-cell office:value-type="string" calcext:value-type="string">
            <text:p>ru</text:p>
          </table:table-cell>
          <table:table-cell table:number-columns-repeated="16380"/>
        </table:table-row>
        <table:table-row table:style-name="ro44" table:visibility="filter">
          <table:table-cell office:value-type="float" office:value="269" calcext:value-type="float">
            <text:p>269</text:p>
          </table:table-cell>
          <table:table-cell office:value-type="string" calcext:value-type="string">
            <text:p>👂Неплохой материал о столичных ярмарках и том, как на них зарабатывают в карман через КП. </text:p>
            <text:p/>
            <text:p>👂 «За інформацією столичної прокуратури, за можливість продавати на ярмарку, потрібно віддати від 150 до 500 доларів. Це  - неофіційно. Раніше за такі оборудки було затримано чиновників з Київської міської державної адміністрації. Виходить, що з одного місця люди, причетні до міської торгівлі, отримують до 500 доларів. А якщо врахувати, що в Києві 10 районів і в кожному щотижня відбуваються продовольчі ярмарки, то набігає чимала сума: хоч у доларах, хоч у гривнях".</text:p>
            <text:p/>
            <text:p>https://uworld.news/news/vid-produktiv-dlia-kyian-do-1004828.html</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7" table:visibility="filter">
          <table:table-cell office:value-type="float" office:value="270" calcext:value-type="float">
            <text:p>270</text:p>
          </table:table-cell>
          <table:table-cell office:value-type="string" calcext:value-type="string">
            <text:p>Київ. Момент влучання в «Ашан» внаслідок нічної атаки, – публікує видання The Guardian</text:p>
            <text:p>Коли вже всі місцеві знають, що знімати не можна, завжди знайдеться той, хто обовʼязково це зробить</text:p>
          </table:table-cell>
          <table:table-cell office:value-type="string" calcext:value-type="string">
            <text:p>['Київ']</text:p>
          </table:table-cell>
          <table:table-cell office:value-type="string" calcext:value-type="string">
            <text:p>uk</text:p>
          </table:table-cell>
          <table:table-cell table:number-columns-repeated="16380"/>
        </table:table-row>
        <table:table-row table:style-name="ro2" table:visibility="filter">
          <table:table-cell office:value-type="float" office:value="271" calcext:value-type="float">
            <text:p>271</text:p>
          </table:table-cell>
          <table:table-cell office:value-type="string" calcext:value-type="string">
            <text:p>Я взагалі не думаю, — Коломойський про обвинувачення.</text:p>
            <text:p/>
            <text:p>Хуйовий Київ | 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0" table:visibility="filter">
          <table:table-cell office:value-type="float" office:value="272" calcext:value-type="float">
            <text:p>272</text:p>
          </table:table-cell>
          <table:table-cell office:value-type="string" calcext:value-type="string">
            <text:p>Про столичні ярмарки розповіли у сюжеті каналу UWN</text:p>
            <text:p/>
            <text:p>В сюжеті розповідається, що цього року в столиці відбудеться близько двох тисяч ярмарків. Їх організовують два комунальних підприємства: "Світоч" та "Київська спадщина".</text:p>
            <text:p>КП "Світоч" "опікується" ярмарками у Дніпровському, Дарницькому, Голосіївському, Подільському, та Оболонському районах. Водноча, КП "Київська спадщина" - у Деснянському, Печерському, Солом’янському, Шевченківському, та Святошинському районах.</text:p>
            <text:p>"Дохід КП "Світоч" за півроку - 7 352 000 гривень, йдеться у відповіді підприємства на запит телеканалу Ukraine World News. За інформацією КП "Світоч" на цей рік у Києві у них заплановано 1200 ярмарків, отже за півроку мало відбутися приблизно 600. На них, як свідчить відповідь на наш запит, за надання місця для торгівлі було зібрано 7 352 000 гривень. Це приблизно 12,5 тисяч гривень із одного ярмарку. Разом з тим, на сайті Департаменту промисловості та розвитку підприємництва Київської міської ради є схеми розміщення та кількість торгових місць на ярмарках. Ярмарки у 5-ти районах, за який відповідальний КП "Світоч", відбуваються на 16 локаціях. Загальна кількість місць, відповідно до схеми розміщення об’єктів торгівлі, становить 1452. Отже, середня кількість місць на одному ярмарку - 90 гривень", - йдеться в сюжеті.</text:p>
            <text:p/>
            <text:p>Поглянемо з іншого боку, і порахуємо, виходячи з вказаних у листі КП "Світоч" даних. Так, середній прибуток з одного ярмарку 12 250 гривень. Коли поділити їх на мінімальний тариф за участь - 200 гривень, то отримаємо середню кількість місць - 60. Але, в такому випадку, така кількість місць буде на третину меншою, ніж вказано в офіційних документах, зазначають журналісти.</text:p>
            <text:p>"Розрахуємо приблизний прибуток, який можна отримати від ярмарку з середньою кількістю місць за півроку. 90 місць по 200 гривень на 600 ярмарків дадуть 10 800 000 гривень,  що суттєво відрізняється від задекларованих 7 352 000 грн. Коли ж рахувати вартість місць за вищим тарифом, то розбіжність лише зростатиме", - зазначають у сюжеті.</text:p>
            <text:p/>
            <text:p>Детальніше у сюжеті</text:p>
          </table:table-cell>
          <table:table-cell office:value-type="string" calcext:value-type="string">
            <text:p>['Дніпровському', 'Дарницькому', 'Голосіївському', 'Подільському', 'Оболонському', 'Деснянському', 'Печерському', 'Солом’янському', 'Шевченківському', 'Святошинському', 'Києві']</text:p>
          </table:table-cell>
          <table:table-cell office:value-type="string" calcext:value-type="string">
            <text:p>uk</text:p>
          </table:table-cell>
          <table:table-cell table:number-columns-repeated="16380"/>
        </table:table-row>
        <table:table-row table:style-name="ro12" table:visibility="filter">
          <table:table-cell office:value-type="float" office:value="273" calcext:value-type="float">
            <text:p>273</text:p>
          </table:table-cell>
          <table:table-cell office:value-type="string" calcext:value-type="string">
            <text:p>Останній день літа очима журналістів «Украина Сейчас»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274" calcext:value-type="float">
            <text:p>274</text:p>
          </table:table-cell>
          <table:table-cell office:value-type="string" calcext:value-type="string">
            <text:p>БРЯНСЬК, НЕ СПАТИ!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8" table:visibility="filter">
          <table:table-cell office:value-type="float" office:value="275" calcext:value-type="float">
            <text:p>275</text:p>
          </table:table-cell>
          <table:table-cell office:value-type="string" calcext:value-type="string">
            <text:p>Віталій Кличко: За адресами викликів медиків, наразі, постраждалих не виявил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table-cell office:value-type="float" office:value="276" calcext:value-type="float">
            <text:p>276</text:p>
          </table:table-cell>
          <table:table-cell office:value-type="string" calcext:value-type="string">
            <text:p>Скорострелы</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5" table:visibility="filter">
          <table:table-cell office:value-type="float" office:value="277" calcext:value-type="float">
            <text:p>277</text:p>
          </table:table-cell>
          <table:table-cell office:value-type="string" calcext:value-type="string">
            <text:p>У кінологічного центру в Межигір'ї хочуть забрати територію, де тренують собак-поводирів. 🦮</text:p>
            <text:p/>
            <text:p>Як зазначають засновники проєкту, скоро туди має навідатися виконавча служба, щоб описати майно.</text:p>
          </table:table-cell>
          <table:table-cell office:value-type="string" calcext:value-type="string">
            <text:p>["Межигір'ї"]</text:p>
          </table:table-cell>
          <table:table-cell office:value-type="string" calcext:value-type="string">
            <text:p>uk</text:p>
          </table:table-cell>
          <table:table-cell table:number-columns-repeated="16380"/>
        </table:table-row>
        <table:table-row table:style-name="ro24" table:visibility="filter">
          <table:table-cell office:value-type="float" office:value="278" calcext:value-type="float">
            <text:p>278</text:p>
          </table:table-cell>
          <table:table-cell office:value-type="string" calcext:value-type="string">
            <text:p>Трьом громадам Київщини передали спеціалізовані автівки для маломобільних людей</text:p>
            <text:p/>
            <text:p>Обладнані машини отримали Баришівська, Васильківська та Фастівська громади від благодійного фонду «Право на захист».</text:p>
            <text:p/>
            <text:p>❓До чого тут я?   </text:p>
            <text:p/>
            <text:p>Спеціалізовані автівки вирішують повсякденні потреби маломобільних людей та осіб з інвалідністю. Наприклад, такі, як дістатися без перешкод до медичних або інших закладів. Окрім цього, вони підвищать рівень якості життя у громадах загалом.</text:p>
            <text:p/>
            <text:p>🔷 Підписатися на Telegram | Instagram | Facebook | TikTok</text:p>
          </table:table-cell>
          <table:table-cell office:value-type="string" calcext:value-type="string">
            <text:p>['Київщини']</text:p>
          </table:table-cell>
          <table:table-cell office:value-type="string" calcext:value-type="string">
            <text:p>uk</text:p>
          </table:table-cell>
          <table:table-cell table:number-columns-repeated="16380"/>
        </table:table-row>
        <table:table-row table:style-name="ro15" table:visibility="filter">
          <table:table-cell office:value-type="float" office:value="279" calcext:value-type="float">
            <text:p>279</text:p>
          </table:table-cell>
          <table:table-cell office:value-type="string" calcext:value-type="string">
            <text:p>😡У столиці неадекватний велосипедист напав на водійку і пошкодив її авто, повідомляють у мережі.</text:p>
            <text:p/>
            <text:p>Очевидці стверджують, що біля «Ультрамарину» водій двоколісного в’їхав у бік легкового авто, а потім – почав трощити його і нападати на жінку. Поліцейські склали адмінпротокол.</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280" calcext:value-type="float">
            <text:p>280</text:p>
          </table:table-cell>
          <table:table-cell office:value-type="string" calcext:value-type="string">
            <text:p>Укрзалізниця призначила додаткові поїзди між Васильковом та Києвом🚊</text:p>
            <text:p/>
            <text:p>Графік👈</text:p>
          </table:table-cell>
          <table:table-cell office:value-type="string" calcext:value-type="string">
            <text:p>['Васильковом']</text:p>
          </table:table-cell>
          <table:table-cell office:value-type="string" calcext:value-type="string">
            <text:p>uk</text:p>
          </table:table-cell>
          <table:table-cell table:number-columns-repeated="16380"/>
        </table:table-row>
        <table:table-row table:style-name="ro5" table:visibility="filter">
          <table:table-cell office:value-type="float" office:value="281" calcext:value-type="float">
            <text:p>281</text:p>
          </table:table-cell>
          <table:table-cell office:value-type="string" calcext:value-type="string">
            <text:p>Двоє чоловіків, які загинули сьогодні під час масованої атаки Києва, не були співробітниками гіпермаркету "Ашан".</text:p>
            <text:p/>
            <text:p>У пресслужбі гіпермаркету зазначили, що вони загинули в іншому місці.</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7" table:visibility="filter">
          <table:table-cell office:value-type="float" office:value="282" calcext:value-type="float">
            <text:p>282</text:p>
          </table:table-cell>
          <table:table-cell office:value-type="string" calcext:value-type="string">
            <text:p>⚡️Внаслідок нічної атаки загинули дві людини, ще одна отримала поранення, — КМВА</text:p>
            <text:p/>
            <text:p>Київ — пряма трансляція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283" calcext:value-type="float">
            <text:p>283</text:p>
          </table:table-cell>
          <table:table-cell office:value-type="string" calcext:value-type="string">
            <text:p>🧣Біла Церква розробить схему аварійного теплопостачання міста.</text:p>
            <text:p/>
            <text:p>КП "Білоцерківтепломережа" планує заключити договір з ТОВ "Тепло-Комун сервіс" на розробку схеми аварійно-резервної системи теплопостачання міста Біла Церква. </text:p>
            <text:p/>
            <text:p>📆Роботи необхідно провести 15 листопада</text:p>
          </table:table-cell>
          <table:table-cell office:value-type="string" calcext:value-type="string">
            <text:p>['Біла Церква']</text:p>
          </table:table-cell>
          <table:table-cell office:value-type="string" calcext:value-type="string">
            <text:p>uk</text:p>
          </table:table-cell>
          <table:table-cell table:number-columns-repeated="16380"/>
        </table:table-row>
        <table:table-row table:style-name="ro27" table:visibility="filter">
          <table:table-cell office:value-type="float" office:value="284" calcext:value-type="float">
            <text:p>284</text:p>
          </table:table-cell>
          <table:table-cell office:value-type="string" calcext:value-type="string">
            <text:p>На території столиці введений тепловий режим ☀️</text:p>
            <text:p/>
            <text:p>Тимчасове обмеження дорожнього руху поширюються на великоваговий транспорт загальною вагою понад 24 тони й навантаженням на вісь понад 7 тонн та стосуються як в'їзду в Київ, так і пересування містом ❗️</text:p>
            <text:p/>
            <text:p>Час дії обмеження може змінюватись відповідно до температурного режиму. Тож слідкуйте за оперативною інформацією на нашому телеграм-каналі.</text:p>
            <text:p/>
            <text:p>Друзі, нагадуємо, що головна мета цих заходів — збереження дорожнього покриття, яке руйнується у наслідок інтенсивного руху великовагового транспорту у спекотну погоду 🚚</text:p>
            <text:p/>
            <text:p>#ПорядокЦеТи #Kyivpatrol #поліціякиєва #патрульнаполіціяукраїни</text:p>
          </table:table-cell>
          <table:table-cell office:value-type="string" calcext:value-type="string">
            <text:p>['Київ']</text:p>
          </table:table-cell>
          <table:table-cell office:value-type="string" calcext:value-type="string">
            <text:p>uk</text:p>
          </table:table-cell>
          <table:table-cell table:number-columns-repeated="16380"/>
        </table:table-row>
        <table:table-row table:style-name="ro2" table:visibility="filter">
          <table:table-cell office:value-type="float" office:value="285" calcext:value-type="float">
            <text:p>285</text:p>
          </table:table-cell>
          <table:table-cell office:value-type="string" calcext:value-type="string">
            <text:p>До 1 вересня в Milk Bar готують шкільні сосиски в тісті🌭</text:p>
            <text:p/>
            <text:p>Мета акції — зібрати гроші для допомоги дітям з аутизмом.</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visibility="filter">
          <table:table-cell office:value-type="float" office:value="286" calcext:value-type="float">
            <text:p>286</text:p>
          </table:table-cell>
          <table:table-cell office:value-type="string" calcext:value-type="string">
            <text:p>Також виявлено ще одне місце падіння уламків у Шевченківському районі.</text:p>
            <text:p>Там є загоряння на відкритій місцевості.</text:p>
          </table:table-cell>
          <table:table-cell office:value-type="string" calcext:value-type="string">
            <text:p>['Шевченківському районі']</text:p>
          </table:table-cell>
          <table:table-cell office:value-type="string" calcext:value-type="string">
            <text:p>uk</text:p>
          </table:table-cell>
          <table:table-cell table:number-columns-repeated="16380"/>
        </table:table-row>
        <table:table-row table:style-name="ro9" table:visibility="filter">
          <table:table-cell office:value-type="float" office:value="287" calcext:value-type="float">
            <text:p>287</text:p>
          </table:table-cell>
          <table:table-cell office:value-type="string" calcext:value-type="string">
            <text:p>Здається, що сьогодні щось планується на набережній River Mall 🧐</text:p>
            <text:p/>
            <text:p>Навіть електронного бика завезли, як в ковбойських барах </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9" table:visibility="filter">
          <table:table-cell office:value-type="float" office:value="288" calcext:value-type="float">
            <text:p>288</text:p>
          </table:table-cell>
          <table:table-cell office:value-type="string" calcext:value-type="string">
            <text:p>Дайджест новин на 20 годину</text:p>
            <text:p/>
            <text:p>🇺🇦Кадровий протест: у Димері зі скандалом пройшов конкурс на керівну посаду лікарні</text:p>
            <text:p>🇺🇦Нові видатки на оборону: Київрада вчергове відкоригувала бюджет-2023 і Програму соцекономрозвитку</text:p>
            <text:p/>
            <text:p>Київ:</text:p>
            <text:p/>
            <text:p>🔹Сьогодні, 1 вересня, всі 420 столичних шкіл розпочали свою роботу, - Кличко</text:p>
            <text:p>🔸Столична влада спростовує звинувачення у недбалості при відновленні будинків на Межовій</text:p>
            <text:p>🔹У Києві після втручанню нардепів та СБУ з воріт Покровського монастиря УПЦ МП зняли зображення Миколи II</text:p>
            <text:p>🔸Алгоритму роботи закладів освіти з недостатньою кількістю місць в укриттях досі немає, - Васильчук</text:p>
            <text:p>🔹 Бондаренко доручив забезпечити укриття навчальних закладів Києва цілодобовою муніципальною охороною</text:p>
            <text:p>🔸У Святошинському районі перенаправили 18 мільйонів гривень на укриття в школах</text:p>
            <text:p>🔹У Києві на Андріївському узвозі розбирають будинок XIX століття</text:p>
            <text:p>🔸Lida Lee, POSITIFF та Kalush Orchestra: ТРЦ Gulliver організовує концерт “До школи знов”</text:p>
            <text:p>🔹У Київському зоопарку розпочався кавуновий сезон (фото)</text:p>
            <text:p>🔸У Києві з 2 вересня автобусний маршрут № 41-Д тимчасово курсуватиме зі змінами (схема)</text:p>
            <text:p>🔹У Києві керівника КП “Спортивний комплекс” підозрюють недбалості зі збитком на 10 млн при реконструкції спорткомплексу</text:p>
            <text:p>🔸Шахрай, який із Київського СІЗО збирав гроші “на ЗСУ”, отримав 6 років ув’язнення</text:p>
            <text:p/>
            <text:p/>
            <text:p>Київщина: </text:p>
            <text:p/>
            <text:p>🔹На Київщині рівень підготовки до опалювального сезону складає 75%</text:p>
            <text:p>🔸У новому навчальному році школи Київщини відкрили свої двері для близько 240 тис. учнів</text:p>
            <text:p>🔹На Білоцерківщині сьогодні лунатимуть вибухи, працюють сапери</text:p>
            <text:p>🔸На Київщині через грозу знеструмлено 43 населених пункти</text:p>
            <text:p>🔹Офіс Пенсійного фонду в Бородянці відремонтують за 15 млн гривень</text:p>
            <text:p>🔸Біла Церква розробить схему аварійного теплопостачання міста</text:p>
            <text:p>🔹В Діброві готуються облаштувати майданчик для занять з патріотичного виховання</text:p>
            <text:p>🔸У Бучі чоловік в гаражі виявив розтяжку, яку залишили по собі окупанти</text:p>
            <text:p>🔹На Київщині поліція посилила заходи безпеки у зв’язку з початком нового навчального року</text:p>
            <text:p/>
            <text:p/>
            <text:p>#Дайджест</text:p>
          </table:table-cell>
          <table:table-cell office:value-type="string" calcext:value-type="string">
            <text:p>['Димері', 'Межовій', 'Києві', 'Києва', 'Святошинському районі', 'Києві', 'Андріївському узвозі', 'Києві', 'Києві', 'Київщина', 'Київщині', 'Київщини', 'Білоцерківщині', 'Київщині', 'Бородянці']</text:p>
          </table:table-cell>
          <table:table-cell office:value-type="string" calcext:value-type="string">
            <text:p>uk</text:p>
          </table:table-cell>
          <table:table-cell table:number-columns-repeated="16380"/>
        </table:table-row>
        <table:table-row table:style-name="ro4" table:visibility="filter">
          <table:table-cell office:value-type="float" office:value="289" calcext:value-type="float">
            <text:p>289</text:p>
          </table:table-cell>
          <table:table-cell office:value-type="string" calcext:value-type="string">
            <text:p>📢Депутат Київради від фракції “Європейська Солідарність”, голова комісії з перевірки укриттів в Києві Леонід Ємець у ході сьогоднішнього пленарного засідання міськради заявив, що Солом’янський район (керівництво відповідної РДА) не надіслав жодного представника, що міг би доповісти про стан укриттів в районі на відповідній комісії❗️ </text:p>
            <text:p/>
            <text:p>👤Через це секретар Київради доручив викликати керівництво району на наступне засідання міськради.</text:p>
          </table:table-cell>
          <table:table-cell office:value-type="string" calcext:value-type="string">
            <text:p>['Києві', 'Солом’янський район']</text:p>
          </table:table-cell>
          <table:table-cell office:value-type="string" calcext:value-type="string">
            <text:p>uk</text:p>
          </table:table-cell>
          <table:table-cell table:number-columns-repeated="16380"/>
        </table:table-row>
        <table:table-row table:style-name="ro6" table:visibility="filter">
          <table:table-cell office:value-type="float" office:value="290" calcext:value-type="float">
            <text:p>290</text:p>
          </table:table-cell>
          <table:table-cell office:value-type="string" calcext:value-type="string">
            <text:p>💥 Троє людей поранені від атаки росіян в одному з районів Київщини</text:p>
            <text:p/>
            <text:p>Від падіння уламків ракет та «шахедів» опіки отримала 69-річна жінка, у двох чоловіків незначні порізи. </text:p>
            <text:p/>
            <text:p>Пошкоджено понад шість приватних будинків гаражі та автівки мирних жителів, повідомив голова поліції області Андрій Нєбитов.</text:p>
            <text:p/>
            <text:p>Київ — пряма трансляція 👈</text:p>
            <text:p>Надіслати новину</text:p>
          </table:table-cell>
          <table:table-cell office:value-type="string" calcext:value-type="string">
            <text:p>['Київщини']</text:p>
          </table:table-cell>
          <table:table-cell office:value-type="string" calcext:value-type="string">
            <text:p>uk</text:p>
          </table:table-cell>
          <table:table-cell table:number-columns-repeated="16380"/>
        </table:table-row>
        <table:table-row table:style-name="ro8" table:visibility="filter">
          <table:table-cell office:value-type="float" office:value="291" calcext:value-type="float">
            <text:p>291</text:p>
          </table:table-cell>
          <table:table-cell office:value-type="string" calcext:value-type="string">
            <text:p>Під Москвою після атаки дрона виникла пожежа в цеху з виробництва електроніки для ракет</text:p>
            <text:p/>
            <text:p>У російському місті Люберці вранці 1 вересня спалахнула пожежа в цеху з виробництва електроніки для ракет. НП трапилася вслід за заявами росіян про збиття "українського" дрона на підльоті до Москви.</text:p>
          </table:table-cell>
          <table:table-cell office:value-type="string" calcext:value-type="string">
            <text:p>['Москвою', 'Люберці', 'Москви']</text:p>
          </table:table-cell>
          <table:table-cell office:value-type="string" calcext:value-type="string">
            <text:p>uk</text:p>
          </table:table-cell>
          <table:table-cell table:number-columns-repeated="16380"/>
        </table:table-row>
        <table:table-row table:style-name="ro12">
          <table:table-cell office:value-type="float" office:value="292" calcext:value-type="float">
            <text:p>292</text:p>
          </table:table-cell>
          <table:table-cell office:value-type="string" calcext:value-type="string">
            <text:p>Последние деньки лета ожидаются довольно жаркими</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50" table:visibility="filter">
          <table:table-cell office:value-type="float" office:value="293" calcext:value-type="float">
            <text:p>293</text:p>
          </table:table-cell>
          <table:table-cell office:value-type="string" calcext:value-type="string">
            <text:p>Рухався Хрещатиком на мопеді: у Києві патрульні затримали порушника у стані алкогольного сп'яніння та без посвідчення водія</text:p>
            <text:p/>
            <text:p>Напередодні, патрулюючи вулицю Хрещатик, інспектори мотопатруля помітили керманича мопеда Yamaha, який рухався тротуаром. Охоронці порядку зупинили його.</text:p>
            <text:p/>
            <text:p>Під час спілкування з чоловіком поліцейські виявили у нього ознаки алкогольного сп'яніння. Це підтвердив й прилад Драгер, результат — 0,28 проміле.</text:p>
            <text:p/>
            <text:p>Крім того, патрульні встановили, що громадянин не отримував посвідчення водія.</text:p>
            <text:p/>
            <text:p>Відносно керманича інспектори склали протокол за ч. 1 ст. 130 (Керування транспортним засобом у стані сп'яніння) та винесли постанову за ч. 2 ст. 126 (Керування транспортним засобом особою, яка не має права керувати таким транспортним засобом) КУпАП.</text:p>
            <text:p/>
            <text:p>#ПорядокЦеТи #Kyivpatrol #поліціякиєва</text:p>
          </table:table-cell>
          <table:table-cell office:value-type="string" calcext:value-type="string">
            <text:p>['Києві', 'вулицю Хрещатик']</text:p>
          </table:table-cell>
          <table:table-cell office:value-type="string" calcext:value-type="string">
            <text:p>uk</text:p>
          </table:table-cell>
          <table:table-cell table:number-columns-repeated="16380"/>
        </table:table-row>
        <table:table-row table:style-name="ro4" table:visibility="filter">
          <table:table-cell office:value-type="float" office:value="294" calcext:value-type="float">
            <text:p>294</text:p>
          </table:table-cell>
          <table:table-cell office:value-type="string" calcext:value-type="string">
            <text:p>Наприклад, укриття в Національному авіаційному університеті.</text:p>
            <text:p/>
            <text:p>В укритті живуть бездомні, вчора там була пожежа.</text:p>
            <text:p/>
            <text:p>Післязавтра 1 вересня. </text:p>
            <text:p/>
            <text:p>Цікаво, що думає МОН про безпеку студентів 🤔</text:p>
            <text:p/>
            <text:p>@semenovatut</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295" calcext:value-type="float">
            <text:p>295</text:p>
          </table:table-cell>
          <table:table-cell office:value-type="string" calcext:value-type="string">
            <text:p>Курськ продовжує бомбити Брянськ 😀</text:p>
          </table:table-cell>
          <table:table-cell office:value-type="string" calcext:value-type="string">
            <text:p>['Брянськ']</text:p>
          </table:table-cell>
          <table:table-cell office:value-type="string" calcext:value-type="string">
            <text:p>uk</text:p>
          </table:table-cell>
          <table:table-cell table:number-columns-repeated="16380"/>
        </table:table-row>
        <table:table-row table:style-name="ro37" table:visibility="filter">
          <table:table-cell office:value-type="float" office:value="296" calcext:value-type="float">
            <text:p>296</text:p>
          </table:table-cell>
          <table:table-cell office:value-type="string" calcext:value-type="string">
            <text:p>Третій день поспіль у столиці продовжуються температурні рекорди</text:p>
            <text:p> </text:p>
            <text:p>Ніч на вівторок у столиці виявилась найтеплішою, адже температура не опустилася нижче +22,8°С. Попереднє рекордне значення 2015 року перевищено на 2,7°С.</text:p>
            <text:p/>
            <text:p>Максимальна температура повітря після полудня досягла +35,9°С, що на 2,2°С вище попереднього рекордного показника 1992 року.</text:p>
            <text:p/>
            <text:p>Середньодобова температура повітря виявилась найвищою за час проведення спостережень для цього дня і склала +29,6°С, що перевищило попередній рекордний показник 1992 року на 4,2°С, а кліматичну норму – на 11,6°С.</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8" table:visibility="filter">
          <table:table-cell office:value-type="float" office:value="297" calcext:value-type="float">
            <text:p>297</text:p>
          </table:table-cell>
          <table:table-cell office:value-type="string" calcext:value-type="string">
            <text:p>«Укрпошта» випустила нову марку до Дня памʼяті загиблих захисників України🕯</text:p>
            <text:p/>
            <text:p>Кошти, виручені від продажу марок, підуть на підтримку сімей військовослужбовців, які загинули, захищаючи Україну.</text:p>
            <text:p/>
            <text:p>🔷 Підписатися на Telegram | Instagram | Facebook | TikTok</text:p>
          </table:table-cell>
          <table:table-cell office:value-type="string" calcext:value-type="string">
            <text:p>['Україну']</text:p>
          </table:table-cell>
          <table:table-cell office:value-type="string" calcext:value-type="string">
            <text:p>uk</text:p>
          </table:table-cell>
          <table:table-cell table:number-columns-repeated="16380"/>
        </table:table-row>
        <table:table-row table:style-name="ro22" table:visibility="filter">
          <table:table-cell office:value-type="float" office:value="298" calcext:value-type="float">
            <text:p>298</text:p>
          </table:table-cell>
          <table:table-cell office:value-type="string" calcext:value-type="string">
            <text:p>⛲️На Оболонській набережній у «Саду каменів» відновив роботу фонтан , — голова Оболонської РДА Кирило Фесик</text:p>
            <text:p/>
            <text:p>Композицію фонтану складають скульптури трьох дівчат, які ховаються під великим розлогим грибком від дощу і ловлять з неба його краплі. </text:p>
            <text:p/>
            <text:p>Увечері також вмикається підсвітка.</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5" table:visibility="filter">
          <table:table-cell office:value-type="float" office:value="299" calcext:value-type="float">
            <text:p>299</text:p>
          </table:table-cell>
          <table:table-cell office:value-type="string" calcext:value-type="string">
            <text:p>🌩 На Київщині очікується гроза, – Укргідрометцентр </text:p>
            <text:p/>
            <text:p>У найближчу годину з утриманням до кінця доби 31 серпня та вночі 1 вересня очікуються грози.</text:p>
            <text:p/>
            <text:p>🟡 І рівень небезпечності.</text:p>
          </table:table-cell>
          <table:table-cell office:value-type="string" calcext:value-type="string">
            <text:p>['Київщині']</text:p>
          </table:table-cell>
          <table:table-cell office:value-type="string" calcext:value-type="string">
            <text:p>uk</text:p>
          </table:table-cell>
          <table:table-cell table:number-columns-repeated="16380"/>
        </table:table-row>
        <table:table-row table:style-name="ro5" table:visibility="filter">
          <table:table-cell office:value-type="float" office:value="300" calcext:value-type="float">
            <text:p>300</text:p>
          </table:table-cell>
          <table:table-cell office:value-type="string" calcext:value-type="string">
            <text:p>КМДА збирається витратити 10 млн грн на ремонт парковки та будівлі Автотранспортного підприємства. 🤔</text:p>
            <text:p/>
            <text:p>Вірогідно, ці кошти — частина тих, за які планували закупити легкові автомобілі Toyota Camry для чиновників Київрад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2">
          <table:table-cell office:value-type="float" office:value="301" calcext:value-type="float">
            <text:p>301</text:p>
          </table:table-cell>
          <table:table-cell office:value-type="string" calcext:value-type="string">
            <text:p>❗️В Украине будут мобилизовать ограниченно пригодных мужчин</text:p>
            <text:p/>
            <text:p>Обновлен список болезней для оценки пригодности военнослужащих. Согласно приказу №490 Минобороны:</text:p>
            <text:p>▪️Теперь по "спорным" статьям пригодными будут все (речь идёт о статьях 2-в, 4-в, 5-в, 12-в, 13-в, 14-в, 17-в, 21-в, 22-в);</text:p>
            <text:p>▪️Ограниченно пригодные будут пригодны по конкретной военной специальности. Постановление будет принимать ВЛК;</text:p>
            <text:p>▪️Требования к здоровью для десантников и морпехов упростили: часть военных, которые ранее признавались непригодными к службе в десанте, теперь будут пригодны к такой службе.</text:p>
          </table:table-cell>
          <table:table-cell office:value-type="string" calcext:value-type="string">
            <text:p>['Украине']</text:p>
          </table:table-cell>
          <table:table-cell office:value-type="string" calcext:value-type="string">
            <text:p>ru</text:p>
          </table:table-cell>
          <table:table-cell table:number-columns-repeated="16380"/>
        </table:table-row>
        <table:table-row table:style-name="ro30" table:visibility="filter">
          <table:table-cell office:value-type="float" office:value="302" calcext:value-type="float">
            <text:p>302</text:p>
          </table:table-cell>
          <table:table-cell office:value-type="string" calcext:value-type="string">
            <text:p>Цього тижня демонтуватимуть незаконну рекламу у трьох районах столиці.</text:p>
            <text:p/>
            <text:p>✔️Управління з питань реклами  КМДА та КП "Київреклама" анонсували черговий демонтаж незаконних рекламних конструкцій. </text:p>
            <text:p/>
            <text:p>✔️Від 28 серпня по 1 вересня вивіски, встановлені без дозволів, прибиратимуть у Шевченківському, Солом’янському та Оболонському районах столиці.</text:p>
            <text:p/>
            <text:p>📍вулиця В'ячеслава Чорновола (на розі вулиці Золотоустівської), Шевченківський район;</text:p>
            <text:p/>
            <text:p>📍вулиця Митрополита Василя Липківського (на розі вулиці Січеславської), Солом’янський район;</text:p>
            <text:p/>
            <text:p>📍вулиця Левка Лук'яненка (біля розв'язки з вулицею Зої Гайдай), Оболонський район.</text:p>
          </table:table-cell>
          <table:table-cell office:value-type="string" calcext:value-type="string">
            <text:p>['Шевченківському', 'Солом’янському', 'Оболонському', 'вулиці Золотоустівської', 'Шевченківський район', 'вулиці Січеславської', 'Солом’янський район', 'вулицею Зої Гайдай', 'Оболонський район']</text:p>
          </table:table-cell>
          <table:table-cell office:value-type="string" calcext:value-type="string">
            <text:p>uk</text:p>
          </table:table-cell>
          <table:table-cell table:number-columns-repeated="16380"/>
        </table:table-row>
        <table:table-row table:style-name="ro51" table:visibility="filter">
          <table:table-cell office:value-type="float" office:value="303" calcext:value-type="float">
            <text:p>303</text:p>
          </table:table-cell>
          <table:table-cell office:value-type="string" calcext:value-type="string">
            <text:p>ℹ️Підготовка Києва до зими: Київтеплоенерго завершує ремонт та заміну обладнання на теплоенергетичному об’єкті, що живить понад 5 тисяч будівель</text:p>
            <text:p/>
            <text:p>🏭У Києві триває підготовка теплоджерел та теплогенеруючого обладнання до наступного опалювального сезону. Станом на сьогодні комунальне підприємство «Київтеплоенерго» провело понад 90% гідравлічних випробувань на тепломережах, що дає можливість в плановому порядку ліквідувати виявлені пошкодження трубопроводів, щоб не допустити їх взимку. Також тривають ремонти та заміна обладнання на теплоджерелах. </text:p>
            <text:p/>
            <text:p>На одному із найбільших теплоджерел, що забезпечує теплом центр Києва, триває комплекс ремонтних робіт як важливий етап після усунення гідравлічних пошкоджень теплових мереж в зоні обслуговування об’єкту. </text:p>
            <text:p>Зокрема, на одному з мережевих насосів, що перекачує теплоносій до будинків, замінюють засувку на колекторі. Замість пошкодженої, теплоенергетики змонтували нову запірну арматуру європейського зразка. </text:p>
            <text:p/>
            <text:p>🛠Київтеплоенерго також проводить ремонт одного з водогрійних котлів, щоб перед початком опалювального сезону відновити ефективність роботи основного обладнання. Енергетики демонтують старі та встановлюються нові елементи фронтового та лівого екранів нагріву. Вони складаються з сотень трубок, якими циркулює та нагрівається теплоносій. Щоб відновити роботу котла, замінюють близько 3,5 км трубок. Після завершення робіт буде змонтовано нове обмурування котла, проведена профілактика пальників та іншого обладнання. </text:p>
            <text:p/>
            <text:p>❗️Відремонтований теплоенергетичний об’єкт забезпечуватиме взимку теплом та гарячою водою понад 5 100 будівель Києва, серед них понад 1,4 тис. житлових будинків, 90 навчальних закладів, 73 лікарні та 3,6 тис. відомств.</text:p>
          </table:table-cell>
          <table:table-cell office:value-type="string" calcext:value-type="string">
            <text:p>['Києва', 'Києві', 'Києва', 'Києва']</text:p>
          </table:table-cell>
          <table:table-cell office:value-type="string" calcext:value-type="string">
            <text:p>uk</text:p>
          </table:table-cell>
          <table:table-cell table:number-columns-repeated="16380"/>
        </table:table-row>
        <table:table-row table:style-name="ro30" table:visibility="filter">
          <table:table-cell office:value-type="float" office:value="304" calcext:value-type="float">
            <text:p>304</text:p>
          </table:table-cell>
          <table:table-cell office:value-type="string" calcext:value-type="string">
            <text:p>🎲У столиці 6 вересня відкриють першу в Україні бібліотеку настільних ігор</text:p>
            <text:p/>
            <text:p>📄Щоб скористатися ігровим фондом, потрібно стати читачем Центральної бібліотеки ім. Т. Г. Шевченка для дітей м. Києва (просп. Берестейський, 25-А).</text:p>
            <text:p/>
            <text:p>👥Спочатку планується проводити ігрові зустрічі. Також всі охочі зможуть брати настілки у читальній залі. Згодом ігри видаватимуть додому, як книжки.</text:p>
            <text:p/>
            <text:p>🧩Ігровий фонд Бібліотеки налічує понад 125 ігор. Це різноманітні настілки – від найпростіших до складних економічних стратегій.  Колекцію ігор передала Спілка видавництв настільних ігор.</text:p>
            <text:p/>
            <text:p>ℹ️ Це пілотний проєкт — згодом Департамент культури КМДА розширить його й на інші бібліотечні простори міста.</text:p>
            <text:p/>
            <text:p>📸 Більше фото на kyivcity.gov.ua.</text:p>
          </table:table-cell>
          <table:table-cell office:value-type="string" calcext:value-type="string">
            <text:p>['Україні', 'Києва', 'просп. Берестейський, 25-А']</text:p>
          </table:table-cell>
          <table:table-cell office:value-type="string" calcext:value-type="string">
            <text:p>uk</text:p>
          </table:table-cell>
          <table:table-cell table:number-columns-repeated="16380"/>
        </table:table-row>
        <table:table-row table:style-name="ro38" table:visibility="filter">
          <table:table-cell office:value-type="float" office:value="305" calcext:value-type="float">
            <text:p>305</text:p>
          </table:table-cell>
          <table:table-cell office:value-type="string" calcext:value-type="string">
            <text:p>📊🏫 Аналітика питань сесії Київради 31.08.2023, початок о 11:00.</text:p>
            <text:p/>
            <text:p>🏫 В ПД вказана дата 24 серпня, бо сесія повинна була бути урочистою, але тоді ВВК проміняв депутатів на запах французьких парфюмів.</text:p>
            <text:p/>
            <text:p>🏫 Київрада зробить декілька популістично-політичних звернень до органів центральної влади.</text:p>
            <text:p/>
            <text:p> 🏫 Будуть розглянуті і прийняті зміни до бюджету на 2023 рік, зокрема для збільшення підтримки військових тем.</text:p>
            <text:p/>
            <text:p>🏫 Розглянуть і затвердять зміни у деяких Міських цільових програмах.</text:p>
            <text:p/>
            <text:p>🏫 Приймуть парочку канцелярських (технічних) рішень.</text:p>
            <text:p/>
            <text:p>🏫 Спробують затерти електронні петиції, які працюють проти Кличка і діючої більшості Київради на стороні киян та опозиції. Вава Бонд через Рому Лелюка хоче змінити ситуацію, шляхом прийняття «Порядку проведення в місті Києві електронних консультацій з громадськістю з питань формування та реалізації міських політик» - фактично легалізують опитування в додатку «Київ Цифровий», і цим вони себе ще більше занурять у хаос.</text:p>
            <text:p/>
            <text:p>🏫 Змінять склад постійних комісій, зокрема Прокопів зрозумів, що в регламентній комісії йому нудно, тому як досвідчений політик він йде ближче до тіла Марини Порошенко в комісію охорони здоров’я. Також виключають з комісій вже екс-депутатів: Арʼєву та Кононенка. Вангуємо, що розглядом цього питання скористаються й інші депутати чи фракції, щоб правками з голосу ще більше перетасувати депутатів в комісіях.</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5" table:visibility="filter">
          <table:table-cell office:value-type="float" office:value="306" calcext:value-type="float">
            <text:p>306</text:p>
          </table:table-cell>
          <table:table-cell office:value-type="string" calcext:value-type="string">
            <text:p>Зафіксовано повторні пуски крилатих ракет із Ту-95мс! Очікується наближення до повітряного простору України в районі Сумської області.</text:p>
            <text:p/>
            <text:p>Підписатися    |    Запропонувати новину</text:p>
          </table:table-cell>
          <table:table-cell office:value-type="string" calcext:value-type="string">
            <text:p>['України', 'Сумської області']</text:p>
          </table:table-cell>
          <table:table-cell office:value-type="string" calcext:value-type="string">
            <text:p>uk</text:p>
          </table:table-cell>
          <table:table-cell table:number-columns-repeated="16380"/>
        </table:table-row>
        <table:table-row table:style-name="ro15" table:visibility="filter">
          <table:table-cell office:value-type="float" office:value="307" calcext:value-type="float">
            <text:p>307</text:p>
          </table:table-cell>
          <table:table-cell office:value-type="string" calcext:value-type="string">
            <text:p>На Троєщині хлопця пирнули ножем на зупинці</text:p>
            <text:p/>
            <text:p>Нападника одразу ж затримали небайдужі. Свої дії він не пояснив.</text:p>
            <text:p/>
            <text:p>Підписатись | Надіслати новину</text:p>
          </table:table-cell>
          <table:table-cell office:value-type="string" calcext:value-type="string">
            <text:p>['Троєщині']</text:p>
          </table:table-cell>
          <table:table-cell office:value-type="string" calcext:value-type="string">
            <text:p>uk</text:p>
          </table:table-cell>
          <table:table-cell table:number-columns-repeated="16380"/>
        </table:table-row>
        <table:table-row table:style-name="ro52" table:visibility="filter">
          <table:table-cell office:value-type="float" office:value="308" calcext:value-type="float">
            <text:p>308</text:p>
          </table:table-cell>
          <table:table-cell office:value-type="string" calcext:value-type="string">
            <text:p>Тролейбуси. Ми любимо тролейбуси й радіємо, коли українські міста їх закуповують. А от русню ми не любимо... І тут є проблема, яку треба обговорити.</text:p>
            <text:p> </text:p>
            <text:p>Днями Миколаїв отримав чергову партію нових Дніпро Т203 виробництва Південного Машинобудівного Заводу (як субпідрядника ТОВ «ТД „Літан“»). Складно не помітити, що побудовані вони на базі кузовів білоруського МАЗа. Попри те, що це складські запаси, придбані ще до великої війни, немає зради тут лише на перший погляд.</text:p>
            <text:p/>
            <text:p>Тож ближче до теми — перенесемося до молдовського міста Бельці, якому у 2021 році «Літан» поставив одинадцять аналогічних тролейбусів. Поставив, а торік виграв ще один тендер. Позаяк уже тривала повномасштабна війна, відразу постало питання, як українська компанія вирішить питання кузовів для своєї продукції. І вона вирішила.</text:p>
            <text:p/>
            <text:p>Раніше цього місяця молдовські ЗМІ облетіла новина про розробку власного тролейбуса кишинівським підприємством «Informbusiness». Це саме підприємство постачає «Літану» і не лише електрообладнання, та зараз не про це. Зараз про те, що перший молдовський тролейбус так само має кузов... МАЗ. А ще ліврею міста Бельці й гордий напис «Дніпро» на кермі. Так, це саме те, що нині дніпряни мають постачати за тендером.</text:p>
            <text:p/>
            <text:p>Якщо вам здалося, що вище багато складного тексту, підсумуємо коротко. Дніпровське товариство з обмеженою відповідальністю продовжує продавати містам білоруську продукцію, і позаяк до України жадані деталі вже не завезеш, для цього використовується молдовська прокладка.</text:p>
            <text:p/>
            <text:p>І поки купує це лише Молдова, тема нас ніби сильно хвилювати не має, от тільки запобіжники від потрапляння такої продукції до України відсутні. Чи буде на ній тепер табличка «made in Moldova», чи таки «ПМЗ ім. Макарова» — навіть не так важливо. Важливо те, що на другому році великої війни й на дев'ятому році війни загалом українська компанія торгує з провідним промисловим підприємством країни-агресорки. І це... Це складно піддається словесній оцінці.</text:p>
          </table:table-cell>
          <table:table-cell office:value-type="string" calcext:value-type="string">
            <text:p>['Миколаїв', 'Бельці', 'Бельці', 'України']</text:p>
          </table:table-cell>
          <table:table-cell office:value-type="string" calcext:value-type="string">
            <text:p>uk</text:p>
          </table:table-cell>
          <table:table-cell table:number-columns-repeated="16380"/>
        </table:table-row>
        <table:table-row table:style-name="ro22" table:visibility="filter">
          <table:table-cell office:value-type="float" office:value="309" calcext:value-type="float">
            <text:p>309</text:p>
          </table:table-cell>
          <table:table-cell office:value-type="string" calcext:value-type="string">
            <text:p>🪙Залишився місяць, щоб обміняти дрібні копійки і банкноти, – Нацбанк </text:p>
            <text:p/>
            <text:p>Мова йде про монети номіналом 1, 2, 5 і 25 копійок і банкноти номіналом 1, 2, 5, 10, 20, 50, 100 і 200 гривень зразка до 2003 року випуску.</text:p>
            <text:p/>
            <text:p>Їх можна безкоштовно обміняти до 30 вересня включно.</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5" table:visibility="filter">
          <table:table-cell office:value-type="float" office:value="310" calcext:value-type="float">
            <text:p>310</text:p>
          </table:table-cell>
          <table:table-cell office:value-type="string" calcext:value-type="string">
            <text:p>✔️Кабінет Міністрів України призначив Дмитра Гапчича новим головою Державної продовольчо-зернової корпорації України (ДПЗКУ).</text:p>
            <text:p/>
            <text:p>➡️Як повідомило інформаційне агентство "Інтерфакс-Україна", Дмитро Гапчич закінчив Полтавський державний аграрний коледж управління та права, а також Харківський державний економічний університет. Кандидат економічних наук. Працював у центрі "Автоінформ", агрохолдингу "Кернел". З 2012 року очолював "Цукровий союз "Укррос" (дочірній актив агрохолдингу "Кернел").</text:p>
            <text:p/>
            <text:p>ℹ️ДПЗКУ створена урядом України в серпні 2010 року. До її складу входить розгалужена мережа філій: лінійні та портові елеватори, млини, комбікормові та круп'яний заводи. Сумарно 53 підрозділи-філії корпорації можуть зберігати 3,7 млн тонн зернових, включно з майже 2,5 млн тонн за рік сумарних потужностей із перевалки зернових вантажів на експорт в Одеському та Миколаївському портах.</text:p>
          </table:table-cell>
          <table:table-cell office:value-type="string" calcext:value-type="string">
            <text:p>['України', 'Одеському та Миколаївському портах']</text:p>
          </table:table-cell>
          <table:table-cell office:value-type="string" calcext:value-type="string">
            <text:p>uk</text:p>
          </table:table-cell>
          <table:table-cell table:number-columns-repeated="16380"/>
        </table:table-row>
        <table:table-row table:style-name="ro9" table:visibility="filter">
          <table:table-cell office:value-type="float" office:value="311" calcext:value-type="float">
            <text:p>311</text:p>
          </table:table-cell>
          <table:table-cell office:value-type="string" calcext:value-type="string">
            <text:p>Польський військовий гелікоптер Мі-24 порушив білоруський кордон, залетів на глибину до 1200 м, а потім повернувся назад, — прикордонний комітет Білорусі</text:p>
            <text:p/>
            <text:p>Завтра чекаємо на Лукашенка з картами. Нехай покаже, де Польща готує напад.</text:p>
            <text:p/>
            <text:p> Хуйовий Київ | Надіслати новину</text:p>
          </table:table-cell>
          <table:table-cell office:value-type="string" calcext:value-type="string">
            <text:p>['Білорусі', 'Польща']</text:p>
          </table:table-cell>
          <table:table-cell office:value-type="string" calcext:value-type="string">
            <text:p>uk</text:p>
          </table:table-cell>
          <table:table-cell table:number-columns-repeated="16380"/>
        </table:table-row>
        <table:table-row table:style-name="ro12" table:visibility="filter">
          <table:table-cell office:value-type="float" office:value="312" calcext:value-type="float">
            <text:p>312</text:p>
          </table:table-cell>
          <table:table-cell office:value-type="string" calcext:value-type="string">
            <text:p>Ще ракета на Київ.</text:p>
          </table:table-cell>
          <table:table-cell office:value-type="string" calcext:value-type="string">
            <text:p>['Київ']</text:p>
          </table:table-cell>
          <table:table-cell office:value-type="string" calcext:value-type="string">
            <text:p>uk</text:p>
          </table:table-cell>
          <table:table-cell table:number-columns-repeated="16380"/>
        </table:table-row>
        <table:table-row table:style-name="ro53" table:visibility="filter">
          <table:table-cell office:value-type="float" office:value="313" calcext:value-type="float">
            <text:p>313</text:p>
          </table:table-cell>
          <table:table-cell office:value-type="string" calcext:value-type="string">
            <text:p>Родина Тандира, що збив насмерть Нацгвардійця, надсилала допомогу його дружині, щоб використати це в суді, – адвокат</text:p>
            <text:p/>
            <text:p>"Після проведення перевірки банківських рахунків зʼясувалось, що було від родини Тандира надіслано 18 тисяч гривень. Оплати цих сум відбувалась не для того, щоб компенсувати завдану шкоду або примиритись з родиною Бондаренка. А для того, щоб використати цей факт у суді під час розгляду питання про звільнення Тандира з-під варти", – розповів Віталій Сердюк.</text:p>
            <text:p/>
            <text:p>Він додав, що на минулому засіданні ці кошти повернули.</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8" table:visibility="filter">
          <table:table-cell office:value-type="float" office:value="314" calcext:value-type="float">
            <text:p>314</text:p>
          </table:table-cell>
          <table:table-cell office:value-type="string" calcext:value-type="string">
            <text:p>‼️ У Києві "замінували" усі середні школи, — КМВА. </text:p>
            <text:p/>
            <text:p>Відповідне повідомлення надійшло до правоохоронців. Нині працівники поліції відпрацьовують власними силами, підрозділи ДСНС будуть залучатися у разі необхідності. Мешканців закликають зберігати спокій і слідкувати за оновленням інформації.</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12">
          <table:table-cell office:value-type="float" office:value="315" calcext:value-type="float">
            <text:p>315</text:p>
          </table:table-cell>
          <table:table-cell office:value-type="string" calcext:value-type="string">
            <text:p>😂😂😂</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54" table:visibility="filter">
          <table:table-cell office:value-type="float" office:value="316" calcext:value-type="float">
            <text:p>316</text:p>
          </table:table-cell>
          <table:table-cell office:value-type="string" calcext:value-type="string">
            <text:p>❗️Морально складне питання. Але як казав Президент, недоторканних в питаннях корупції немає…</text:p>
            <text:p/>
            <text:p>Комісія власності і регуляторної політики при повному сприянні Міши Присяжнюка підтримала проект рішення Київради «Про надання згоди комунальному підприємству «КИЇВПАСТРАНС» на знесення та списання нежитлової будівлі «Диспетчерський пункт 3 (Кіото)» за адресою: вул. Кіото, будинок 10 у Деснянському районі міста Києва» за поданням депутата Юри Федоренка.</text:p>
            <text:p/>
            <text:p>Це дуже сумнівне питання з явними корупційними ризиками!</text:p>
            <text:p/>
            <text:p>Мова про колишню диспетчерську на метро «Лісова» посеред котловану під майбутній ТРЦ «Lisova Mall» на Броварському проспекті, який будує ТОВ «Женсан» Вагіфа Алієва. </text:p>
            <text:p/>
            <text:p>Коротка передісторія:</text:p>
            <text:p>Років п'ять тому на метро «Лісова» почали будувати ТРЦ. Під це знесли транспортне кільце з кінцевими зупинками тролейбусів, автобусів і маршруток. Знесли ринок. Знесли маленький ТРЦ. Знесли шматок парку «Кіото» і засаджену лісом ділянку. Знесли автозаправку.</text:p>
            <text:p/>
            <text:p>Але колишня диспетчерська продовжує стояти посеред котловану, як на знаменитому фото з Китаю, де посеред котловану стоїть одинокий будинок принципового китайця. Диспетчерської як такої там вже давно не було, а останні років 10 там була перукарня, яка орендувала комунальну будівлю диспетчерської у КП «КИЇВПАСТРАНС».</text:p>
            <text:p/>
            <text:p>І от диво: ця колишня перукарня, яка п'ять років простояла серед котловану, виявилася аварійною. І її, як ви розумієте, потрібно терміново списати і знести.</text:p>
            <text:p/>
            <text:p>Але вона належить громаді Києва, тому Київрада від імені міської громади має дати дозвіл на знесення, що і було зроблено 30.08.2023 на засіданні комісії власності і регуляторної політики.</text:p>
            <text:p/>
            <text:p>❗️Тобто, депутати просто взяли і проголосували за демонтаж цінного активу міста (звичайно ж за бюджетні кошти), «просто з нести і все, і закрити це питання», замість отримання від Вагіфа Алієва значної компенсації в дохід бюджету, шляхом приватизації. </text:p>
            <text:p/>
            <text:p>Прокуратура, не дякуйте, але вся надія на вас, тут все очевидно.</text:p>
          </table:table-cell>
          <table:table-cell office:value-type="string" calcext:value-type="string">
            <text:p>['вул. Кіото', 'Деснянському районі', 'ТРЦ «Lisova Mall', 'Броварському проспекті', 'Китаю']</text:p>
          </table:table-cell>
          <table:table-cell office:value-type="string" calcext:value-type="string">
            <text:p>uk</text:p>
          </table:table-cell>
          <table:table-cell table:number-columns-repeated="16380"/>
        </table:table-row>
        <table:table-row table:style-name="ro12" table:visibility="filter">
          <table:table-cell office:value-type="float" office:value="317" calcext:value-type="float">
            <text:p>317</text:p>
          </table:table-cell>
          <table:table-cell office:value-type="string" calcext:value-type="string">
            <text:p>Сурові Києвскі скотовозк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318" calcext:value-type="float">
            <text:p>318</text:p>
          </table:table-cell>
          <table:table-cell office:value-type="string" calcext:value-type="string">
            <text:p>Ледь не щодня у столиці з’являються нові цікаві місця для початку дня зі смачним сніданком зранку чи веселих посиденьок з друзями ввечері🍛🍹</text:p>
            <text:p/>
            <text:p>Розповідаємо, які заклади відкрилися у Києві в серпні👈</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2" table:visibility="filter">
          <table:table-cell office:value-type="float" office:value="319" calcext:value-type="float">
            <text:p>319</text:p>
          </table:table-cell>
          <table:table-cell office:value-type="string" calcext:value-type="string">
            <text:p>Освітяни Києва готові працювати за різними форматами: директорка Департаменту освіти і науки про новий навчальний рік🛎</text:p>
            <text:p/>
            <text:p>Першого вересня у школи пішли 240 тисяч київських учнів. Як змінилася ситуація у порівнянні з минулим роком та які рішення напрацювало місто для покращення освітнього процесу у воєнний стан «Вечірній Київ» розпитав очільницю профільного департаменту Олену Фіданян.</text:p>
            <text:p/>
            <text:p>🔷 Підписатися на Telegram | Instagram | Facebook | TikTok</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7" table:visibility="filter">
          <table:table-cell office:value-type="float" office:value="320" calcext:value-type="float">
            <text:p>320</text:p>
          </table:table-cell>
          <table:table-cell office:value-type="string" calcext:value-type="string">
            <text:p>‼️ У Києві знищили ще одну історичну будівлю‼️</text:p>
            <text:p/>
            <text:p> Її побудували ще у 19 столітті. А натомість столичні бізнесмени планують звести ... новий ЖК.</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18" table:visibility="filter">
          <table:table-cell office:value-type="float" office:value="321" calcext:value-type="float">
            <text:p>321</text:p>
          </table:table-cell>
          <table:table-cell office:value-type="string" calcext:value-type="string">
            <text:p>🥵 У Києві 30 та 31 серпня утримається надзвичайний рівень пожежної небезпеки – Укргідрометцентр</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30" table:visibility="filter">
          <table:table-cell office:value-type="float" office:value="322" calcext:value-type="float">
            <text:p>322</text:p>
          </table:table-cell>
          <table:table-cell office:value-type="string" calcext:value-type="string">
            <text:p>Нам пишуть.</text:p>
            <text:p/>
            <text:p>Дякуємо вам, що привертаєте до наших проблем увагу громадськості!</text:p>
            <text:p>Питання, що не вирішується роками: безкінечні роздовбування будинків під кабелі інтернету різних компаній: в нашому випадку - три пластикові труби, порожні декілька років, та нові хаотичні дірки під невідомо що. Жек-501 у відповідь на цей жах говорить, що це не наша власність, тому вони мають право розпоряджатись цим на свій розсуд (як бачимо, не дуже здоровий).</text:p>
            <text:p/>
            <text:p>Дійсно є така проблема, яка потребує розробки і затвердження єдиних стандартів для проведення телекомунікаційних комунікацій через приміщення загального користування в житлових будинках, особливо якими управляє Керуюча компанія (ЖЕКи).</text:p>
            <text:p/>
            <text:p>Життя🫶Оболо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1" table:visibility="filter">
          <table:table-cell office:value-type="float" office:value="323" calcext:value-type="float">
            <text:p>323</text:p>
          </table:table-cell>
          <table:table-cell office:value-type="string" calcext:value-type="string">
            <text:p>За ще одним викликом у Шевченківському районі медики госпіталізували одну постраждалу. 24-річна дівчина отримала різані рани від уламків скла. — мер</text:p>
            <text:p>ㅤ</text:p>
          </table:table-cell>
          <table:table-cell office:value-type="string" calcext:value-type="string">
            <text:p>['Шевченківському районі']</text:p>
          </table:table-cell>
          <table:table-cell office:value-type="string" calcext:value-type="string">
            <text:p>uk</text:p>
          </table:table-cell>
          <table:table-cell table:number-columns-repeated="16380"/>
        </table:table-row>
        <table:table-row table:style-name="ro10" table:visibility="filter">
          <table:table-cell office:value-type="float" office:value="324" calcext:value-type="float">
            <text:p>324</text:p>
          </table:table-cell>
          <table:table-cell office:value-type="string" calcext:value-type="string">
            <text:p>🫶Притулок для тварин на Київщині шукає друзів для собак.</text:p>
            <text:p/>
            <text:p>💬"Доні, Мікі, Лео та Рафі – увірвалися в наші серця так само, як перший день осені 🍁</text:p>
            <text:p>🐶 Кожен з цих малят особливий! Бешкетники та цілуваки, які тільки вчаться і починають пізнавати життя.</text:p>
            <text:p>Осінь – пора року для мрійників! І ця малеча мріє знайти надійну та люблячу родину для своїх пригод. Щоб разом вчитись всьому новому: прогулянки з друзями, перші уроки, дивитись серіали у теплому ліжку та їсти смаколики в улюбленому кафе 🧡", - йдеться в повідомленні притулку.</text:p>
            <text:p> </text:p>
            <text:p/>
            <text:p>☎️Телефонуй або пиши в телеграм – 096 935 59 15 (менеджер мокрих носиків).</text:p>
          </table:table-cell>
          <table:table-cell office:value-type="string" calcext:value-type="string">
            <text:p>['Київщині']</text:p>
          </table:table-cell>
          <table:table-cell office:value-type="string" calcext:value-type="string">
            <text:p>uk</text:p>
          </table:table-cell>
          <table:table-cell table:number-columns-repeated="16380"/>
        </table:table-row>
        <table:table-row table:style-name="ro5" table:visibility="filter">
          <table:table-cell office:value-type="float" office:value="325" calcext:value-type="float">
            <text:p>325</text:p>
          </table:table-cell>
          <table:table-cell office:value-type="string" calcext:value-type="string">
            <text:p>Неймовірні емоції Ярослави Магучіх після перемоги 🤩</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 table:visibility="filter">
          <table:table-cell office:value-type="float" office:value="326" calcext:value-type="float">
            <text:p>326</text:p>
          </table:table-cell>
          <table:table-cell office:value-type="string" calcext:value-type="string">
            <text:p>Білоцерківські ліцеї закуповують модульні укриття.</text:p>
            <text:p/>
            <text:p>▪️Білоцерківський академічний ліцей “Вектор” – гімназія №18 та Білоцерківський гетьманський ліцей-гімназія оголосили про намір заключити договір з ТОВ “Завод залізобетонних виробів “Дорожні та енергетичні конструкції” на закупівлю модульних укриттів на 200 осіб. </text:p>
            <text:p/>
            <text:p>✔️За два укриття хочуть заплатити 10 млн 332 тис. гриве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0" table:visibility="filter">
          <table:table-cell office:value-type="float" office:value="327" calcext:value-type="float">
            <text:p>327</text:p>
          </table:table-cell>
          <table:table-cell office:value-type="string" calcext:value-type="string">
            <text:p>🤯За останніми підрахунками Міністерства економіки України для нормального економічного відновлення країні потрібні ще 5 млн робочих рук</text:p>
            <text:p/>
            <text:p>Тобто зараз питання повернення до України вимушено переміщених осіб є дуже важливим для функціонування країни. Тепер ми підходимо до основної проблеми. </text:p>
            <text:p/>
            <text:p>Серед людей, які вимушено покинули територію України, понад третина повертатись не планують взагалі. Мова йде про людей, які вже знайшли роботу, місця для навчання дітей й інтегрувались в той соціум, в якому зараз живуть. </text:p>
            <text:p/>
            <text:p>Найбільша частина цих людей знаходиться в Польщі, Чехії та Словаччині, - член Економічного дискусійного клубу Олег Пендзин в етері телеканалу</text:p>
            <text:p/>
            <text:p>Також додамо цікаві канали для українців, що знаходяться закордоном </text:p>
            <text:p/>
            <text:p>🔹Польща - посилання</text:p>
            <text:p>🔹Чехія - посилання</text:p>
          </table:table-cell>
          <table:table-cell office:value-type="string" calcext:value-type="string">
            <text:p>['України', 'України', 'Польщі', 'Чехії', 'Словаччині']</text:p>
          </table:table-cell>
          <table:table-cell office:value-type="string" calcext:value-type="string">
            <text:p>uk</text:p>
          </table:table-cell>
          <table:table-cell table:number-columns-repeated="16380"/>
        </table:table-row>
        <table:table-row table:style-name="ro36" table:visibility="filter">
          <table:table-cell office:value-type="float" office:value="328" calcext:value-type="float">
            <text:p>328</text:p>
          </table:table-cell>
          <table:table-cell office:value-type="string" calcext:value-type="string">
            <text:p>ГУР:</text:p>
            <text:p/>
            <text:p>— 28 серпня в тимчасово окупованому Енергодарі пролунав черговий вибух. В результаті операції місцевого руху опору, координованого ГУР МО України, «постраждала» імпровізована «казарма» підрозділу росгвардії омон «ахмат-1». Після окупації міста «кадирівці» захопили і переобладнали для своїх потреб будівлю на вул. Будівельників, 46, де раніше знаходилось місцеве відділення одного з українських банків.</text:p>
            <text:p/>
            <text:p>О 09.50 за вказаною адресою відбувся вибух. В результаті постраждав особовий склад окупантів та припарковані у дворі автомобілі. В приміщенні розпочалась пожежа. На місце події прибули пожежні розрахунки та карети швидкої допомоги. Наразі уточнюється інформація щодо кількості вбитих та поранених «кадирівців».</text:p>
          </table:table-cell>
          <table:table-cell office:value-type="string" calcext:value-type="string">
            <text:p>['Енергодарі', 'вул. Будівельників, 46']</text:p>
          </table:table-cell>
          <table:table-cell office:value-type="string" calcext:value-type="string">
            <text:p>uk</text:p>
          </table:table-cell>
          <table:table-cell table:number-columns-repeated="16380"/>
        </table:table-row>
        <table:table-row table:style-name="ro17" table:visibility="filter">
          <table:table-cell office:value-type="float" office:value="329" calcext:value-type="float">
            <text:p>329</text:p>
          </table:table-cell>
          <table:table-cell office:value-type="string" calcext:value-type="string">
            <text:p>Мешканцям зруйнованого ворожим дроном будинку на Жилянській Непоп і ко пропонують житло на вулиці Поліська. Ідеться про 25-поверховий будинок біля Дарницького вагоноремонтного заводу.</text:p>
            <text:p/>
            <text:p>При тому прямо кажуть, що житло в Шевченківському районі вони не отримають. </text:p>
            <text:p/>
            <text:p>Ну дуже їм хочеться забудувати ділянку. Може вже комусь її пообіцяли🙃</text:p>
          </table:table-cell>
          <table:table-cell office:value-type="string" calcext:value-type="string">
            <text:p>['Жилянській Непоп', 'вулиці Поліська', 'Шевченківському районі']</text:p>
          </table:table-cell>
          <table:table-cell office:value-type="string" calcext:value-type="string">
            <text:p>uk</text:p>
          </table:table-cell>
          <table:table-cell table:number-columns-repeated="16380"/>
        </table:table-row>
        <table:table-row table:style-name="ro5" table:visibility="filter">
          <table:table-cell office:value-type="float" office:value="330" calcext:value-type="float">
            <text:p>330</text:p>
          </table:table-cell>
          <table:table-cell office:value-type="string" calcext:value-type="string">
            <text:p>❗Поліція Києва отримала повідомлення про замінування усіх шкіл у місті, — КМВА.</text:p>
            <text:p/>
            <text:p>Рішення про еваукацію дітей та вчителів зі шкіл ухвалюватимуть поліцейські та адміністрації окремих закладів.</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19" table:visibility="filter">
          <table:table-cell office:value-type="float" office:value="331" calcext:value-type="float">
            <text:p>331</text:p>
          </table:table-cell>
          <table:table-cell office:value-type="string" calcext:value-type="string">
            <text:p>В Київ наближається бабине літо: якою буде погода в 3 вересня</text:p>
            <text:p/>
            <text:p>Погода буде теплою, але місцями будуть опади. У Києві 3 вересня буде мінлива хмарність. Вдень місцями дощ та гроза.</text:p>
            <text:p/>
            <text:p>У Київській області температура повітря вдень - +22-27° тепла. В Києві вдень повітря прогріється до 25° вище нуля.</text:p>
            <text:p>ㅤ</text:p>
          </table:table-cell>
          <table:table-cell office:value-type="string" calcext:value-type="string">
            <text:p>['Київ', 'Києві', 'Київській області', 'Києві']</text:p>
          </table:table-cell>
          <table:table-cell office:value-type="string" calcext:value-type="string">
            <text:p>uk</text:p>
          </table:table-cell>
          <table:table-cell table:number-columns-repeated="16380"/>
        </table:table-row>
        <table:table-row table:style-name="ro30" table:visibility="filter">
          <table:table-cell office:value-type="float" office:value="332" calcext:value-type="float">
            <text:p>332</text:p>
          </table:table-cell>
          <table:table-cell office:value-type="string" calcext:value-type="string">
            <text:p>Столичні поліцейські викрили працівницю ВЛК на хабарі у $2000</text:p>
            <text:p/>
            <text:p>Перебуваючи у складі ВЛК, жінка вимагала одержання коштів від осіб, які підлягають мобілізації до лав ЗСУ та вже проходять військову службу, за встановлення діагнозу, який підтверджує обмеження придатності до військової служби. Так, «позитивне» рішення комісії порушниця оцінила у $2000.</text:p>
            <text:p/>
            <text:p>Копи затримали службовицю одразу після отримання обумовленої суми неправомірної вигоди. </text:p>
            <text:p/>
            <text:p>Тепер їй загрожує покарання у вигляді позбавленням волі на строк від 5 до 10 років з позбавленням права обіймати певні посади чи займатися певною діяльністю на строк до 3 років, з конфіскацією майна.</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2" table:visibility="filter">
          <table:table-cell office:value-type="float" office:value="333" calcext:value-type="float">
            <text:p>333</text:p>
          </table:table-cell>
          <table:table-cell office:value-type="string" calcext:value-type="string">
            <text:p>Сьогодні, в День пам’яті загиблих захисників України, ми вшановуємо всіх Героїв української землі, які загинули в боротьбі за незалежність, гідність, свободу, честь. За саму можливість нашого вільного життя. </text:p>
            <text:p/>
            <text:p>Із датою 29-го серпня пов’язаний один із найтрагічніших днів російсько-української війни – вихід українських захисників із оточення під Іловайськом у 2014 році. Тоді, як згодом це повториться десятки разів, російське керівництво  порушило домовленості та підло атакувало українських військових у “зеленому коридорі”. І українські воїни прийняли цей бій.</text:p>
            <text:p/>
            <text:p>Війна забирає найкращих синів і доньок України. Гинуть Герої. </text:p>
            <text:p/>
            <text:p>Наш же щоденний обов’язок – пам’ятати їхні подвиги. </text:p>
            <text:p/>
            <text:p>Ми переможемо в цій війні, заради них та їхньої пам’яті. Й обов’язково розкажемо новим поколінням українців про найвищу ціну, сплачену за вільну й незалежну Україну.</text:p>
            <text:p/>
            <text:p>Підписатися    |    Запропонувати новину</text:p>
          </table:table-cell>
          <table:table-cell office:value-type="string" calcext:value-type="string">
            <text:p>['України', 'Іловайськом', 'України', 'Україну']</text:p>
          </table:table-cell>
          <table:table-cell office:value-type="string" calcext:value-type="string">
            <text:p>uk</text:p>
          </table:table-cell>
          <table:table-cell table:number-columns-repeated="16380"/>
        </table:table-row>
        <table:table-row table:style-name="ro17">
          <table:table-cell office:value-type="float" office:value="334" calcext:value-type="float">
            <text:p>334</text:p>
          </table:table-cell>
          <table:table-cell office:value-type="string" calcext:value-type="string">
            <text:p>Национальный рекорд: в Дарницком районе сплели маскировочную сетку площадью почти 3 тысячи кв. м.</text:p>
            <text:p/>
            <text:p>Как сообщил руководитель Дарницкой РГА Калашник, общая площадь сплетенной маскировочной сетки — 2 тысячи 902,5 кв. м.</text:p>
            <text:p/>
            <text:p>"Эта сетка может скрыть более сотни внедорожников наших военных или 6 САУ. Ширина полотна – 90 метров. Такой размах имели крылья самолета Ан-225 "Мрия", — заявил Калашник.</text:p>
          </table:table-cell>
          <table:table-cell office:value-type="string" calcext:value-type="string">
            <text:p>['Дарницком районе']</text:p>
          </table:table-cell>
          <table:table-cell office:value-type="string" calcext:value-type="string">
            <text:p>ru</text:p>
          </table:table-cell>
          <table:table-cell table:number-columns-repeated="16380"/>
        </table:table-row>
        <table:table-row table:style-name="ro55" table:visibility="filter">
          <table:table-cell office:value-type="float" office:value="335" calcext:value-type="float">
            <text:p>335</text:p>
          </table:table-cell>
          <table:table-cell office:value-type="string" calcext:value-type="string">
            <text:p>Патрульні взяли участь у "Забігу в вишиванках 2023" 🏃🏻🏃🏻‍♀️</text:p>
            <text:p/>
            <text:p>До цієї акції долучилися не тільки спортсмени, а усі охочі. Бо нас об'єднала спільна мета — популяризація здорового способу життя, спорту та української традиційної культури.</text:p>
            <text:p/>
            <text:p>Саме тому кожен учасник вдягнув символічну синю футболку з орнаментним принтом 🇺🇦</text:p>
            <text:p/>
            <text:p>Оскільки на заході були діти, то наші інспектори відділу зв'язків з громадськістю встановили спеціальну локацію, де малі мали змогу познайомитися з патрульними, дізнатися про їхню професію, приміряти спеціальне спорядження та сфотографуватися в службовому автомобілі 🚔</text:p>
            <text:p/>
            <text:p>А велопатрульні, під час проведення забігу, слідкували за безпекою та порядком.</text:p>
            <text:p/>
            <text:p>Друзі, спорт — це не тільки гарне самопочуття та настрій. А ще й дуже весело та модно.</text:p>
            <text:p/>
            <text:p>Приєднуйтеся 🤗</text:p>
            <text:p/>
            <text:p>#ПорядокЦеТи #патрульнаполіція @Kyivpatrol #Kyivpatrol</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1" table:visibility="filter">
          <table:table-cell office:value-type="float" office:value="336" calcext:value-type="float">
            <text:p>336</text:p>
          </table:table-cell>
          <table:table-cell office:value-type="string" calcext:value-type="string">
            <text:p>Торгував гуманітарною допомогою: слідчі Нацполіції викрили псевдоволонтера</text:p>
            <text:p/>
            <text:p>Фігурант продавав медичні засоби, ковдри, матраци та інші речі першої необхідності, надіслані у 2022 році з-за кордону. Допомога призначалася мешканцям Ірпеня, які постраждали під час окупації міста російськими військами.</text:p>
            <text:p>Слідчі управління організації розслідування злочинів, учинених в умовах збройного конфлікту, Головного слідчого управління Нацполіції за оперативного супроводження СБУ встановили, що мешканець Київської області, який називався волонтером, реалізовував предмети гуманітарної допомоги від міжнародних партнерів.</text:p>
            <text:p>Поліцейські провели санкціоновані обшуки в приміщеннях, де зберігалася гуманітарна допомога.</text:p>
            <text:p>Серед вилученого – антисептичні засоби, турнікети, перев'язувальний матеріал, медичні прилади, одяг, дитяче харчування, памперси тощо.</text:p>
            <text:p>Встановлюються усі обставини злочину та особи, причетні до реалізації гуманітарної допомоги. </text:p>
            <text:p>Наразі проводяться слідчі дії в межах відкритого кримінального провадження за ч. 3 ст. 201-2 Кримінального кодексу України - незаконне використання з метою отримання прибутку гуманітарної допомоги, благодійних пожертв або безоплатної допомоги.</text:p>
            <text:p>Санкція статті передбачає позбавлення волі на строк до семи років з конфіскацією майна.</text:p>
            <text:p>Процесуальне керівництво здійснює Офіс Генерального прокурора України.</text:p>
            <text:p/>
            <text:p>Національна поліція України</text:p>
            <text:p/>
            <text:p>👉👉Запропонувати новину👈👈</text:p>
            <text:p/>
            <text:p>Підписатись на Дарниця Livе</text:p>
          </table:table-cell>
          <table:table-cell office:value-type="string" calcext:value-type="string">
            <text:p>['Ірпеня', 'Київської області']</text:p>
          </table:table-cell>
          <table:table-cell office:value-type="string" calcext:value-type="string">
            <text:p>uk</text:p>
          </table:table-cell>
          <table:table-cell table:number-columns-repeated="16380"/>
        </table:table-row>
        <table:table-row table:style-name="ro56" table:visibility="filter">
          <table:table-cell office:value-type="float" office:value="337" calcext:value-type="float">
            <text:p>337</text:p>
          </table:table-cell>
          <table:table-cell office:value-type="string" calcext:value-type="string">
            <text:p>📸🇦🇷 Фотограф зафіксував Місто злиднів у Буенос-Айресі до перебудови</text:p>
            <text:p/>
            <text:p>Міські нетрі в Латиноамериці зазвичай розташовані на околицях, але на Місто злиднів, — знане як Villa miseria, або Villa 31, — натрапляєш практично в центрі Буенос-Айреса.</text:p>
            <text:p/>
            <text:p>Чилійський фотограф Крістобаль Пальма почав відвідувати ці занедбані квартали від 2019-го, фіксуючи архітектуру бідноти перед трансформацією.</text:p>
            <text:p/>
            <text:p>🏚️ Місто злиднів має чіткі кордони, бо відмежоване від решти Буенос-Айреса автомобільною трасою з одного боку та залізничними коліями — з іншого. Це посилювало ізоляцію. За іронією, поряд — найдорожчий житловий район Реколета.</text:p>
            <text:p/>
            <text:p>Віжья місерія почала хаотично забудовуватися з 1930-х років, без жодного планування, без водогону, електрики, каналізації. Вузькі вулички не асфальтовані, на голови перехожих звисають нелегальні кабелі.</text:p>
            <text:p/>
            <text:p>🌳 Озеленення відсутнє — на одній зі світлин видно чи не єдине дерево, на яке натрапив фотограф.</text:p>
            <text:p/>
            <text:p>Читайте більше за посиланням</text:p>
          </table:table-cell>
          <table:table-cell office:value-type="string" calcext:value-type="string">
            <text:p>['Буенос-Айресі', 'Латиноамериці', 'Буенос-Айреса', 'Буенос-Айреса', 'Реколета']</text:p>
          </table:table-cell>
          <table:table-cell office:value-type="string" calcext:value-type="string">
            <text:p>uk</text:p>
          </table:table-cell>
          <table:table-cell table:number-columns-repeated="16380"/>
        </table:table-row>
        <table:table-row table:style-name="ro6" table:visibility="filter">
          <table:table-cell office:value-type="float" office:value="338" calcext:value-type="float">
            <text:p>338</text:p>
          </table:table-cell>
          <table:table-cell office:value-type="string" calcext:value-type="string">
            <text:p>У Києві чоловік нацькував на перехожу агресивного собаку</text:p>
            <text:p/>
            <text:p>В Деснянському районі, 50-річний чоловік, ще до прибуття інспекторів разом зі своїм псом втік.</text:p>
            <text:p/>
            <text:p>Поліція виявили місце проживання нападника, під час з'ясування обставин, він знаходився у нетверезому стані, — слідчі дії тривають</text:p>
            <text:p/>
            <text:p>👉👉Запропонувати новину👈👈</text:p>
            <text:p/>
            <text:p>Підписатись на Дарниця Livе</text:p>
          </table:table-cell>
          <table:table-cell office:value-type="string" calcext:value-type="string">
            <text:p>['Києві', 'Деснянському районі']</text:p>
          </table:table-cell>
          <table:table-cell office:value-type="string" calcext:value-type="string">
            <text:p>uk</text:p>
          </table:table-cell>
          <table:table-cell table:number-columns-repeated="16380"/>
        </table:table-row>
        <table:table-row table:style-name="ro2" table:visibility="filter">
          <table:table-cell office:value-type="float" office:value="339" calcext:value-type="float">
            <text:p>339</text:p>
          </table:table-cell>
          <table:table-cell office:value-type="string" calcext:value-type="string">
            <text:p>‼Доступ населення до <text:s/>укриттів у закладах освіти Києва має бути цілодобовим, - Кличко. Таке рішення ухвалила Рада оборони Києва.</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44" table:visibility="filter">
          <table:table-cell office:value-type="float" office:value="340" calcext:value-type="float">
            <text:p>340</text:p>
          </table:table-cell>
          <table:table-cell office:value-type="string" calcext:value-type="string">
            <text:p>Безумовно, ми захистимо Україну і повернемо свободу всій нашій землі. І кожен із нас відчуває, що це буде Україна інших правил. Кордони – ті самі. Демократія – напевно, така ж бурхлива. Свобода – одна з найбільших у Європі, як і завжди.</text:p>
            <text:p/>
            <text:p>Але точно без багатолітнього «як завжди» щодо тих, хто грабував Україну та ставив себе вище, ніж закон та будь-які правила. І я дякую українським правоохоронцям за рішучість довести до справедливого результату кожну – кожну зі справ, які десятиліттями гальмувались. </text:p>
            <text:p/>
            <text:p>Закон повинен працювати. Так є. Так буде.</text:p>
            <text:p>Слава Україні!</text:p>
          </table:table-cell>
          <table:table-cell office:value-type="string" calcext:value-type="string">
            <text:p>['Україну', 'Україна', 'Європі', 'Україну']</text:p>
          </table:table-cell>
          <table:table-cell office:value-type="string" calcext:value-type="string">
            <text:p>uk</text:p>
          </table:table-cell>
          <table:table-cell table:number-columns-repeated="16380"/>
        </table:table-row>
        <table:table-row table:style-name="ro8" table:visibility="filter">
          <table:table-cell office:value-type="float" office:value="341" calcext:value-type="float">
            <text:p>341</text:p>
          </table:table-cell>
          <table:table-cell office:value-type="string" calcext:value-type="string">
            <text:p>⚡️Цього тижня у Києві відбудеться зустріч послів щодо роботи над українською формулою миру, – ОП</text:p>
            <text:p/>
            <text:p>На засідання збереться понад 70 учасників.</text:p>
            <text:p/>
            <text:p>Київ — пряма трансляція 👈</text:p>
            <text:p>Надіслати новину</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7" table:visibility="filter">
          <table:table-cell office:value-type="float" office:value="342" calcext:value-type="float">
            <text:p>342</text:p>
          </table:table-cell>
          <table:table-cell office:value-type="string" calcext:value-type="string">
            <text:p>Українські військові отримають антидронові комплекси Slinger, – виконавчий віце-президент EOS Метт Джонс</text:p>
            <text:p/>
            <text:p>За його словами, Україна отримає 110 систем, які будуть оснащені М113 та ще 50 систем з технологією під назвою «Практика». Вони будуть встановлені у БТР Bushmaster. </text:p>
            <text:p/>
            <text:p>Загальна сума замовлення сягає близько 170 мільйонів доларів. І найкрутіше – вони здатні збивати гелікоптери та «Шахеди»</text:p>
            <text:p/>
            <text:p>На відео – посол України в Австралії Василь Мірошниченко тестує турель Slinger на австралійському випробувальному полігоні</text:p>
            <text:p/>
            <text:p>👉👉Запропонувати новину👈👈</text:p>
            <text:p/>
            <text:p>Підписатись на Дарниця Livе</text:p>
          </table:table-cell>
          <table:table-cell office:value-type="string" calcext:value-type="string">
            <text:p>['Україна', 'України', 'Австралії']</text:p>
          </table:table-cell>
          <table:table-cell office:value-type="string" calcext:value-type="string">
            <text:p>uk</text:p>
          </table:table-cell>
          <table:table-cell table:number-columns-repeated="16380"/>
        </table:table-row>
        <table:table-row table:style-name="ro22" table:visibility="filter">
          <table:table-cell office:value-type="float" office:value="343" calcext:value-type="float">
            <text:p>343</text:p>
          </table:table-cell>
          <table:table-cell office:value-type="string" calcext:value-type="string">
            <text:p>На Київщині дворічний хлопчик випав з другого поверху</text:p>
            <text:p/>
            <text:p>Подія сталась у селі Забіря Фастівського району. Дитина сперлася на москітну сітку й випала з вікна. Хлопчика терміново доставили до лікарні, де діагностували травму голови.</text:p>
            <text:p/>
            <text:p>Керівник поліції Київської області Андрій Нєбитов закликав батьків дбати про безпеку дітей і встановлювати блокіратори вікон. </text:p>
            <text:p/>
            <text:p>🔷 Підписатися на Telegram | Instagram | Facebook | TikTok</text:p>
          </table:table-cell>
          <table:table-cell office:value-type="string" calcext:value-type="string">
            <text:p>['Київщині', 'Забіря Фастівського району']</text:p>
          </table:table-cell>
          <table:table-cell office:value-type="string" calcext:value-type="string">
            <text:p>uk</text:p>
          </table:table-cell>
          <table:table-cell table:number-columns-repeated="16380"/>
        </table:table-row>
        <table:table-row table:style-name="ro43" table:visibility="filter">
          <table:table-cell office:value-type="float" office:value="344" calcext:value-type="float">
            <text:p>344</text:p>
          </table:table-cell>
          <table:table-cell office:value-type="string" calcext:value-type="string">
            <text:p>🍀 Долучайтеся до захисту біорізноманіття Протасового Яру</text:p>
            <text:p/>
            <text:p>Усі, хто гуляють цим ландшафтним заказником місцевого значення, може долучитися до проєкту “Біорізноманіття заказника "Протасів Яр".</text:p>
            <text:p>"Кожен, хто вигулює вранці пса в Протасовому Яру, приходить на фестиваль, іде повз на роботу може допомогти проекту задокументувати якомога більше доказів перебування на цій території окремих видів росли і тварин.</text:p>
            <text:p/>
            <text:p>☝️ Вам не обов’язково знати їх назву. Досить скачати на смартфон додаток Іnaturalist https://www.inaturalist.org/ </text:p>
            <text:p/>
            <text:p>Ним можна користуватись як і будь-якою соцмережею з функцією фотографування. Потрібно залогінитись (можна через gmail). Ви можете зробити через додаток фото будь-якої тварини чи рослини, яка вам сподобалась чи здалась цікавою. Фото потрібно якось назвати (хоч “комаха” чи “листок”). В подальшому інші користувачі соцмережі розпізнають і назвуть правильно зафіксований вами вид", — написали активісти</text:p>
            <text:p/>
            <text:p>📲 ЯК ЦЕ ПРАЦЮЄ? </text:p>
            <text:p>Програма автоматично розміщає фотографію, прив'язуючись до ваших координат. А вже справа за біологами, які визначать, а усі в світі дізнаються про рослини — поширені чи червонокнижні — зафіксовані в конкретний період часу в Протасовому Яру.</text:p>
            <text:p/>
            <text:p>🤓 До речі, уже зараз у додатку можна знайти інформацію про 334 види тварин та рослин, які є у Протасовому Яру.</text:p>
          </table:table-cell>
          <table:table-cell office:value-type="string" calcext:value-type="string">
            <text:p>['Протасового Яру', 'Протасовому Яру', 'Протасовому Яру', 'Протасовому Яру']</text:p>
          </table:table-cell>
          <table:table-cell office:value-type="string" calcext:value-type="string">
            <text:p>uk</text:p>
          </table:table-cell>
          <table:table-cell table:number-columns-repeated="16380"/>
        </table:table-row>
        <table:table-row table:style-name="ro5">
          <table:table-cell office:value-type="float" office:value="345" calcext:value-type="float">
            <text:p>345</text:p>
          </table:table-cell>
          <table:table-cell office:value-type="string" calcext:value-type="string">
            <text:p>Приват24 этой ночью не будет работать</text:p>
            <text:p/>
            <text:p>3 00:00 до 05:00 утра продлится технологическая пауза в работе Приват24. Возможны также временные задержки в работе других банковских сервисов.</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9">
          <table:table-cell office:value-type="float" office:value="346" calcext:value-type="float">
            <text:p>346</text:p>
          </table:table-cell>
          <table:table-cell office:value-type="string" calcext:value-type="string">
            <text:p>С 1 сентября 2023 года ПЦУ и УГКЦ переходят на новый церковный календарь</text:p>
            <text:p/>
            <text:p>Теперь они будут отмечать церковные праздники в соответствии с новоюлианским календарем (вместо юлианского) на 13 дней раньше. </text:p>
            <text:p/>
            <text:p>Календарь праздников можете увидеть на фото.</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10" table:visibility="filter">
          <table:table-cell office:value-type="float" office:value="347" calcext:value-type="float">
            <text:p>347</text:p>
          </table:table-cell>
          <table:table-cell office:value-type="string" calcext:value-type="string">
            <text:p>Володимир Володимирович Бондаренко пригрозив пальцем Кличка усім структурним підрозділам КМДА та столичним РДА, зокрема головам районів, за ненадання депутатам Київради інформації щодо закупівель, які вони здійснювали протягом 2022-2023 років. Він досі переживає за Барабани і овочерізки… А також за базу «Зачарована долина» в Закарпатті…</text:p>
            <text:p/>
            <text:p>Саме тому сьогодні ним було надано усім столичним чиновникам перше і останнє китайське попередження, попередивши, що в іншому випадку їх чекає «симетрична відповідь» з боку нього та мера. Може навіть буде п^здити самих зухвалих.</text:p>
            <text:p/>
            <text:p>P.S. «Останнє китайське попередження» - це вираз про пусті, хоч і доволі агресивні, попередження за якими ніколи не настане наслідків🙄</text:p>
          </table:table-cell>
          <table:table-cell office:value-type="string" calcext:value-type="string">
            <text:p>['Барабани', 'Закарпатті']</text:p>
          </table:table-cell>
          <table:table-cell office:value-type="string" calcext:value-type="string">
            <text:p>uk</text:p>
          </table:table-cell>
          <table:table-cell table:number-columns-repeated="16380"/>
        </table:table-row>
        <table:table-row table:style-name="ro12">
          <table:table-cell office:value-type="float" office:value="348" calcext:value-type="float">
            <text:p>348</text:p>
          </table:table-cell>
          <table:table-cell office:value-type="string" calcext:value-type="string">
            <text:p>Коломойский прибыл в Шевченковский суд</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22" table:visibility="filter">
          <table:table-cell office:value-type="float" office:value="349" calcext:value-type="float">
            <text:p>349</text:p>
          </table:table-cell>
          <table:table-cell office:value-type="string" calcext:value-type="string">
            <text:p>Ось у такий спосіб власник Тесла заряджає свій електромобіль, переобладнавши для цього стовп вуличного освітлення (P.S. Як зʼясувалося, зарядка йде по лічильнику від квартири). Зрозуміло, що зарядні станції для електромобілів у Києві досі є рідкісним явищем, але чому, наприклад, будь хто не може так само взяти та підключити свою квартиру до ліхтарного стовпа? КП «Київміськсвітло», Ваша історія?</text:p>
            <text:p/>
            <text:p>ВІДПОВІДЬ.</text:p>
            <text:p/>
            <text:p>Життя🫶Оболонь</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30" table:visibility="filter">
          <table:table-cell office:value-type="float" office:value="350" calcext:value-type="float">
            <text:p>350</text:p>
          </table:table-cell>
          <table:table-cell office:value-type="string" calcext:value-type="string">
            <text:p>​​Котики отримали сертифікацію NAEMT 🔥</text:p>
            <text:p/>
            <text:p>Наш навчальний центр тактичної медицини тепер визнаний NAEMT — національною асоціацією екстрених медичних техніків США.</text:p>
            <text:p/>
            <text:p>Стандарти NAEMT — це як ISO, але у світі тактичної медицини. Вони впроваджують найвищі планки такмеду, до яких всі прагнуть.</text:p>
            <text:p/>
            <text:p>Ми одні, серед небагатьох центрів в Україні, що сертифіковані NAEMT. Зараз плануємо відкривати Школу інструкторів, щоб навчати ще більше військових та цивільних.</text:p>
            <text:p/>
            <text:p>Для охочих стати інструктором з тактичної медицини та долучитися до нашої команди попередня реєстрація на навчання:</text:p>
            <text:p>https://forms.gle/MaJbEU9RaY5ajSmo8</text:p>
            <text:p/>
            <text:p>@kitty_soloma</text:p>
          </table:table-cell>
          <table:table-cell office:value-type="string" calcext:value-type="string">
            <text:p>['Україні']</text:p>
          </table:table-cell>
          <table:table-cell office:value-type="string" calcext:value-type="string">
            <text:p>uk</text:p>
          </table:table-cell>
          <table:table-cell table:number-columns-repeated="16380"/>
        </table:table-row>
        <table:table-row table:style-name="ro3" table:visibility="filter">
          <table:table-cell office:value-type="float" office:value="351" calcext:value-type="float">
            <text:p>351</text:p>
          </table:table-cell>
          <table:table-cell office:value-type="string" calcext:value-type="string">
            <text:p>З 25 вересня в Києві вводяться нові “комендантські” перепустки.</text:p>
            <text:p/>
            <text:p>З 25-го вересня в Києві вводяться перепустки нового формату на авто для пересування містом під час комендантської години. </text:p>
            <text:p/>
            <text:p>✔️Заявки на отримання перепусток необхідно подавати до Центрального управління Військової служби правопорядку.</text:p>
            <text:p/>
            <text:p>🗯“Система перепусток повинна систематично оновлюватися аби ними користувалися лише ті, хто відноситься до підрозділів сектору безпеки та оборони України, критичної інфраструктури міста та органів державної влади. Нагадую, що ці перепустки заборонено розміщувати під склом авто або на іншому видному місці. Вони виключно пред’являються за вимогою правоохоронців чи військових. Згідно процедури, старі перепустки мають бути повернуті до Центрального управління Військової служби правопорядку. Мешканцям та гостям міста Києва нагадую – комендантська година є обов’язковою нормою в умовах воєнного стану. Тож будьте свідомими і не порушуйте правила. ”, – повідомив начальник КМВА Сергій Попко.</text:p>
          </table:table-cell>
          <table:table-cell office:value-type="string" calcext:value-type="string">
            <text:p>['Києві', 'Києві', 'Києва']</text:p>
          </table:table-cell>
          <table:table-cell office:value-type="string" calcext:value-type="string">
            <text:p>uk</text:p>
          </table:table-cell>
          <table:table-cell table:number-columns-repeated="16380"/>
        </table:table-row>
        <table:table-row table:style-name="ro15" table:visibility="filter">
          <table:table-cell office:value-type="float" office:value="352" calcext:value-type="float">
            <text:p>352</text:p>
          </table:table-cell>
          <table:table-cell office:value-type="string" calcext:value-type="string">
            <text:p>Перша група ворожих ударних БпЛА знаходиться в районі меж Сумської та Чернігівської областей, рухається у напрямку Києва.</text:p>
            <text:p/>
            <text:p>Друга група  знаходиться в районі меж Дніпропетровської та Миколаївської областей, рухається у напрямку Кропивницького. – ПС</text:p>
          </table:table-cell>
          <table:table-cell office:value-type="string" calcext:value-type="string">
            <text:p>['Сумської та Чернігівської областей', 'Києва', 'Дніпропетровської та Миколаївської областей', 'Кропивницького']</text:p>
          </table:table-cell>
          <table:table-cell office:value-type="string" calcext:value-type="string">
            <text:p>uk</text:p>
          </table:table-cell>
          <table:table-cell table:number-columns-repeated="16380"/>
        </table:table-row>
        <table:table-row table:style-name="ro2" table:visibility="filter">
          <table:table-cell office:value-type="float" office:value="353" calcext:value-type="float">
            <text:p>353</text:p>
          </table:table-cell>
          <table:table-cell office:value-type="string" calcext:value-type="string">
            <text:p>Перші підтвердження знищення літаків ІЛ-76 в Пскові</text:p>
            <text:p/>
            <text:p>@lossolomas_kyiv</text:p>
          </table:table-cell>
          <table:table-cell office:value-type="string" calcext:value-type="string">
            <text:p>['Пскові']</text:p>
          </table:table-cell>
          <table:table-cell office:value-type="string" calcext:value-type="string">
            <text:p>uk</text:p>
          </table:table-cell>
          <table:table-cell table:number-columns-repeated="16380"/>
        </table:table-row>
        <table:table-row table:style-name="ro44" table:visibility="filter">
          <table:table-cell office:value-type="float" office:value="354" calcext:value-type="float">
            <text:p>354</text:p>
          </table:table-cell>
          <table:table-cell office:value-type="string" calcext:value-type="string">
            <text:p>❗️Перші 10 танків Abrams прибудуть до України у вересні, - Politico</text:p>
            <text:p/>
            <text:p>Десяток танків зараз перебуває на фінальній реконструкції у Німеччині. Після цього 70-тонні Abrams поїдуть до України.</text:p>
            <text:p/>
            <text:p>Західні чиновники сподіваються, що прибуття танків дасть українським військам перевагу, необхідну для прориву запеклої оборони Росії у виснажливому контрнаступі.</text:p>
            <text:p/>
            <text:p>👉👉Запропонувати новину👈👈</text:p>
            <text:p/>
            <text:p>Підписатись на Дарниця Livе</text:p>
          </table:table-cell>
          <table:table-cell office:value-type="string" calcext:value-type="string">
            <text:p>['України', 'Німеччині', 'України', 'Росії']</text:p>
          </table:table-cell>
          <table:table-cell office:value-type="string" calcext:value-type="string">
            <text:p>uk</text:p>
          </table:table-cell>
          <table:table-cell table:number-columns-repeated="16380"/>
        </table:table-row>
        <table:table-row table:style-name="ro5">
          <table:table-cell office:value-type="float" office:value="355" calcext:value-type="float">
            <text:p>355</text:p>
          </table:table-cell>
          <table:table-cell office:value-type="string" calcext:value-type="string">
            <text:p>Отец знакомого работает в Псковском ФСБ. Сегодня срочно вызвали на совещание. Вернулся поздно и ничего не объяснил. Сказал лишь собирать вещи и бежать в магазин за продуктами на две недели. Сейчас едем куда-то далеко за город. Не знаю что происходит, но мне кажется началось...</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7" table:visibility="filter">
          <table:table-cell office:value-type="float" office:value="356" calcext:value-type="float">
            <text:p>356</text:p>
          </table:table-cell>
          <table:table-cell office:value-type="string" calcext:value-type="string">
            <text:p>В Охматдиті почали будівництво першого в Україні Дому Рональда МакДональда для родин важкохворих дітей. 👦</text:p>
            <text:p/>
            <text:p>Який він матиме вигляд 🏠</text:p>
          </table:table-cell>
          <table:table-cell office:value-type="string" calcext:value-type="string">
            <text:p>['Охматдиті', 'Україні']</text:p>
          </table:table-cell>
          <table:table-cell office:value-type="string" calcext:value-type="string">
            <text:p>uk</text:p>
          </table:table-cell>
          <table:table-cell table:number-columns-repeated="16380"/>
        </table:table-row>
        <table:table-row table:style-name="ro18" table:visibility="filter">
          <table:table-cell office:value-type="float" office:value="357" calcext:value-type="float">
            <text:p>357</text:p>
          </table:table-cell>
          <table:table-cell office:value-type="string" calcext:value-type="string">
            <text:p>Працює грім</text:p>
            <text:p>Лишайтесь біля віконець в очікуванні злив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358" calcext:value-type="float">
            <text:p>358</text:p>
          </table:table-cell>
          <table:table-cell office:value-type="string" calcext:value-type="string">
            <text:p>⚡️Чотири літаки Іл-76 пошкоджені в Пскові після атаки безпілотників на військовому аеродромі - ТАРС з посиланням на екстрені служби</text:p>
            <text:p/>
            <text:p>Хуйовий Київ | Надіслати новину</text:p>
          </table:table-cell>
          <table:table-cell office:value-type="string" calcext:value-type="string">
            <text:p>['Пскові']</text:p>
          </table:table-cell>
          <table:table-cell office:value-type="string" calcext:value-type="string">
            <text:p>uk</text:p>
          </table:table-cell>
          <table:table-cell table:number-columns-repeated="16380"/>
        </table:table-row>
        <table:table-row table:style-name="ro36" table:visibility="filter">
          <table:table-cell office:value-type="float" office:value="359" calcext:value-type="float">
            <text:p>359</text:p>
          </table:table-cell>
          <table:table-cell office:value-type="string" calcext:value-type="string">
            <text:p>🚨Ситуація серйозна. На заплаві між селищем Михайлівка-Рубежівка та Ірпенем горить майже 8 гектарів торфу - Маркушин. </text:p>
            <text:p/>
            <text:p>👨‍🚒Мер Ірпеня Олександр Маркушин повідомив, що на місці загоряння працюють представники всіх відповідальних підрозділів, 4 пожежні розрахунки, воду для тушіння підвозить "Ірпіньводоканал". </text:p>
            <text:p/>
            <text:p>"Зараз ми викликали службу водних ресурсів, щоб відкрити шлюз та наповнити водою канали засохлої річки.На повну ліквідацію пожежі нам потрібно приблизно 2-3 дні", - повідомив він.</text:p>
            <text:p/>
            <text:p>💢Маркушин запевнив, що пожежа не загрожує інфраструктурі Ірпінської громади, проте мешканцям Михайлівки-Рубежівки, садового кооперативу та району поблизу ЖК “Синергія” радять тримати вікна закритими до повної ліквідації пожежі.</text:p>
          </table:table-cell>
          <table:table-cell office:value-type="string" calcext:value-type="string">
            <text:p>['Михайлівка', 'Рубежівка', 'Ірпенем']</text:p>
          </table:table-cell>
          <table:table-cell office:value-type="string" calcext:value-type="string">
            <text:p>uk</text:p>
          </table:table-cell>
          <table:table-cell table:number-columns-repeated="16380"/>
        </table:table-row>
        <table:table-row table:style-name="ro35" table:visibility="filter">
          <table:table-cell office:value-type="float" office:value="360" calcext:value-type="float">
            <text:p>360</text:p>
          </table:table-cell>
          <table:table-cell office:value-type="string" calcext:value-type="string">
            <text:p>‼️ОРІЄНТУВАННЯ‼️</text:p>
            <text:p/>
            <text:p>🟥РОЗШУКУЮТЬСЯ власники песика зображеного на фото який близько 1-2 тижнів перебуває на території Дарницького району (Бориспільська, 9, корпус 54, територія колишнього радіозаводу)</text:p>
            <text:p/>
            <text:p>🐶можливо хтось впізнає свого домашнього улюбленця та забере додому🏠</text:p>
            <text:p/>
            <text:p>🟥Характерні ознаки песика:</text:p>
            <text:p>- колір чорно-коричневий;</text:p>
            <text:p>- ошейник зеленого кольору (хакі);</text:p>
            <text:p>-хвостик на кінчику зі стрижкою.</text:p>
            <text:p/>
            <text:p>☝🏻Звернутися можна до мешканців багатоквартирного будинку корпусу 54, Бориспільська, 9, які його тут бачать щодня. </text:p>
            <text:p>У випадку  якщо впізнали песика та не знаєте де знаходиться територія телефонуйте за номером 0932626376.</text:p>
          </table:table-cell>
          <table:table-cell office:value-type="string" calcext:value-type="string">
            <text:p>['Дарницького району', 'Бориспільська, 9', 'Бориспільська, 9']</text:p>
          </table:table-cell>
          <table:table-cell office:value-type="string" calcext:value-type="string">
            <text:p>uk</text:p>
          </table:table-cell>
          <table:table-cell table:number-columns-repeated="16380"/>
        </table:table-row>
        <table:table-row table:style-name="ro12" table:visibility="filter">
          <table:table-cell office:value-type="float" office:value="361" calcext:value-type="float">
            <text:p>361</text:p>
          </table:table-cell>
          <table:table-cell office:value-type="string" calcext:value-type="string">
            <text:p>⚡️ НА ОДЕЩИНІ ЗНИЩЕНО 22 “ШАХЕДИ” З 25</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362" calcext:value-type="float">
            <text:p>362</text:p>
          </table:table-cell>
          <table:table-cell office:value-type="string" calcext:value-type="string">
            <text:p>Всі ракети в наш бік.</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363" calcext:value-type="float">
            <text:p>363</text:p>
          </table:table-cell>
          <table:table-cell office:value-type="string" calcext:value-type="string">
            <text:p>#допомога</text:p>
            <text:p/>
            <text:p>3-го вересня з 12:00 до 18:00 у Латвійському сквері (ріг вул. Омеляновича-Павленка і Бутишева провулка) збиратимуть на переробку російськомовну літературу – книги, журнали, каталоги, брошури тощо.</text:p>
            <text:p/>
            <text:p>Виручені від здачі кошти спрямують на друк серії посібників волонтерського проєкту «Як ти, брате?» про те, як спілкуватися і підтримувати стосунки під час війни.</text:p>
            <text:p/>
            <text:p>🔸Підписатися на Telegram | Facebook | Viber</text:p>
          </table:table-cell>
          <table:table-cell office:value-type="string" calcext:value-type="string">
            <text:p>['Латвійському сквері', 'вул. Омеляновича-Павленка', 'Бутишева провулка']</text:p>
          </table:table-cell>
          <table:table-cell office:value-type="string" calcext:value-type="string">
            <text:p>uk</text:p>
          </table:table-cell>
          <table:table-cell table:number-columns-repeated="16380"/>
        </table:table-row>
        <table:table-row table:style-name="ro9" table:visibility="filter">
          <table:table-cell office:value-type="float" office:value="364" calcext:value-type="float">
            <text:p>364</text:p>
          </table:table-cell>
          <table:table-cell office:value-type="string" calcext:value-type="string">
            <text:p>Деякі райони столиці вже поливає довгоочікуваний дощик</text:p>
            <text:p/>
            <text:p>Лісовий ще чекає</text:p>
            <text:p/>
            <text:p>Також чути грім на правому березі, якщо буде гриміти у нас, — не лякайтеся.</text:p>
            <text:p/>
            <text:p>Підписатися    |    Запропонув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7" table:visibility="filter">
          <table:table-cell office:value-type="float" office:value="365" calcext:value-type="float">
            <text:p>365</text:p>
          </table:table-cell>
          <table:table-cell office:value-type="string" calcext:value-type="string">
            <text:p>Нью-Йорку було дозволено стягувати плату з водіїв, які в’їжджають у Нижній Манхеттен, оголосила в понеділок губернатор Нью-Йорка Кеті Хочул. Про це повідомляє CNN.</text:p>
            <text:p/>
            <text:p>Плата за проїзд офіційно відома як Програма стягнення плати за проїзд у центральному діловому районі, але її зазвичай називають «плата за затори».</text:p>
            <text:p/>
            <text:p>План відкладався роками, але минулого місяця Федеральна адміністрація автомобільних доріг підписала екологічну оцінку і тепер Управління міського транспорту Нью-Йорка (MTA) може розпочати процес остаточного визначення тарифів за проїзд.</text:p>
            <text:p/>
            <text:p>Щодня 700 000 автомобілів, таксі та вантажівок приїжджають до Нижнього Манхеттена, одного з найжвавіших районів у світі з одними із найгірших заторів у Сполучених Штатах.</text:p>
            <text:p/>
            <text:p>Автомобілі рухаються зі швидкістю лише 11,3 км/год в середньому в зоні заторів, і ця швидкість падає. Швидкість громадських автобусів також знизилася на 28% з 2010 року. Жителі Нью-Йорка втрачають у середньому 117 годин щороку, стоячи в пробках, що обходиться кожному у майже 2000 доларів у вигляді втрати продуктивності та інших втрат, згідно з однією з оцінок.</text:p>
            <text:p/>
            <text:p>Плата покликана зменшити кількість транспортних засобів, що в’їжджають у зону заторів, щонайменше на 10% щодня, і скоротити кількість кілометрів, які автомобілі проїжджають у зоні на 5%.</text:p>
            <text:p/>
            <text:p>Затори також пов’язані з фізичними та суспільними витратами: більше аварій, викидів вуглекислого газу та забруднення трапляються, оскільки автомобілі займають простір, який можна було б оптимізувати для пішоходів та ресторанів просто неба.</text:p>
            <text:p/>
            <text:p>Прихильники також відзначають, що це покращить громадський транспорт, важливу частину життя Нью-Йорка. Близько 75% поїздок у центрі міста здійснюються громадським транспортом.</text:p>
            <text:p/>
            <text:p>Але за даними MTA, кількість пасажирів у громадському транспорті на 25–30% нижча порівняно з рівнями до пандемії. MTA каже, що плата за затори створить важливе джерело доходу для фінансування 15 мільярдів доларів майбутніх інвестицій для модернізації 100-річної системи громадського транспорту міста.</text:p>
            <text:p/>
            <text:p>Хоча жодне інше місто США ще не запровадило плату за перевантаження, у Стокгольмі, Лондоні та Сінгапурі це було вже багато років.</text:p>
            <text:p/>
            <text:p>Лише через рік після того, як у 2003 році в Лондоні було введено плату, затори на дорогах зменшилися на 30% , а середня швидкість зросла на стільки ж. У Стокгольмі одне дослідження показало, що кількість звернень дітей до лікаря з гострою астмою впала приблизно на 50% порівняно з показниками до запуску програми в 2007 році.</text:p>
            <text:p/>
            <text:p>Але є і критика, її читайте за лінком.</text:p>
            <text:p/>
            <text:p>І підписуйтесь на @kyivpassengers</text:p>
          </table:table-cell>
          <table:table-cell office:value-type="string" calcext:value-type="string">
            <text:p>['Нью-Йорку', 'Нижній Манхеттен', 'Нью-Йорка', 'Нижнього Манхеттена', 'Сполучених Штатах', 'Нью-Йорка']</text:p>
          </table:table-cell>
          <table:table-cell office:value-type="string" calcext:value-type="string">
            <text:p>uk</text:p>
          </table:table-cell>
          <table:table-cell table:number-columns-repeated="16380"/>
        </table:table-row>
        <table:table-row table:style-name="ro22" table:visibility="filter">
          <table:table-cell office:value-type="float" office:value="366" calcext:value-type="float">
            <text:p>366</text:p>
          </table:table-cell>
          <table:table-cell office:value-type="string" calcext:value-type="string">
            <text:p>⚡️Сьогодні СБУ та ОГП підтвердили інформацію про обшуки в олігарха Коломойського, а також вручили йому підозру.</text:p>
            <text:p/>
            <text:p>Стверджується, що поважний олігарх протягом 2013-2020 років легалізував суму у понад 570 млн грн шляхом її виводу за кордон, використовуючи при цьому інфраструктуру підконтрольних банківських установ. Наразі тривають невідкладні слідчі та процесуальні дії.</text:p>
            <text:p/>
            <text:p>Ігоре Валерійовичу, Ви завжди можете розраховувати на нашу підтримку - Дорого!</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visibility="filter">
          <table:table-cell office:value-type="float" office:value="367" calcext:value-type="float">
            <text:p>367</text:p>
          </table:table-cell>
          <table:table-cell office:value-type="string" calcext:value-type="string">
            <text:p>Цілі в бік Черкащини, Київщини.</text:p>
            <text:p/>
            <text:p>Йдіть в укриття.</text:p>
          </table:table-cell>
          <table:table-cell office:value-type="string" calcext:value-type="string">
            <text:p>['Черкащини', 'Київщини']</text:p>
          </table:table-cell>
          <table:table-cell office:value-type="string" calcext:value-type="string">
            <text:p>uk</text:p>
          </table:table-cell>
          <table:table-cell table:number-columns-repeated="16380"/>
        </table:table-row>
        <table:table-row table:style-name="ro12" table:visibility="filter">
          <table:table-cell office:value-type="float" office:value="368" calcext:value-type="float">
            <text:p>368</text:p>
          </table:table-cell>
          <table:table-cell office:value-type="string" calcext:value-type="string">
            <text:p>Наслідки нічної атак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8" table:visibility="filter">
          <table:table-cell office:value-type="float" office:value="369" calcext:value-type="float">
            <text:p>369</text:p>
          </table:table-cell>
          <table:table-cell office:value-type="string" calcext:value-type="string">
            <text:p>Дайджест новин на 20 годину</text:p>
            <text:p/>
            <text:p>🇺🇦Житло на згарищі: як у столиці перетворюють споруду XIX століття в клубний будинок</text:p>
            <text:p/>
            <text:p>Київ:</text:p>
            <text:p/>
            <text:p>🔸“Китайське попередження”: Бондаренко вимагає від чиновників КМДА і РДА інформацію щодо закупівель під час війни</text:p>
            <text:p>🔹У Київраді не знайшлося голосів для впровадження “електронних консультацій”</text:p>
            <text:p>🔸Алгоритму роботи закладів освіти з недостатньою кількістю місць в укриттях досі немає, - Васильчук</text:p>
            <text:p>🔹 У Києві під час навчання дітей у школах громадянам пропонуватимуть альтернативні укриття, – КМВА</text:p>
            <text:p>🔸З 25 вересня в Києві вводяться нові “комендантські” перепустки</text:p>
            <text:p>🔹Київ виділить 800 млн на фортифікацію і армію</text:p>
            <text:p>🔸Син загиблого депутата Київради Ільницького отримав нагороду замість загиблого батька</text:p>
            <text:p>🔹Депкорпус Київради поповнився новим депутатом від “Європейської солідарності”</text:p>
            <text:p>🔸У цій війні немає нічого важливішого за збереження нації та України, - Петро Кузик</text:p>
            <text:p>🔹Депутатка Семенова ініціювала відбудуву зруйнованого дроном будинка на Жилянській</text:p>
            <text:p>🔸Нове керівництво Департаменту захисту культурної спадщини КМДА приступило до виконання своїх обов'язків (відео)</text:p>
            <text:p>🔹Депутат Яловий просить вплинути на Київгаз і заборонити йому без попередження відключати абонентів</text:p>
            <text:p>🔸Київрада не змогла збільшити статутний капітал КП “Київтеплоенерго” до 5,3 млрд гривень</text:p>
            <text:p>🔹Кириленко знов насварив апарат Київради за помилки і небажання ознайомлювати депутатів з проєктами рішень</text:p>
            <text:p>🔸Солом'янська РДА повністю проігнорувала комісію Київради з укриттів - Ємець</text:p>
            <text:p>🔹Депутатка Семенова дарма просила Київраду розірвати відносини із власником “Будинку Уткіна”</text:p>
            <text:p>🔸Депутат Шаповал просить дати грошей на ліфти в діагностичному центрі Дніпровського району</text:p>
            <text:p>🔹У Києві за чотири дні метеорологи зафіксували 11 температурних рекордів</text:p>
            <text:p>🔸У Святошинському районі хочуть створити реабілітаційний центр</text:p>
            <text:p>🔹У Києві начальника відділу АТ “Укрзалізниця” викрили на хабарі за підключення до електромереж</text:p>
            <text:p>🔸У “Київтеплоенерго” прокоментували звинувачення правоохоронців у закупівлі насосного обладнання за завищеними цінами</text:p>
            <text:p>🔹Шевченківський райсуд залишив під вартою ексрозвідника Романа Червінського до 15 вересня</text:p>
            <text:p>🔸Директора столичного КП підозрюють у недбалості зі збитком у 800 тисяч гривень при відновленні будинків на Межовій</text:p>
            <text:p/>
            <text:p/>
            <text:p>Київщина: </text:p>
            <text:p/>
            <text:p>🔹Трипільська ТЕС має намір підвищити ціни на тепло і воду для жителів Української громади</text:p>
            <text:p>🔸На Київщині 1 вересня утримається надзвичайний рівень пожежної небезпеки</text:p>
            <text:p>🔹У двох багатоповерхівках Українки збираються замінити вікна (адреси)</text:p>
            <text:p>🔸Білоцерківські ліцеї закуповують модульні укриття</text:p>
            <text:p>🔹У Фастові до вечора 1 вересня перекрито рух автотранспорту через залізничний переїзд</text:p>
            <text:p>🔸На Макарівщині мобільна бригада Червоного Хреста продовжить безкоштовний медогляд жителів громади</text:p>
            <text:p>🔹Дмитрівська сільрада придбає чотири модульних укриттів</text:p>
            <text:p>🔸У Броварах із 1 вересня діятиме новий тариф на проїзд для школярів</text:p>
            <text:p>🔹Влада Миронівки вирішила відремонтувати коридори на двох поверхах міськради</text:p>
            <text:p>🔸У Сквирській громаді дівчину вдарило струмом під час риболовлі</text:p>
            <text:p/>
            <text:p/>
            <text:p>#Дайджест</text:p>
          </table:table-cell>
          <table:table-cell office:value-type="string" calcext:value-type="string">
            <text:p>['Київ', 'Києві', 'Києві', 'України', 'Жилянській', 'Будинку Уткіна', 'Дніпровського району', 'Києві']</text:p>
          </table:table-cell>
          <table:table-cell office:value-type="string" calcext:value-type="string">
            <text:p>uk</text:p>
          </table:table-cell>
          <table:table-cell table:number-columns-repeated="16380"/>
        </table:table-row>
        <table:table-row table:style-name="ro46" table:visibility="filter">
          <table:table-cell office:value-type="float" office:value="370" calcext:value-type="float">
            <text:p>370</text:p>
          </table:table-cell>
          <table:table-cell office:value-type="string" calcext:value-type="string">
            <text:p>У пам’ять про загиблого випускника НаУКМА збирають кошти на меморіальну стипендію</text:p>
            <text:p/>
            <text:p>Стипендія, яку заснували на честь Євгена Олефіренка, покриє плату за навчання для студента чи студентки на магістерській програмі «Історія» в Могилянці.</text:p>
            <text:p/>
            <text:p>На початку повномасштабного вторгнення Євген мобілізувався до 206-го київського батальйону ТрО, був командиром взводу Першої окремої бригади спеціального призначення імені Івана Богуна.</text:p>
            <text:p>Хлопець воював під Миколаєвом, був гранатометником і мінометником, навчав іноземних добровольців. Його підрозділ захищав Лисичанськ на Луганщині. І могилянець зумів вивести свій взвод з напівоточеного міста неушкодженим. Євген загинув під Бахмутом 7 липня 2022 року.</text:p>
            <text:p/>
            <text:p>На кафедрі історії зазначають, що наразі вдалось зібрати повну суму на 2-й рік навчання, а для повної стипендії на 2023-2024 роки бракує лише 13 тис. грн. Необхідна сума: 40 000 грн. Здійснити переказ можна за посиланням. </text:p>
            <text:p/>
            <text:p>🔷 Підписатися на Telegram | Instagram | Facebook | TikTok</text:p>
          </table:table-cell>
          <table:table-cell office:value-type="string" calcext:value-type="string">
            <text:p>['Могилянці', 'Миколаєвом', 'Лисичанськ', 'Луганщині', 'Бахмутом']</text:p>
          </table:table-cell>
          <table:table-cell office:value-type="string" calcext:value-type="string">
            <text:p>uk</text:p>
          </table:table-cell>
          <table:table-cell table:number-columns-repeated="16380"/>
        </table:table-row>
        <table:table-row table:style-name="ro27" table:visibility="filter">
          <table:table-cell office:value-type="float" office:value="371" calcext:value-type="float">
            <text:p>371</text:p>
          </table:table-cell>
          <table:table-cell office:value-type="string" calcext:value-type="string">
            <text:p>«Лети, Соколе…»</text:p>
            <text:p/>
            <text:p>У Києві попрощалися із загиблим на війні командиром загону «Південь» УДА у складі 28-ої ОМБр, депутатом Київради від фракції «Європейська солідарність» Сергієм Ільницьким із позивним «Сокіл».</text:p>
            <text:p/>
            <text:p>Життя 53-річного захисника обірвалося минулого тижня на Донбасі, поблизу селища Курдюмівка. До Михайлівського Золотоверхого собору прийшли сотні людей. Серед близьких Ільницького були його батьки, дружина та діти. Син Владислав воював разом із батьком.</text:p>
            <text:p/>
            <text:p>Вічна памʼять! </text:p>
            <text:p>Герої не вмирають!</text:p>
            <text:p/>
            <text:p>🔷 Підписатися на Telegram | Instagram | Facebook | TikTok</text:p>
          </table:table-cell>
          <table:table-cell office:value-type="string" calcext:value-type="string">
            <text:p>['Києві', 'Донбасі', 'Курдюмівка', 'Михайлівського Золотоверхого собору']</text:p>
          </table:table-cell>
          <table:table-cell office:value-type="string" calcext:value-type="string">
            <text:p>uk</text:p>
          </table:table-cell>
          <table:table-cell table:number-columns-repeated="16380"/>
        </table:table-row>
        <table:table-row table:style-name="ro46" table:visibility="filter">
          <table:table-cell office:value-type="float" office:value="372" calcext:value-type="float">
            <text:p>372</text:p>
          </table:table-cell>
          <table:table-cell office:value-type="string" calcext:value-type="string">
            <text:p>❗Шахраї придумали нову схему та активно її використовують, аби красти у громадян гроші із банківських карт.</text:p>
            <text:p/>
            <text:p>Нещодавно жителька Чернігова заявила у кіберполіцію, що стала жертвою шахрайства. До неї зателефонували начебто "оператори" мобільного зв'язку та запропонували тимчасово безкоштовно перейти у режим роумінгу, аби залишатись на зв'язку. За їхніми словами, у місті мали бути труднощі у мережі.</text:p>
            <text:p/>
            <text:p>Але для того, аби перейти у режим роумінгу треба було назвати код підтвердження із СМС. Жінка не запідозрила у цьому шахрайської схеми, тому назвала їм цифри, які надійшли на телефон.</text:p>
            <text:p/>
            <text:p>Після цього шахраї отримали доступ до банківської карти, з якої зняли 48 тис. грн. А також їм відкрились усі месенджери і вони через них почали просити позичити гроші у колег та друзів потерпілої від її імені. Так вони виманили ще 3 тис. грн.</text:p>
            <text:p/>
            <text:p>У поліції наголошують, що скоріш за все, жертвами цих шахраїв стало вже багато людей, але заявила про це тільки одна жінка.</text:p>
            <text:p/>
            <text:p>Підписатися    |    Запропонувати новину</text:p>
          </table:table-cell>
          <table:table-cell office:value-type="string" calcext:value-type="string">
            <text:p>['Чернігова']</text:p>
          </table:table-cell>
          <table:table-cell office:value-type="string" calcext:value-type="string">
            <text:p>uk</text:p>
          </table:table-cell>
          <table:table-cell table:number-columns-repeated="16380"/>
        </table:table-row>
        <table:table-row table:style-name="ro22" table:visibility="filter">
          <table:table-cell office:value-type="float" office:value="373" calcext:value-type="float">
            <text:p>373</text:p>
          </table:table-cell>
          <table:table-cell office:value-type="string" calcext:value-type="string">
            <text:p>29 серпня відзначають День пам'яті захисників, які загинули в боротьбі за незалежність, суверенітет і територіальну цілісність нашої країни. Сьогодні кращі з кращих віддають життя заради майбутнього України. Віримо, що ці жертви недаремні, що спільними зусиллями вдасться вибороти незалежність. Співчуття сім’ям загиблих. </text:p>
            <text:p/>
            <text:p>Вічна слава подвигу полеглих героїв!</text:p>
            <text:p>Слава Україні! Героям слава!</text:p>
            <text:p/>
            <text:p>🔷 Підписатися на Telegram | Instagram | Facebook | TikTok</text:p>
          </table:table-cell>
          <table:table-cell office:value-type="string" calcext:value-type="string">
            <text:p>['України', 'Україні']</text:p>
          </table:table-cell>
          <table:table-cell office:value-type="string" calcext:value-type="string">
            <text:p>uk</text:p>
          </table:table-cell>
          <table:table-cell table:number-columns-repeated="16380"/>
        </table:table-row>
        <table:table-row table:style-name="ro9" table:visibility="filter">
          <table:table-cell office:value-type="float" office:value="374" calcext:value-type="float">
            <text:p>374</text:p>
          </table:table-cell>
          <table:table-cell office:value-type="string" calcext:value-type="string">
            <text:p>Добраніч</text:p>
            <text:p/>
            <text:p/>
            <text:p>Підтримати нас можна і потрібно тут:</text:p>
            <text:p>❤️ Стати патроном на PATREON - https://otmb.link/blogp17 </text:p>
            <text:p>🫙 Банка ОФІСУ ТРАНСФОРМАЦІЇ МАКСИМА БАХМАТОВА - https://send.monobank.ua/jar/7JH9ZHWKJ6 </text:p>
            <text:p>🍩 Задонейтити з банківської картки - https://otmb.link/blogw17</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375" calcext:value-type="float">
            <text:p>375</text:p>
          </table:table-cell>
          <table:table-cell office:value-type="string" calcext:value-type="string">
            <text:p>🚧 Цех «Більшовика» зносить фірма, пов’язана з сином Черновецького – ЗМІ</text:p>
            <text:p/>
            <text:p>Компанія «Мостицький-2», яка виграла тендер, була генпідрядником скандальних ЖК Edelburg Development: Поділ Град Vintage, Edelweiss House. Забудовника пов’язують зі Степаном Черновецьким, сином колишнього мера</text:p>
            <text:p/>
            <text:p>🧱 Обсяг будівельного сміття, на яке перетвориться цех «Більшовика», попередньо оцінюють у 25 тисяч тонн.</text:p>
            <text:p/>
            <text:p>Читайте більше за посиланням</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376" calcext:value-type="float">
            <text:p>376</text:p>
          </table:table-cell>
          <table:table-cell office:value-type="string" calcext:value-type="string">
            <text:p>🌾У Добропарку пропонують створити свій авторський міксбордер та представити його всій Україні</text:p>
            <text:p/>
            <text:p>Адміністрація парку забезпечує локацією розміром 1,80 х 10-15 метрів для презентації композиції злакових та багаторічників.</text:p>
          </table:table-cell>
          <table:table-cell office:value-type="string" calcext:value-type="string">
            <text:p>['Україні']</text:p>
          </table:table-cell>
          <table:table-cell office:value-type="string" calcext:value-type="string">
            <text:p>uk</text:p>
          </table:table-cell>
          <table:table-cell table:number-columns-repeated="16380"/>
        </table:table-row>
        <table:table-row table:style-name="ro25" table:visibility="filter">
          <table:table-cell office:value-type="float" office:value="377" calcext:value-type="float">
            <text:p>377</text:p>
          </table:table-cell>
          <table:table-cell office:value-type="string" calcext:value-type="string">
            <text:p>Лівий берег — в укриття!</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7" table:visibility="filter">
          <table:table-cell office:value-type="float" office:value="378" calcext:value-type="float">
            <text:p>378</text:p>
          </table:table-cell>
          <table:table-cell office:value-type="string" calcext:value-type="string">
            <text:p>🔆«Лун Місто» зробило дослідження щодо зміни температури в Києві протягом 24 років  </text:p>
            <text:p/>
            <text:p>З даних обсерваторії з 2000 до 2023 року сформували графік і з’ясували, що останні 10 років середньорічні температури у столиці кілька разів перетнули позначку 10 градусів. А взимку за цей же період не було середньомісячних температур нижче -7 градусів.</text:p>
            <text:p/>
            <text:p> Найспекотніша весна спостерігалась у 2007 і 2014 роках. А найтепліша осінь – у 2009, 2019 та 2020. А от найжаркіше літо за останні 24 роки було у 2010 і 2021 роках.</text:p>
            <text:p/>
            <text:p>За інформацією Служби зміну клімату Copernicus, липень 2023 року виявився найспекотнішим за всю історію спостережень.</text:p>
            <text:p/>
            <text:p>🔷 Підписатися на Telegram | Instagram | Facebook | TikTok</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4" table:visibility="filter">
          <table:table-cell office:value-type="float" office:value="379" calcext:value-type="float">
            <text:p>379</text:p>
          </table:table-cell>
          <table:table-cell office:value-type="string" calcext:value-type="string">
            <text:p>Дякую тобі невідомий водій тролейбуса</text:p>
            <text:p/>
            <text:p/>
            <text:p/>
            <text:p>Підтримати нас можна і потрібно тут:</text:p>
            <text:p>❤️ Стати патроном на PATREON - https://otmb.link/blogp17 </text:p>
            <text:p>🫙 Банка ОФІСУ ТРАНСФОРМАЦІЇ МАКСИМА БАХМАТОВА - https://send.monobank.ua/jar/7JH9ZHWKJ6 </text:p>
            <text:p>🍩 Задонейтити з банківської картки - https://otmb.link/blogw17</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8" table:visibility="filter">
          <table:table-cell office:value-type="float" office:value="380" calcext:value-type="float">
            <text:p>380</text:p>
          </table:table-cell>
          <table:table-cell office:value-type="string" calcext:value-type="string">
            <text:p>Антон Птушкін випустив перше за час повномасштабної війни тревел-відео з Карпат⛰️</text:p>
            <text:p/>
            <text:p>У новому випуску блогер відмовився від звичного для нього формату й не коментував те, що відбувається в кадрі.</text:p>
            <text:p/>
            <text:p>Дивитися повне відео📺</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381" calcext:value-type="float">
            <text:p>381</text:p>
          </table:table-cell>
          <table:table-cell office:value-type="string" calcext:value-type="string">
            <text:p>⚡️Існує два способи як розширити словниковий запас англійської мови!</text:p>
            <text:p/>
            <text:p>Спосіб №1. Купити приватні курси;</text:p>
            <text:p>Спосіб №2. Підписатися на "Англійська в Telegram"</text:p>
            <text:p/>
            <text:p>🇬🇧 Англійська в Telegram - навчить тебе говорити як носій мови та розуміти мову на слух. Підписавшись на наш канал ти вже через місяць будеш повністю розуміти англійські пісні та дивитися фільми в оригіналі!</text:p>
            <text:p/>
            <text:p>Приєднуйся, інгліш це легше, ніж ти думаєш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382" calcext:value-type="float">
            <text:p>382</text:p>
          </table:table-cell>
          <table:table-cell office:value-type="string" calcext:value-type="string">
            <text:p>На фронт вперше відправляють роботизовані технології від українського виробника, — Федоров</text:p>
            <text:p/>
            <text:p>Понад 1000 безпілотників та 30 роботизованих систем українського виробництва передать ЗСУ. Окрім цього, до захисників потраплять:</text:p>
            <text:p/>
            <text:p>📍25 бойових турелей з дистанційним керуванням «Шабля».</text:p>
            <text:p>📍5 наземних платформ «Рись».</text:p>
            <text:p>📍900 FPV-дронів, а також понад 100 Mavic та Matrice.</text:p>
            <text:p/>
            <text:p>Хуйовий Київ | 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table-cell office:value-type="float" office:value="383" calcext:value-type="float">
            <text:p>383</text:p>
          </table:table-cell>
          <table:table-cell office:value-type="float" office:value="-264.66" calcext:value-type="float">
            <text:p>-264.66</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2" table:visibility="filter">
          <table:table-cell office:value-type="float" office:value="384" calcext:value-type="float">
            <text:p>384</text:p>
          </table:table-cell>
          <table:table-cell office:value-type="string" calcext:value-type="string">
            <text:p>Район 😍</text:p>
            <text:p/>
            <text:p>Вул. Борщагівська</text:p>
          </table:table-cell>
          <table:table-cell office:value-type="string" calcext:value-type="string">
            <text:p>['Вул. Борщагівська']</text:p>
          </table:table-cell>
          <table:table-cell office:value-type="string" calcext:value-type="string">
            <text:p>uk</text:p>
          </table:table-cell>
          <table:table-cell table:number-columns-repeated="16380"/>
        </table:table-row>
        <table:table-row table:style-name="ro7" table:visibility="filter">
          <table:table-cell office:value-type="float" office:value="385" calcext:value-type="float">
            <text:p>385</text:p>
          </table:table-cell>
          <table:table-cell office:value-type="string" calcext:value-type="string">
            <text:p>🇺🇦🎶Гімн України у виконанні Песика Лори - дуже мелодійно співає і має гарний слух.</text:p>
            <text:p/>
            <text:p>📹 shepetovskiykorney | Tiktok</text:p>
          </table:table-cell>
          <table:table-cell office:value-type="string" calcext:value-type="string">
            <text:p>['України']</text:p>
          </table:table-cell>
          <table:table-cell office:value-type="string" calcext:value-type="string">
            <text:p>uk</text:p>
          </table:table-cell>
          <table:table-cell table:number-columns-repeated="16380"/>
        </table:table-row>
        <table:table-row table:style-name="ro10" table:visibility="filter">
          <table:table-cell office:value-type="float" office:value="386" calcext:value-type="float">
            <text:p>386</text:p>
          </table:table-cell>
          <table:table-cell office:value-type="string" calcext:value-type="string">
            <text:p>Друзі, наш волонтер Тетяна має свої курси по Zumbi: </text:p>
            <text:p/>
            <text:p>Всім привіт!</text:p>
            <text:p>05.09.2023 починаємо новий сезон 2023-2024 тренуваннь Зумба клас!</text:p>
            <text:p>Запрошую всіх бажаючих!!!</text:p>
            <text:p>Zumba фітнес - це драйв, це весело, це запально, це тисяча позитивних емоцій!</text:p>
            <text:p>За деталями звертайтеся в приват вайбер /телеграм - 096 434 92 28</text:p>
            <text:p>💃🏻💃🏻💃🏻💃🏻💃🏻💃🏻</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5" table:visibility="filter">
          <table:table-cell office:value-type="float" office:value="387" calcext:value-type="float">
            <text:p>387</text:p>
          </table:table-cell>
          <table:table-cell office:value-type="string" calcext:value-type="string">
            <text:p>У Києві у шістьох співробітників закладу харчування виявили гостру кишкову інфекцію❗️</text:p>
            <text:p/>
            <text:p>Вони їли страви, які самі ж готували😳</text:p>
            <text:p/>
            <text:p>Подробиці ⬅️</text:p>
          </table:table-cell>
          <table:table-cell office:value-type="string" calcext:value-type="string">
            <text:p>['Києві', 'Подробиці']</text:p>
          </table:table-cell>
          <table:table-cell office:value-type="string" calcext:value-type="string">
            <text:p>uk</text:p>
          </table:table-cell>
          <table:table-cell table:number-columns-repeated="16380"/>
        </table:table-row>
        <table:table-row table:style-name="ro8" table:visibility="filter">
          <table:table-cell office:value-type="float" office:value="388" calcext:value-type="float">
            <text:p>388</text:p>
          </table:table-cell>
          <table:table-cell office:value-type="string" calcext:value-type="string">
            <text:p>Вистава у старовинній українській хаті, концерт електронної музики з симфонічним оркестром, ярмарок народного мистецтва та великий благодійний фестиваль, де збиратимуть кошти на позашляховик військовим. </text:p>
            <text:p/>
            <text:p>Як цікаво та корисно провести перші вересневі вихідні — дізнавайтеся у нашій добірці.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8" table:visibility="filter">
          <table:table-cell office:value-type="float" office:value="389" calcext:value-type="float">
            <text:p>389</text:p>
          </table:table-cell>
          <table:table-cell office:value-type="string" calcext:value-type="string">
            <text:p>У Києві надійшло повідомлення про замінування усіх середніх шкіл, - КМВА.</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12" table:visibility="filter">
          <table:table-cell office:value-type="float" office:value="390" calcext:value-type="float">
            <text:p>390</text:p>
          </table:table-cell>
          <table:table-cell office:value-type="string" calcext:value-type="string">
            <text:p>Щось горить в районі цирк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391" calcext:value-type="float">
            <text:p>391</text:p>
          </table:table-cell>
          <table:table-cell office:value-type="string" calcext:value-type="string">
            <text:p>Киян попередили про підвищену загрозу виникнення пожеж 30 та 31 серпня. 🔥</text:p>
            <text:p/>
            <text:p>Це пов'язано з високої температурою повітря й бездощовою погодою.</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392" calcext:value-type="float">
            <text:p>392</text:p>
          </table:table-cell>
          <table:table-cell office:value-type="string" calcext:value-type="string">
            <text:p>🙂Мем як допомога армії.</text:p>
            <text:p>Monobank випустив ексклюзивний скін з TikTok-президентом Лебіговичем: вибори вже стартували і триватимуть до 20:00.  Завтра такий скін отримати буде неможливо, а сьогодні можна лише за 100 гривень донату. Усі кошти йдуть на збір фонду «Повернись живим». За Лебіговича!», — написав в Telegram співзасновник monobank Олег Гороховський, презентуючи новий скін для банківської картки.</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393" calcext:value-type="float">
            <text:p>393</text:p>
          </table:table-cell>
          <table:table-cell office:value-type="string" calcext:value-type="string">
            <text:p>Кличко 👉 🫶 Фіал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394" calcext:value-type="float">
            <text:p>394</text:p>
          </table:table-cell>
          <table:table-cell office:value-type="string" calcext:value-type="string">
            <text:p>📌Інформуємо про найближчі зміни в організації дорожнього руху та роботі громадського транспорту</text:p>
            <text:p/>
            <text:p>🚍🚎Із початку осені на вул. Князів Острозьких відбудуться зміни в роботі наземного громадського транспорту. </text:p>
            <text:p/>
            <text:p>Зокрема зміни стосуватимуться автобусних маршрутів №25, 62, тролейбуса №38, тимчасового автобусного маршруту № 38-ТР та маршрутних таксі №470, 520.</text:p>
            <text:p/>
            <text:p>🚌Із 1 вересня автобусний маршрут № 109 курсуватиме до ст. м. "Театральна".</text:p>
          </table:table-cell>
          <table:table-cell office:value-type="string" calcext:value-type="string">
            <text:p>['вул. Князів Острозьких']</text:p>
          </table:table-cell>
          <table:table-cell office:value-type="string" calcext:value-type="string">
            <text:p>uk</text:p>
          </table:table-cell>
          <table:table-cell table:number-columns-repeated="16380"/>
        </table:table-row>
        <table:table-row table:style-name="ro44" table:visibility="filter">
          <table:table-cell office:value-type="float" office:value="395" calcext:value-type="float">
            <text:p>395</text:p>
          </table:table-cell>
          <table:table-cell office:value-type="string" calcext:value-type="string">
            <text:p>Бути достойними шляху, яким іде Україна, – це обовʼязок. Давати Україні більше сили, більше можливостей – обовʼязок. Бути небайдужими до кожного й кожної, хто поруч із тобою. Підтримувати. Дбати про людей. І завжди наближати результат – головний результат для України. Україна має перемогти: для всіх це головне. Щоб не відводити очей від поглядів на фотографіях воїнів на Стіні Памʼяті, на інших меморіалах. І я дякую всім, хто працює заради України, хто бʼється заради України саме так: достойно, сміливо, міцно. </text:p>
            <text:p> </text:p>
            <text:p>Слава всім нашим воїнам! Слава нашому народу – народу України! Вічна памʼять усім, хто віддав своє життя заради України. Слава Україні!</text:p>
          </table:table-cell>
          <table:table-cell office:value-type="string" calcext:value-type="string">
            <text:p>['Україна', 'Україні', 'України', 'Україна', 'Стіні Памʼяті', 'України', 'України', 'України', 'України', 'Україні']</text:p>
          </table:table-cell>
          <table:table-cell office:value-type="string" calcext:value-type="string">
            <text:p>uk</text:p>
          </table:table-cell>
          <table:table-cell table:number-columns-repeated="16380"/>
        </table:table-row>
        <table:table-row table:style-name="ro18" table:visibility="filter">
          <table:table-cell office:value-type="float" office:value="396" calcext:value-type="float">
            <text:p>396</text:p>
          </table:table-cell>
          <table:table-cell office:value-type="string" calcext:value-type="string">
            <text:p>Відновлення "Ашану" займе кілька місяців і обійдеться в десятки мільйонів гривень: магазин, пошкоджений обстрілом, закривают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0" table:visibility="filter">
          <table:table-cell office:value-type="float" office:value="397" calcext:value-type="float">
            <text:p>397</text:p>
          </table:table-cell>
          <table:table-cell office:value-type="string" calcext:value-type="string">
            <text:p>Дайджест новин на 20 годину</text:p>
            <text:p/>
            <text:p>🇺🇦Ламати не будувати: цех №5 “Більшовика” зноситиме фірма, пов'язана одночасно з Черновецьким та Микитасем</text:p>
            <text:p/>
            <text:p>Київ:</text:p>
            <text:p/>
            <text:p>🔹У Києві та області майже до вересня буде утримуватись надзвичайний рівень пожежної небезпеки</text:p>
            <text:p>🔸У Києві облаштували кільцеві розв’язки на 18 локаціях</text:p>
            <text:p>🔹У неділю в Києві зафіксували три температурні рекорди</text:p>
            <text:p>🔸Через спеку у Києві запровадили обмеження на рух великовагового транспорту</text:p>
            <text:p>🔹Мешканців і гостей столиці запрошують на безоплатні екскурсії з нагоди Дня Незалежності</text:p>
            <text:p>🔸 Кличко призначив нового директора департаменту інформаційно-комунікаційних технологій КМДА</text:p>
            <text:p>🔹За 550 днів великої війни в пологових будинках і сховищах Києва народилися майже 27 тис. немовлят</text:p>
            <text:p>🔸Цього тижня демонтуватимуть незаконну рекламу у трьох районах столиці</text:p>
            <text:p>🔹У Києві на Співочому полі відкрився Музей українського грамзапису (фото)</text:p>
            <text:p>🔸У Києві знайшли мертвим полковника СБУ, обставини смерті встановлює Нацполіція</text:p>
            <text:p/>
            <text:p/>
            <text:p>Київщина: </text:p>
            <text:p/>
            <text:p>🔸КОДА заплатить ще понад 33 млн гривень за реконструкцію Іванківської райлікарні</text:p>
            <text:p>🔹На Київщині до 1 вересня відремонтували укриття у 884 закладах освіти</text:p>
            <text:p>🔸Згурівка купить 7 “Мавіків”</text:p>
            <text:p>🔹На Білоцерківщині сьогодні, 28 серпня, заплановано проведення вибухових робіт</text:p>
            <text:p>🔸Кінологічний центр на Київщині можуть позбавити території, де тренують собак-поводирів для незрячих</text:p>
            <text:p>🔹У систему відеоспостереження Борисполя планують вкласти 5 млн гривень</text:p>
            <text:p>🔸Стосовно військового рф, який розстріляв цивільне авто у Бучанському районі, скерували обвинувачення до суду</text:p>
            <text:p/>
            <text:p>#Дайджест</text:p>
          </table:table-cell>
          <table:table-cell office:value-type="string" calcext:value-type="string">
            <text:p>['Києві', 'Києві', 'Києві', 'Києві', 'Києва', 'Києві', 'Співочому полі', 'Києві', 'Київщині', 'Білоцерківщині', 'Київщині', 'Борисполя', 'Бучанському районі']</text:p>
          </table:table-cell>
          <table:table-cell office:value-type="string" calcext:value-type="string">
            <text:p>uk</text:p>
          </table:table-cell>
          <table:table-cell table:number-columns-repeated="16380"/>
        </table:table-row>
        <table:table-row table:style-name="ro48" table:visibility="filter">
          <table:table-cell office:value-type="float" office:value="398" calcext:value-type="float">
            <text:p>398</text:p>
          </table:table-cell>
          <table:table-cell office:value-type="string" calcext:value-type="string">
            <text:p>Віталій Кличко: Сьогодні у столичній мерії підписали Меморандум із Громадською організацією "Асоціація підприємців-ветеранів АТО" щодо підтримки ветеранів, які хочуть розпочати та розвивати свій бізнес у столиці</text:p>
            <text:p> </text:p>
            <text:p>У межах нашої співпраці кияни-ветерани отримають необхідні знання, інформацію та актуальні навички для відкриття власного бізнесу. А також фінансову та консультативну підтримку з питань можливих джерел фінансування, юридичних питань, щодо корисних сервісів та захисту проєктів. Асоціація цього року планує залучити та профінансувати бізнес киян-ветеранів на загальну суму 10 мільйонів гривень. А до кінця 3-го кварталу 2024 року – 50 мільйонів гривень. </text:p>
            <text:p/>
            <text:p>Відкриття власного бізнесу може бути однією з можливостей для ветеранів реалізувати себе після повернення з фронту та знайти своє місце в цивільному житті. Столична влада всебічно допоможе ветеранам реалізувати свій потенціал і долучитися до відновлення Києва.</text:p>
            <text:p/>
            <text:p>Від ветеранів Меморандум підписав голова ГО "Асоціація підприємців-ветеранів АТО" Сергій Позняк. Він є засновником фінансових компаній FinStream та Cronvest, очолює наглядову раду інвестиційного фонду. Ветеран АТО і молодший лейтенант Нацгвардії України. Втративши ліву стопу на полі бою, Сергій уже пройшов протезування і реабілітацію та продовжує підтримувати побратимів, ветеранів та членів їх сімей.</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8">
          <table:table-cell office:value-type="float" office:value="399" calcext:value-type="float">
            <text:p>399</text:p>
          </table:table-cell>
          <table:table-cell office:value-type="string" calcext:value-type="string">
            <text:p>В РБ несколько дней назад доставили первые ядерные боеголовки, — Буданов</text:p>
            <text:p/>
            <text:p>"До этого проводились масштабные тренировки с ядерными имитаторами. Я читал оригиналы документов по результатам тренировок- была признана полная неготовность РБ к эксплуатации применения подобного вооружения", – заявил он.</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25" table:visibility="filter">
          <table:table-cell office:value-type="float" office:value="400" calcext:value-type="float">
            <text:p>400</text:p>
          </table:table-cell>
          <table:table-cell office:value-type="string" calcext:value-type="string">
            <text:p>Момент влучання в «Ашан» потрапив на відео</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2">
          <table:table-cell office:value-type="float" office:value="401" calcext:value-type="float">
            <text:p>401</text:p>
          </table:table-cell>
          <table:table-cell office:value-type="string" calcext:value-type="string">
            <text:p>Ночью россияне атаковали столицу шахедами и ракетами, было сбито более 20 воздушных целей</text:p>
            <text:p/>
            <text:p>Также, в результате падения обломки ракет были зафиксированы разрушения и пожары в Шевченковском и Дарницком районах. В обоих районах обломки рухнули на территории нежилой застройки. </text:p>
            <text:p/>
            <text:p>К сожалению, в Шевченкрвском районе погибли 2 охранника.</text:p>
            <text:p/>
            <text:p>На фото последствия падения обломков в Киеве и области.</text:p>
          </table:table-cell>
          <table:table-cell office:value-type="string" calcext:value-type="string">
            <text:p>['Шевченковском', 'Дарницком районах', 'Шевченкрвском районе', 'Киеве']</text:p>
          </table:table-cell>
          <table:table-cell office:value-type="string" calcext:value-type="string">
            <text:p>ru</text:p>
          </table:table-cell>
          <table:table-cell table:number-columns-repeated="16380"/>
        </table:table-row>
        <table:table-row table:style-name="ro3" table:visibility="filter">
          <table:table-cell office:value-type="float" office:value="402" calcext:value-type="float">
            <text:p>402</text:p>
          </table:table-cell>
          <table:table-cell office:value-type="string" calcext:value-type="string">
            <text:p>Вечірнє звернення Володимира Зеленського:</text:p>
            <text:p/>
            <text:p>Дуже активно готуємося до перемовин та зустрічей, які заплановані на вересень. Провів наради з міжнародниками, із нашими послами у відповідних країнах. Чітко бачимо, з якими лідерами маємо зустрітись та переговорити, а також які результати маємо принести Україні.</text:p>
            <text:p/>
            <text:p>Велика нарада з представниками парламенту, з урядовцями, нашими міжнародниками щодо нашої готовності до відкриття переговорів про членство з Євросоюзом. Виконання рекомендацій. Необхідні законопроекти, які вже підготовлені та за які потрібно проголосувати в парламенті. 226 голосів за кожне рішення для України в Євросоюзі – це обовʼязок.</text:p>
            <text:p/>
            <text:p>Слава всім, хто бʼється й працює заради України! Я дякую всім у світі, хто допомагає!</text:p>
            <text:p>Слава Україні!</text:p>
            <text:p/>
            <text:p>🇺🇦 Украина Сейчас / Подписаться</text:p>
          </table:table-cell>
          <table:table-cell office:value-type="string" calcext:value-type="string">
            <text:p>['Україні', 'Євросоюзом', 'України', 'Євросоюзі', 'України']</text:p>
          </table:table-cell>
          <table:table-cell office:value-type="string" calcext:value-type="string">
            <text:p>uk</text:p>
          </table:table-cell>
          <table:table-cell table:number-columns-repeated="16380"/>
        </table:table-row>
        <table:table-row table:style-name="ro7" table:visibility="filter">
          <table:table-cell office:value-type="float" office:value="403" calcext:value-type="float">
            <text:p>403</text:p>
          </table:table-cell>
          <table:table-cell office:value-type="string" calcext:value-type="string">
            <text:p>"Джуса" поховають на Аскольдовій могилі, повідомив спікер Повітряних сил Юрій Ігнат на церемонії прощання. </text:p>
            <text:p>Усім трьом загиблим льотчикам посмертно надали нові військові звання.</text:p>
          </table:table-cell>
          <table:table-cell office:value-type="string" calcext:value-type="string">
            <text:p>['Аскольдовій могилі']</text:p>
          </table:table-cell>
          <table:table-cell office:value-type="string" calcext:value-type="string">
            <text:p>uk</text:p>
          </table:table-cell>
          <table:table-cell table:number-columns-repeated="16380"/>
        </table:table-row>
        <table:table-row table:style-name="ro18" table:visibility="filter">
          <table:table-cell office:value-type="float" office:value="404" calcext:value-type="float">
            <text:p>404</text:p>
          </table:table-cell>
          <table:table-cell office:value-type="string" calcext:value-type="string">
            <text:p>⚡️Оголошення ухвали про арешт Коломойського під заставу в понад 500 млн гривень.</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405" calcext:value-type="float">
            <text:p>405</text:p>
          </table:table-cell>
          <table:table-cell office:value-type="string" calcext:value-type="string">
            <text:p>⚖️ Коломойський попросив не знімати його під час відкритої частини засідання</text:p>
            <text:p/>
            <text:p>Загалом же засідання суду у справі Коломойського буде закритим, про це клопотали адвокати олігарха і суддя дав згоду.</text:p>
            <text:p/>
            <text:p>Київ — пряма трансляція 👈</text:p>
            <text:p>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8" table:visibility="filter">
          <table:table-cell office:value-type="float" office:value="406" calcext:value-type="float">
            <text:p>406</text:p>
          </table:table-cell>
          <table:table-cell office:value-type="string" calcext:value-type="string">
            <text:p>Літо. СБУ. 2023.</text:p>
            <text:p/>
            <text:p>І хоча за календарем гаряча пора вже минула, ми не припинимо влаштовувати яскраву бавовну окупантам до повної Перемоги. Нехай їм буде спекотно.</text:p>
            <text:p/>
            <text:p>Далі буд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1" table:visibility="filter">
          <table:table-cell office:value-type="float" office:value="407" calcext:value-type="float">
            <text:p>407</text:p>
          </table:table-cell>
          <table:table-cell office:value-type="string" calcext:value-type="string">
            <text:p>На «Куражі» людей, здається, більше, ніж учора. На пульті зажигає Птушкін, також на заході «Леви на Джипі», Леся Нікітюк, Лачен, Женя Галич і ще низка зірок.</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4" table:visibility="filter">
          <table:table-cell office:value-type="float" office:value="408" calcext:value-type="float">
            <text:p>408</text:p>
          </table:table-cell>
          <table:table-cell office:value-type="string" calcext:value-type="string">
            <text:p>#нам_пишуть </text:p>
            <text:p/>
            <text:p>Шановні сусіди, </text:p>
            <text:p>пропала кішка 😢</text:p>
            <text:p>На імʼя Афіна, прошу, хто побачить зверніться за номером 0500200508 </text:p>
            <text:p>Хто знайде, дамо винагороду (немалу) </text:p>
            <text:p>Прошу не байдужих, допомогти знайти</text:p>
            <text:p/>
            <text:p>📍Анни Ахматової, 8</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409" calcext:value-type="float">
            <text:p>409</text:p>
          </table:table-cell>
          <table:table-cell office:value-type="string" calcext:value-type="string">
            <text:p>На Героїв Дніпра зараз масовий захід. Хто організатор невідомо. Але мешканці сусідніх будинків дуже просять приглушити гучну музику, бо сплять діти🙏</text:p>
            <text:p/>
            <text:p>Життя🫶Оболонь</text:p>
          </table:table-cell>
          <table:table-cell office:value-type="string" calcext:value-type="string">
            <text:p>['Героїв Дніпра']</text:p>
          </table:table-cell>
          <table:table-cell office:value-type="string" calcext:value-type="string">
            <text:p>uk</text:p>
          </table:table-cell>
          <table:table-cell table:number-columns-repeated="16380"/>
        </table:table-row>
        <table:table-row table:style-name="ro18" table:visibility="filter">
          <table:table-cell office:value-type="float" office:value="410" calcext:value-type="float">
            <text:p>410</text:p>
          </table:table-cell>
          <table:table-cell office:value-type="string" calcext:value-type="string">
            <text:p>‼️Росіяни запустили фейк про вивезення ікон з Києво-Печерської лаври до Франції.</text:p>
          </table:table-cell>
          <table:table-cell office:value-type="string" calcext:value-type="string">
            <text:p>['Києво-Печерської лаври', 'Франції']</text:p>
          </table:table-cell>
          <table:table-cell office:value-type="string" calcext:value-type="string">
            <text:p>uk</text:p>
          </table:table-cell>
          <table:table-cell table:number-columns-repeated="16380"/>
        </table:table-row>
        <table:table-row table:style-name="ro4" table:visibility="filter">
          <table:table-cell office:value-type="float" office:value="411" calcext:value-type="float">
            <text:p>411</text:p>
          </table:table-cell>
          <table:table-cell office:value-type="string" calcext:value-type="string">
            <text:p>Кабмін звільнив голову Держагентства з управління зоною відчуження Крамаренка.</text:p>
            <text:p/>
            <text:p>✔️КМУ звільнив з посади призначеного наприкінці 2021 року головою Державного агентства України з управління зоною відчуження Євгена Крамаренка (на фото). </text:p>
            <text:p/>
            <text:p>🤷‍♀Хто стане новим головою Держагентства – урядового розпорядження поки ще немає.</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412" calcext:value-type="float">
            <text:p>412</text:p>
          </table:table-cell>
          <table:table-cell office:value-type="string" calcext:value-type="string">
            <text:p>У столиці виявили збитковий ремонт пошкоджених внаслідок російських обстрілів будинків, а на Київщині — дитсадків.</text:p>
            <text:p/>
            <text:p>Трьом фігурантам вручили підозри.</text:p>
          </table:table-cell>
          <table:table-cell office:value-type="string" calcext:value-type="string">
            <text:p>['Київщині']</text:p>
          </table:table-cell>
          <table:table-cell office:value-type="string" calcext:value-type="string">
            <text:p>uk</text:p>
          </table:table-cell>
          <table:table-cell table:number-columns-repeated="16380"/>
        </table:table-row>
        <table:table-row table:style-name="ro22" table:visibility="filter">
          <table:table-cell office:value-type="float" office:value="413" calcext:value-type="float">
            <text:p>413</text:p>
          </table:table-cell>
          <table:table-cell office:value-type="string" calcext:value-type="string">
            <text:p>❗️Підтримуємо створення Робочої групи щодо дофінансування із бюджету комерційного проекту ЖК «FOREST», та на підставі цієї Робочої групи створити Програму з питань розселення мешканців аварійних будинків із закупівлею квартир в готових будинках для мешканців аварійних будинків з продажем відселених будинків забудовникам на аукціоні. Як вам ідея? А так, реально, відселення 167 квартир з будинку на Мілютенка, 23а обійдеться місту в 1.5 рази дорожче, чим придбати їм вже готові квартири. А керівництво КП «Спецжитлофонд» за провальну роботу і розтрату вже залучених бюджетних 200+ млн грн повинно понести відповідальність!</text:p>
          </table:table-cell>
          <table:table-cell office:value-type="string" calcext:value-type="string">
            <text:p>['Мілютенка, 23а']</text:p>
          </table:table-cell>
          <table:table-cell office:value-type="string" calcext:value-type="string">
            <text:p>uk</text:p>
          </table:table-cell>
          <table:table-cell table:number-columns-repeated="16380"/>
        </table:table-row>
        <table:table-row table:style-name="ro30" table:visibility="filter">
          <table:table-cell office:value-type="float" office:value="414" calcext:value-type="float">
            <text:p>414</text:p>
          </table:table-cell>
          <table:table-cell office:value-type="string" calcext:value-type="string">
            <text:p>кхе-кхе)</text:p>
            <text:p/>
            <text:p>Ми тут зробили спонсорство каналу в ютубчику</text:p>
            <text:p>https://www.youtube.com/channel/UC0-VakPoE8Mo4TSYTEG0XmA/join</text:p>
            <text:p/>
            <text:p>А ще я собі бай мі е кофі завела https://www.buymeacoffee.com/semenovatut</text:p>
            <text:p/>
            <text:p>Все це для того, щоб якісніше говорити про місто. Можна навіть вийде адміна завести, який той весь ютуб буде планувати і монтувати. Хочеться робити якісь хороші пояснялки, не тільки стріми.</text:p>
            <text:p/>
            <text:p>Але це, звичайно, після , як задонатите на системи переливання крові тут:</text:p>
            <text:p>https://send.monobank.ua/jar/823SBZD9E7</text:p>
            <text:p/>
            <text:p>@semenovatut</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
          <table:table-cell office:value-type="float" office:value="415" calcext:value-type="float">
            <text:p>415</text:p>
          </table:table-cell>
          <table:table-cell office:value-type="string" calcext:value-type="string">
            <text:p>Если владельцы заведений общепита и посетители будут нарушать законы и правила, то решение о продлении их времени работы будет отменено, — Попко</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7" table:visibility="filter">
          <table:table-cell office:value-type="float" office:value="416" calcext:value-type="float">
            <text:p>416</text:p>
          </table:table-cell>
          <table:table-cell office:value-type="string" calcext:value-type="string">
            <text:p>Укриття у столичних закладах освіти будуть відкриті цілодобово.</text:p>
            <text:p/>
            <text:p>За це відповідатимуть голови районних адміністрацій та керівники закладів освіти Києва.</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4" table:visibility="filter">
          <table:table-cell office:value-type="float" office:value="417" calcext:value-type="float">
            <text:p>417</text:p>
          </table:table-cell>
          <table:table-cell office:value-type="string" calcext:value-type="string">
            <text:p>Затримується рух тролейбусів  №№25, 28    (відновлено)</text:p>
            <text:p>      </text:p>
            <text:p>Затримується рух тролейбусів  №№25, 28 по  вул Мостицька 4  з  причини ДТП.  На місце викликано поліцію.</text:p>
            <text:p>       </text:p>
            <text:p>Затримується рух тролейбусів  №25, 28 організовано через просп.Правди.</text:p>
            <text:p/>
            <text:p>Рух відновлено о 19:49, курсування з відхиленням графіка.</text:p>
          </table:table-cell>
          <table:table-cell office:value-type="string" calcext:value-type="string">
            <text:p>['вул Мостицька 4', 'просп.Правди']</text:p>
          </table:table-cell>
          <table:table-cell office:value-type="string" calcext:value-type="string">
            <text:p>uk</text:p>
          </table:table-cell>
          <table:table-cell table:number-columns-repeated="16380"/>
        </table:table-row>
        <table:table-row table:style-name="ro48" table:visibility="filter">
          <table:table-cell office:value-type="float" office:value="418" calcext:value-type="float">
            <text:p>418</text:p>
          </table:table-cell>
          <table:table-cell office:value-type="string" calcext:value-type="string">
            <text:p>Шулявка. Київский політехнічний інститут (КПІ).</text:p>
            <text:p/>
            <text:p>Старий стадіон КПІ на місці сучасної науково-технічної бібліотеки КПІ та частини сучасного корпусу №7 - за старим хімічним корпусом (нині - корпус №4).</text:p>
            <text:p/>
            <text:p>Перше фото - 1950-1960 роки.</text:p>
            <text:p>Друге фото -1973 рік.</text:p>
            <text:p/>
            <text:p>На цьому старому стадіоні КПІ, коли ще був він студентом (мабуть теплофаку) КПІ, грав за збірну КПІ з футболу Валерій Васильович Лобановський.</text:p>
            <text:p>Також тут робив свої перші кроки в футболі єдиний в Києві олімпійський чемпіон з футболу 1988 року Олексій Михайличенко - ще зовсім малим він з батьками жив поряд.</text:p>
            <text:p/>
            <text:p>Зовсім поряд з цим старим стадіоном тоді знаходились також тенісні корти та надувний легкоатлетичний манеж - на місці сучасної площі знань КПІ.</text:p>
            <text:p>Цей надувний легкоатлетичний манеж десь в середині 1970-х років був перенесений ближче до Караваєвих дач на вулицю Польова - поряд з сучасною будівлею 24-го корпусу (спорткомплекс) КПІ, а нові тенісні корти напочатку 1980-х років вже з'явилися на сучасному місці - за гуртожитком по вулиці академіка Янгеля.</text:p>
            <text:p/>
            <text:p>@soloma_history</text:p>
          </table:table-cell>
          <table:table-cell office:value-type="string" calcext:value-type="string">
            <text:p>['Києві', 'площі знань КПІ', 'Караваєвих дач', 'вулицю Польова', 'вулиці академіка Янгеля']</text:p>
          </table:table-cell>
          <table:table-cell office:value-type="string" calcext:value-type="string">
            <text:p>uk</text:p>
          </table:table-cell>
          <table:table-cell table:number-columns-repeated="16380"/>
        </table:table-row>
        <table:table-row table:style-name="ro7" table:visibility="filter">
          <table:table-cell office:value-type="float" office:value="419" calcext:value-type="float">
            <text:p>419</text:p>
          </table:table-cell>
          <table:table-cell office:value-type="string" calcext:value-type="string">
            <text:p>Невже неможливо ставити своє авто так, щоб було можливо пройти з дитячою коляскою...</text:p>
            <text:p/>
            <text:p>Підписатися    |    Запропонув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420" calcext:value-type="float">
            <text:p>420</text:p>
          </table:table-cell>
          <table:table-cell office:value-type="string" calcext:value-type="string">
            <text:p>Подробиці різанини на Троєщині👇</text:p>
            <text:p/>
            <text:p>Між чоловіками виник словесний конфлікт, який переріс у бійку. Нападником виявився 38-річний переселенець.</text:p>
            <text:p/>
            <text:p>Йому загрожує до 8 років ув’язнення. </text:p>
            <text:p/>
            <text:p> Хуйовий Київ | 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421" calcext:value-type="float">
            <text:p>421</text:p>
          </table:table-cell>
          <table:table-cell office:value-type="string" calcext:value-type="string">
            <text:p>Проспект Відрадний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3" table:visibility="filter">
          <table:table-cell office:value-type="float" office:value="422" calcext:value-type="float">
            <text:p>422</text:p>
          </table:table-cell>
          <table:table-cell office:value-type="string" calcext:value-type="string">
            <text:p>‼️ Стосовно інформації про Троєщинського маньяка, яку активно поширюють мережею.</text:p>
            <text:p/>
            <text:p>1. Це почали ширити одрузу після вбивства, яке сталося 10 серпня. Інформацію було спростовано і названо фейком. Тепер знову починають з початку.</text:p>
            <text:p/>
            <text:p>2. Чоловік, який на фото не маньяк. Відношення до вбивства немає. Попередньо, він знаходиться у лікарні.</text:p>
            <text:p/>
            <text:p>3. Про 7 вбивств на Троєщині за цей місяць пишуть тільки у незрозумілих чатах. Офіційної інформації немає та і в адекватних канал про це не писали.</text:p>
            <text:p/>
            <text:p>Однак поліція на зараз офіційно не коментувала цю інформацію. Сподіваємося що відреагують та дадуть публічні роз'яснення.</text:p>
            <text:p/>
            <text:p>Не панікуйте!</text:p>
            <text:p/>
            <text:p>Підписатись | Надіслати новину</text:p>
          </table:table-cell>
          <table:table-cell office:value-type="string" calcext:value-type="string">
            <text:p>['Троєщині']</text:p>
          </table:table-cell>
          <table:table-cell office:value-type="string" calcext:value-type="string">
            <text:p>uk</text:p>
          </table:table-cell>
          <table:table-cell table:number-columns-repeated="16380"/>
        </table:table-row>
        <table:table-row table:style-name="ro2" table:visibility="filter">
          <table:table-cell office:value-type="float" office:value="423" calcext:value-type="float">
            <text:p>423</text:p>
          </table:table-cell>
          <table:table-cell office:value-type="string" calcext:value-type="string">
            <text:p>👮‍♂️ Патрульному, який захищав життя своє та напарниці обрано запобіжний захід поки триває слідство – цілодобовий домашній арешт.</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5" table:visibility="filter">
          <table:table-cell office:value-type="float" office:value="424" calcext:value-type="float">
            <text:p>424</text:p>
          </table:table-cell>
          <table:table-cell office:value-type="string" calcext:value-type="string">
            <text:p>На вулиці сильно воняє горілим. Поки невідомо звідки іде цей сморід. (пожежа, щось в лісі чи торф'яники)</text:p>
            <text:p/>
            <text:p>У нас наче все ціле 🙏</text:p>
            <text:p/>
            <text:p>Підписатися    |    Запропонув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6" table:visibility="filter">
          <table:table-cell office:value-type="float" office:value="425" calcext:value-type="float">
            <text:p>425</text:p>
          </table:table-cell>
          <table:table-cell office:value-type="string" calcext:value-type="string">
            <text:p>❗️У Раді зареєстрували законопроект про відміну права на відстрочку від мобілізації для студентів, які здобувають другу/третю освіту , — Вениславський</text:p>
            <text:p/>
            <text:p>Це стосуватиметься лише тих, кому понад 30 років. За словами нардепа, якщо законопроект ухвалять – його дія пошириться і на чоловіків , які скористалися навчанням для ухилення від мобілізації у 2022 році.</text:p>
            <text:p>ㅤ</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426" calcext:value-type="float">
            <text:p>426</text:p>
          </table:table-cell>
          <table:table-cell office:value-type="string" calcext:value-type="string">
            <text:p>1970-ті </text:p>
            <text:p>Впізнали де це?</text:p>
            <text:p/>
            <text:p>Це Дарницька площа та універмаг</text:p>
          </table:table-cell>
          <table:table-cell office:value-type="string" calcext:value-type="string">
            <text:p>['Дарницька площа']</text:p>
          </table:table-cell>
          <table:table-cell office:value-type="string" calcext:value-type="string">
            <text:p>uk</text:p>
          </table:table-cell>
          <table:table-cell table:number-columns-repeated="16380"/>
        </table:table-row>
        <table:table-row table:style-name="ro2" table:visibility="filter">
          <table:table-cell office:value-type="float" office:value="427" calcext:value-type="float">
            <text:p>427</text:p>
          </table:table-cell>
          <table:table-cell office:value-type="string" calcext:value-type="string">
            <text:p>🔎Поліція Києва розшукує матір з 3-річним сином, які гостювали у родича в столиці і повертались додому у Чернігівську область попутним транспортом.</text:p>
          </table:table-cell>
          <table:table-cell office:value-type="string" calcext:value-type="string">
            <text:p>['Києва', 'Чернігівську область']</text:p>
          </table:table-cell>
          <table:table-cell office:value-type="string" calcext:value-type="string">
            <text:p>uk</text:p>
          </table:table-cell>
          <table:table-cell table:number-columns-repeated="16380"/>
        </table:table-row>
        <table:table-row table:style-name="ro7" table:visibility="filter">
          <table:table-cell office:value-type="float" office:value="428" calcext:value-type="float">
            <text:p>428</text:p>
          </table:table-cell>
          <table:table-cell office:value-type="string" calcext:value-type="string">
            <text:p>Коли депутати Київради перебувають в очікуванні помічниць перед кожною комісією і сесією. Інтригуючі моменти. Раніше так було на Хрещатику 36, а зараз стан справ потребує термінового корегування.</text:p>
          </table:table-cell>
          <table:table-cell office:value-type="string" calcext:value-type="string">
            <text:p>['Хрещатику 36']</text:p>
          </table:table-cell>
          <table:table-cell office:value-type="string" calcext:value-type="string">
            <text:p>uk</text:p>
          </table:table-cell>
          <table:table-cell table:number-columns-repeated="16380"/>
        </table:table-row>
        <table:table-row table:style-name="ro6" table:visibility="filter">
          <table:table-cell office:value-type="float" office:value="429" calcext:value-type="float">
            <text:p>429</text:p>
          </table:table-cell>
          <table:table-cell office:value-type="string" calcext:value-type="string">
            <text:p>У Києві біля ТЦ "Ocean Plaza" сталася ДТП з військовим: чоловік у формі лежить посеред дороги </text:p>
            <text:p/>
            <text:p>За попередньою інформацією, чоловік не впорався з керуванням, здійснив наїзд на бордюр та після цього впав. Водії, які їхали поруч зупинилися, щоб надати допомогу. На місце прибули медики і людину у військовій формі шпиталізували. </text:p>
            <text:p/>
            <text:p>Чоловік живий, інформацію щодо отриманих травм в поліції не розголошують, як і особистих даних потерпілого.</text:p>
            <text:p/>
            <text:p> Хуйовий Київ | Надіслати новину</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6" table:visibility="filter">
          <table:table-cell office:value-type="float" office:value="430" calcext:value-type="float">
            <text:p>430</text:p>
          </table:table-cell>
          <table:table-cell office:value-type="string" calcext:value-type="string">
            <text:p>Учасницею елітної ДТП на Академмістечку була блогерка-мільйонниця Даша Квіткова.</text:p>
            <text:p/>
            <text:p>Вона їхала на Лексусі, який брала на тест-драйв. Очевидці кажуть, що саме Квіткова є винуватицею аварії, буцімто вона проїхала на червоне світло.</text:p>
            <text:p/>
            <text:p>Сама ж блогерка заявляє, що в її автівку врізались 2 легковика, коли вона повертала. </text:p>
            <text:p/>
            <text:p>Обійшлося без постраждалих. Поліція поки не коментувала цю історію.</text:p>
          </table:table-cell>
          <table:table-cell office:value-type="string" calcext:value-type="string">
            <text:p>['Академмістечку']</text:p>
          </table:table-cell>
          <table:table-cell office:value-type="string" calcext:value-type="string">
            <text:p>uk</text:p>
          </table:table-cell>
          <table:table-cell table:number-columns-repeated="16380"/>
        </table:table-row>
        <table:table-row table:style-name="ro8" table:visibility="filter">
          <table:table-cell office:value-type="float" office:value="431" calcext:value-type="float">
            <text:p>431</text:p>
          </table:table-cell>
          <table:table-cell office:value-type="string" calcext:value-type="string">
            <text:p>Нам пишуть :</text:p>
            <text:p/>
            <text:p>Прошу домогти з пошуком кота, звати Джеремі</text:p>
            <text:p>Винагорода 2000грн</text:p>
            <text:p>Номер 0680958123</text:p>
            <text:p/>
            <text:p>📍Чоколівк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432" calcext:value-type="float">
            <text:p>432</text:p>
          </table:table-cell>
          <table:table-cell office:value-type="string" calcext:value-type="string">
            <text:p>Окупанти використовують територію заповідника "Асканія-Нова" для розміщення військової техніки, чим наражають на небезпеку унікальний клаптик природи в Херсонській області. За інформацією "evocation.info", близько тижня тому рашисти розташували понад десять тентованих вантажівок "Урал" на території орнітологічного парку "Асканії-Нової". Невідомо, чи перебуває техніка там зараз, але дані про використання окупантами заповідника надходять регулярно.</text:p>
          </table:table-cell>
          <table:table-cell office:value-type="string" calcext:value-type="string">
            <text:p>['Асканія-Нова', 'Херсонській області', 'парку "Асканії-Нової"']</text:p>
          </table:table-cell>
          <table:table-cell office:value-type="string" calcext:value-type="string">
            <text:p>uk</text:p>
          </table:table-cell>
          <table:table-cell table:number-columns-repeated="16380"/>
        </table:table-row>
        <table:table-row table:style-name="ro9" table:visibility="filter">
          <table:table-cell office:value-type="float" office:value="433" calcext:value-type="float">
            <text:p>433</text:p>
          </table:table-cell>
          <table:table-cell office:value-type="string" calcext:value-type="string">
            <text:p>🇳🇿 Нова Зеландія почне видавати посвідки на проживання українським біженцям</text:p>
            <text:p/>
            <text:p>Власники спеціальної візи, які отримають документ до 15 березня 2024 року, зможуть подати заявку на отримання посвідки. Наразі такі візи отримали 1510 українців, 340 з яких вже отримали документ на проживання. Охочі отримати документ мають надати медичну довідку, пройти перевірку та сплатити 708 доларів.</text:p>
          </table:table-cell>
          <table:table-cell office:value-type="string" calcext:value-type="string">
            <text:p>['Нова Зеландія']</text:p>
          </table:table-cell>
          <table:table-cell office:value-type="string" calcext:value-type="string">
            <text:p>uk</text:p>
          </table:table-cell>
          <table:table-cell table:number-columns-repeated="16380"/>
        </table:table-row>
        <table:table-row table:style-name="ro5" table:visibility="filter">
          <table:table-cell office:value-type="float" office:value="434" calcext:value-type="float">
            <text:p>434</text:p>
          </table:table-cell>
          <table:table-cell office:value-type="string" calcext:value-type="string">
            <text:p>🕯Сьогодні у Києві прощаються з військовим льотчиком Андрієм Пільщиковим (позивний Джус), який трагічно загинув в авіакатастрофі у Житомирській області.</text:p>
            <text:p/>
            <text:p>Світла пам'ять!</text:p>
          </table:table-cell>
          <table:table-cell office:value-type="string" calcext:value-type="string">
            <text:p>['Києві', 'Житомирській області']</text:p>
          </table:table-cell>
          <table:table-cell office:value-type="string" calcext:value-type="string">
            <text:p>uk</text:p>
          </table:table-cell>
          <table:table-cell table:number-columns-repeated="16380"/>
        </table:table-row>
        <table:table-row table:style-name="ro10">
          <table:table-cell office:value-type="float" office:value="435" calcext:value-type="float">
            <text:p>435</text:p>
          </table:table-cell>
          <table:table-cell office:value-type="string" calcext:value-type="string">
            <text:p>Есть 3 сценария. Будет ли в Украине зимой свет:</text:p>
            <text:p/>
            <text:p>▪️если обстрелов энергосистемы не будет, а план ремонтов будет выполнен, то рисков серьезных проблем практически не возникнет. При этом эксперты допускают риски стабилизационных отключений в прифронтовых районах;</text:p>
            <text:p>▪️если масштабные атаки ракетами и дронами возобновятся, прогнозировать последствия сейчас довольно сложно. Поскольку всё зависит от характера ударов и мест поражения;</text:p>
            <text:p>▪️полный блэкаут из-за массированных атак по энергосистеме. Речь идет о длительном отсутствии электроэнергии, если не по всей стране, то на ее большой части, но эксперты считают, что сейчас такой вариант невозможен. К тому же, в украинской разведке не ожидают таких же массированных ударов, как в прошлом.</text:p>
          </table:table-cell>
          <table:table-cell office:value-type="string" calcext:value-type="string">
            <text:p>['Украине']</text:p>
          </table:table-cell>
          <table:table-cell office:value-type="string" calcext:value-type="string">
            <text:p>ru</text:p>
          </table:table-cell>
          <table:table-cell table:number-columns-repeated="16380"/>
        </table:table-row>
        <table:table-row table:style-name="ro36" table:visibility="filter">
          <table:table-cell office:value-type="float" office:value="436" calcext:value-type="float">
            <text:p>436</text:p>
          </table:table-cell>
          <table:table-cell office:value-type="string" calcext:value-type="string">
            <text:p>До опалювального сезону в Києві перевірили понад 90 відсотків тепломереж💨</text:p>
            <text:p/>
            <text:p>Триває й відновлення пошкоджених об’єктів, формується фізичний захист об’єктів критичної інфраструктури. Продовжують оснащувати котельні, помпові станції, бюветні комплекси та інші об’єкти критичної інфраструктури джерелами альтернативного живлення.</text:p>
            <text:p/>
            <text:p>Близько 150 бюветних комплексів і більша частина котельних уже мають можливість оперативно увімкнутися до генераторів. Також столиця придбала й 23 мобільні пересувні котельні. І пункти обігріву вже оснащені необхідним обладнанням для повноцінної роботи, повідомив мер Києва Віталій Кличко.</text:p>
            <text:p/>
            <text:p>🔷 Підписатися на Telegram | Instagram | Facebook | TikTok</text:p>
          </table:table-cell>
          <table:table-cell office:value-type="string" calcext:value-type="string">
            <text:p>['Києві', 'Києва']</text:p>
          </table:table-cell>
          <table:table-cell office:value-type="string" calcext:value-type="string">
            <text:p>uk</text:p>
          </table:table-cell>
          <table:table-cell table:number-columns-repeated="16380"/>
        </table:table-row>
        <table:table-row table:style-name="ro5" table:visibility="filter">
          <table:table-cell office:value-type="float" office:value="437" calcext:value-type="float">
            <text:p>437</text:p>
          </table:table-cell>
          <table:table-cell office:value-type="string" calcext:value-type="string">
            <text:p>У французькій столиці заборонили прокат електросамокатів. Причина – паркування техніки перешкоджає власникам автівок. Тим часом у Києві сервіс оренди самокатів розвивається. Чи варто зберігати таку динаміку поцікавився кореспондент «Великого Києва».</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59" table:visibility="filter">
          <table:table-cell office:value-type="float" office:value="438" calcext:value-type="float">
            <text:p>438</text:p>
          </table:table-cell>
          <table:table-cell office:value-type="string" calcext:value-type="string">
            <text:p>Українська освітня «Мрія». Новий застосунок, який допомагатиме мільйонам наших людей так само ефективно, як «Дія».</text:p>
            <text:p/>
            <text:p>Українські учні та учениці, батьки, вчителі – кожен зможе скористатися функціями «Мрії». Сьогодні зробив першу презентацію проекту. І саме тим, хто буде нею користуватися. Українські школи та наші хлопці й дівчата, які навчаються зараз за кордоном. Наші вчителі.</text:p>
            <text:p/>
            <text:p>Саме таких новин заслуговує 1 Вересня – новин про те, що в українців буде більше можливостей, більше захисту, більше нормального освіченого життя.</text:p>
            <text:p/>
            <text:p>Вітаю всіх із 1 Вересня та бажаю, щоб мрії всіх наших людей, усіх наших дітей здійснювалися!</text:p>
            <text:p/>
            <text:p>🇺🇦🇺🇦🇺🇦</text:p>
            <text:p/>
            <text:p>——</text:p>
            <text:p/>
            <text:p>Ukrainian educational Mriia (Dream). A new application that will help millions of our people as effectively as Diia.</text:p>
            <text:p/>
            <text:p>Ukrainian students, parents, teachers – everyone will be able to use the functions of Mriia. Today, I made the first presentation of the project to those who will use it. Ukrainian schools and our boys and girls currently studying abroad. Our teachers.</text:p>
            <text:p/>
            <text:p>It is the kind of news that September 1st deserves – news that Ukrainians will have more opportunities, more protection, more normal, educated life.</text:p>
            <text:p/>
            <text:p>I congratulate everyone on September 1st and wish the dreams of all our people and all our children come true!</text:p>
            <text:p/>
            <text:p>🇺🇦🇺🇦🇺🇦</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8" table:visibility="filter">
          <table:table-cell office:value-type="float" office:value="439" calcext:value-type="float">
            <text:p>439</text:p>
          </table:table-cell>
          <table:table-cell office:value-type="string" calcext:value-type="string">
            <text:p>⚠️ Увага!</text:p>
            <text:p>Ракети у напрямку Києва!</text:p>
          </table:table-cell>
          <table:table-cell office:value-type="string" calcext:value-type="string">
            <text:p>['Києва']</text:p>
          </table:table-cell>
          <table:table-cell office:value-type="string" calcext:value-type="string">
            <text:p>uk</text:p>
          </table:table-cell>
          <table:table-cell table:number-columns-repeated="16380"/>
        </table:table-row>
        <table:table-row table:style-name="ro6" table:visibility="filter">
          <table:table-cell office:value-type="float" office:value="440" calcext:value-type="float">
            <text:p>440</text:p>
          </table:table-cell>
          <table:table-cell office:value-type="string" calcext:value-type="string">
            <text:p>#допомога</text:p>
            <text:p/>
            <text:p>2 вересня з 10:00 до 17:00 у парку Шевченка (локація ГО «Волонтерський рух Захист») збиратимуть сухі пайки для наших воїнів.</text:p>
            <text:p/>
            <text:p>Продукти та речі, які потребують захисники з передової: м'ясні, рибні консерви або паштет, Мівіна, вівсяна каша швидкого приготування, вологі серветки, енергетики, кава у стіках, шоколад, чай, галетне печиво.</text:p>
            <text:p/>
            <text:p>🔸Підписатися на Telegram | Facebook | Viber</text:p>
          </table:table-cell>
          <table:table-cell office:value-type="string" calcext:value-type="string">
            <text:p>['парку Шевченка']</text:p>
          </table:table-cell>
          <table:table-cell office:value-type="string" calcext:value-type="string">
            <text:p>uk</text:p>
          </table:table-cell>
          <table:table-cell table:number-columns-repeated="16380"/>
        </table:table-row>
        <table:table-row table:style-name="ro5" table:visibility="filter">
          <table:table-cell office:value-type="float" office:value="441" calcext:value-type="float">
            <text:p>441</text:p>
          </table:table-cell>
          <table:table-cell office:value-type="string" calcext:value-type="string">
            <text:p>Доречі, це дуже цікаво - схоже що вони запустили ці ракети "на злобу", просто повторивши маршрут попередніх ракет. </text:p>
            <text:p/>
            <text:p>Що означає, що цих свинособак дуже боляче покарали 💪 у різних областях їх недокраїни було дуже багато вибухів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5" table:visibility="filter">
          <table:table-cell office:value-type="float" office:value="442" calcext:value-type="float">
            <text:p>442</text:p>
          </table:table-cell>
          <table:table-cell office:value-type="string" calcext:value-type="string">
            <text:p>❗️З 25 вересня у столиці вводять нові перепустки на авто для їзди містом під час комендантської години, — КМВА</text:p>
            <text:p/>
            <text:p>Заявки на отримання перепусток можна подавати з 4 вересня до Центрального управління Військової служби правопорядк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7" table:visibility="filter">
          <table:table-cell office:value-type="float" office:value="443" calcext:value-type="float">
            <text:p>443</text:p>
          </table:table-cell>
          <table:table-cell office:value-type="string" calcext:value-type="string">
            <text:p>Відділення "Діла" відновило роботу за адресою Ореста Левицького 18а (Курчатова)</text:p>
            <text:p/>
            <text:p>Підписатися    |    Запропонувати новину</text:p>
          </table:table-cell>
          <table:table-cell office:value-type="string" calcext:value-type="string">
            <text:p>['Ореста Левицького 18а', 'Курчатова']</text:p>
          </table:table-cell>
          <table:table-cell office:value-type="string" calcext:value-type="string">
            <text:p>uk</text:p>
          </table:table-cell>
          <table:table-cell table:number-columns-repeated="16380"/>
        </table:table-row>
        <table:table-row table:style-name="ro5" table:visibility="filter">
          <table:table-cell office:value-type="float" office:value="444" calcext:value-type="float">
            <text:p>444</text:p>
          </table:table-cell>
          <table:table-cell office:value-type="string" calcext:value-type="string">
            <text:p>Затримується рух трамваїв №18  </text:p>
            <text:p/>
            <text:p>Затримується рух трамваїв №18 по вул. Глибочицька в напрямку вул. Старовокзальна з причини ДТП. На  місце  викликано поліцію.</text:p>
          </table:table-cell>
          <table:table-cell office:value-type="string" calcext:value-type="string">
            <text:p>['вул. Глибочицька', 'вул. Старовокзальна']</text:p>
          </table:table-cell>
          <table:table-cell office:value-type="string" calcext:value-type="string">
            <text:p>uk</text:p>
          </table:table-cell>
          <table:table-cell table:number-columns-repeated="16380"/>
        </table:table-row>
        <table:table-row table:style-name="ro7" table:visibility="filter">
          <table:table-cell office:value-type="float" office:value="445" calcext:value-type="float">
            <text:p>445</text:p>
          </table:table-cell>
          <table:table-cell office:value-type="string" calcext:value-type="string">
            <text:p>UPD</text:p>
            <text:p/>
            <text:p>Загинули два охоронці підприємства. Зовсім молоді хлопці - 26 та 36 років, - КМВА</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 table:visibility="filter">
          <table:table-cell office:value-type="float" office:value="446" calcext:value-type="float">
            <text:p>446</text:p>
          </table:table-cell>
          <table:table-cell office:value-type="string" calcext:value-type="string">
            <text:p>👧46 маленьких ірпінчан повернулись з відпочинку у польському місті Ґужно☺️.</text:p>
            <text:p/>
            <text:p>"Із супроводом польських вихователів діти провели дуже насичений тиждень. Вони брали участь у майстер-класах з виготовлення мила та вивчали екологічні стежки. Відвідували інтеграційні зустрічі, долучались до спортивних змагань та насолоджувались вечорами біля багаття", - повідомили в пресслужбі Ірпінської міської ради.</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9" table:visibility="filter">
          <table:table-cell office:value-type="float" office:value="447" calcext:value-type="float">
            <text:p>447</text:p>
          </table:table-cell>
          <table:table-cell office:value-type="string" calcext:value-type="string">
            <text:p>Забудовник Микільської Слобідки остаточно програв: Верховний суд повернув Києву скандальні ділянки</text:p>
            <text:p/>
            <text:p>Верховний Суд прийняв остаточне рішення у справі щодо земельних ділянок, які надавались під забудову в межах прибережної захисної смуги річки Дніпро та червоних ліній по вул. Микільсько-Слобідській y Дніпровському районі міста Києва вартістю 28 млн 146 тис. гривень.</text:p>
          </table:table-cell>
          <table:table-cell office:value-type="string" calcext:value-type="string">
            <text:p>['Микільської Слобідки', 'Києву', 'Дніпро', 'вул. Микільсько-Слобідській', 'Дніпровському районі міста Києва']</text:p>
          </table:table-cell>
          <table:table-cell office:value-type="string" calcext:value-type="string">
            <text:p>uk</text:p>
          </table:table-cell>
          <table:table-cell table:number-columns-repeated="16380"/>
        </table:table-row>
        <table:table-row table:style-name="ro14" table:visibility="filter">
          <table:table-cell office:value-type="float" office:value="448" calcext:value-type="float">
            <text:p>448</text:p>
          </table:table-cell>
          <table:table-cell office:value-type="string" calcext:value-type="string">
            <text:p>Біля площі Перемоги сталася пожежа 😱</text:p>
            <text:p/>
            <text:p>У небо здіймається чорний стовп диму. Пожежники вже в дорозі.</text:p>
            <text:p>ㅤ</text:p>
            <text:p>Київ — пряма трансляція 👈</text:p>
            <text:p>Надіслати новину</text:p>
          </table:table-cell>
          <table:table-cell office:value-type="string" calcext:value-type="string">
            <text:p>['площі Перемоги']</text:p>
          </table:table-cell>
          <table:table-cell office:value-type="string" calcext:value-type="string">
            <text:p>uk</text:p>
          </table:table-cell>
          <table:table-cell table:number-columns-repeated="16380"/>
        </table:table-row>
        <table:table-row table:style-name="ro30" table:visibility="filter">
          <table:table-cell office:value-type="float" office:value="449" calcext:value-type="float">
            <text:p>449</text:p>
          </table:table-cell>
          <table:table-cell office:value-type="string" calcext:value-type="string">
            <text:p>Кидаємо генераторний клич!</text:p>
            <text:p/>
            <text:p>Поки ми готуємось до наступного великого непростого запиту , і займаємось поточним - є невеличка потреба для нашої 3 ОШБр😈</text:p>
            <text:p/>
            <text:p>Хлопцям потрібно 6 інверторних генераторів на 3кВт</text:p>
            <text:p/>
            <text:p>Якщо ви можете придбати / передати / подарувати - пишіть нам</text:p>
            <text:p/>
            <text:p>Робимо банку, аби хоч частково та оперативно закрити цю потребу бойовому піздрозділу!</text:p>
            <text:p>Долучайтесь🫡🇺🇦 (з банки на 100.000 ми можемо купити 4шт)</text:p>
            <text:p/>
            <text:p>Банка: https://send.monobank.ua/jar/8WNmBfKe8t</text:p>
            <text:p/>
            <text:p>Карта банки: 5375411208420005</text:p>
            <text:p/>
            <text:p>Приват24 : 4149 4993 9669 4489</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12" table:visibility="filter">
          <table:table-cell office:value-type="float" office:value="450" calcext:value-type="float">
            <text:p>450</text:p>
          </table:table-cell>
          <table:table-cell office:value-type="string" calcext:value-type="string">
            <text:p>Орловська область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8" table:visibility="filter">
          <table:table-cell office:value-type="float" office:value="451" calcext:value-type="float">
            <text:p>451</text:p>
          </table:table-cell>
          <table:table-cell office:value-type="string" calcext:value-type="string">
            <text:p>У Києві ширяться чутки про маніяка-вбивцю, — ТСН</text:p>
            <text:p/>
            <text:p>В одному з районів Києва нібито орудує маніяк. Про нелюда у Деснянському районі, який нападає з молотком на жінок, кияни пишуть у соціальних мережах. Дописувачі стверджують, що чоловік знаряддям для вбивства використовує ніж та молоток.</text:p>
            <text:p/>
            <text:p>У мережі пишуть, що жертвами маніяка вже стали семеро жінок. Мовляв, напади траплялися на вулиці Рональда Рейгана (колишня назва - Теодора Драйзера), проспекті Червоної Калини (колишня назва – проспект Володимира Маяковського) та Олександри Екстер (колишня назва - Марини Цвєтаєвої).</text:p>
            <text:p/>
            <text:p>Люди попереджують одне одного про небезпеку і рекомендують жінкам самим не ходити в темний час доби.</text:p>
            <text:p/>
            <text:p>Що кажуть в поліції?</text:p>
            <text:p/>
            <text:p>В поліції Києва кажуть, що відомо про один факт вбивства жінки у Деснянському районі.</text:p>
            <text:p/>
            <text:p>"Деснянським управлінням поліції відкрито кримінальне провадження за  статтею №115 – умисне вбивство. Слідчі розслідують факт вбивства жінки, місцевої мешканки. Тривають оперативні заходи".</text:p>
            <text:p/>
            <text:p>Підписатися    |    Запропонувати новину</text:p>
          </table:table-cell>
          <table:table-cell office:value-type="string" calcext:value-type="string">
            <text:p>['Києві', 'Києва', 'Деснянському районі', 'вулиці Рональда Рейгана', 'Теодора Драйзера', 'проспекті Червоної Калини', 'проспект Володимира Маяковського', 'Олександри Екстер', 'Києва', 'Деснянському районі']</text:p>
          </table:table-cell>
          <table:table-cell office:value-type="string" calcext:value-type="string">
            <text:p>uk</text:p>
          </table:table-cell>
          <table:table-cell table:number-columns-repeated="16380"/>
        </table:table-row>
        <table:table-row table:style-name="ro2" table:visibility="filter">
          <table:table-cell office:value-type="float" office:value="452" calcext:value-type="float">
            <text:p>452</text:p>
          </table:table-cell>
          <table:table-cell office:value-type="string" calcext:value-type="string">
            <text:p>❗️Повідомляють про замінування Ашану в ТРЦ Проспект</text:p>
            <text:p/>
            <text:p>Магазин закрили, відвідувачів попросили залишити приміщення.</text:p>
          </table:table-cell>
          <table:table-cell office:value-type="string" calcext:value-type="string">
            <text:p>['ТРЦ Проспект\nМагазин']</text:p>
          </table:table-cell>
          <table:table-cell office:value-type="string" calcext:value-type="string">
            <text:p>uk</text:p>
          </table:table-cell>
          <table:table-cell table:number-columns-repeated="16380"/>
        </table:table-row>
        <table:table-row table:style-name="ro5" table:visibility="filter">
          <table:table-cell office:value-type="float" office:value="453" calcext:value-type="float">
            <text:p>453</text:p>
          </table:table-cell>
          <table:table-cell office:value-type="string" calcext:value-type="string">
            <text:p>Затримується рух тролейбусів  № 7, 36Д</text:p>
            <text:p>      </text:p>
            <text:p>Затримується рух тролейбусів № 7, 36Д по пр. Берестейський в напрямку вул. Чорнобильська з причини ДТП.  На місце викликано поліцію та МШД.</text:p>
          </table:table-cell>
          <table:table-cell office:value-type="string" calcext:value-type="string">
            <text:p>['пр. Берестейський', 'вул. Чорнобильська']</text:p>
          </table:table-cell>
          <table:table-cell office:value-type="string" calcext:value-type="string">
            <text:p>uk</text:p>
          </table:table-cell>
          <table:table-cell table:number-columns-repeated="16380"/>
        </table:table-row>
        <table:table-row table:style-name="ro7" table:visibility="filter">
          <table:table-cell office:value-type="float" office:value="454" calcext:value-type="float">
            <text:p>454</text:p>
          </table:table-cell>
          <table:table-cell office:value-type="string" calcext:value-type="string">
            <text:p>Уламки ракети залетіли у квартиру: мешканці столиці показали наслідки після нічної ворожої ракетної атаки</text:p>
            <text:p/>
            <text:p>Хуйовий Київ | Надіслати новину</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 table:visibility="filter">
          <table:table-cell office:value-type="float" office:value="455" calcext:value-type="float">
            <text:p>455</text:p>
          </table:table-cell>
          <table:table-cell office:value-type="string" calcext:value-type="string">
            <text:p>У шести школах Дніпровського району змонтують нову пожежну сигналізацію.</text:p>
            <text:p/>
            <text:p>👉Управління освіти Дніпровської РДА виділяє 7,5 млн гривень на встановлення нової пожежної сигналізації у шести школах району. </text:p>
            <text:p/>
            <text:p>💢Підрядники, що стануть переможцями оголошених тендерів, повинні будуть впоратися з роботами до середини листопада.</text:p>
            <text:p/>
            <text:p>📅Відкриті торги з особливостями по оголошенням призначені на 5 та 6 вересня 2023 року. Строк виконання робіт – 15 листопада.</text:p>
          </table:table-cell>
          <table:table-cell office:value-type="string" calcext:value-type="string">
            <text:p>['Дніпровського району']</text:p>
          </table:table-cell>
          <table:table-cell office:value-type="string" calcext:value-type="string">
            <text:p>uk</text:p>
          </table:table-cell>
          <table:table-cell table:number-columns-repeated="16380"/>
        </table:table-row>
        <table:table-row table:style-name="ro44" table:visibility="filter">
          <table:table-cell office:value-type="float" office:value="456" calcext:value-type="float">
            <text:p>456</text:p>
          </table:table-cell>
          <table:table-cell office:value-type="string" calcext:value-type="string">
            <text:p>Журналісти ВВС підрахували, що цього року росію та окупований Крим понад 190 разів атакували безпілотники</text:p>
            <text:p/>
            <text:p>Удари були націлені переважно на нафтобази, аеродроми й енергоінфраструктуру брянської, бєлгородської та курської областей. Дісталося й московській області. </text:p>
            <text:p/>
            <text:p>Морські бази і Кримський міст зазнали понад 10 атак морських дронів.</text:p>
            <text:p/>
            <text:p>👉👉Запропонувати новину👈👈</text:p>
            <text:p/>
            <text:p>Підписатись на Дарниця Livе</text:p>
          </table:table-cell>
          <table:table-cell office:value-type="string" calcext:value-type="string">
            <text:p>['Крим', 'Кримський міст']</text:p>
          </table:table-cell>
          <table:table-cell office:value-type="string" calcext:value-type="string">
            <text:p>uk</text:p>
          </table:table-cell>
          <table:table-cell table:number-columns-repeated="16380"/>
        </table:table-row>
        <table:table-row table:style-name="ro50" table:visibility="filter">
          <table:table-cell office:value-type="float" office:value="457" calcext:value-type="float">
            <text:p>457</text:p>
          </table:table-cell>
          <table:table-cell office:value-type="string" calcext:value-type="string">
            <text:p>​​❗️Директора КО «Київмедспецтранс» Віталю Безносюка взято під варту за розкрадання 12,6 млн грн на каретах швидких! Заступнику директора обрано запобіжний захід у вигляді застави розміром 1,7 млн гривень. </text:p>
            <text:p> </text:p>
            <text:p>Ввказані службові особи у співучасті з директорами п’яти фірм організували схему привласнення бюджетних коштів, виділених КМДА для функціонування карет швидкої медичної допомоги в м. Києві та забезпечення їх запчастинами. Підконтрольні приватні підприємства отримували перемогу у цих закупівлях та постачали автозапчастини комунальному об’єднанню за завищеними цінами. За результатами експертизи встановлено завищення цін на суму понад 12,6 млн грн. На даний час триває розгляд клопотань щодо інших учасників організованої злочинної групи.</text:p>
            <text:p> </text:p>
            <text:p>КО «Київмедспецтранс» підпорядкована Апарату КМДА на чолі із Дмитром Загуменним. Загалом відомо, що медичну галузь КМДА координує перший заступник Кличка Микола Поворозник, який не міг не знати про цю зухвалу корупційну аферу на швидких, бо він знає про все, що діється у місті і особисто контролює усі процеси практично в ручному режимі.</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8" table:visibility="filter">
          <table:table-cell office:value-type="float" office:value="458" calcext:value-type="float">
            <text:p>458</text:p>
          </table:table-cell>
          <table:table-cell office:value-type="string" calcext:value-type="string">
            <text:p>русня трохи образилась 😀</text:p>
            <text:p/>
            <text:p>Буває</text:p>
            <text:p/>
            <text:p>Їм знищили, як мінімум 5 літаків, аеродром і тд.</text:p>
            <text:p/>
            <text:p>А вони трохи уламків насипали в Києві.</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4" table:visibility="filter">
          <table:table-cell office:value-type="float" office:value="459" calcext:value-type="float">
            <text:p>459</text:p>
          </table:table-cell>
          <table:table-cell office:value-type="string" calcext:value-type="string">
            <text:p>У боях за Україну загинув відомий винахідник Борис Чубін🕯💔. Він — чемпіон із соціальних інновацій і міг прославити нашу країну та вдосконалити будь-яку галузь. Але він вибрав захищати свою Батьківщину.</text:p>
            <text:p/>
            <text:p>Борис створив інноваційні рішення, які допомагали людям із обмеженими фізичними можливостями. Його винаходи включають прилад для незрячих iHelp, додаток для садівників Garden club та соціальну мережу для людей з вадами зору.</text:p>
            <text:p/>
            <text:p>Проєкт "Створення рівних можливостей для сліпих і людей з вадами зору" отримав високу міжнародну оцінку. Але 30 серпня 2023 року, виконуючи бойове завдання під Авдіївкою, Борис загинув.</text:p>
          </table:table-cell>
          <table:table-cell office:value-type="string" calcext:value-type="string">
            <text:p>['Україну', 'Авдіївкою']</text:p>
          </table:table-cell>
          <table:table-cell office:value-type="string" calcext:value-type="string">
            <text:p>uk</text:p>
          </table:table-cell>
          <table:table-cell table:number-columns-repeated="16380"/>
        </table:table-row>
        <table:table-row table:style-name="ro44" table:visibility="filter">
          <table:table-cell office:value-type="float" office:value="460" calcext:value-type="float">
            <text:p>460</text:p>
          </table:table-cell>
          <table:table-cell office:value-type="string" calcext:value-type="string">
            <text:p>Найнижчі знижки на ВСІ прикраси з діамантами -55% 😍</text:p>
            <text:p>Акція від бренду ювелірних подарунків LOVE YOU діє тільки до 3 вересня!</text:p>
            <text:p/>
            <text:p>💎 Обручки з діамантами від 5 750 грн. </text:p>
            <text:p>💎 Каблучки її мрії з діамантами від 4 151 грн. </text:p>
            <text:p>💎 Діамантові сережки від 4 230 грн.</text:p>
            <text:p>💎 Срібні геометричні сережки 2 776 грн. </text:p>
            <text:p>💎 Золоті патріотичні прикраси з емаллю від 1 845 грн. </text:p>
            <text:p>💎 Прикраси-трансформери з підвісами для кожного приводу від 960 грн. </text:p>
            <text:p/>
            <text:p>📍Шукай найближчий магазин LOVE YOU в Києві тут.</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22" table:visibility="filter">
          <table:table-cell office:value-type="float" office:value="461" calcext:value-type="float">
            <text:p>461</text:p>
          </table:table-cell>
          <table:table-cell office:value-type="string" calcext:value-type="string">
            <text:p>У Києві попрощалися із загиблим військовим пілотом «Джусом»🕯</text:p>
            <text:p/>
            <text:p>Чоловік із перших днів повномасштабного вторгнення захищав столицю у складі «Привида Києва» й активно виступав за надання Україні сучасних літаків F-16.</text:p>
            <text:p/>
            <text:p>Вічна пам'ять!</text:p>
            <text:p>Герої не вмирають!</text:p>
            <text:p/>
            <text:p>🔷 Підписатися на Telegram | Instagram | Facebook | TikTok</text:p>
          </table:table-cell>
          <table:table-cell office:value-type="string" calcext:value-type="string">
            <text:p>['Києві', 'Україні']</text:p>
          </table:table-cell>
          <table:table-cell office:value-type="string" calcext:value-type="string">
            <text:p>uk</text:p>
          </table:table-cell>
          <table:table-cell table:number-columns-repeated="16380"/>
        </table:table-row>
        <table:table-row table:style-name="ro56" table:visibility="filter">
          <table:table-cell office:value-type="float" office:value="462" calcext:value-type="float">
            <text:p>462</text:p>
          </table:table-cell>
          <table:table-cell office:value-type="string" calcext:value-type="string">
            <text:p>🙌🏻 Ділимося повною програмою Закриття першого сезону фестивалю "Протасів Яр" пам'яті Романа Ратушного </text:p>
            <text:p/>
            <text:p>Зберігайте її собі на гаджети та приходьте на галявину в Протасовому Яру! Усі подробиці та анонси - вже незабаром!</text:p>
            <text:p/>
            <text:p> 📆 Дата: 2 вересня, початок о 15:00.</text:p>
            <text:p>📍Локація: </text:p>
            <text:p>⛅Денна програма: галявина на Протасі (орієнтир - нижня заправка WOG, вул. Солом'янська, 40-а);</text:p>
            <text:p>🎼 Музична частина: Інститут цукрових буряків.</text:p>
            <text:p/>
            <text:p>Не забудьте взяти пледи чи каремати для того аби зручно вмоститись на траві. Беріть із собою головні убори.  Білий намет, який вже став символом усіх наших зустрічей, нам зробить і затінок, і захист від дощу.</text:p>
            <text:p/>
            <text:p>Окрім того, на локації працюватиме дитяча галявина для найменших відвідувачів від наших партнерів – Музей Івана Гончара (Ivan Honchar Museum) </text:p>
            <text:p/>
            <text:p>Вхід на усі локації події - вільний. Приєднуйтесь до події, щоб не забути, що ми на вас дуже чекаємо.</text:p>
            <text:p/>
            <text:p>#РоманРатушний #ПротасівЯр</text:p>
          </table:table-cell>
          <table:table-cell office:value-type="string" calcext:value-type="string">
            <text:p>['Протасовому Яру', 'Протасі', "вул. Солом'янська, 40-а"]</text:p>
          </table:table-cell>
          <table:table-cell office:value-type="string" calcext:value-type="string">
            <text:p>uk</text:p>
          </table:table-cell>
          <table:table-cell table:number-columns-repeated="16380"/>
        </table:table-row>
        <table:table-row table:style-name="ro22" table:visibility="filter">
          <table:table-cell office:value-type="float" office:value="463" calcext:value-type="float">
            <text:p>463</text:p>
          </table:table-cell>
          <table:table-cell office:value-type="string" calcext:value-type="string">
            <text:p>Посеред білого дня крали квіти з міського квітника😠</text:p>
            <text:p/>
            <text:p>У Солом’янському районі поліціянти помітили двох чоловіків і жінку, які копирсалися на клумбі і нахабно викопували квіти. Крадіїв затримали і викликали на місце слідчих. </text:p>
            <text:p/>
            <text:p>Патрульні нагадують, що крадіжка, скоєна в умовах воєнного стану, карається позбавленням волі на строк від 5 до 8 років. А за знищення або пошкодження зелених насаджень або інших об’єктів озеленення, що не віднесені до лісового фонду — штраф від 170 до 510 гривень.</text:p>
          </table:table-cell>
          <table:table-cell office:value-type="string" calcext:value-type="string">
            <text:p>['Солом’янському районі']</text:p>
          </table:table-cell>
          <table:table-cell office:value-type="string" calcext:value-type="string">
            <text:p>uk</text:p>
          </table:table-cell>
          <table:table-cell table:number-columns-repeated="16380"/>
        </table:table-row>
        <table:table-row table:style-name="ro18" table:visibility="filter">
          <table:table-cell office:value-type="float" office:value="464" calcext:value-type="float">
            <text:p>464</text:p>
          </table:table-cell>
          <table:table-cell office:value-type="string" calcext:value-type="string">
            <text:p>🇬🇪🎤Грузинська співачка Ніно Катамадзе завітала у реабілітаційний центр МВС, аби підтримати українських бійців.</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23" table:visibility="filter">
          <table:table-cell office:value-type="float" office:value="465" calcext:value-type="float">
            <text:p>465</text:p>
          </table:table-cell>
          <table:table-cell office:value-type="string" calcext:value-type="string">
            <text:p>⚠️ Мережею ширяться дописи про зниклих українських військових, чиї тіла «привезли на Київщину». Пояснюємо, що з ними не так</text:p>
            <text:p/>
            <text:p>У соцмережі Facebook біля 21 тисяч поширень отримав допис користувачки Amira Tereschuk, яка стверджує, що 274 тіла українських військових доставили в Київську область у червні та липні. Буцімто їх особи не можуть встановити, тому родичів зниклих військових просять повідомляти про їх особливі прикмети.</text:p>
            <text:p/>
            <text:p>Пости з абсолютно ідентичними текстами почали розповсюджувати у соцмережах і з інших сторінок Facebook.</text:p>
            <text:p/>
            <text:p>Перш за все, викликає питання сторінка, на якій опублікували оголошення, що отримало найбільшу кількість поширень. Вона належить викладачці  східних танців, а не особі, яка займається поверненням чи опізнанням тіл загиблих захисників. На жодному офіційному сайті держслуб немає подібної інформації.</text:p>
            <text:p/>
            <text:p>Ба більше, цей же допис «гуляв» соцмережею Facebook рівно рік тому – в серпні 2022-го. Наразі ця інформація неактуальна, а номер телефону, згаданий у дописі, – поза зоною досяжності.</text:p>
            <text:p/>
            <text:p>Вкотре нагадуємо: будьте дуже уважні, критично ставтеся до всього, що бачите у соцмережах.</text:p>
          </table:table-cell>
          <table:table-cell office:value-type="string" calcext:value-type="string">
            <text:p>['Київщину', 'Київську область']</text:p>
          </table:table-cell>
          <table:table-cell office:value-type="string" calcext:value-type="string">
            <text:p>uk</text:p>
          </table:table-cell>
          <table:table-cell table:number-columns-repeated="16380"/>
        </table:table-row>
        <table:table-row table:style-name="ro8">
          <table:table-cell office:value-type="float" office:value="466" calcext:value-type="float">
            <text:p>466</text:p>
          </table:table-cell>
          <table:table-cell office:value-type="string" calcext:value-type="string">
            <text:p>Сегодня утром на Житомирском шоссе в Святошинском районе грузовик врезался в блокпост</text:p>
            <text:p/>
            <text:p>В результате ДТП бетонные блоки конструкции блок-поста разбросало по проезжей части. Обошлось без жертв.</text:p>
            <text:p/>
            <text:p>Спасатели уже ликвидировали последствия ДТП.</text:p>
          </table:table-cell>
          <table:table-cell office:value-type="string" calcext:value-type="string">
            <text:p>['Житомирском шоссе', 'Святошинском районе']</text:p>
          </table:table-cell>
          <table:table-cell office:value-type="string" calcext:value-type="string">
            <text:p>ru</text:p>
          </table:table-cell>
          <table:table-cell table:number-columns-repeated="16380"/>
        </table:table-row>
        <table:table-row table:style-name="ro5" table:visibility="filter">
          <table:table-cell office:value-type="float" office:value="467" calcext:value-type="float">
            <text:p>467</text:p>
          </table:table-cell>
          <table:table-cell office:value-type="string" calcext:value-type="string">
            <text:p>Київ — поки що чисто. </text:p>
            <text:p/>
            <text:p>Буде дорозвідка на предмет заблукавших ракет. </text:p>
            <text:p/>
            <text:p>Перебувайте в укриттях до офіційного відбою.</text:p>
          </table:table-cell>
          <table:table-cell office:value-type="string" calcext:value-type="string">
            <text:p>['Київ']</text:p>
          </table:table-cell>
          <table:table-cell office:value-type="string" calcext:value-type="string">
            <text:p>uk</text:p>
          </table:table-cell>
          <table:table-cell table:number-columns-repeated="16380"/>
        </table:table-row>
        <table:table-row table:style-name="ro2">
          <table:table-cell office:value-type="float" office:value="468" calcext:value-type="float">
            <text:p>468</text:p>
          </table:table-cell>
          <table:table-cell office:value-type="string" calcext:value-type="string">
            <text:p>Ганьба</text:p>
            <text:p/>
            <text:p>By Dima Kovalenko</text:p>
          </table:table-cell>
          <table:table-cell office:value-type="string" calcext:value-type="string">
            <text:p>[]</text:p>
          </table:table-cell>
          <table:table-cell office:value-type="string" calcext:value-type="string">
            <text:p>ru</text:p>
          </table:table-cell>
          <table:table-cell table:number-columns-repeated="16380"/>
        </table:table-row>
        <table:table-row table:style-name="ro12" table:visibility="filter">
          <table:table-cell office:value-type="float" office:value="469" calcext:value-type="float">
            <text:p>469</text:p>
          </table:table-cell>
          <table:table-cell office:value-type="string" calcext:value-type="string">
            <text:p>У русні на сьогодні заплановані польоти МІГ31К</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60" table:visibility="filter">
          <table:table-cell office:value-type="float" office:value="470" calcext:value-type="float">
            <text:p>470</text:p>
          </table:table-cell>
          <table:table-cell office:value-type="string" calcext:value-type="string">
            <text:p>ЦЕ ПІДПАЛ - КУПУЄМ ТРАЛ! 😄🔥</text:p>
            <text:p/>
            <text:p>Не всі волонтери без роздумів хапають такі запити, але то точно не про нас з вами!</text:p>
            <text:p/>
            <text:p>ТРЕБА - ЗРОБИМО!</text:p>
            <text:p/>
            <text:p>Була фура, був бензовоз, був евакуатор, були лафети, машини, мотоцикли і ще купа техніки яка є важливою технічною складовою!</text:p>
            <text:p/>
            <text:p>Зараз для 3 ОШБр потрібен трал для важкої техніки - і ми з вами точно зможемо закрити цей запит краще та оперативніше ніж будь-хто! </text:p>
            <text:p/>
            <text:p>Минулий збір на 🍋 ми закрили менше ніж за місяць !!!!</text:p>
            <text:p/>
            <text:p>Зберемо, купимо, доставимо - аби лиш тільки хлопці мали успіхи на фронті та берегли себе! </text:p>
            <text:p>Вже не вперше - всі разом🫂</text:p>
            <text:p/>
            <text:p>Los Solomas, ми починаємо великий вересневмй збір! Донати до бою👊🏼!</text:p>
            <text:p/>
            <text:p>Банка: https://send.monobank.ua/jar/2ZzWRkPAu2</text:p>
            <text:p/>
            <text:p>Картка банки: 5375411208155056</text:p>
            <text:p/>
            <text:p>Приват24: 4149 4993 9669 4489</text:p>
            <text:p/>
            <text:p>PayPal : nikitinsergey7@gmail.com</text:p>
            <text:p/>
            <text:p>😈😈😈😈😈😈😈😈😈😈😈😈</text:p>
            <text:p>👊👊👊👊👊👊👊👊👊👊👊 👊</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8" table:visibility="filter">
          <table:table-cell office:value-type="float" office:value="471" calcext:value-type="float">
            <text:p>471</text:p>
          </table:table-cell>
          <table:table-cell office:value-type="string" calcext:value-type="string">
            <text:p>Одразу два киянина знайшли гранати посеред вулиць у Києві</text:p>
            <text:p/>
            <text:p>Перша подія сталася на вул. Академіка Білецького, де патрульних зупинив чоловік та вказав на гранату. </text:p>
            <text:p/>
            <text:p>Інша — на пр. Відрадному. Там громадянин побачив підозрілий предмет на звалищі.</text:p>
          </table:table-cell>
          <table:table-cell office:value-type="string" calcext:value-type="string">
            <text:p>['Києві', 'вул. Академіка Білецького']</text:p>
          </table:table-cell>
          <table:table-cell office:value-type="string" calcext:value-type="string">
            <text:p>uk</text:p>
          </table:table-cell>
          <table:table-cell table:number-columns-repeated="16380"/>
        </table:table-row>
        <table:table-row table:style-name="ro50" table:visibility="filter">
          <table:table-cell office:value-type="float" office:value="472" calcext:value-type="float">
            <text:p>472</text:p>
          </table:table-cell>
          <table:table-cell office:value-type="string" calcext:value-type="string">
            <text:p>Допомога на відновлення: п’ять громад Київщини отримають понад 200 млн гривень за умови співфінансування.</text:p>
            <text:p/>
            <text:p>🔄Кабінет міністрів України перерозподілив субвенцію в 1,7 млрд гривень на реалізацію проектів відновлення в регіонах. </text:p>
            <text:p/>
            <text:p>Це кошти Європейського інвестиційного банку, які уряд спрямовує в бюджети міських, сільських і селищних громад на деяких підконтрольних Україні територіях.</text:p>
            <text:p/>
            <text:p>✔️ Із них 218 млн гривень отримають п’ять громад Київської області – Бучанська, Броварська, Вишгородська, Гатненська та Ірпінська. </text:p>
            <text:p/>
            <text:p>⤴️При цьому, для кожної з громад, які отримають гроші на відновлення, встановлено обсяг співфінансування проектів з місцевого бюджету – щоб були задіяні не лише кошти західних партнерів.</text:p>
            <text:p/>
            <text:p>💲 Найбільшу субвенцію серед громад, що потрапили у розподіл грошей, отримає бюджет Бучанської міської громади, а найменшу – Ірпінської.</text:p>
          </table:table-cell>
          <table:table-cell office:value-type="string" calcext:value-type="string">
            <text:p>['Київщини', 'Україні', 'Київської області', 'Бучанська', 'Броварська', 'Вишгородська', 'Гатненська', 'Ірпінська']</text:p>
          </table:table-cell>
          <table:table-cell office:value-type="string" calcext:value-type="string">
            <text:p>uk</text:p>
          </table:table-cell>
          <table:table-cell table:number-columns-repeated="16380"/>
        </table:table-row>
        <table:table-row table:style-name="ro32" table:visibility="filter">
          <table:table-cell office:value-type="float" office:value="473" calcext:value-type="float">
            <text:p>473</text:p>
          </table:table-cell>
          <table:table-cell office:value-type="string" calcext:value-type="string">
            <text:p>Пророцтво Стругацьких: незвичайна бактерія Брати Стругацькі пророкували і наукові відкриття. У 2008 р. журнал Science повідомив про відкриття бактерії Candidatus Desulforeudis audaxviator ("Сміливий мандрівник у центрі Землі"), яка отримує енергію від розпаду радіоактивних елементів. У романі "Країна багряних хмар" (1959 р.) є епізод: 📕Юрковський бурмоче: — Слухай, Олексію… На випадок, якщо я таки не дійду… Про загадку Тахмасіба, про Червоне кільце… Я думаю… я певен… Це бактерії. Колонії бактерій. Але не наші бактерії. Інше життя… небілкове життя. Живуть за рахунок випромінювань. Поглинають</text:p>
            <text:p>радіоактивні випромінювання та живуть за рахунок їхньої енергії… Чуєш, Биков? Так-так, він чує. "Бактерії та випромінювання…"</text:p>
            <text:p/>
            <text:p/>
            <text:p/>
            <text:p>Підтримати нас можна і потрібно тут:</text:p>
            <text:p>❤️ Стати патроном на PATREON - https://otmb.link/blogp17 </text:p>
            <text:p>🫙 Банка ОФІСУ ТРАНСФОРМАЦІЇ МАКСИМА БАХМАТОВА - https://send.monobank.ua/jar/7JH9ZHWKJ6 </text:p>
            <text:p>🍩 Задонейтити з банківської картки - https://otmb.link/blogw17</text:p>
          </table:table-cell>
          <table:table-cell office:value-type="string" calcext:value-type="string">
            <text:p>['Землі']</text:p>
          </table:table-cell>
          <table:table-cell office:value-type="string" calcext:value-type="string">
            <text:p>uk</text:p>
          </table:table-cell>
          <table:table-cell table:number-columns-repeated="16380"/>
        </table:table-row>
        <table:table-row table:style-name="ro17" table:visibility="filter">
          <table:table-cell office:value-type="float" office:value="474" calcext:value-type="float">
            <text:p>474</text:p>
          </table:table-cell>
          <table:table-cell office:value-type="string" calcext:value-type="string">
            <text:p>Із 1 вересня УГКЦ і ПЦУ перейшли на новий церковний календар.</text:p>
            <text:p/>
            <text:p>Із 1 вересня Українська греко-католицька церква та Православна церква України перейшли на новий календар для нерухомих свят.</text:p>
            <text:p/>
            <text:p>⭐️ Відтепер Великдень та пов’язанні з ним свята святкуватимуть так, як і зараз. </text:p>
            <text:p/>
            <text:p>💫Натомість усі свята зі сталими датами відзначатимуть за новим календарем.</text:p>
          </table:table-cell>
          <table:table-cell office:value-type="string" calcext:value-type="string">
            <text:p>[]</text:p>
          </table:table-cell>
          <table:table-cell office:value-type="string" calcext:value-type="string">
            <text:p>uk</text:p>
          </table:table-cell>
          <table:table-cell table:number-columns-repeated="16380"/>
        </table:table-row>
        <table:table-row table:style-name="ro4" table:visibility="filter">
          <table:table-cell office:value-type="float" office:value="475" calcext:value-type="float">
            <text:p>475</text:p>
          </table:table-cell>
          <table:table-cell office:value-type="string" calcext:value-type="string">
            <text:p>🦇 У Києві з Дніпра виловили іноземця в масці Бетмена </text:p>
            <text:p/>
            <text:p>Свідок повідомив, що посеред ріки з останніх сил тримається на воді чоловік. </text:p>
            <text:p/>
            <text:p>«Бетмен» хотів переплисти Дніпро в масці супергероя, але течія виявилася йому не під силу.</text:p>
            <text:p/>
            <text:p>Читайте новину за посиланням</text:p>
          </table:table-cell>
          <table:table-cell office:value-type="string" calcext:value-type="string">
            <text:p>['Києві', 'Дніпра', 'Дніпро']</text:p>
          </table:table-cell>
          <table:table-cell office:value-type="string" calcext:value-type="string">
            <text:p>uk</text:p>
          </table:table-cell>
          <table:table-cell table:number-columns-repeated="16380"/>
        </table:table-row>
        <table:table-row table:style-name="ro6" table:visibility="filter">
          <table:table-cell office:value-type="float" office:value="476" calcext:value-type="float">
            <text:p>476</text:p>
          </table:table-cell>
          <table:table-cell office:value-type="string" calcext:value-type="string">
            <text:p>У Києві виявили парковку з машинами на мільйон доларів </text:p>
            <text:p/>
            <text:p>На стоянці – суперкари McLaren 720S, Lamborghini Gallardo і Huracan. Усі ці 3 екзотичні й неймовірно дорогі авто можуть розігнатись зі швидкість понад 300 км/год.</text:p>
            <text:p/>
            <text:p>Найдорожчий — McLaren 720S із тюнінгом вартістю близько півмільйона доларів. Близько 300 тис. доларів коштує Lamborghini Huracan Evo. А Lamborghini Gallardo можна купити за ціною 150-200 тис. доларів.</text:p>
            <text:p/>
            <text:p>Хуйовий Київ | Надіслати новину</text:p>
          </table:table-cell>
          <table:table-cell office:value-type="string" calcext:value-type="string">
            <text:p>['Києві']</text:p>
          </table:table-cell>
          <table:table-cell office:value-type="string" calcext:value-type="string">
            <text:p>uk</text:p>
          </table:table-cell>
          <table:table-cell table:number-columns-repeated="16380"/>
        </table:table-row>
        <table:table-row table:style-name="ro12" table:number-rows-repeated="1048097">
          <table:table-cell table:number-columns-repeated="16384"/>
        </table:table-row>
        <table:table-row table:style-name="ro12">
          <table:table-cell table:number-columns-repeated="16384"/>
        </table:table-row>
      </table:table>
      <table:named-expressions/>
      <table:database-ranges>
        <table:database-range table:name="__Anonymous_Sheet_DB__0" table:target-range-address="review_pred.D1:review_pred.D478" table:display-filter-buttons="true">
          <table:filter>
            <table:filter-and>
              <table:filter-condition table:value="ru" table:operator="=" table:field-number="0"/>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zxx" fo:country="none"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2T01:39:44.028815661</dc:date>
    <meta:editing-duration>PT4M48S</meta:editing-duration>
    <meta:editing-cycles>1</meta:editing-cycles>
    <meta:document-statistic meta:table-count="1" meta:cell-count="1912" meta:object-count="0"/>
    <meta:generator>LibreOffice/7.6.2.1$Linux_X86_64 LibreOffice_project/60$Build-1</meta:generator>
  </office:meta>
</office:document-meta>
</file>